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791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0.4854in"/>
    </style:style>
    <style:style style:name="co6" style:family="table-column">
      <style:table-column-properties fo:break-before="auto" style:column-width="0.861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1.1291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0.6035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1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7" table:default-cell-style-name="Default"/>
        <table:table-row table:style-name="ro1">
          <table:table-cell office:value-type="string">
            <text:p>BUREAU_DE_VOTE</text:p>
          </table:table-cell>
          <table:table-cell office:value-type="string">
            <text:p>IDBUREAU</text:p>
          </table:table-cell>
          <table:table-cell office:value-type="string">
            <text:p>INSCRITS</text:p>
          </table:table-cell>
          <table:table-cell office:value-type="string">
            <text:p>PROCURATIONS</text:p>
          </table:table-cell>
          <table:table-cell office:value-type="string">
            <text:p>VOTANTS</text:p>
          </table:table-cell>
          <table:table-cell office:value-type="string">
            <text:p>NULS</text:p>
          </table:table-cell>
          <table:table-cell office:value-type="string">
            <text:p>EXPRIMES</text:p>
          </table:table-cell>
          <table:table-cell office:value-type="string">
            <text:p>FOURAGE</text:p>
          </table:table-cell>
          <table:table-cell office:value-type="string">
            <text:p>COMBARNOUS</text:p>
          </table:table-cell>
          <table:table-cell office:value-type="string">
            <text:p>AYRAULT</text:p>
          </table:table-cell>
          <table:table-cell office:value-type="string">
            <text:p>BREUS</text:p>
          </table:table-cell>
          <table:table-cell office:value-type="string">
            <text:p>BLINEAU</text:p>
          </table:table-cell>
          <table:table-cell office:value-type="string">
            <text:p>JOZAN</text:p>
          </table:table-cell>
          <table:table-cell office:value-type="string">
            <text:p>DEFRANCE</text:p>
          </table:table-cell>
          <table:table-cell office:value-type="string">
            <text:p>FOURAGE_P</text:p>
          </table:table-cell>
          <table:table-cell office:value-type="string">
            <text:p>COMBARNOUS_P</text:p>
          </table:table-cell>
          <table:table-cell office:value-type="string">
            <text:p>AYRAULT_P</text:p>
          </table:table-cell>
          <table:table-cell office:value-type="string">
            <text:p>BREUS_P</text:p>
          </table:table-cell>
          <table:table-cell office:value-type="string">
            <text:p>BLINEAU_P</text:p>
          </table:table-cell>
          <table:table-cell office:value-type="string">
            <text:p>JOZAN_P</text:p>
          </table:table-cell>
          <table:table-cell office:value-type="string">
            <text:p>DEFRANCE_P</text:p>
          </table:table-cell>
        </table:table-row>
        <table:table-row table:style-name="ro2">
          <table:table-cell office:value-type="string">
            <text:p><text:s/>0101 - Bureau de vote 0101</text:p>
          </table:table-cell>
          <table:table-cell table:formula="of:=TRIM(LEFT([.A2]; 5))" office:value-type="string" office:string-value="0101">
            <text:p>0101</text:p>
          </table:table-cell>
          <table:table-cell office:value-type="float" office:value="1035">
            <text:p>1035</text:p>
          </table:table-cell>
          <table:table-cell office:value-type="float" office:value="16">
            <text:p>16</text:p>
          </table:table-cell>
          <table:table-cell office:value-type="float" office:value="426">
            <text:p>426</text:p>
          </table:table-cell>
          <table:table-cell office:value-type="float" office:value="8">
            <text:p>8</text:p>
          </table:table-cell>
          <table:table-cell office:value-type="float" office:value="418">
            <text:p>4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06">
            <text:p>206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34">
            <text:p>134</text:p>
          </table:table-cell>
          <table:table-cell office:value-type="float" office:value="6">
            <text:p>6</text:p>
          </table:table-cell>
          <table:table-cell table:formula="of:=[.H2]/[.$G2]*100" office:value-type="float" office:value="4.54545454545455">
            <text:p>4.5454545455</text:p>
          </table:table-cell>
          <table:table-cell table:formula="of:=[.I2]/[.$G2]*100" office:value-type="float" office:value="4.78468899521531">
            <text:p>4.7846889952</text:p>
          </table:table-cell>
          <table:table-cell table:formula="of:=[.J2]/[.$G2]*100" office:value-type="float" office:value="49.2822966507177">
            <text:p>49.2822966507</text:p>
          </table:table-cell>
          <table:table-cell table:formula="of:=[.K2]/[.$G2]*100" office:value-type="float" office:value="0.956937799043062">
            <text:p>0.956937799</text:p>
          </table:table-cell>
          <table:table-cell table:formula="of:=[.L2]/[.$G2]*100" office:value-type="float" office:value="6.9377990430622">
            <text:p>6.9377990431</text:p>
          </table:table-cell>
          <table:table-cell table:formula="of:=[.M2]/[.$G2]*100" office:value-type="float" office:value="32.0574162679426">
            <text:p>32.0574162679</text:p>
          </table:table-cell>
          <table:table-cell table:formula="of:=[.N2]/[.$G2]*100" office:value-type="float" office:value="1.43540669856459">
            <text:p>1.4354066986</text:p>
          </table:table-cell>
        </table:table-row>
        <table:table-row table:style-name="ro2">
          <table:table-cell office:value-type="string">
            <text:p><text:s/>0102 - Bureau de vote 0102</text:p>
          </table:table-cell>
          <table:table-cell table:formula="of:=TRIM(LEFT([.A3]; 5))" office:value-type="string" office:string-value="0102">
            <text:p>0102</text:p>
          </table:table-cell>
          <table:table-cell office:value-type="float" office:value="1270">
            <text:p>1270</text:p>
          </table:table-cell>
          <table:table-cell office:value-type="float" office:value="22">
            <text:p>22</text:p>
          </table:table-cell>
          <table:table-cell office:value-type="float" office:value="666">
            <text:p>666</text:p>
          </table:table-cell>
          <table:table-cell office:value-type="float" office:value="16">
            <text:p>16</text:p>
          </table:table-cell>
          <table:table-cell office:value-type="float" office:value="650">
            <text:p>650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321">
            <text:p>321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219">
            <text:p>219</text:p>
          </table:table-cell>
          <table:table-cell office:value-type="float" office:value="4">
            <text:p>4</text:p>
          </table:table-cell>
          <table:table-cell table:formula="of:=[.H3]/[.$G3]*100" office:value-type="float" office:value="4.30769230769231">
            <text:p>4.3076923077</text:p>
          </table:table-cell>
          <table:table-cell table:formula="of:=[.I3]/[.$G3]*100" office:value-type="float" office:value="2.61538461538462">
            <text:p>2.6153846154</text:p>
          </table:table-cell>
          <table:table-cell table:formula="of:=[.J3]/[.$G3]*100" office:value-type="float" office:value="49.3846153846154">
            <text:p>49.3846153846</text:p>
          </table:table-cell>
          <table:table-cell table:formula="of:=[.K3]/[.$G3]*100" office:value-type="float" office:value="0.769230769230769">
            <text:p>0.7692307692</text:p>
          </table:table-cell>
          <table:table-cell table:formula="of:=[.L3]/[.$G3]*100" office:value-type="float" office:value="8.61538461538462">
            <text:p>8.6153846154</text:p>
          </table:table-cell>
          <table:table-cell table:formula="of:=[.M3]/[.$G3]*100" office:value-type="float" office:value="33.6923076923077">
            <text:p>33.6923076923</text:p>
          </table:table-cell>
          <table:table-cell table:formula="of:=[.N3]/[.$G3]*100" office:value-type="float" office:value="0.615384615384615">
            <text:p>0.6153846154</text:p>
          </table:table-cell>
        </table:table-row>
        <table:table-row table:style-name="ro2">
          <table:table-cell office:value-type="string">
            <text:p><text:s/>0103 - Bureau de vote 0103</text:p>
          </table:table-cell>
          <table:table-cell table:formula="of:=TRIM(LEFT([.A4]; 5))" office:value-type="string" office:string-value="0103">
            <text:p>0103</text:p>
          </table:table-cell>
          <table:table-cell office:value-type="float" office:value="801">
            <text:p>801</text:p>
          </table:table-cell>
          <table:table-cell office:value-type="float" office:value="25">
            <text:p>25</text:p>
          </table:table-cell>
          <table:table-cell office:value-type="float" office:value="492">
            <text:p>492</text:p>
          </table:table-cell>
          <table:table-cell office:value-type="float" office:value="13">
            <text:p>13</text:p>
          </table:table-cell>
          <table:table-cell office:value-type="float" office:value="479">
            <text:p>479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table:formula="of:=[.H4]/[.$G4]*100" office:value-type="float" office:value="4.59290187891441">
            <text:p>4.5929018789</text:p>
          </table:table-cell>
          <table:table-cell table:formula="of:=[.I4]/[.$G4]*100" office:value-type="float" office:value="3.75782881002088">
            <text:p>3.75782881</text:p>
          </table:table-cell>
          <table:table-cell table:formula="of:=[.J4]/[.$G4]*100" office:value-type="float" office:value="45.0939457202505">
            <text:p>45.0939457203</text:p>
          </table:table-cell>
          <table:table-cell table:formula="of:=[.K4]/[.$G4]*100" office:value-type="float" office:value="0.208768267223382">
            <text:p>0.2087682672</text:p>
          </table:table-cell>
          <table:table-cell table:formula="of:=[.L4]/[.$G4]*100" office:value-type="float" office:value="8.55949895615866">
            <text:p>8.5594989562</text:p>
          </table:table-cell>
          <table:table-cell table:formula="of:=[.M4]/[.$G4]*100" office:value-type="float" office:value="36.5344467640919">
            <text:p>36.5344467641</text:p>
          </table:table-cell>
          <table:table-cell table:formula="of:=[.N4]/[.$G4]*100" office:value-type="float" office:value="1.25260960334029">
            <text:p>1.2526096033</text:p>
          </table:table-cell>
        </table:table-row>
        <table:table-row table:style-name="ro2">
          <table:table-cell office:value-type="string">
            <text:p><text:s/>0104 - Bureau de vote 0104</text:p>
          </table:table-cell>
          <table:table-cell table:formula="of:=TRIM(LEFT([.A5]; 5))" office:value-type="string" office:string-value="0104">
            <text:p>0104</text:p>
          </table:table-cell>
          <table:table-cell office:value-type="float" office:value="1094">
            <text:p>1094</text:p>
          </table:table-cell>
          <table:table-cell office:value-type="float" office:value="7">
            <text:p>7</text:p>
          </table:table-cell>
          <table:table-cell office:value-type="float" office:value="574">
            <text:p>574</text:p>
          </table:table-cell>
          <table:table-cell office:value-type="float" office:value="6">
            <text:p>6</text:p>
          </table:table-cell>
          <table:table-cell office:value-type="float" office:value="568">
            <text:p>568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313">
            <text:p>313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146">
            <text:p>146</text:p>
          </table:table-cell>
          <table:table-cell office:value-type="float" office:value="6">
            <text:p>6</text:p>
          </table:table-cell>
          <table:table-cell table:formula="of:=[.H5]/[.$G5]*100" office:value-type="float" office:value="6.51408450704225">
            <text:p>6.514084507</text:p>
          </table:table-cell>
          <table:table-cell table:formula="of:=[.I5]/[.$G5]*100" office:value-type="float" office:value="4.40140845070423">
            <text:p>4.4014084507</text:p>
          </table:table-cell>
          <table:table-cell table:formula="of:=[.J5]/[.$G5]*100" office:value-type="float" office:value="55.1056338028169">
            <text:p>55.1056338028</text:p>
          </table:table-cell>
          <table:table-cell table:formula="of:=[.K5]/[.$G5]*100" office:value-type="float" office:value="0.880281690140845">
            <text:p>0.8802816901</text:p>
          </table:table-cell>
          <table:table-cell table:formula="of:=[.L5]/[.$G5]*100" office:value-type="float" office:value="6.33802816901408">
            <text:p>6.338028169</text:p>
          </table:table-cell>
          <table:table-cell table:formula="of:=[.M5]/[.$G5]*100" office:value-type="float" office:value="25.7042253521127">
            <text:p>25.7042253521</text:p>
          </table:table-cell>
          <table:table-cell table:formula="of:=[.N5]/[.$G5]*100" office:value-type="float" office:value="1.05633802816901">
            <text:p>1.0563380282</text:p>
          </table:table-cell>
        </table:table-row>
        <table:table-row table:style-name="ro2">
          <table:table-cell office:value-type="string">
            <text:p><text:s/>0105 - Bureau de vote 0105</text:p>
          </table:table-cell>
          <table:table-cell table:formula="of:=TRIM(LEFT([.A6]; 5))" office:value-type="string" office:string-value="0105">
            <text:p>0105</text:p>
          </table:table-cell>
          <table:table-cell office:value-type="float" office:value="939">
            <text:p>939</text:p>
          </table:table-cell>
          <table:table-cell office:value-type="float" office:value="12">
            <text:p>12</text:p>
          </table:table-cell>
          <table:table-cell office:value-type="float" office:value="507">
            <text:p>507</text:p>
          </table:table-cell>
          <table:table-cell office:value-type="float" office:value="9">
            <text:p>9</text:p>
          </table:table-cell>
          <table:table-cell office:value-type="float" office:value="498">
            <text:p>498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231">
            <text:p>231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161">
            <text:p>161</text:p>
          </table:table-cell>
          <table:table-cell office:value-type="float" office:value="5">
            <text:p>5</text:p>
          </table:table-cell>
          <table:table-cell table:formula="of:=[.H6]/[.$G6]*100" office:value-type="float" office:value="5.82329317269076">
            <text:p>5.8232931727</text:p>
          </table:table-cell>
          <table:table-cell table:formula="of:=[.I6]/[.$G6]*100" office:value-type="float" office:value="4.61847389558233">
            <text:p>4.6184738956</text:p>
          </table:table-cell>
          <table:table-cell table:formula="of:=[.J6]/[.$G6]*100" office:value-type="float" office:value="46.3855421686747">
            <text:p>46.3855421687</text:p>
          </table:table-cell>
          <table:table-cell table:formula="of:=[.K6]/[.$G6]*100" office:value-type="float" office:value="0.803212851405622">
            <text:p>0.8032128514</text:p>
          </table:table-cell>
          <table:table-cell table:formula="of:=[.L6]/[.$G6]*100" office:value-type="float" office:value="9.03614457831325">
            <text:p>9.0361445783</text:p>
          </table:table-cell>
          <table:table-cell table:formula="of:=[.M6]/[.$G6]*100" office:value-type="float" office:value="32.3293172690763">
            <text:p>32.3293172691</text:p>
          </table:table-cell>
          <table:table-cell table:formula="of:=[.N6]/[.$G6]*100" office:value-type="float" office:value="1.00401606425703">
            <text:p>1.0040160643</text:p>
          </table:table-cell>
        </table:table-row>
        <table:table-row table:style-name="ro2">
          <table:table-cell office:value-type="string">
            <text:p><text:s/>0106 - Bureau de vote 0106</text:p>
          </table:table-cell>
          <table:table-cell table:formula="of:=TRIM(LEFT([.A7]; 5))" office:value-type="string" office:string-value="0106">
            <text:p>0106</text:p>
          </table:table-cell>
          <table:table-cell office:value-type="float" office:value="710">
            <text:p>710</text:p>
          </table:table-cell>
          <table:table-cell office:value-type="float" office:value="25">
            <text:p>25</text:p>
          </table:table-cell>
          <table:table-cell office:value-type="float" office:value="476">
            <text:p>476</text:p>
          </table:table-cell>
          <table:table-cell office:value-type="float" office:value="4">
            <text:p>4</text:p>
          </table:table-cell>
          <table:table-cell office:value-type="float" office:value="472">
            <text:p>472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212">
            <text:p>212</text:p>
          </table:table-cell>
          <table:table-cell office:value-type="float" office:value="3">
            <text:p>3</text:p>
          </table:table-cell>
          <table:table-cell table:formula="of:=[.H7]/[.$G7]*100" office:value-type="float" office:value="2.54237288135593">
            <text:p>2.5423728814</text:p>
          </table:table-cell>
          <table:table-cell table:formula="of:=[.I7]/[.$G7]*100" office:value-type="float" office:value="1.48305084745763">
            <text:p>1.4830508475</text:p>
          </table:table-cell>
          <table:table-cell table:formula="of:=[.J7]/[.$G7]*100" office:value-type="float" office:value="42.1610169491525">
            <text:p>42.1610169492</text:p>
          </table:table-cell>
          <table:table-cell table:formula="of:=[.K7]/[.$G7]*100" office:value-type="float" office:value="0.423728813559322">
            <text:p>0.4237288136</text:p>
          </table:table-cell>
          <table:table-cell table:formula="of:=[.L7]/[.$G7]*100" office:value-type="float" office:value="7.83898305084746">
            <text:p>7.8389830508</text:p>
          </table:table-cell>
          <table:table-cell table:formula="of:=[.M7]/[.$G7]*100" office:value-type="float" office:value="44.9152542372881">
            <text:p>44.9152542373</text:p>
          </table:table-cell>
          <table:table-cell table:formula="of:=[.N7]/[.$G7]*100" office:value-type="float" office:value="0.635593220338983">
            <text:p>0.6355932203</text:p>
          </table:table-cell>
        </table:table-row>
        <table:table-row table:style-name="ro2">
          <table:table-cell office:value-type="string">
            <text:p><text:s/>0107 - Bureau de vote 0107</text:p>
          </table:table-cell>
          <table:table-cell table:formula="of:=TRIM(LEFT([.A8]; 5))" office:value-type="string" office:string-value="0107">
            <text:p>0107</text:p>
          </table:table-cell>
          <table:table-cell office:value-type="float" office:value="760">
            <text:p>760</text:p>
          </table:table-cell>
          <table:table-cell office:value-type="float" office:value="16">
            <text:p>16</text:p>
          </table:table-cell>
          <table:table-cell office:value-type="float" office:value="466">
            <text:p>466</text:p>
          </table:table-cell>
          <table:table-cell office:value-type="float" office:value="9">
            <text:p>9</text:p>
          </table:table-cell>
          <table:table-cell office:value-type="float" office:value="457">
            <text:p>457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219">
            <text:p>219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59">
            <text:p>159</text:p>
          </table:table-cell>
          <table:table-cell office:value-type="float" office:value="6">
            <text:p>6</text:p>
          </table:table-cell>
          <table:table-cell table:formula="of:=[.H8]/[.$G8]*100" office:value-type="float" office:value="5.0328227571116">
            <text:p>5.0328227571</text:p>
          </table:table-cell>
          <table:table-cell table:formula="of:=[.I8]/[.$G8]*100" office:value-type="float" office:value="2.62582056892779">
            <text:p>2.6258205689</text:p>
          </table:table-cell>
          <table:table-cell table:formula="of:=[.J8]/[.$G8]*100" office:value-type="float" office:value="47.9212253829322">
            <text:p>47.9212253829</text:p>
          </table:table-cell>
          <table:table-cell table:formula="of:=[.K8]/[.$G8]*100" office:value-type="float" office:value="0.656455142231947">
            <text:p>0.6564551422</text:p>
          </table:table-cell>
          <table:table-cell table:formula="of:=[.L8]/[.$G8]*100" office:value-type="float" office:value="7.65864332603939">
            <text:p>7.658643326</text:p>
          </table:table-cell>
          <table:table-cell table:formula="of:=[.M8]/[.$G8]*100" office:value-type="float" office:value="34.7921225382932">
            <text:p>34.7921225383</text:p>
          </table:table-cell>
          <table:table-cell table:formula="of:=[.N8]/[.$G8]*100" office:value-type="float" office:value="1.3129102844639">
            <text:p>1.3129102845</text:p>
          </table:table-cell>
        </table:table-row>
        <table:table-row table:style-name="ro2">
          <table:table-cell office:value-type="string">
            <text:p><text:s/>0108 - Bureau de vote 0108</text:p>
          </table:table-cell>
          <table:table-cell table:formula="of:=TRIM(LEFT([.A9]; 5))" office:value-type="string" office:string-value="0108">
            <text:p>0108</text:p>
          </table:table-cell>
          <table:table-cell office:value-type="float" office:value="627">
            <text:p>627</text:p>
          </table:table-cell>
          <table:table-cell office:value-type="float" office:value="6">
            <text:p>6</text:p>
          </table:table-cell>
          <table:table-cell office:value-type="float" office:value="373">
            <text:p>373</text:p>
          </table:table-cell>
          <table:table-cell office:value-type="float" office:value="5">
            <text:p>5</text:p>
          </table:table-cell>
          <table:table-cell office:value-type="float" office:value="368">
            <text:p>368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table:formula="of:=[.H9]/[.$G9]*100" office:value-type="float" office:value="4.6195652173913">
            <text:p>4.6195652174</text:p>
          </table:table-cell>
          <table:table-cell table:formula="of:=[.I9]/[.$G9]*100" office:value-type="float" office:value="1.35869565217391">
            <text:p>1.3586956522</text:p>
          </table:table-cell>
          <table:table-cell table:formula="of:=[.J9]/[.$G9]*100" office:value-type="float" office:value="59.7826086956522">
            <text:p>59.7826086957</text:p>
          </table:table-cell>
          <table:table-cell table:formula="of:=[.K9]/[.$G9]*100" office:value-type="float" office:value="1.35869565217391">
            <text:p>1.3586956522</text:p>
          </table:table-cell>
          <table:table-cell table:formula="of:=[.L9]/[.$G9]*100" office:value-type="float" office:value="4.34782608695652">
            <text:p>4.347826087</text:p>
          </table:table-cell>
          <table:table-cell table:formula="of:=[.M9]/[.$G9]*100" office:value-type="float" office:value="27.9891304347826">
            <text:p>27.9891304348</text:p>
          </table:table-cell>
          <table:table-cell table:formula="of:=[.N9]/[.$G9]*100" office:value-type="float" office:value="0.543478260869565">
            <text:p>0.5434782609</text:p>
          </table:table-cell>
        </table:table-row>
        <table:table-row table:style-name="ro2">
          <table:table-cell office:value-type="string">
            <text:p><text:s/>0109 - Bureau de vote 0109</text:p>
          </table:table-cell>
          <table:table-cell table:formula="of:=TRIM(LEFT([.A10]; 5))" office:value-type="string" office:string-value="0109">
            <text:p>0109</text:p>
          </table:table-cell>
          <table:table-cell office:value-type="float" office:value="665">
            <text:p>665</text:p>
          </table:table-cell>
          <table:table-cell office:value-type="float" office:value="8">
            <text:p>8</text:p>
          </table:table-cell>
          <table:table-cell office:value-type="float" office:value="409">
            <text:p>409</text:p>
          </table:table-cell>
          <table:table-cell office:value-type="float" office:value="7">
            <text:p>7</text:p>
          </table:table-cell>
          <table:table-cell office:value-type="float" office:value="402">
            <text:p>402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04">
            <text:p>204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22">
            <text:p>122</text:p>
          </table:table-cell>
          <table:table-cell office:value-type="float" office:value="5">
            <text:p>5</text:p>
          </table:table-cell>
          <table:table-cell table:formula="of:=[.H10]/[.$G10]*100" office:value-type="float" office:value="4.72636815920398">
            <text:p>4.7263681592</text:p>
          </table:table-cell>
          <table:table-cell table:formula="of:=[.I10]/[.$G10]*100" office:value-type="float" office:value="1.24378109452736">
            <text:p>1.2437810945</text:p>
          </table:table-cell>
          <table:table-cell table:formula="of:=[.J10]/[.$G10]*100" office:value-type="float" office:value="50.7462686567164">
            <text:p>50.7462686567</text:p>
          </table:table-cell>
          <table:table-cell table:formula="of:=[.K10]/[.$G10]*100" office:value-type="float" office:value="0.746268656716418">
            <text:p>0.7462686567</text:p>
          </table:table-cell>
          <table:table-cell table:formula="of:=[.L10]/[.$G10]*100" office:value-type="float" office:value="10.9452736318408">
            <text:p>10.9452736318</text:p>
          </table:table-cell>
          <table:table-cell table:formula="of:=[.M10]/[.$G10]*100" office:value-type="float" office:value="30.3482587064677">
            <text:p>30.3482587065</text:p>
          </table:table-cell>
          <table:table-cell table:formula="of:=[.N10]/[.$G10]*100" office:value-type="float" office:value="1.24378109452736">
            <text:p>1.2437810945</text:p>
          </table:table-cell>
        </table:table-row>
        <table:table-row table:style-name="ro2">
          <table:table-cell office:value-type="string">
            <text:p><text:s/>0110 - Bureau de vote 0110</text:p>
          </table:table-cell>
          <table:table-cell table:formula="of:=TRIM(LEFT([.A11]; 5))" office:value-type="string" office:string-value="0110">
            <text:p>0110</text:p>
          </table:table-cell>
          <table:table-cell office:value-type="float" office:value="711">
            <text:p>711</text:p>
          </table:table-cell>
          <table:table-cell office:value-type="float" office:value="15">
            <text:p>15</text:p>
          </table:table-cell>
          <table:table-cell office:value-type="float" office:value="436">
            <text:p>436</text:p>
          </table:table-cell>
          <table:table-cell office:value-type="float" office:value="8">
            <text:p>8</text:p>
          </table:table-cell>
          <table:table-cell office:value-type="float" office:value="428">
            <text:p>428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formula="of:=[.H11]/[.$G11]*100" office:value-type="float" office:value="4.20560747663551">
            <text:p>4.2056074766</text:p>
          </table:table-cell>
          <table:table-cell table:formula="of:=[.I11]/[.$G11]*100" office:value-type="float" office:value="0.700934579439252">
            <text:p>0.7009345794</text:p>
          </table:table-cell>
          <table:table-cell table:formula="of:=[.J11]/[.$G11]*100" office:value-type="float" office:value="53.7383177570093">
            <text:p>53.738317757</text:p>
          </table:table-cell>
          <table:table-cell table:formula="of:=[.K11]/[.$G11]*100" office:value-type="float" office:value="1.4018691588785">
            <text:p>1.4018691589</text:p>
          </table:table-cell>
          <table:table-cell table:formula="of:=[.L11]/[.$G11]*100" office:value-type="float" office:value="7.00934579439252">
            <text:p>7.0093457944</text:p>
          </table:table-cell>
          <table:table-cell table:formula="of:=[.M11]/[.$G11]*100" office:value-type="float" office:value="32.7102803738318">
            <text:p>32.7102803738</text:p>
          </table:table-cell>
          <table:table-cell table:formula="of:=[.N11]/[.$G11]*100" office:value-type="float" office:value="0.233644859813084">
            <text:p>0.2336448598</text:p>
          </table:table-cell>
        </table:table-row>
        <table:table-row table:style-name="ro2">
          <table:table-cell office:value-type="string">
            <text:p><text:s/>0111 - Bureau de vote 0111</text:p>
          </table:table-cell>
          <table:table-cell table:formula="of:=TRIM(LEFT([.A12]; 5))" office:value-type="string" office:string-value="0111">
            <text:p>0111</text:p>
          </table:table-cell>
          <table:table-cell office:value-type="float" office:value="618">
            <text:p>618</text:p>
          </table:table-cell>
          <table:table-cell office:value-type="float" office:value="11">
            <text:p>11</text:p>
          </table:table-cell>
          <table:table-cell office:value-type="float" office:value="381">
            <text:p>381</text:p>
          </table:table-cell>
          <table:table-cell office:value-type="float" office:value="5">
            <text:p>5</text:p>
          </table:table-cell>
          <table:table-cell office:value-type="float" office:value="376">
            <text:p>37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table:formula="of:=[.H12]/[.$G12]*100" office:value-type="float" office:value="3.98936170212766">
            <text:p>3.9893617021</text:p>
          </table:table-cell>
          <table:table-cell table:formula="of:=[.I12]/[.$G12]*100" office:value-type="float" office:value="1.32978723404255">
            <text:p>1.329787234</text:p>
          </table:table-cell>
          <table:table-cell table:formula="of:=[.J12]/[.$G12]*100" office:value-type="float" office:value="44.6808510638298">
            <text:p>44.6808510638</text:p>
          </table:table-cell>
          <table:table-cell table:formula="of:=[.K12]/[.$G12]*100" office:value-type="float" office:value="0.531914893617021">
            <text:p>0.5319148936</text:p>
          </table:table-cell>
          <table:table-cell table:formula="of:=[.L12]/[.$G12]*100" office:value-type="float" office:value="5.58510638297872">
            <text:p>5.585106383</text:p>
          </table:table-cell>
          <table:table-cell table:formula="of:=[.M12]/[.$G12]*100" office:value-type="float" office:value="43.6170212765957">
            <text:p>43.6170212766</text:p>
          </table:table-cell>
          <table:table-cell table:formula="of:=[.N12]/[.$G12]*100" office:value-type="float" office:value="0.265957446808511">
            <text:p>0.2659574468</text:p>
          </table:table-cell>
        </table:table-row>
        <table:table-row table:style-name="ro2">
          <table:table-cell office:value-type="string">
            <text:p><text:s/>0112 - Bureau de vote 0112</text:p>
          </table:table-cell>
          <table:table-cell table:formula="of:=TRIM(LEFT([.A13]; 5))" office:value-type="string" office:string-value="0112">
            <text:p>0112</text:p>
          </table:table-cell>
          <table:table-cell office:value-type="float" office:value="842">
            <text:p>842</text:p>
          </table:table-cell>
          <table:table-cell office:value-type="float" office:value="12">
            <text:p>12</text:p>
          </table:table-cell>
          <table:table-cell office:value-type="float" office:value="532">
            <text:p>532</text:p>
          </table:table-cell>
          <table:table-cell office:value-type="float" office:value="9">
            <text:p>9</text:p>
          </table:table-cell>
          <table:table-cell office:value-type="float" office:value="523">
            <text:p>523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251">
            <text:p>251</text:p>
          </table:table-cell>
          <table:table-cell office:value-type="float" office:value="4">
            <text:p>4</text:p>
          </table:table-cell>
          <table:table-cell table:formula="of:=[.H13]/[.$G13]*100" office:value-type="float" office:value="2.67686424474187">
            <text:p>2.6768642447</text:p>
          </table:table-cell>
          <table:table-cell table:formula="of:=[.I13]/[.$G13]*100" office:value-type="float" office:value="1.33843212237094">
            <text:p>1.3384321224</text:p>
          </table:table-cell>
          <table:table-cell table:formula="of:=[.J13]/[.$G13]*100" office:value-type="float" office:value="37.2848948374761">
            <text:p>37.2848948375</text:p>
          </table:table-cell>
          <table:table-cell table:formula="of:=[.K13]/[.$G13]*100" office:value-type="float" office:value="0.573613766730402">
            <text:p>0.5736137667</text:p>
          </table:table-cell>
          <table:table-cell table:formula="of:=[.L13]/[.$G13]*100" office:value-type="float" office:value="9.36902485659656">
            <text:p>9.3690248566</text:p>
          </table:table-cell>
          <table:table-cell table:formula="of:=[.M13]/[.$G13]*100" office:value-type="float" office:value="47.9923518164436">
            <text:p>47.9923518164</text:p>
          </table:table-cell>
          <table:table-cell table:formula="of:=[.N13]/[.$G13]*100" office:value-type="float" office:value="0.764818355640535">
            <text:p>0.7648183556</text:p>
          </table:table-cell>
        </table:table-row>
        <table:table-row table:style-name="ro2">
          <table:table-cell office:value-type="string">
            <text:p><text:s/>0113 - Bureau de vote 0113</text:p>
          </table:table-cell>
          <table:table-cell table:formula="of:=TRIM(LEFT([.A14]; 5))" office:value-type="string" office:string-value="0113">
            <text:p>0113</text:p>
          </table:table-cell>
          <table:table-cell office:value-type="float" office:value="900">
            <text:p>900</text:p>
          </table:table-cell>
          <table:table-cell office:value-type="float" office:value="25">
            <text:p>25</text:p>
          </table:table-cell>
          <table:table-cell office:value-type="float" office:value="507">
            <text:p>507</text:p>
          </table:table-cell>
          <table:table-cell office:value-type="float" office:value="8">
            <text:p>8</text:p>
          </table:table-cell>
          <table:table-cell office:value-type="float" office:value="499">
            <text:p>49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74">
            <text:p>174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259">
            <text:p>259</text:p>
          </table:table-cell>
          <table:table-cell office:value-type="float" office:value="9">
            <text:p>9</text:p>
          </table:table-cell>
          <table:table-cell table:formula="of:=[.H14]/[.$G14]*100" office:value-type="float" office:value="2.20440881763527">
            <text:p>2.2044088176</text:p>
          </table:table-cell>
          <table:table-cell table:formula="of:=[.I14]/[.$G14]*100" office:value-type="float" office:value="2.00400801603206">
            <text:p>2.004008016</text:p>
          </table:table-cell>
          <table:table-cell table:formula="of:=[.J14]/[.$G14]*100" office:value-type="float" office:value="34.8697394789579">
            <text:p>34.869739479</text:p>
          </table:table-cell>
          <table:table-cell table:formula="of:=[.K14]/[.$G14]*100" office:value-type="float" office:value="1.00200400801603">
            <text:p>1.002004008</text:p>
          </table:table-cell>
          <table:table-cell table:formula="of:=[.L14]/[.$G14]*100" office:value-type="float" office:value="6.2124248496994">
            <text:p>6.2124248497</text:p>
          </table:table-cell>
          <table:table-cell table:formula="of:=[.M14]/[.$G14]*100" office:value-type="float" office:value="51.9038076152305">
            <text:p>51.9038076152</text:p>
          </table:table-cell>
          <table:table-cell table:formula="of:=[.N14]/[.$G14]*100" office:value-type="float" office:value="1.80360721442886">
            <text:p>1.8036072144</text:p>
          </table:table-cell>
        </table:table-row>
        <table:table-row table:style-name="ro2">
          <table:table-cell office:value-type="string">
            <text:p><text:s/>0114 - Bureau de vote 0114</text:p>
          </table:table-cell>
          <table:table-cell table:formula="of:=TRIM(LEFT([.A15]; 5))" office:value-type="string" office:string-value="0114">
            <text:p>0114</text:p>
          </table:table-cell>
          <table:table-cell office:value-type="float" office:value="666">
            <text:p>666</text:p>
          </table:table-cell>
          <table:table-cell office:value-type="float" office:value="16">
            <text:p>16</text:p>
          </table:table-cell>
          <table:table-cell office:value-type="float" office:value="387">
            <text:p>387</text:p>
          </table:table-cell>
          <table:table-cell office:value-type="float" office:value="6">
            <text:p>6</text:p>
          </table:table-cell>
          <table:table-cell office:value-type="float" office:value="381">
            <text:p>38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table:formula="of:=[.H15]/[.$G15]*100" office:value-type="float" office:value="3.41207349081365">
            <text:p>3.4120734908</text:p>
          </table:table-cell>
          <table:table-cell table:formula="of:=[.I15]/[.$G15]*100" office:value-type="float" office:value="1.5748031496063">
            <text:p>1.5748031496</text:p>
          </table:table-cell>
          <table:table-cell table:formula="of:=[.J15]/[.$G15]*100" office:value-type="float" office:value="41.2073490813648">
            <text:p>41.2073490814</text:p>
          </table:table-cell>
          <table:table-cell table:formula="of:=[.K15]/[.$G15]*100" office:value-type="float" office:value="0.5249343832021">
            <text:p>0.5249343832</text:p>
          </table:table-cell>
          <table:table-cell table:formula="of:=[.L15]/[.$G15]*100" office:value-type="float" office:value="10.2362204724409">
            <text:p>10.2362204724</text:p>
          </table:table-cell>
          <table:table-cell table:formula="of:=[.M15]/[.$G15]*100" office:value-type="float" office:value="42.5196850393701">
            <text:p>42.5196850394</text:p>
          </table:table-cell>
          <table:table-cell table:formula="of:=[.N15]/[.$G15]*100" office:value-type="float" office:value="0.5249343832021">
            <text:p>0.5249343832</text:p>
          </table:table-cell>
        </table:table-row>
        <table:table-row table:style-name="ro2">
          <table:table-cell office:value-type="string">
            <text:p><text:s/>0115 - Bureau de vote 0115</text:p>
          </table:table-cell>
          <table:table-cell table:formula="of:=TRIM(LEFT([.A16]; 5))" office:value-type="string" office:string-value="0115">
            <text:p>0115</text:p>
          </table:table-cell>
          <table:table-cell office:value-type="float" office:value="801">
            <text:p>801</text:p>
          </table:table-cell>
          <table:table-cell office:value-type="float" office:value="19">
            <text:p>19</text:p>
          </table:table-cell>
          <table:table-cell office:value-type="float" office:value="512">
            <text:p>512</text:p>
          </table:table-cell>
          <table:table-cell office:value-type="float" office:value="15">
            <text:p>15</text:p>
          </table:table-cell>
          <table:table-cell office:value-type="float" office:value="497">
            <text:p>49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9">
            <text:p>209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227">
            <text:p>227</text:p>
          </table:table-cell>
          <table:table-cell office:value-type="float" office:value="2">
            <text:p>2</text:p>
          </table:table-cell>
          <table:table-cell table:formula="of:=[.H16]/[.$G16]*100" office:value-type="float" office:value="2.61569416498994">
            <text:p>2.615694165</text:p>
          </table:table-cell>
          <table:table-cell table:formula="of:=[.I16]/[.$G16]*100" office:value-type="float" office:value="0.603621730382294">
            <text:p>0.6036217304</text:p>
          </table:table-cell>
          <table:table-cell table:formula="of:=[.J16]/[.$G16]*100" office:value-type="float" office:value="42.0523138832998">
            <text:p>42.0523138833</text:p>
          </table:table-cell>
          <table:table-cell table:formula="of:=[.K16]/[.$G16]*100" office:value-type="float" office:value="0.603621730382294">
            <text:p>0.6036217304</text:p>
          </table:table-cell>
          <table:table-cell table:formula="of:=[.L16]/[.$G16]*100" office:value-type="float" office:value="8.04828973843058">
            <text:p>8.0482897384</text:p>
          </table:table-cell>
          <table:table-cell table:formula="of:=[.M16]/[.$G16]*100" office:value-type="float" office:value="45.6740442655936">
            <text:p>45.6740442656</text:p>
          </table:table-cell>
          <table:table-cell table:formula="of:=[.N16]/[.$G16]*100" office:value-type="float" office:value="0.402414486921529">
            <text:p>0.4024144869</text:p>
          </table:table-cell>
        </table:table-row>
        <table:table-row table:style-name="ro2">
          <table:table-cell office:value-type="string">
            <text:p><text:s/>0116 - Bureau de vote 0116</text:p>
          </table:table-cell>
          <table:table-cell table:formula="of:=TRIM(LEFT([.A17]; 5))" office:value-type="string" office:string-value="0116">
            <text:p>0116</text:p>
          </table:table-cell>
          <table:table-cell office:value-type="float" office:value="843">
            <text:p>843</text:p>
          </table:table-cell>
          <table:table-cell office:value-type="float" office:value="11">
            <text:p>11</text:p>
          </table:table-cell>
          <table:table-cell office:value-type="float" office:value="479">
            <text:p>479</text:p>
          </table:table-cell>
          <table:table-cell office:value-type="float" office:value="8">
            <text:p>8</text:p>
          </table:table-cell>
          <table:table-cell office:value-type="float" office:value="471">
            <text:p>47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86">
            <text:p>186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213">
            <text:p>213</text:p>
          </table:table-cell>
          <table:table-cell office:value-type="float" office:value="3">
            <text:p>3</text:p>
          </table:table-cell>
          <table:table-cell table:formula="of:=[.H17]/[.$G17]*100" office:value-type="float" office:value="1.48619957537155">
            <text:p>1.4861995754</text:p>
          </table:table-cell>
          <table:table-cell table:formula="of:=[.I17]/[.$G17]*100" office:value-type="float" office:value="2.54777070063694">
            <text:p>2.5477707006</text:p>
          </table:table-cell>
          <table:table-cell table:formula="of:=[.J17]/[.$G17]*100" office:value-type="float" office:value="39.4904458598726">
            <text:p>39.4904458599</text:p>
          </table:table-cell>
          <table:table-cell table:formula="of:=[.K17]/[.$G17]*100" office:value-type="float" office:value="0.636942675159236">
            <text:p>0.6369426752</text:p>
          </table:table-cell>
          <table:table-cell table:formula="of:=[.L17]/[.$G17]*100" office:value-type="float" office:value="9.97876857749469">
            <text:p>9.9787685775</text:p>
          </table:table-cell>
          <table:table-cell table:formula="of:=[.M17]/[.$G17]*100" office:value-type="float" office:value="45.2229299363057">
            <text:p>45.2229299363</text:p>
          </table:table-cell>
          <table:table-cell table:formula="of:=[.N17]/[.$G17]*100" office:value-type="float" office:value="0.636942675159236">
            <text:p>0.6369426752</text:p>
          </table:table-cell>
        </table:table-row>
        <table:table-row table:style-name="ro2">
          <table:table-cell office:value-type="string">
            <text:p><text:s/>0117 - Bureau de vote 0117</text:p>
          </table:table-cell>
          <table:table-cell table:formula="of:=TRIM(LEFT([.A18]; 5))" office:value-type="string" office:string-value="0117">
            <text:p>0117</text:p>
          </table:table-cell>
          <table:table-cell office:value-type="float" office:value="878">
            <text:p>878</text:p>
          </table:table-cell>
          <table:table-cell office:value-type="float" office:value="13">
            <text:p>13</text:p>
          </table:table-cell>
          <table:table-cell office:value-type="float" office:value="536">
            <text:p>536</text:p>
          </table:table-cell>
          <table:table-cell office:value-type="float" office:value="14">
            <text:p>14</text:p>
          </table:table-cell>
          <table:table-cell office:value-type="float" office:value="522">
            <text:p>52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61">
            <text:p>26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96">
            <text:p>196</text:p>
          </table:table-cell>
          <table:table-cell office:value-type="float" office:value="5">
            <text:p>5</text:p>
          </table:table-cell>
          <table:table-cell table:formula="of:=[.H18]/[.$G18]*100" office:value-type="float" office:value="3.06513409961686">
            <text:p>3.0651340996</text:p>
          </table:table-cell>
          <table:table-cell table:formula="of:=[.I18]/[.$G18]*100" office:value-type="float" office:value="0.766283524904214">
            <text:p>0.7662835249</text:p>
          </table:table-cell>
          <table:table-cell table:formula="of:=[.J18]/[.$G18]*100" office:value-type="float" office:value="50">
            <text:p>50</text:p>
          </table:table-cell>
          <table:table-cell table:formula="of:=[.K18]/[.$G18]*100" office:value-type="float" office:value="0.957854406130268">
            <text:p>0.9578544061</text:p>
          </table:table-cell>
          <table:table-cell table:formula="of:=[.L18]/[.$G18]*100" office:value-type="float" office:value="6.70498084291188">
            <text:p>6.7049808429</text:p>
          </table:table-cell>
          <table:table-cell table:formula="of:=[.M18]/[.$G18]*100" office:value-type="float" office:value="37.5478927203065">
            <text:p>37.5478927203</text:p>
          </table:table-cell>
          <table:table-cell table:formula="of:=[.N18]/[.$G18]*100" office:value-type="float" office:value="0.957854406130268">
            <text:p>0.9578544061</text:p>
          </table:table-cell>
        </table:table-row>
        <table:table-row table:style-name="ro2">
          <table:table-cell office:value-type="string">
            <text:p><text:s/>0118 - Bureau de vote 0118</text:p>
          </table:table-cell>
          <table:table-cell table:formula="of:=TRIM(LEFT([.A19]; 5))" office:value-type="string" office:string-value="0118">
            <text:p>0118</text:p>
          </table:table-cell>
          <table:table-cell office:value-type="float" office:value="720">
            <text:p>720</text:p>
          </table:table-cell>
          <table:table-cell office:value-type="float" office:value="9">
            <text:p>9</text:p>
          </table:table-cell>
          <table:table-cell office:value-type="float" office:value="433">
            <text:p>433</text:p>
          </table:table-cell>
          <table:table-cell office:value-type="float" office:value="9">
            <text:p>9</text:p>
          </table:table-cell>
          <table:table-cell office:value-type="float" office:value="424">
            <text:p>42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28">
            <text:p>22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136">
            <text:p>136</text:p>
          </table:table-cell>
          <table:table-cell office:value-type="float" office:value="6">
            <text:p>6</text:p>
          </table:table-cell>
          <table:table-cell table:formula="of:=[.H19]/[.$G19]*100" office:value-type="float" office:value="3.30188679245283">
            <text:p>3.3018867925</text:p>
          </table:table-cell>
          <table:table-cell table:formula="of:=[.I19]/[.$G19]*100" office:value-type="float" office:value="2.83018867924528">
            <text:p>2.8301886792</text:p>
          </table:table-cell>
          <table:table-cell table:formula="of:=[.J19]/[.$G19]*100" office:value-type="float" office:value="53.7735849056604">
            <text:p>53.7735849057</text:p>
          </table:table-cell>
          <table:table-cell table:formula="of:=[.K19]/[.$G19]*100" office:value-type="float" office:value="1.41509433962264">
            <text:p>1.4150943396</text:p>
          </table:table-cell>
          <table:table-cell table:formula="of:=[.L19]/[.$G19]*100" office:value-type="float" office:value="5.18867924528302">
            <text:p>5.1886792453</text:p>
          </table:table-cell>
          <table:table-cell table:formula="of:=[.M19]/[.$G19]*100" office:value-type="float" office:value="32.0754716981132">
            <text:p>32.0754716981</text:p>
          </table:table-cell>
          <table:table-cell table:formula="of:=[.N19]/[.$G19]*100" office:value-type="float" office:value="1.41509433962264">
            <text:p>1.4150943396</text:p>
          </table:table-cell>
        </table:table-row>
        <table:table-row table:style-name="ro2">
          <table:table-cell office:value-type="string">
            <text:p><text:s/>0119 - Bureau de vote 0119</text:p>
          </table:table-cell>
          <table:table-cell table:formula="of:=TRIM(LEFT([.A20]; 5))" office:value-type="string" office:string-value="0119">
            <text:p>0119</text:p>
          </table:table-cell>
          <table:table-cell office:value-type="float" office:value="801">
            <text:p>801</text:p>
          </table:table-cell>
          <table:table-cell office:value-type="float" office:value="8">
            <text:p>8</text:p>
          </table:table-cell>
          <table:table-cell office:value-type="float" office:value="444">
            <text:p>444</text:p>
          </table:table-cell>
          <table:table-cell office:value-type="float" office:value="5">
            <text:p>5</text:p>
          </table:table-cell>
          <table:table-cell office:value-type="float" office:value="439">
            <text:p>439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223">
            <text:p>223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36">
            <text:p>136</text:p>
          </table:table-cell>
          <table:table-cell office:value-type="float" office:value="7">
            <text:p>7</text:p>
          </table:table-cell>
          <table:table-cell table:formula="of:=[.H20]/[.$G20]*100" office:value-type="float" office:value="3.41685649202733">
            <text:p>3.416856492</text:p>
          </table:table-cell>
          <table:table-cell table:formula="of:=[.I20]/[.$G20]*100" office:value-type="float" office:value="2.50569476082005">
            <text:p>2.5056947608</text:p>
          </table:table-cell>
          <table:table-cell table:formula="of:=[.J20]/[.$G20]*100" office:value-type="float" office:value="50.7972665148064">
            <text:p>50.7972665148</text:p>
          </table:table-cell>
          <table:table-cell table:formula="of:=[.K20]/[.$G20]*100" office:value-type="float" office:value="0.911161731207289">
            <text:p>0.9111617312</text:p>
          </table:table-cell>
          <table:table-cell table:formula="of:=[.L20]/[.$G20]*100" office:value-type="float" office:value="9.79498861047836">
            <text:p>9.7949886105</text:p>
          </table:table-cell>
          <table:table-cell table:formula="of:=[.M20]/[.$G20]*100" office:value-type="float" office:value="30.9794988610478">
            <text:p>30.979498861</text:p>
          </table:table-cell>
          <table:table-cell table:formula="of:=[.N20]/[.$G20]*100" office:value-type="float" office:value="1.59453302961276">
            <text:p>1.5945330296</text:p>
          </table:table-cell>
        </table:table-row>
        <table:table-row table:style-name="ro2">
          <table:table-cell office:value-type="string">
            <text:p><text:s/>0120 - Bureau de vote 0120</text:p>
          </table:table-cell>
          <table:table-cell table:formula="of:=TRIM(LEFT([.A21]; 5))" office:value-type="string" office:string-value="0120">
            <text:p>0120</text:p>
          </table:table-cell>
          <table:table-cell office:value-type="float" office:value="675">
            <text:p>675</text:p>
          </table:table-cell>
          <table:table-cell office:value-type="float" office:value="11">
            <text:p>11</text:p>
          </table:table-cell>
          <table:table-cell office:value-type="float" office:value="376">
            <text:p>376</text:p>
          </table:table-cell>
          <table:table-cell office:value-type="float" office:value="4">
            <text:p>4</text:p>
          </table:table-cell>
          <table:table-cell office:value-type="float" office:value="372">
            <text:p>372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3">
            <text:p>173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table:formula="of:=[.H21]/[.$G21]*100" office:value-type="float" office:value="3.2258064516129">
            <text:p>3.2258064516</text:p>
          </table:table-cell>
          <table:table-cell table:formula="of:=[.I21]/[.$G21]*100" office:value-type="float" office:value="1.34408602150538">
            <text:p>1.3440860215</text:p>
          </table:table-cell>
          <table:table-cell table:formula="of:=[.J21]/[.$G21]*100" office:value-type="float" office:value="46.505376344086">
            <text:p>46.5053763441</text:p>
          </table:table-cell>
          <table:table-cell table:formula="of:=[.K21]/[.$G21]*100" office:value-type="float" office:value="1.34408602150538">
            <text:p>1.3440860215</text:p>
          </table:table-cell>
          <table:table-cell table:formula="of:=[.L21]/[.$G21]*100" office:value-type="float" office:value="7.52688172043011">
            <text:p>7.5268817204</text:p>
          </table:table-cell>
          <table:table-cell table:formula="of:=[.M21]/[.$G21]*100" office:value-type="float" office:value="39.7849462365591">
            <text:p>39.7849462366</text:p>
          </table:table-cell>
          <table:table-cell table:formula="of:=[.N21]/[.$G21]*100" office:value-type="float" office:value="0.268817204301075">
            <text:p>0.2688172043</text:p>
          </table:table-cell>
        </table:table-row>
        <table:table-row table:style-name="ro2">
          <table:table-cell office:value-type="string">
            <text:p><text:s/>0121 - Bureau de vote 0121</text:p>
          </table:table-cell>
          <table:table-cell table:formula="of:=TRIM(LEFT([.A22]; 5))" office:value-type="string" office:string-value="0121">
            <text:p>0121</text:p>
          </table:table-cell>
          <table:table-cell office:value-type="float" office:value="1030">
            <text:p>1030</text:p>
          </table:table-cell>
          <table:table-cell office:value-type="float" office:value="18">
            <text:p>18</text:p>
          </table:table-cell>
          <table:table-cell office:value-type="float" office:value="628">
            <text:p>628</text:p>
          </table:table-cell>
          <table:table-cell office:value-type="float" office:value="12">
            <text:p>12</text:p>
          </table:table-cell>
          <table:table-cell office:value-type="float" office:value="616">
            <text:p>61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266">
            <text:p>266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268">
            <text:p>268</text:p>
          </table:table-cell>
          <table:table-cell office:value-type="float" office:value="9">
            <text:p>9</text:p>
          </table:table-cell>
          <table:table-cell table:formula="of:=[.H22]/[.$G22]*100" office:value-type="float" office:value="2.43506493506494">
            <text:p>2.4350649351</text:p>
          </table:table-cell>
          <table:table-cell table:formula="of:=[.I22]/[.$G22]*100" office:value-type="float" office:value="1.13636363636364">
            <text:p>1.1363636364</text:p>
          </table:table-cell>
          <table:table-cell table:formula="of:=[.J22]/[.$G22]*100" office:value-type="float" office:value="43.1818181818182">
            <text:p>43.1818181818</text:p>
          </table:table-cell>
          <table:table-cell table:formula="of:=[.K22]/[.$G22]*100" office:value-type="float" office:value="0.649350649350649">
            <text:p>0.6493506494</text:p>
          </table:table-cell>
          <table:table-cell table:formula="of:=[.L22]/[.$G22]*100" office:value-type="float" office:value="7.62987012987013">
            <text:p>7.6298701299</text:p>
          </table:table-cell>
          <table:table-cell table:formula="of:=[.M22]/[.$G22]*100" office:value-type="float" office:value="43.5064935064935">
            <text:p>43.5064935065</text:p>
          </table:table-cell>
          <table:table-cell table:formula="of:=[.N22]/[.$G22]*100" office:value-type="float" office:value="1.46103896103896">
            <text:p>1.461038961</text:p>
          </table:table-cell>
        </table:table-row>
        <table:table-row table:style-name="ro2">
          <table:table-cell office:value-type="string">
            <text:p><text:s/>0201 - Bureau de vote 0201</text:p>
          </table:table-cell>
          <table:table-cell table:formula="of:=TRIM(LEFT([.A23]; 5))" office:value-type="string" office:string-value="0201">
            <text:p>0201</text:p>
          </table:table-cell>
          <table:table-cell office:value-type="float" office:value="1091">
            <text:p>1091</text:p>
          </table:table-cell>
          <table:table-cell office:value-type="float" office:value="14">
            <text:p>14</text:p>
          </table:table-cell>
          <table:table-cell office:value-type="float" office:value="614">
            <text:p>614</text:p>
          </table:table-cell>
          <table:table-cell office:value-type="float" office:value="5">
            <text:p>5</text:p>
          </table:table-cell>
          <table:table-cell office:value-type="float" office:value="609">
            <text:p>609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276">
            <text:p>276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237">
            <text:p>237</text:p>
          </table:table-cell>
          <table:table-cell office:value-type="float" office:value="4">
            <text:p>4</text:p>
          </table:table-cell>
          <table:table-cell table:formula="of:=[.H23]/[.$G23]*100" office:value-type="float" office:value="4.43349753694581">
            <text:p>4.4334975369</text:p>
          </table:table-cell>
          <table:table-cell table:formula="of:=[.I23]/[.$G23]*100" office:value-type="float" office:value="1.47783251231527">
            <text:p>1.4778325123</text:p>
          </table:table-cell>
          <table:table-cell table:formula="of:=[.J23]/[.$G23]*100" office:value-type="float" office:value="45.320197044335">
            <text:p>45.3201970443</text:p>
          </table:table-cell>
          <table:table-cell table:formula="of:=[.K23]/[.$G23]*100" office:value-type="float" office:value="0.985221674876847">
            <text:p>0.9852216749</text:p>
          </table:table-cell>
          <table:table-cell table:formula="of:=[.L23]/[.$G23]*100" office:value-type="float" office:value="8.21018062397373">
            <text:p>8.210180624</text:p>
          </table:table-cell>
          <table:table-cell table:formula="of:=[.M23]/[.$G23]*100" office:value-type="float" office:value="38.9162561576355">
            <text:p>38.9162561576</text:p>
          </table:table-cell>
          <table:table-cell table:formula="of:=[.N23]/[.$G23]*100" office:value-type="float" office:value="0.656814449917898">
            <text:p>0.6568144499</text:p>
          </table:table-cell>
        </table:table-row>
        <table:table-row table:style-name="ro2">
          <table:table-cell office:value-type="string">
            <text:p><text:s/>0202 - Bureau de vote 0202</text:p>
          </table:table-cell>
          <table:table-cell table:formula="of:=TRIM(LEFT([.A24]; 5))" office:value-type="string" office:string-value="0202">
            <text:p>0202</text:p>
          </table:table-cell>
          <table:table-cell office:value-type="float" office:value="798">
            <text:p>798</text:p>
          </table:table-cell>
          <table:table-cell office:value-type="float" office:value="23">
            <text:p>23</text:p>
          </table:table-cell>
          <table:table-cell office:value-type="float" office:value="416">
            <text:p>416</text:p>
          </table:table-cell>
          <table:table-cell office:value-type="float" office:value="10">
            <text:p>10</text:p>
          </table:table-cell>
          <table:table-cell office:value-type="float" office:value="406">
            <text:p>406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85">
            <text:p>185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69">
            <text:p>169</text:p>
          </table:table-cell>
          <table:table-cell office:value-type="float" office:value="3">
            <text:p>3</text:p>
          </table:table-cell>
          <table:table-cell table:formula="of:=[.H24]/[.$G24]*100" office:value-type="float" office:value="2.95566502463054">
            <text:p>2.9556650246</text:p>
          </table:table-cell>
          <table:table-cell table:formula="of:=[.I24]/[.$G24]*100" office:value-type="float" office:value="4.1871921182266">
            <text:p>4.1871921182</text:p>
          </table:table-cell>
          <table:table-cell table:formula="of:=[.J24]/[.$G24]*100" office:value-type="float" office:value="45.5665024630542">
            <text:p>45.5665024631</text:p>
          </table:table-cell>
          <table:table-cell table:formula="of:=[.K24]/[.$G24]*100" office:value-type="float" office:value="0.985221674876847">
            <text:p>0.9852216749</text:p>
          </table:table-cell>
          <table:table-cell table:formula="of:=[.L24]/[.$G24]*100" office:value-type="float" office:value="3.94088669950739">
            <text:p>3.9408866995</text:p>
          </table:table-cell>
          <table:table-cell table:formula="of:=[.M24]/[.$G24]*100" office:value-type="float" office:value="41.6256157635468">
            <text:p>41.6256157635</text:p>
          </table:table-cell>
          <table:table-cell table:formula="of:=[.N24]/[.$G24]*100" office:value-type="float" office:value="0.738916256157635">
            <text:p>0.7389162562</text:p>
          </table:table-cell>
        </table:table-row>
        <table:table-row table:style-name="ro2">
          <table:table-cell office:value-type="string">
            <text:p><text:s/>0203 - Bureau de vote 0203</text:p>
          </table:table-cell>
          <table:table-cell table:formula="of:=TRIM(LEFT([.A25]; 5))" office:value-type="string" office:string-value="0203">
            <text:p>0203</text:p>
          </table:table-cell>
          <table:table-cell office:value-type="float" office:value="1201">
            <text:p>1201</text:p>
          </table:table-cell>
          <table:table-cell office:value-type="float" office:value="0">
            <text:p>0</text:p>
          </table:table-cell>
          <table:table-cell office:value-type="float" office:value="666">
            <text:p>666</text:p>
          </table:table-cell>
          <table:table-cell office:value-type="float" office:value="15">
            <text:p>15</text:p>
          </table:table-cell>
          <table:table-cell office:value-type="float" office:value="651">
            <text:p>651</text:p>
          </table:table-cell>
          <table:table-cell table:number-columns-repeated="2" office:value-type="float" office:value="30">
            <text:p>30</text:p>
          </table:table-cell>
          <table:table-cell office:value-type="float" office:value="324">
            <text:p>324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223">
            <text:p>223</text:p>
          </table:table-cell>
          <table:table-cell office:value-type="float" office:value="5">
            <text:p>5</text:p>
          </table:table-cell>
          <table:table-cell table:formula="of:=[.H25]/[.$G25]*100" office:value-type="float" office:value="4.60829493087558">
            <text:p>4.6082949309</text:p>
          </table:table-cell>
          <table:table-cell table:formula="of:=[.I25]/[.$G25]*100" office:value-type="float" office:value="4.60829493087558">
            <text:p>4.6082949309</text:p>
          </table:table-cell>
          <table:table-cell table:formula="of:=[.J25]/[.$G25]*100" office:value-type="float" office:value="49.7695852534562">
            <text:p>49.7695852535</text:p>
          </table:table-cell>
          <table:table-cell table:formula="of:=[.K25]/[.$G25]*100" office:value-type="float" office:value="1.22887864823349">
            <text:p>1.2288786482</text:p>
          </table:table-cell>
          <table:table-cell table:formula="of:=[.L25]/[.$G25]*100" office:value-type="float" office:value="4.76190476190476">
            <text:p>4.7619047619</text:p>
          </table:table-cell>
          <table:table-cell table:formula="of:=[.M25]/[.$G25]*100" office:value-type="float" office:value="34.2549923195084">
            <text:p>34.2549923195</text:p>
          </table:table-cell>
          <table:table-cell table:formula="of:=[.N25]/[.$G25]*100" office:value-type="float" office:value="0.768049155145929">
            <text:p>0.7680491551</text:p>
          </table:table-cell>
        </table:table-row>
        <table:table-row table:style-name="ro2">
          <table:table-cell office:value-type="string">
            <text:p><text:s/>0204 - Bureau de vote 0204</text:p>
          </table:table-cell>
          <table:table-cell table:formula="of:=TRIM(LEFT([.A26]; 5))" office:value-type="string" office:string-value="0204">
            <text:p>0204</text:p>
          </table:table-cell>
          <table:table-cell office:value-type="float" office:value="962">
            <text:p>962</text:p>
          </table:table-cell>
          <table:table-cell office:value-type="float" office:value="26">
            <text:p>26</text:p>
          </table:table-cell>
          <table:table-cell office:value-type="float" office:value="561">
            <text:p>561</text:p>
          </table:table-cell>
          <table:table-cell office:value-type="float" office:value="5">
            <text:p>5</text:p>
          </table:table-cell>
          <table:table-cell office:value-type="float" office:value="556">
            <text:p>556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67">
            <text:p>267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96">
            <text:p>196</text:p>
          </table:table-cell>
          <table:table-cell office:value-type="float" office:value="12">
            <text:p>12</text:p>
          </table:table-cell>
          <table:table-cell table:formula="of:=[.H26]/[.$G26]*100" office:value-type="float" office:value="3.9568345323741">
            <text:p>3.9568345324</text:p>
          </table:table-cell>
          <table:table-cell table:formula="of:=[.I26]/[.$G26]*100" office:value-type="float" office:value="4.13669064748201">
            <text:p>4.1366906475</text:p>
          </table:table-cell>
          <table:table-cell table:formula="of:=[.J26]/[.$G26]*100" office:value-type="float" office:value="48.021582733813">
            <text:p>48.0215827338</text:p>
          </table:table-cell>
          <table:table-cell table:formula="of:=[.K26]/[.$G26]*100" office:value-type="float" office:value="0.539568345323741">
            <text:p>0.5395683453</text:p>
          </table:table-cell>
          <table:table-cell table:formula="of:=[.L26]/[.$G26]*100" office:value-type="float" office:value="5.93525179856115">
            <text:p>5.9352517986</text:p>
          </table:table-cell>
          <table:table-cell table:formula="of:=[.M26]/[.$G26]*100" office:value-type="float" office:value="35.2517985611511">
            <text:p>35.2517985612</text:p>
          </table:table-cell>
          <table:table-cell table:formula="of:=[.N26]/[.$G26]*100" office:value-type="float" office:value="2.15827338129496">
            <text:p>2.1582733813</text:p>
          </table:table-cell>
        </table:table-row>
        <table:table-row table:style-name="ro2">
          <table:table-cell office:value-type="string">
            <text:p><text:s/>0205 - Bureau de vote 0205</text:p>
          </table:table-cell>
          <table:table-cell table:formula="of:=TRIM(LEFT([.A27]; 5))" office:value-type="string" office:string-value="0205">
            <text:p>0205</text:p>
          </table:table-cell>
          <table:table-cell office:value-type="float" office:value="1094">
            <text:p>1094</text:p>
          </table:table-cell>
          <table:table-cell office:value-type="float" office:value="19">
            <text:p>19</text:p>
          </table:table-cell>
          <table:table-cell office:value-type="float" office:value="613">
            <text:p>613</text:p>
          </table:table-cell>
          <table:table-cell office:value-type="float" office:value="18">
            <text:p>18</text:p>
          </table:table-cell>
          <table:table-cell office:value-type="float" office:value="595">
            <text:p>595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59">
            <text:p>259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230">
            <text:p>230</text:p>
          </table:table-cell>
          <table:table-cell office:value-type="float" office:value="8">
            <text:p>8</text:p>
          </table:table-cell>
          <table:table-cell table:formula="of:=[.H27]/[.$G27]*100" office:value-type="float" office:value="3.02521008403361">
            <text:p>3.025210084</text:p>
          </table:table-cell>
          <table:table-cell table:formula="of:=[.I27]/[.$G27]*100" office:value-type="float" office:value="3.69747899159664">
            <text:p>3.6974789916</text:p>
          </table:table-cell>
          <table:table-cell table:formula="of:=[.J27]/[.$G27]*100" office:value-type="float" office:value="43.5294117647059">
            <text:p>43.5294117647</text:p>
          </table:table-cell>
          <table:table-cell table:formula="of:=[.K27]/[.$G27]*100" office:value-type="float" office:value="0.672268907563025">
            <text:p>0.6722689076</text:p>
          </table:table-cell>
          <table:table-cell table:formula="of:=[.L27]/[.$G27]*100" office:value-type="float" office:value="9.07563025210084">
            <text:p>9.0756302521</text:p>
          </table:table-cell>
          <table:table-cell table:formula="of:=[.M27]/[.$G27]*100" office:value-type="float" office:value="38.655462184874">
            <text:p>38.6554621849</text:p>
          </table:table-cell>
          <table:table-cell table:formula="of:=[.N27]/[.$G27]*100" office:value-type="float" office:value="1.34453781512605">
            <text:p>1.3445378151</text:p>
          </table:table-cell>
        </table:table-row>
        <table:table-row table:style-name="ro2">
          <table:table-cell office:value-type="string">
            <text:p><text:s/>0206 - Bureau de vote 0206</text:p>
          </table:table-cell>
          <table:table-cell table:formula="of:=TRIM(LEFT([.A28]; 5))" office:value-type="string" office:string-value="0206">
            <text:p>0206</text:p>
          </table:table-cell>
          <table:table-cell office:value-type="float" office:value="838">
            <text:p>838</text:p>
          </table:table-cell>
          <table:table-cell office:value-type="float" office:value="14">
            <text:p>14</text:p>
          </table:table-cell>
          <table:table-cell office:value-type="float" office:value="478">
            <text:p>478</text:p>
          </table:table-cell>
          <table:table-cell office:value-type="float" office:value="7">
            <text:p>7</text:p>
          </table:table-cell>
          <table:table-cell office:value-type="float" office:value="471">
            <text:p>471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66">
            <text:p>166</text:p>
          </table:table-cell>
          <table:table-cell office:value-type="float" office:value="7">
            <text:p>7</text:p>
          </table:table-cell>
          <table:table-cell table:formula="of:=[.H28]/[.$G28]*100" office:value-type="float" office:value="4.03397027600849">
            <text:p>4.033970276</text:p>
          </table:table-cell>
          <table:table-cell table:formula="of:=[.I28]/[.$G28]*100" office:value-type="float" office:value="5.73248407643312">
            <text:p>5.7324840764</text:p>
          </table:table-cell>
          <table:table-cell table:formula="of:=[.J28]/[.$G28]*100" office:value-type="float" office:value="46.7091295116773">
            <text:p>46.7091295117</text:p>
          </table:table-cell>
          <table:table-cell table:formula="of:=[.K28]/[.$G28]*100" office:value-type="float" office:value="0.212314225053079">
            <text:p>0.2123142251</text:p>
          </table:table-cell>
          <table:table-cell table:formula="of:=[.L28]/[.$G28]*100" office:value-type="float" office:value="6.58174097664544">
            <text:p>6.5817409766</text:p>
          </table:table-cell>
          <table:table-cell table:formula="of:=[.M28]/[.$G28]*100" office:value-type="float" office:value="35.244161358811">
            <text:p>35.2441613588</text:p>
          </table:table-cell>
          <table:table-cell table:formula="of:=[.N28]/[.$G28]*100" office:value-type="float" office:value="1.48619957537155">
            <text:p>1.4861995754</text:p>
          </table:table-cell>
        </table:table-row>
        <table:table-row table:style-name="ro2">
          <table:table-cell office:value-type="string">
            <text:p><text:s/>0207 - Bureau de vote 0207</text:p>
          </table:table-cell>
          <table:table-cell table:formula="of:=TRIM(LEFT([.A29]; 5))" office:value-type="string" office:string-value="0207">
            <text:p>0207</text:p>
          </table:table-cell>
          <table:table-cell office:value-type="float" office:value="867">
            <text:p>867</text:p>
          </table:table-cell>
          <table:table-cell office:value-type="float" office:value="30">
            <text:p>30</text:p>
          </table:table-cell>
          <table:table-cell office:value-type="float" office:value="511">
            <text:p>511</text:p>
          </table:table-cell>
          <table:table-cell office:value-type="float" office:value="10">
            <text:p>10</text:p>
          </table:table-cell>
          <table:table-cell office:value-type="float" office:value="501">
            <text:p>50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42">
            <text:p>242</text:p>
          </table:table-cell>
          <table:table-cell office:value-type="float" office:value="5">
            <text:p>5</text:p>
          </table:table-cell>
          <table:table-cell table:formula="of:=[.H29]/[.$G29]*100" office:value-type="float" office:value="3.59281437125748">
            <text:p>3.5928143713</text:p>
          </table:table-cell>
          <table:table-cell table:formula="of:=[.I29]/[.$G29]*100" office:value-type="float" office:value="0.798403193612774">
            <text:p>0.7984031936</text:p>
          </table:table-cell>
          <table:table-cell table:formula="of:=[.J29]/[.$G29]*100" office:value-type="float" office:value="40.9181636726547">
            <text:p>40.9181636727</text:p>
          </table:table-cell>
          <table:table-cell table:formula="of:=[.K29]/[.$G29]*100" office:value-type="float" office:value="0.399201596806387">
            <text:p>0.3992015968</text:p>
          </table:table-cell>
          <table:table-cell table:formula="of:=[.L29]/[.$G29]*100" office:value-type="float" office:value="4.99001996007984">
            <text:p>4.9900199601</text:p>
          </table:table-cell>
          <table:table-cell table:formula="of:=[.M29]/[.$G29]*100" office:value-type="float" office:value="48.3033932135729">
            <text:p>48.3033932136</text:p>
          </table:table-cell>
          <table:table-cell table:formula="of:=[.N29]/[.$G29]*100" office:value-type="float" office:value="0.998003992015968">
            <text:p>0.998003992</text:p>
          </table:table-cell>
        </table:table-row>
        <table:table-row table:style-name="ro2">
          <table:table-cell office:value-type="string">
            <text:p><text:s/>0208 - Bureau de vote 0208</text:p>
          </table:table-cell>
          <table:table-cell table:formula="of:=TRIM(LEFT([.A30]; 5))" office:value-type="string" office:string-value="0208">
            <text:p>0208</text:p>
          </table:table-cell>
          <table:table-cell office:value-type="float" office:value="768">
            <text:p>768</text:p>
          </table:table-cell>
          <table:table-cell office:value-type="float" office:value="23">
            <text:p>23</text:p>
          </table:table-cell>
          <table:table-cell office:value-type="float" office:value="447">
            <text:p>447</text:p>
          </table:table-cell>
          <table:table-cell office:value-type="float" office:value="4">
            <text:p>4</text:p>
          </table:table-cell>
          <table:table-cell office:value-type="float" office:value="443">
            <text:p>443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table:formula="of:=[.H30]/[.$G30]*100" office:value-type="float" office:value="3.83747178329571">
            <text:p>3.8374717833</text:p>
          </table:table-cell>
          <table:table-cell table:formula="of:=[.I30]/[.$G30]*100" office:value-type="float" office:value="2.93453724604966">
            <text:p>2.934537246</text:p>
          </table:table-cell>
          <table:table-cell table:formula="of:=[.J30]/[.$G30]*100" office:value-type="float" office:value="43.7923250564334">
            <text:p>43.7923250564</text:p>
          </table:table-cell>
          <table:table-cell table:formula="of:=[.K30]/[.$G30]*100" office:value-type="float" office:value="0.677200902934537">
            <text:p>0.6772009029</text:p>
          </table:table-cell>
          <table:table-cell table:formula="of:=[.L30]/[.$G30]*100" office:value-type="float" office:value="7.67494356659142">
            <text:p>7.6749435666</text:p>
          </table:table-cell>
          <table:table-cell table:formula="of:=[.M30]/[.$G30]*100" office:value-type="float" office:value="40.6320541760722">
            <text:p>40.6320541761</text:p>
          </table:table-cell>
          <table:table-cell table:formula="of:=[.N30]/[.$G30]*100" office:value-type="float" office:value="0.451467268623025">
            <text:p>0.4514672686</text:p>
          </table:table-cell>
        </table:table-row>
        <table:table-row table:style-name="ro2">
          <table:table-cell office:value-type="string">
            <text:p><text:s/>0209 - Bureau de vote 0209</text:p>
          </table:table-cell>
          <table:table-cell table:formula="of:=TRIM(LEFT([.A31]; 5))" office:value-type="string" office:string-value="0209">
            <text:p>0209</text:p>
          </table:table-cell>
          <table:table-cell office:value-type="float" office:value="751">
            <text:p>751</text:p>
          </table:table-cell>
          <table:table-cell office:value-type="float" office:value="14">
            <text:p>14</text:p>
          </table:table-cell>
          <table:table-cell office:value-type="float" office:value="493">
            <text:p>493</text:p>
          </table:table-cell>
          <table:table-cell office:value-type="float" office:value="4">
            <text:p>4</text:p>
          </table:table-cell>
          <table:table-cell office:value-type="float" office:value="489">
            <text:p>48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48">
            <text:p>248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169">
            <text:p>169</text:p>
          </table:table-cell>
          <table:table-cell office:value-type="float" office:value="7">
            <text:p>7</text:p>
          </table:table-cell>
          <table:table-cell table:formula="of:=[.H31]/[.$G31]*100" office:value-type="float" office:value="2.86298568507157">
            <text:p>2.8629856851</text:p>
          </table:table-cell>
          <table:table-cell table:formula="of:=[.I31]/[.$G31]*100" office:value-type="float" office:value="2.04498977505112">
            <text:p>2.0449897751</text:p>
          </table:table-cell>
          <table:table-cell table:formula="of:=[.J31]/[.$G31]*100" office:value-type="float" office:value="50.7157464212679">
            <text:p>50.7157464213</text:p>
          </table:table-cell>
          <table:table-cell table:formula="of:=[.K31]/[.$G31]*100" office:value-type="float" office:value="0.613496932515337">
            <text:p>0.6134969325</text:p>
          </table:table-cell>
          <table:table-cell table:formula="of:=[.L31]/[.$G31]*100" office:value-type="float" office:value="7.77096114519427">
            <text:p>7.7709611452</text:p>
          </table:table-cell>
          <table:table-cell table:formula="of:=[.M31]/[.$G31]*100" office:value-type="float" office:value="34.560327198364">
            <text:p>34.5603271984</text:p>
          </table:table-cell>
          <table:table-cell table:formula="of:=[.N31]/[.$G31]*100" office:value-type="float" office:value="1.43149284253579">
            <text:p>1.4314928425</text:p>
          </table:table-cell>
        </table:table-row>
        <table:table-row table:style-name="ro2">
          <table:table-cell office:value-type="string">
            <text:p><text:s/>0210 - Bureau de vote 0210</text:p>
          </table:table-cell>
          <table:table-cell table:formula="of:=TRIM(LEFT([.A32]; 5))" office:value-type="string" office:string-value="0210">
            <text:p>0210</text:p>
          </table:table-cell>
          <table:table-cell office:value-type="float" office:value="767">
            <text:p>767</text:p>
          </table:table-cell>
          <table:table-cell office:value-type="float" office:value="11">
            <text:p>11</text:p>
          </table:table-cell>
          <table:table-cell office:value-type="float" office:value="438">
            <text:p>438</text:p>
          </table:table-cell>
          <table:table-cell office:value-type="float" office:value="5">
            <text:p>5</text:p>
          </table:table-cell>
          <table:table-cell office:value-type="float" office:value="433">
            <text:p>43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154">
            <text:p>154</text:p>
          </table:table-cell>
          <table:table-cell office:value-type="float" office:value="6">
            <text:p>6</text:p>
          </table:table-cell>
          <table:table-cell table:formula="of:=[.H32]/[.$G32]*100" office:value-type="float" office:value="1.84757505773672">
            <text:p>1.8475750577</text:p>
          </table:table-cell>
          <table:table-cell table:formula="of:=[.I32]/[.$G32]*100" office:value-type="float" office:value="1.38568129330254">
            <text:p>1.3856812933</text:p>
          </table:table-cell>
          <table:table-cell table:formula="of:=[.J32]/[.$G32]*100" office:value-type="float" office:value="51.270207852194">
            <text:p>51.2702078522</text:p>
          </table:table-cell>
          <table:table-cell table:formula="of:=[.K32]/[.$G32]*100" office:value-type="float" office:value="0">
            <text:p>0</text:p>
          </table:table-cell>
          <table:table-cell table:formula="of:=[.L32]/[.$G32]*100" office:value-type="float" office:value="8.54503464203233">
            <text:p>8.545034642</text:p>
          </table:table-cell>
          <table:table-cell table:formula="of:=[.M32]/[.$G32]*100" office:value-type="float" office:value="35.5658198614319">
            <text:p>35.5658198614</text:p>
          </table:table-cell>
          <table:table-cell table:formula="of:=[.N32]/[.$G32]*100" office:value-type="float" office:value="1.38568129330254">
            <text:p>1.3856812933</text:p>
          </table:table-cell>
        </table:table-row>
        <table:table-row table:style-name="ro2">
          <table:table-cell office:value-type="string">
            <text:p><text:s/>0211 - Bureau de vote 0211</text:p>
          </table:table-cell>
          <table:table-cell table:formula="of:=TRIM(LEFT([.A33]; 5))" office:value-type="string" office:string-value="0211">
            <text:p>0211</text:p>
          </table:table-cell>
          <table:table-cell office:value-type="float" office:value="804">
            <text:p>804</text:p>
          </table:table-cell>
          <table:table-cell office:value-type="float" office:value="17">
            <text:p>17</text:p>
          </table:table-cell>
          <table:table-cell office:value-type="float" office:value="407">
            <text:p>407</text:p>
          </table:table-cell>
          <table:table-cell office:value-type="float" office:value="15">
            <text:p>15</text:p>
          </table:table-cell>
          <table:table-cell office:value-type="float" office:value="392">
            <text:p>392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44">
            <text:p>14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89">
            <text:p>189</text:p>
          </table:table-cell>
          <table:table-cell office:value-type="float" office:value="5">
            <text:p>5</text:p>
          </table:table-cell>
          <table:table-cell table:formula="of:=[.H33]/[.$G33]*100" office:value-type="float" office:value="4.33673469387755">
            <text:p>4.3367346939</text:p>
          </table:table-cell>
          <table:table-cell table:formula="of:=[.I33]/[.$G33]*100" office:value-type="float" office:value="2.29591836734694">
            <text:p>2.2959183673</text:p>
          </table:table-cell>
          <table:table-cell table:formula="of:=[.J33]/[.$G33]*100" office:value-type="float" office:value="36.734693877551">
            <text:p>36.7346938776</text:p>
          </table:table-cell>
          <table:table-cell table:formula="of:=[.K33]/[.$G33]*100" office:value-type="float" office:value="0.76530612244898">
            <text:p>0.7653061224</text:p>
          </table:table-cell>
          <table:table-cell table:formula="of:=[.L33]/[.$G33]*100" office:value-type="float" office:value="6.37755102040816">
            <text:p>6.3775510204</text:p>
          </table:table-cell>
          <table:table-cell table:formula="of:=[.M33]/[.$G33]*100" office:value-type="float" office:value="48.2142857142857">
            <text:p>48.2142857143</text:p>
          </table:table-cell>
          <table:table-cell table:formula="of:=[.N33]/[.$G33]*100" office:value-type="float" office:value="1.27551020408163">
            <text:p>1.2755102041</text:p>
          </table:table-cell>
        </table:table-row>
        <table:table-row table:style-name="ro2">
          <table:table-cell office:value-type="string">
            <text:p><text:s/>0212 - Bureau de vote 0212</text:p>
          </table:table-cell>
          <table:table-cell table:formula="of:=TRIM(LEFT([.A34]; 5))" office:value-type="string" office:string-value="0212">
            <text:p>0212</text:p>
          </table:table-cell>
          <table:table-cell office:value-type="float" office:value="888">
            <text:p>888</text:p>
          </table:table-cell>
          <table:table-cell office:value-type="float" office:value="21">
            <text:p>21</text:p>
          </table:table-cell>
          <table:table-cell office:value-type="float" office:value="502">
            <text:p>502</text:p>
          </table:table-cell>
          <table:table-cell office:value-type="float" office:value="9">
            <text:p>9</text:p>
          </table:table-cell>
          <table:table-cell office:value-type="float" office:value="493">
            <text:p>49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16">
            <text:p>216</text:p>
          </table:table-cell>
          <table:table-cell office:value-type="float" office:value="3">
            <text:p>3</text:p>
          </table:table-cell>
          <table:table-cell table:formula="of:=[.H34]/[.$G34]*100" office:value-type="float" office:value="1.21703853955375">
            <text:p>1.2170385396</text:p>
          </table:table-cell>
          <table:table-cell table:formula="of:=[.I34]/[.$G34]*100" office:value-type="float" office:value="0.811359026369168">
            <text:p>0.8113590264</text:p>
          </table:table-cell>
          <table:table-cell table:formula="of:=[.J34]/[.$G34]*100" office:value-type="float" office:value="43.2048681541582">
            <text:p>43.2048681542</text:p>
          </table:table-cell>
          <table:table-cell table:formula="of:=[.K34]/[.$G34]*100" office:value-type="float" office:value="0.202839756592292">
            <text:p>0.2028397566</text:p>
          </table:table-cell>
          <table:table-cell table:formula="of:=[.L34]/[.$G34]*100" office:value-type="float" office:value="10.1419878296146">
            <text:p>10.1419878296</text:p>
          </table:table-cell>
          <table:table-cell table:formula="of:=[.M34]/[.$G34]*100" office:value-type="float" office:value="43.8133874239351">
            <text:p>43.8133874239</text:p>
          </table:table-cell>
          <table:table-cell table:formula="of:=[.N34]/[.$G34]*100" office:value-type="float" office:value="0.608519269776876">
            <text:p>0.6085192698</text:p>
          </table:table-cell>
        </table:table-row>
        <table:table-row table:style-name="ro2">
          <table:table-cell office:value-type="string">
            <text:p><text:s/>0213 - Bureau de vote 0213</text:p>
          </table:table-cell>
          <table:table-cell table:formula="of:=TRIM(LEFT([.A35]; 5))" office:value-type="string" office:string-value="0213">
            <text:p>0213</text:p>
          </table:table-cell>
          <table:table-cell office:value-type="float" office:value="764">
            <text:p>764</text:p>
          </table:table-cell>
          <table:table-cell office:value-type="float" office:value="9">
            <text:p>9</text:p>
          </table:table-cell>
          <table:table-cell office:value-type="float" office:value="484">
            <text:p>484</text:p>
          </table:table-cell>
          <table:table-cell office:value-type="float" office:value="8">
            <text:p>8</text:p>
          </table:table-cell>
          <table:table-cell office:value-type="float" office:value="476">
            <text:p>47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61">
            <text:p>261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53">
            <text:p>153</text:p>
          </table:table-cell>
          <table:table-cell office:value-type="float" office:value="5">
            <text:p>5</text:p>
          </table:table-cell>
          <table:table-cell table:formula="of:=[.H35]/[.$G35]*100" office:value-type="float" office:value="2.94117647058823">
            <text:p>2.9411764706</text:p>
          </table:table-cell>
          <table:table-cell table:formula="of:=[.I35]/[.$G35]*100" office:value-type="float" office:value="2.52100840336134">
            <text:p>2.5210084034</text:p>
          </table:table-cell>
          <table:table-cell table:formula="of:=[.J35]/[.$G35]*100" office:value-type="float" office:value="54.8319327731093">
            <text:p>54.8319327731</text:p>
          </table:table-cell>
          <table:table-cell table:formula="of:=[.K35]/[.$G35]*100" office:value-type="float" office:value="0.630252100840336">
            <text:p>0.6302521008</text:p>
          </table:table-cell>
          <table:table-cell table:formula="of:=[.L35]/[.$G35]*100" office:value-type="float" office:value="5.88235294117647">
            <text:p>5.8823529412</text:p>
          </table:table-cell>
          <table:table-cell table:formula="of:=[.M35]/[.$G35]*100" office:value-type="float" office:value="32.1428571428571">
            <text:p>32.1428571429</text:p>
          </table:table-cell>
          <table:table-cell table:formula="of:=[.N35]/[.$G35]*100" office:value-type="float" office:value="1.05042016806723">
            <text:p>1.0504201681</text:p>
          </table:table-cell>
        </table:table-row>
        <table:table-row table:style-name="ro2">
          <table:table-cell office:value-type="string">
            <text:p><text:s/>0214 - Bureau de vote 0214</text:p>
          </table:table-cell>
          <table:table-cell table:formula="of:=TRIM(LEFT([.A36]; 5))" office:value-type="string" office:string-value="0214">
            <text:p>0214</text:p>
          </table:table-cell>
          <table:table-cell office:value-type="float" office:value="783">
            <text:p>783</text:p>
          </table:table-cell>
          <table:table-cell office:value-type="float" office:value="7">
            <text:p>7</text:p>
          </table:table-cell>
          <table:table-cell office:value-type="float" office:value="433">
            <text:p>433</text:p>
          </table:table-cell>
          <table:table-cell office:value-type="float" office:value="2">
            <text:p>2</text:p>
          </table:table-cell>
          <table:table-cell office:value-type="float" office:value="431">
            <text:p>43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18">
            <text:p>118</text:p>
          </table:table-cell>
          <table:table-cell office:value-type="float" office:value="7">
            <text:p>7</text:p>
          </table:table-cell>
          <table:table-cell table:formula="of:=[.H36]/[.$G36]*100" office:value-type="float" office:value="2.78422273781903">
            <text:p>2.7842227378</text:p>
          </table:table-cell>
          <table:table-cell table:formula="of:=[.I36]/[.$G36]*100" office:value-type="float" office:value="1.85614849187935">
            <text:p>1.8561484919</text:p>
          </table:table-cell>
          <table:table-cell table:formula="of:=[.J36]/[.$G36]*100" office:value-type="float" office:value="60.3248259860789">
            <text:p>60.3248259861</text:p>
          </table:table-cell>
          <table:table-cell table:formula="of:=[.K36]/[.$G36]*100" office:value-type="float" office:value="0.464037122969838">
            <text:p>0.464037123</text:p>
          </table:table-cell>
          <table:table-cell table:formula="of:=[.L36]/[.$G36]*100" office:value-type="float" office:value="5.56844547563805">
            <text:p>5.5684454756</text:p>
          </table:table-cell>
          <table:table-cell table:formula="of:=[.M36]/[.$G36]*100" office:value-type="float" office:value="27.3781902552204">
            <text:p>27.3781902552</text:p>
          </table:table-cell>
          <table:table-cell table:formula="of:=[.N36]/[.$G36]*100" office:value-type="float" office:value="1.62412993039443">
            <text:p>1.6241299304</text:p>
          </table:table-cell>
        </table:table-row>
        <table:table-row table:style-name="ro2">
          <table:table-cell office:value-type="string">
            <text:p><text:s/>0215 - Bureau de vote 0215</text:p>
          </table:table-cell>
          <table:table-cell table:formula="of:=TRIM(LEFT([.A37]; 5))" office:value-type="string" office:string-value="0215">
            <text:p>0215</text:p>
          </table:table-cell>
          <table:table-cell office:value-type="float" office:value="668">
            <text:p>668</text:p>
          </table:table-cell>
          <table:table-cell office:value-type="float" office:value="7">
            <text:p>7</text:p>
          </table:table-cell>
          <table:table-cell office:value-type="float" office:value="421">
            <text:p>421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44">
            <text:p>244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106">
            <text:p>106</text:p>
          </table:table-cell>
          <table:table-cell office:value-type="float" office:value="8">
            <text:p>8</text:p>
          </table:table-cell>
          <table:table-cell table:formula="of:=[.H37]/[.$G37]*100" office:value-type="float" office:value="5.31400966183575">
            <text:p>5.3140096618</text:p>
          </table:table-cell>
          <table:table-cell table:formula="of:=[.I37]/[.$G37]*100" office:value-type="float" office:value="1.20772946859903">
            <text:p>1.2077294686</text:p>
          </table:table-cell>
          <table:table-cell table:formula="of:=[.J37]/[.$G37]*100" office:value-type="float" office:value="58.9371980676328">
            <text:p>58.9371980676</text:p>
          </table:table-cell>
          <table:table-cell table:formula="of:=[.K37]/[.$G37]*100" office:value-type="float" office:value="1.69082125603865">
            <text:p>1.690821256</text:p>
          </table:table-cell>
          <table:table-cell table:formula="of:=[.L37]/[.$G37]*100" office:value-type="float" office:value="5.31400966183575">
            <text:p>5.3140096618</text:p>
          </table:table-cell>
          <table:table-cell table:formula="of:=[.M37]/[.$G37]*100" office:value-type="float" office:value="25.6038647342995">
            <text:p>25.6038647343</text:p>
          </table:table-cell>
          <table:table-cell table:formula="of:=[.N37]/[.$G37]*100" office:value-type="float" office:value="1.93236714975845">
            <text:p>1.9323671498</text:p>
          </table:table-cell>
        </table:table-row>
        <table:table-row table:style-name="ro2">
          <table:table-cell office:value-type="string">
            <text:p><text:s/>0216 - Bureau de vote 0216</text:p>
          </table:table-cell>
          <table:table-cell table:formula="of:=TRIM(LEFT([.A38]; 5))" office:value-type="string" office:string-value="0216">
            <text:p>0216</text:p>
          </table:table-cell>
          <table:table-cell office:value-type="float" office:value="952">
            <text:p>952</text:p>
          </table:table-cell>
          <table:table-cell office:value-type="float" office:value="13">
            <text:p>13</text:p>
          </table:table-cell>
          <table:table-cell office:value-type="float" office:value="489">
            <text:p>489</text:p>
          </table:table-cell>
          <table:table-cell office:value-type="float" office:value="15">
            <text:p>15</text:p>
          </table:table-cell>
          <table:table-cell office:value-type="float" office:value="474">
            <text:p>474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279">
            <text:p>279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20">
            <text:p>120</text:p>
          </table:table-cell>
          <table:table-cell office:value-type="float" office:value="7">
            <text:p>7</text:p>
          </table:table-cell>
          <table:table-cell table:formula="of:=[.H38]/[.$G38]*100" office:value-type="float" office:value="5.48523206751055">
            <text:p>5.4852320675</text:p>
          </table:table-cell>
          <table:table-cell table:formula="of:=[.I38]/[.$G38]*100" office:value-type="float" office:value="2.53164556962025">
            <text:p>2.5316455696</text:p>
          </table:table-cell>
          <table:table-cell table:formula="of:=[.J38]/[.$G38]*100" office:value-type="float" office:value="58.8607594936709">
            <text:p>58.8607594937</text:p>
          </table:table-cell>
          <table:table-cell table:formula="of:=[.K38]/[.$G38]*100" office:value-type="float" office:value="0.632911392405063">
            <text:p>0.6329113924</text:p>
          </table:table-cell>
          <table:table-cell table:formula="of:=[.L38]/[.$G38]*100" office:value-type="float" office:value="5.69620253164557">
            <text:p>5.6962025316</text:p>
          </table:table-cell>
          <table:table-cell table:formula="of:=[.M38]/[.$G38]*100" office:value-type="float" office:value="25.3164556962025">
            <text:p>25.3164556962</text:p>
          </table:table-cell>
          <table:table-cell table:formula="of:=[.N38]/[.$G38]*100" office:value-type="float" office:value="1.47679324894515">
            <text:p>1.4767932489</text:p>
          </table:table-cell>
        </table:table-row>
        <table:table-row table:style-name="ro2">
          <table:table-cell office:value-type="string">
            <text:p><text:s/>0217 - Bureau de vote 0217</text:p>
          </table:table-cell>
          <table:table-cell table:formula="of:=TRIM(LEFT([.A39]; 5))" office:value-type="string" office:string-value="0217">
            <text:p>0217</text:p>
          </table:table-cell>
          <table:table-cell office:value-type="float" office:value="811">
            <text:p>811</text:p>
          </table:table-cell>
          <table:table-cell office:value-type="float" office:value="12">
            <text:p>12</text:p>
          </table:table-cell>
          <table:table-cell office:value-type="float" office:value="499">
            <text:p>499</text:p>
          </table:table-cell>
          <table:table-cell office:value-type="float" office:value="12">
            <text:p>12</text:p>
          </table:table-cell>
          <table:table-cell office:value-type="float" office:value="487">
            <text:p>487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267">
            <text:p>267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3">
            <text:p>3</text:p>
          </table:table-cell>
          <table:table-cell table:formula="of:=[.H39]/[.$G39]*100" office:value-type="float" office:value="3.49075975359343">
            <text:p>3.4907597536</text:p>
          </table:table-cell>
          <table:table-cell table:formula="of:=[.I39]/[.$G39]*100" office:value-type="float" office:value="2.25872689938398">
            <text:p>2.2587268994</text:p>
          </table:table-cell>
          <table:table-cell table:formula="of:=[.J39]/[.$G39]*100" office:value-type="float" office:value="54.8254620123203">
            <text:p>54.8254620123</text:p>
          </table:table-cell>
          <table:table-cell table:formula="of:=[.K39]/[.$G39]*100" office:value-type="float" office:value="1.43737166324435">
            <text:p>1.4373716632</text:p>
          </table:table-cell>
          <table:table-cell table:formula="of:=[.L39]/[.$G39]*100" office:value-type="float" office:value="9.03490759753593">
            <text:p>9.0349075975</text:p>
          </table:table-cell>
          <table:table-cell table:formula="of:=[.M39]/[.$G39]*100" office:value-type="float" office:value="28.3367556468172">
            <text:p>28.3367556468</text:p>
          </table:table-cell>
          <table:table-cell table:formula="of:=[.N39]/[.$G39]*100" office:value-type="float" office:value="0.616016427104723">
            <text:p>0.6160164271</text:p>
          </table:table-cell>
        </table:table-row>
        <table:table-row table:style-name="ro2">
          <table:table-cell office:value-type="string">
            <text:p><text:s/>0218 - Bureau de vote 0218</text:p>
          </table:table-cell>
          <table:table-cell table:formula="of:=TRIM(LEFT([.A40]; 5))" office:value-type="string" office:string-value="0218">
            <text:p>0218</text:p>
          </table:table-cell>
          <table:table-cell office:value-type="float" office:value="871">
            <text:p>871</text:p>
          </table:table-cell>
          <table:table-cell office:value-type="float" office:value="13">
            <text:p>13</text:p>
          </table:table-cell>
          <table:table-cell office:value-type="float" office:value="541">
            <text:p>541</text:p>
          </table:table-cell>
          <table:table-cell office:value-type="float" office:value="11">
            <text:p>11</text:p>
          </table:table-cell>
          <table:table-cell office:value-type="float" office:value="530">
            <text:p>53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25">
            <text:p>325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130">
            <text:p>130</text:p>
          </table:table-cell>
          <table:table-cell office:value-type="float" office:value="5">
            <text:p>5</text:p>
          </table:table-cell>
          <table:table-cell table:formula="of:=[.H40]/[.$G40]*100" office:value-type="float" office:value="2.26415094339623">
            <text:p>2.2641509434</text:p>
          </table:table-cell>
          <table:table-cell table:formula="of:=[.I40]/[.$G40]*100" office:value-type="float" office:value="1.32075471698113">
            <text:p>1.320754717</text:p>
          </table:table-cell>
          <table:table-cell table:formula="of:=[.J40]/[.$G40]*100" office:value-type="float" office:value="61.3207547169811">
            <text:p>61.320754717</text:p>
          </table:table-cell>
          <table:table-cell table:formula="of:=[.K40]/[.$G40]*100" office:value-type="float" office:value="1.88679245283019">
            <text:p>1.8867924528</text:p>
          </table:table-cell>
          <table:table-cell table:formula="of:=[.L40]/[.$G40]*100" office:value-type="float" office:value="7.73584905660377">
            <text:p>7.7358490566</text:p>
          </table:table-cell>
          <table:table-cell table:formula="of:=[.M40]/[.$G40]*100" office:value-type="float" office:value="24.5283018867925">
            <text:p>24.5283018868</text:p>
          </table:table-cell>
          <table:table-cell table:formula="of:=[.N40]/[.$G40]*100" office:value-type="float" office:value="0.943396226415094">
            <text:p>0.9433962264</text:p>
          </table:table-cell>
        </table:table-row>
        <table:table-row table:style-name="ro2">
          <table:table-cell office:value-type="string">
            <text:p><text:s/>0219 - Bureau de vote 0219</text:p>
          </table:table-cell>
          <table:table-cell table:formula="of:=TRIM(LEFT([.A41]; 5))" office:value-type="string" office:string-value="0219">
            <text:p>0219</text:p>
          </table:table-cell>
          <table:table-cell office:value-type="float" office:value="1174">
            <text:p>1174</text:p>
          </table:table-cell>
          <table:table-cell office:value-type="float" office:value="10">
            <text:p>10</text:p>
          </table:table-cell>
          <table:table-cell office:value-type="float" office:value="557">
            <text:p>557</text:p>
          </table:table-cell>
          <table:table-cell office:value-type="float" office:value="11">
            <text:p>11</text:p>
          </table:table-cell>
          <table:table-cell office:value-type="float" office:value="546">
            <text:p>54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319">
            <text:p>319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136">
            <text:p>136</text:p>
          </table:table-cell>
          <table:table-cell office:value-type="float" office:value="22">
            <text:p>22</text:p>
          </table:table-cell>
          <table:table-cell table:formula="of:=[.H41]/[.$G41]*100" office:value-type="float" office:value="3.66300366300366">
            <text:p>3.663003663</text:p>
          </table:table-cell>
          <table:table-cell table:formula="of:=[.I41]/[.$G41]*100" office:value-type="float" office:value="1.0989010989011">
            <text:p>1.0989010989</text:p>
          </table:table-cell>
          <table:table-cell table:formula="of:=[.J41]/[.$G41]*100" office:value-type="float" office:value="58.4249084249084">
            <text:p>58.4249084249</text:p>
          </table:table-cell>
          <table:table-cell table:formula="of:=[.K41]/[.$G41]*100" office:value-type="float" office:value="1.0989010989011">
            <text:p>1.0989010989</text:p>
          </table:table-cell>
          <table:table-cell table:formula="of:=[.L41]/[.$G41]*100" office:value-type="float" office:value="6.77655677655678">
            <text:p>6.7765567766</text:p>
          </table:table-cell>
          <table:table-cell table:formula="of:=[.M41]/[.$G41]*100" office:value-type="float" office:value="24.9084249084249">
            <text:p>24.9084249084</text:p>
          </table:table-cell>
          <table:table-cell table:formula="of:=[.N41]/[.$G41]*100" office:value-type="float" office:value="4.02930402930403">
            <text:p>4.0293040293</text:p>
          </table:table-cell>
        </table:table-row>
        <table:table-row table:style-name="ro2">
          <table:table-cell office:value-type="string">
            <text:p><text:s/>0220 - Bureau de vote 0220</text:p>
          </table:table-cell>
          <table:table-cell table:formula="of:=TRIM(LEFT([.A42]; 5))" office:value-type="string" office:string-value="0220">
            <text:p>0220</text:p>
          </table:table-cell>
          <table:table-cell office:value-type="float" office:value="934">
            <text:p>934</text:p>
          </table:table-cell>
          <table:table-cell office:value-type="float" office:value="6">
            <text:p>6</text:p>
          </table:table-cell>
          <table:table-cell office:value-type="float" office:value="412">
            <text:p>412</text:p>
          </table:table-cell>
          <table:table-cell office:value-type="float" office:value="10">
            <text:p>10</text:p>
          </table:table-cell>
          <table:table-cell office:value-type="float" office:value="402">
            <text:p>40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34">
            <text:p>33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formula="of:=[.H42]/[.$G42]*100" office:value-type="float" office:value="3.73134328358209">
            <text:p>3.7313432836</text:p>
          </table:table-cell>
          <table:table-cell table:formula="of:=[.I42]/[.$G42]*100" office:value-type="float" office:value="1.24378109452736">
            <text:p>1.2437810945</text:p>
          </table:table-cell>
          <table:table-cell table:formula="of:=[.J42]/[.$G42]*100" office:value-type="float" office:value="83.0845771144279">
            <text:p>83.0845771144</text:p>
          </table:table-cell>
          <table:table-cell table:formula="of:=[.K42]/[.$G42]*100" office:value-type="float" office:value="1.49253731343284">
            <text:p>1.4925373134</text:p>
          </table:table-cell>
          <table:table-cell table:formula="of:=[.L42]/[.$G42]*100" office:value-type="float" office:value="3.98009950248756">
            <text:p>3.9800995025</text:p>
          </table:table-cell>
          <table:table-cell table:formula="of:=[.M42]/[.$G42]*100" office:value-type="float" office:value="4.97512437810945">
            <text:p>4.9751243781</text:p>
          </table:table-cell>
          <table:table-cell table:formula="of:=[.N42]/[.$G42]*100" office:value-type="float" office:value="1.49253731343284">
            <text:p>1.4925373134</text:p>
          </table:table-cell>
        </table:table-row>
        <table:table-row table:style-name="ro2">
          <table:table-cell office:value-type="string">
            <text:p><text:s/>0221 - Bureau de vote 0221</text:p>
          </table:table-cell>
          <table:table-cell table:formula="of:=TRIM(LEFT([.A43]; 5))" office:value-type="string" office:string-value="0221">
            <text:p>0221</text:p>
          </table:table-cell>
          <table:table-cell office:value-type="float" office:value="1103">
            <text:p>1103</text:p>
          </table:table-cell>
          <table:table-cell office:value-type="float" office:value="6">
            <text:p>6</text:p>
          </table:table-cell>
          <table:table-cell office:value-type="float" office:value="463">
            <text:p>463</text:p>
          </table:table-cell>
          <table:table-cell office:value-type="float" office:value="7">
            <text:p>7</text:p>
          </table:table-cell>
          <table:table-cell office:value-type="float" office:value="456">
            <text:p>45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46">
            <text:p>34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table:formula="of:=[.H43]/[.$G43]*100" office:value-type="float" office:value="3.94736842105263">
            <text:p>3.9473684211</text:p>
          </table:table-cell>
          <table:table-cell table:formula="of:=[.I43]/[.$G43]*100" office:value-type="float" office:value="1.09649122807018">
            <text:p>1.0964912281</text:p>
          </table:table-cell>
          <table:table-cell table:formula="of:=[.J43]/[.$G43]*100" office:value-type="float" office:value="75.8771929824561">
            <text:p>75.8771929825</text:p>
          </table:table-cell>
          <table:table-cell table:formula="of:=[.K43]/[.$G43]*100" office:value-type="float" office:value="0.87719298245614">
            <text:p>0.8771929825</text:p>
          </table:table-cell>
          <table:table-cell table:formula="of:=[.L43]/[.$G43]*100" office:value-type="float" office:value="3.50877192982456">
            <text:p>3.5087719298</text:p>
          </table:table-cell>
          <table:table-cell table:formula="of:=[.M43]/[.$G43]*100" office:value-type="float" office:value="13.5964912280702">
            <text:p>13.5964912281</text:p>
          </table:table-cell>
          <table:table-cell table:formula="of:=[.N43]/[.$G43]*100" office:value-type="float" office:value="1.09649122807018">
            <text:p>1.0964912281</text:p>
          </table:table-cell>
        </table:table-row>
        <table:table-row table:style-name="ro2">
          <table:table-cell office:value-type="string">
            <text:p><text:s/>0222 - Bureau de vote 0222</text:p>
          </table:table-cell>
          <table:table-cell table:formula="of:=TRIM(LEFT([.A44]; 5))" office:value-type="string" office:string-value="0222">
            <text:p>0222</text:p>
          </table:table-cell>
          <table:table-cell office:value-type="float" office:value="838">
            <text:p>838</text:p>
          </table:table-cell>
          <table:table-cell office:value-type="float" office:value="12">
            <text:p>12</text:p>
          </table:table-cell>
          <table:table-cell office:value-type="float" office:value="432">
            <text:p>432</text:p>
          </table:table-cell>
          <table:table-cell office:value-type="float" office:value="3">
            <text:p>3</text:p>
          </table:table-cell>
          <table:table-cell office:value-type="float" office:value="429">
            <text:p>429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17">
            <text:p>117</text:p>
          </table:table-cell>
          <table:table-cell office:value-type="float" office:value="7">
            <text:p>7</text:p>
          </table:table-cell>
          <table:table-cell table:formula="of:=[.H44]/[.$G44]*100" office:value-type="float" office:value="5.59440559440559">
            <text:p>5.5944055944</text:p>
          </table:table-cell>
          <table:table-cell table:formula="of:=[.I44]/[.$G44]*100" office:value-type="float" office:value="4.8951048951049">
            <text:p>4.8951048951</text:p>
          </table:table-cell>
          <table:table-cell table:formula="of:=[.J44]/[.$G44]*100" office:value-type="float" office:value="55.2447552447552">
            <text:p>55.2447552448</text:p>
          </table:table-cell>
          <table:table-cell table:formula="of:=[.K44]/[.$G44]*100" office:value-type="float" office:value="0.233100233100233">
            <text:p>0.2331002331</text:p>
          </table:table-cell>
          <table:table-cell table:formula="of:=[.L44]/[.$G44]*100" office:value-type="float" office:value="5.12820512820513">
            <text:p>5.1282051282</text:p>
          </table:table-cell>
          <table:table-cell table:formula="of:=[.M44]/[.$G44]*100" office:value-type="float" office:value="27.2727272727273">
            <text:p>27.2727272727</text:p>
          </table:table-cell>
          <table:table-cell table:formula="of:=[.N44]/[.$G44]*100" office:value-type="float" office:value="1.63170163170163">
            <text:p>1.6317016317</text:p>
          </table:table-cell>
        </table:table-row>
        <table:table-row table:style-name="ro2">
          <table:table-cell office:value-type="string">
            <text:p><text:s/>0223 - Bureau de vote 0223</text:p>
          </table:table-cell>
          <table:table-cell table:formula="of:=TRIM(LEFT([.A45]; 5))" office:value-type="string" office:string-value="0223">
            <text:p>0223</text:p>
          </table:table-cell>
          <table:table-cell office:value-type="float" office:value="1063">
            <text:p>1063</text:p>
          </table:table-cell>
          <table:table-cell office:value-type="float" office:value="7">
            <text:p>7</text:p>
          </table:table-cell>
          <table:table-cell office:value-type="float" office:value="572">
            <text:p>572</text:p>
          </table:table-cell>
          <table:table-cell office:value-type="float" office:value="9">
            <text:p>9</text:p>
          </table:table-cell>
          <table:table-cell office:value-type="float" office:value="563">
            <text:p>563</text:p>
          </table:table-cell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float" office:value="337">
            <text:p>337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22">
            <text:p>122</text:p>
          </table:table-cell>
          <table:table-cell office:value-type="float" office:value="18">
            <text:p>18</text:p>
          </table:table-cell>
          <table:table-cell table:formula="of:=[.H45]/[.$G45]*100" office:value-type="float" office:value="6.03907637655417">
            <text:p>6.0390763766</text:p>
          </table:table-cell>
          <table:table-cell table:formula="of:=[.I45]/[.$G45]*100" office:value-type="float" office:value="3.01953818827709">
            <text:p>3.0195381883</text:p>
          </table:table-cell>
          <table:table-cell table:formula="of:=[.J45]/[.$G45]*100" office:value-type="float" office:value="59.8579040852576">
            <text:p>59.8579040853</text:p>
          </table:table-cell>
          <table:table-cell table:formula="of:=[.K45]/[.$G45]*100" office:value-type="float" office:value="1.06571936056838">
            <text:p>1.0657193606</text:p>
          </table:table-cell>
          <table:table-cell table:formula="of:=[.L45]/[.$G45]*100" office:value-type="float" office:value="5.15097690941385">
            <text:p>5.1509769094</text:p>
          </table:table-cell>
          <table:table-cell table:formula="of:=[.M45]/[.$G45]*100" office:value-type="float" office:value="21.6696269982238">
            <text:p>21.6696269982</text:p>
          </table:table-cell>
          <table:table-cell table:formula="of:=[.N45]/[.$G45]*100" office:value-type="float" office:value="3.19715808170515">
            <text:p>3.1971580817</text:p>
          </table:table-cell>
        </table:table-row>
        <table:table-row table:style-name="ro2">
          <table:table-cell office:value-type="string">
            <text:p><text:s/>0224 - Bureau de vote 0224</text:p>
          </table:table-cell>
          <table:table-cell table:formula="of:=TRIM(LEFT([.A46]; 5))" office:value-type="string" office:string-value="0224">
            <text:p>0224</text:p>
          </table:table-cell>
          <table:table-cell office:value-type="float" office:value="844">
            <text:p>844</text:p>
          </table:table-cell>
          <table:table-cell office:value-type="float" office:value="13">
            <text:p>13</text:p>
          </table:table-cell>
          <table:table-cell office:value-type="float" office:value="438">
            <text:p>438</text:p>
          </table:table-cell>
          <table:table-cell office:value-type="float" office:value="8">
            <text:p>8</text:p>
          </table:table-cell>
          <table:table-cell office:value-type="float" office:value="430">
            <text:p>43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261">
            <text:p>26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86">
            <text:p>86</text:p>
          </table:table-cell>
          <table:table-cell office:value-type="float" office:value="12">
            <text:p>12</text:p>
          </table:table-cell>
          <table:table-cell table:formula="of:=[.H46]/[.$G46]*100" office:value-type="float" office:value="5.81395348837209">
            <text:p>5.8139534884</text:p>
          </table:table-cell>
          <table:table-cell table:formula="of:=[.I46]/[.$G46]*100" office:value-type="float" office:value="4.65116279069768">
            <text:p>4.6511627907</text:p>
          </table:table-cell>
          <table:table-cell table:formula="of:=[.J46]/[.$G46]*100" office:value-type="float" office:value="60.6976744186047">
            <text:p>60.6976744186</text:p>
          </table:table-cell>
          <table:table-cell table:formula="of:=[.K46]/[.$G46]*100" office:value-type="float" office:value="1.16279069767442">
            <text:p>1.1627906977</text:p>
          </table:table-cell>
          <table:table-cell table:formula="of:=[.L46]/[.$G46]*100" office:value-type="float" office:value="4.88372093023256">
            <text:p>4.8837209302</text:p>
          </table:table-cell>
          <table:table-cell table:formula="of:=[.M46]/[.$G46]*100" office:value-type="float" office:value="20">
            <text:p>20</text:p>
          </table:table-cell>
          <table:table-cell table:formula="of:=[.N46]/[.$G46]*100" office:value-type="float" office:value="2.7906976744186">
            <text:p>2.7906976744</text:p>
          </table:table-cell>
        </table:table-row>
        <table:table-row table:style-name="ro2">
          <table:table-cell office:value-type="string">
            <text:p><text:s/>0301 - Bureau de vote 0301</text:p>
          </table:table-cell>
          <table:table-cell table:formula="of:=TRIM(LEFT([.A47]; 5))" office:value-type="string" office:string-value="0301">
            <text:p>0301</text:p>
          </table:table-cell>
          <table:table-cell office:value-type="float" office:value="824">
            <text:p>824</text:p>
          </table:table-cell>
          <table:table-cell office:value-type="float" office:value="11">
            <text:p>11</text:p>
          </table:table-cell>
          <table:table-cell office:value-type="float" office:value="422">
            <text:p>422</text:p>
          </table:table-cell>
          <table:table-cell office:value-type="float" office:value="5">
            <text:p>5</text:p>
          </table:table-cell>
          <table:table-cell office:value-type="float" office:value="417">
            <text:p>417</text:p>
          </table:table-cell>
          <table:table-cell office:value-type="float" office:value="34">
            <text:p>34</text:p>
          </table:table-cell>
          <table:table-cell office:value-type="float" office:value="16">
            <text:p>16</text:p>
          </table:table-cell>
          <table:table-cell office:value-type="float" office:value="227">
            <text:p>227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107">
            <text:p>107</text:p>
          </table:table-cell>
          <table:table-cell office:value-type="float" office:value="5">
            <text:p>5</text:p>
          </table:table-cell>
          <table:table-cell table:formula="of:=[.H47]/[.$G47]*100" office:value-type="float" office:value="8.15347721822542">
            <text:p>8.1534772182</text:p>
          </table:table-cell>
          <table:table-cell table:formula="of:=[.I47]/[.$G47]*100" office:value-type="float" office:value="3.83693045563549">
            <text:p>3.8369304556</text:p>
          </table:table-cell>
          <table:table-cell table:formula="of:=[.J47]/[.$G47]*100" office:value-type="float" office:value="54.4364508393285">
            <text:p>54.4364508393</text:p>
          </table:table-cell>
          <table:table-cell table:formula="of:=[.K47]/[.$G47]*100" office:value-type="float" office:value="0.959232613908873">
            <text:p>0.9592326139</text:p>
          </table:table-cell>
          <table:table-cell table:formula="of:=[.L47]/[.$G47]*100" office:value-type="float" office:value="5.75539568345324">
            <text:p>5.7553956835</text:p>
          </table:table-cell>
          <table:table-cell table:formula="of:=[.M47]/[.$G47]*100" office:value-type="float" office:value="25.6594724220623">
            <text:p>25.6594724221</text:p>
          </table:table-cell>
          <table:table-cell table:formula="of:=[.N47]/[.$G47]*100" office:value-type="float" office:value="1.19904076738609">
            <text:p>1.1990407674</text:p>
          </table:table-cell>
        </table:table-row>
        <table:table-row table:style-name="ro2">
          <table:table-cell office:value-type="string">
            <text:p><text:s/>0302 - Bureau de vote 0302</text:p>
          </table:table-cell>
          <table:table-cell table:formula="of:=TRIM(LEFT([.A48]; 5))" office:value-type="string" office:string-value="0302">
            <text:p>0302</text:p>
          </table:table-cell>
          <table:table-cell office:value-type="float" office:value="809">
            <text:p>809</text:p>
          </table:table-cell>
          <table:table-cell office:value-type="float" office:value="16">
            <text:p>16</text:p>
          </table:table-cell>
          <table:table-cell office:value-type="float" office:value="358">
            <text:p>358</text:p>
          </table:table-cell>
          <table:table-cell office:value-type="float" office:value="8">
            <text:p>8</text:p>
          </table:table-cell>
          <table:table-cell office:value-type="float" office:value="350">
            <text:p>350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187">
            <text:p>18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table:formula="of:=[.H48]/[.$G48]*100" office:value-type="float" office:value="5.71428571428571">
            <text:p>5.7142857143</text:p>
          </table:table-cell>
          <table:table-cell table:formula="of:=[.I48]/[.$G48]*100" office:value-type="float" office:value="10.2857142857143">
            <text:p>10.2857142857</text:p>
          </table:table-cell>
          <table:table-cell table:formula="of:=[.J48]/[.$G48]*100" office:value-type="float" office:value="53.4285714285714">
            <text:p>53.4285714286</text:p>
          </table:table-cell>
          <table:table-cell table:formula="of:=[.K48]/[.$G48]*100" office:value-type="float" office:value="1.14285714285714">
            <text:p>1.1428571429</text:p>
          </table:table-cell>
          <table:table-cell table:formula="of:=[.L48]/[.$G48]*100" office:value-type="float" office:value="7.71428571428571">
            <text:p>7.7142857143</text:p>
          </table:table-cell>
          <table:table-cell table:formula="of:=[.M48]/[.$G48]*100" office:value-type="float" office:value="20.2857142857143">
            <text:p>20.2857142857</text:p>
          </table:table-cell>
          <table:table-cell table:formula="of:=[.N48]/[.$G48]*100" office:value-type="float" office:value="1.42857142857143">
            <text:p>1.4285714286</text:p>
          </table:table-cell>
        </table:table-row>
        <table:table-row table:style-name="ro2">
          <table:table-cell office:value-type="string">
            <text:p><text:s/>0303 - Bureau de vote 0303</text:p>
          </table:table-cell>
          <table:table-cell table:formula="of:=TRIM(LEFT([.A49]; 5))" office:value-type="string" office:string-value="0303">
            <text:p>0303</text:p>
          </table:table-cell>
          <table:table-cell office:value-type="float" office:value="812">
            <text:p>812</text:p>
          </table:table-cell>
          <table:table-cell office:value-type="float" office:value="8">
            <text:p>8</text:p>
          </table:table-cell>
          <table:table-cell office:value-type="float" office:value="421">
            <text:p>421</text:p>
          </table:table-cell>
          <table:table-cell office:value-type="float" office:value="12">
            <text:p>12</text:p>
          </table:table-cell>
          <table:table-cell office:value-type="float" office:value="409">
            <text:p>409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table:formula="of:=[.H49]/[.$G49]*100" office:value-type="float" office:value="5.13447432762836">
            <text:p>5.1344743276</text:p>
          </table:table-cell>
          <table:table-cell table:formula="of:=[.I49]/[.$G49]*100" office:value-type="float" office:value="5.37897310513447">
            <text:p>5.3789731051</text:p>
          </table:table-cell>
          <table:table-cell table:formula="of:=[.J49]/[.$G49]*100" office:value-type="float" office:value="53.0562347188264">
            <text:p>53.0562347188</text:p>
          </table:table-cell>
          <table:table-cell table:formula="of:=[.K49]/[.$G49]*100" office:value-type="float" office:value="0.244498777506112">
            <text:p>0.2444987775</text:p>
          </table:table-cell>
          <table:table-cell table:formula="of:=[.L49]/[.$G49]*100" office:value-type="float" office:value="6.84596577017115">
            <text:p>6.8459657702</text:p>
          </table:table-cell>
          <table:table-cell table:formula="of:=[.M49]/[.$G49]*100" office:value-type="float" office:value="28.6063569682152">
            <text:p>28.6063569682</text:p>
          </table:table-cell>
          <table:table-cell table:formula="of:=[.N49]/[.$G49]*100" office:value-type="float" office:value="0.733496332518337">
            <text:p>0.7334963325</text:p>
          </table:table-cell>
        </table:table-row>
        <table:table-row table:style-name="ro2">
          <table:table-cell office:value-type="string">
            <text:p><text:s/>0304 - Bureau de vote 0304</text:p>
          </table:table-cell>
          <table:table-cell table:formula="of:=TRIM(LEFT([.A50]; 5))" office:value-type="string" office:string-value="0304">
            <text:p>0304</text:p>
          </table:table-cell>
          <table:table-cell office:value-type="float" office:value="677">
            <text:p>677</text:p>
          </table:table-cell>
          <table:table-cell office:value-type="float" office:value="11">
            <text:p>11</text:p>
          </table:table-cell>
          <table:table-cell office:value-type="float" office:value="360">
            <text:p>360</text:p>
          </table:table-cell>
          <table:table-cell office:value-type="float" office:value="4">
            <text:p>4</text:p>
          </table:table-cell>
          <table:table-cell office:value-type="float" office:value="356">
            <text:p>356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75">
            <text:p>17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06">
            <text:p>106</text:p>
          </table:table-cell>
          <table:table-cell office:value-type="float" office:value="6">
            <text:p>6</text:p>
          </table:table-cell>
          <table:table-cell table:formula="of:=[.H50]/[.$G50]*100" office:value-type="float" office:value="3.65168539325843">
            <text:p>3.6516853933</text:p>
          </table:table-cell>
          <table:table-cell table:formula="of:=[.I50]/[.$G50]*100" office:value-type="float" office:value="8.42696629213483">
            <text:p>8.4269662921</text:p>
          </table:table-cell>
          <table:table-cell table:formula="of:=[.J50]/[.$G50]*100" office:value-type="float" office:value="49.1573033707865">
            <text:p>49.1573033708</text:p>
          </table:table-cell>
          <table:table-cell table:formula="of:=[.K50]/[.$G50]*100" office:value-type="float" office:value="0.842696629213483">
            <text:p>0.8426966292</text:p>
          </table:table-cell>
          <table:table-cell table:formula="of:=[.L50]/[.$G50]*100" office:value-type="float" office:value="6.46067415730337">
            <text:p>6.4606741573</text:p>
          </table:table-cell>
          <table:table-cell table:formula="of:=[.M50]/[.$G50]*100" office:value-type="float" office:value="29.7752808988764">
            <text:p>29.7752808989</text:p>
          </table:table-cell>
          <table:table-cell table:formula="of:=[.N50]/[.$G50]*100" office:value-type="float" office:value="1.68539325842697">
            <text:p>1.6853932584</text:p>
          </table:table-cell>
        </table:table-row>
        <table:table-row table:style-name="ro2">
          <table:table-cell office:value-type="string">
            <text:p><text:s/>0305 - Bureau de vote 0305</text:p>
          </table:table-cell>
          <table:table-cell table:formula="of:=TRIM(LEFT([.A51]; 5))" office:value-type="string" office:string-value="0305">
            <text:p>0305</text:p>
          </table:table-cell>
          <table:table-cell office:value-type="float" office:value="731">
            <text:p>731</text:p>
          </table:table-cell>
          <table:table-cell office:value-type="float" office:value="7">
            <text:p>7</text:p>
          </table:table-cell>
          <table:table-cell office:value-type="float" office:value="363">
            <text:p>363</text:p>
          </table:table-cell>
          <table:table-cell office:value-type="float" office:value="8">
            <text:p>8</text:p>
          </table:table-cell>
          <table:table-cell office:value-type="float" office:value="355">
            <text:p>355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table:formula="of:=[.H51]/[.$G51]*100" office:value-type="float" office:value="4.7887323943662">
            <text:p>4.7887323944</text:p>
          </table:table-cell>
          <table:table-cell table:formula="of:=[.I51]/[.$G51]*100" office:value-type="float" office:value="3.94366197183099">
            <text:p>3.9436619718</text:p>
          </table:table-cell>
          <table:table-cell table:formula="of:=[.J51]/[.$G51]*100" office:value-type="float" office:value="48.7323943661972">
            <text:p>48.7323943662</text:p>
          </table:table-cell>
          <table:table-cell table:formula="of:=[.K51]/[.$G51]*100" office:value-type="float" office:value="0.28169014084507">
            <text:p>0.2816901408</text:p>
          </table:table-cell>
          <table:table-cell table:formula="of:=[.L51]/[.$G51]*100" office:value-type="float" office:value="7.04225352112676">
            <text:p>7.0422535211</text:p>
          </table:table-cell>
          <table:table-cell table:formula="of:=[.M51]/[.$G51]*100" office:value-type="float" office:value="34.9295774647887">
            <text:p>34.9295774648</text:p>
          </table:table-cell>
          <table:table-cell table:formula="of:=[.N51]/[.$G51]*100" office:value-type="float" office:value="0.28169014084507">
            <text:p>0.2816901408</text:p>
          </table:table-cell>
        </table:table-row>
        <table:table-row table:style-name="ro2">
          <table:table-cell office:value-type="string">
            <text:p><text:s/>0306 - Bureau de vote 0306</text:p>
          </table:table-cell>
          <table:table-cell table:formula="of:=TRIM(LEFT([.A52]; 5))" office:value-type="string" office:string-value="0306">
            <text:p>0306</text:p>
          </table:table-cell>
          <table:table-cell office:value-type="float" office:value="971">
            <text:p>971</text:p>
          </table:table-cell>
          <table:table-cell office:value-type="float" office:value="23">
            <text:p>23</text:p>
          </table:table-cell>
          <table:table-cell office:value-type="float" office:value="510">
            <text:p>510</text:p>
          </table:table-cell>
          <table:table-cell office:value-type="float" office:value="5">
            <text:p>5</text:p>
          </table:table-cell>
          <table:table-cell office:value-type="float" office:value="505">
            <text:p>50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17">
            <text:p>217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table:formula="of:=[.H52]/[.$G52]*100" office:value-type="float" office:value="2.57425742574257">
            <text:p>2.5742574257</text:p>
          </table:table-cell>
          <table:table-cell table:formula="of:=[.I52]/[.$G52]*100" office:value-type="float" office:value="2.97029702970297">
            <text:p>2.9702970297</text:p>
          </table:table-cell>
          <table:table-cell table:formula="of:=[.J52]/[.$G52]*100" office:value-type="float" office:value="42.970297029703">
            <text:p>42.9702970297</text:p>
          </table:table-cell>
          <table:table-cell table:formula="of:=[.K52]/[.$G52]*100" office:value-type="float" office:value="0.792079207920792">
            <text:p>0.7920792079</text:p>
          </table:table-cell>
          <table:table-cell table:formula="of:=[.L52]/[.$G52]*100" office:value-type="float" office:value="6.53465346534654">
            <text:p>6.5346534653</text:p>
          </table:table-cell>
          <table:table-cell table:formula="of:=[.M52]/[.$G52]*100" office:value-type="float" office:value="44.1584158415842">
            <text:p>44.1584158416</text:p>
          </table:table-cell>
          <table:table-cell table:formula="of:=[.N52]/[.$G52]*100" office:value-type="float" office:value="0">
            <text:p>0</text:p>
          </table:table-cell>
        </table:table-row>
        <table:table-row table:style-name="ro2">
          <table:table-cell office:value-type="string">
            <text:p><text:s/>0307 - Bureau de vote 0307</text:p>
          </table:table-cell>
          <table:table-cell table:formula="of:=TRIM(LEFT([.A53]; 5))" office:value-type="string" office:string-value="0307">
            <text:p>0307</text:p>
          </table:table-cell>
          <table:table-cell office:value-type="float" office:value="845">
            <text:p>845</text:p>
          </table:table-cell>
          <table:table-cell office:value-type="float" office:value="9">
            <text:p>9</text:p>
          </table:table-cell>
          <table:table-cell office:value-type="float" office:value="483">
            <text:p>483</text:p>
          </table:table-cell>
          <table:table-cell office:value-type="float" office:value="4">
            <text:p>4</text:p>
          </table:table-cell>
          <table:table-cell office:value-type="float" office:value="479">
            <text:p>479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office:value-type="float" office:value="229">
            <text:p>229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77">
            <text:p>177</text:p>
          </table:table-cell>
          <table:table-cell office:value-type="float" office:value="4">
            <text:p>4</text:p>
          </table:table-cell>
          <table:table-cell table:formula="of:=[.H53]/[.$G53]*100" office:value-type="float" office:value="4.38413361169102">
            <text:p>4.3841336117</text:p>
          </table:table-cell>
          <table:table-cell table:formula="of:=[.I53]/[.$G53]*100" office:value-type="float" office:value="2.71398747390397">
            <text:p>2.7139874739</text:p>
          </table:table-cell>
          <table:table-cell table:formula="of:=[.J53]/[.$G53]*100" office:value-type="float" office:value="47.8079331941545">
            <text:p>47.8079331942</text:p>
          </table:table-cell>
          <table:table-cell table:formula="of:=[.K53]/[.$G53]*100" office:value-type="float" office:value="1.04384133611691">
            <text:p>1.0438413361</text:p>
          </table:table-cell>
          <table:table-cell table:formula="of:=[.L53]/[.$G53]*100" office:value-type="float" office:value="6.26304801670146">
            <text:p>6.2630480167</text:p>
          </table:table-cell>
          <table:table-cell table:formula="of:=[.M53]/[.$G53]*100" office:value-type="float" office:value="36.9519832985386">
            <text:p>36.9519832985</text:p>
          </table:table-cell>
          <table:table-cell table:formula="of:=[.N53]/[.$G53]*100" office:value-type="float" office:value="0.835073068893528">
            <text:p>0.8350730689</text:p>
          </table:table-cell>
        </table:table-row>
        <table:table-row table:style-name="ro2">
          <table:table-cell office:value-type="string">
            <text:p><text:s/>0308 - Bureau de vote 0308</text:p>
          </table:table-cell>
          <table:table-cell table:formula="of:=TRIM(LEFT([.A54]; 5))" office:value-type="string" office:string-value="0308">
            <text:p>0308</text:p>
          </table:table-cell>
          <table:table-cell office:value-type="float" office:value="1120">
            <text:p>1120</text:p>
          </table:table-cell>
          <table:table-cell office:value-type="float" office:value="4">
            <text:p>4</text:p>
          </table:table-cell>
          <table:table-cell office:value-type="float" office:value="566">
            <text:p>566</text:p>
          </table:table-cell>
          <table:table-cell office:value-type="float" office:value="6">
            <text:p>6</text:p>
          </table:table-cell>
          <table:table-cell office:value-type="float" office:value="560">
            <text:p>560</text:p>
          </table:table-cell>
          <table:table-cell office:value-type="float" office:value="30">
            <text:p>30</text:p>
          </table:table-cell>
          <table:table-cell office:value-type="float" office:value="46">
            <text:p>46</text:p>
          </table:table-cell>
          <table:table-cell office:value-type="float" office:value="317">
            <text:p>317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95">
            <text:p>95</text:p>
          </table:table-cell>
          <table:table-cell office:value-type="float" office:value="12">
            <text:p>12</text:p>
          </table:table-cell>
          <table:table-cell table:formula="of:=[.H54]/[.$G54]*100" office:value-type="float" office:value="5.35714285714286">
            <text:p>5.3571428571</text:p>
          </table:table-cell>
          <table:table-cell table:formula="of:=[.I54]/[.$G54]*100" office:value-type="float" office:value="8.21428571428571">
            <text:p>8.2142857143</text:p>
          </table:table-cell>
          <table:table-cell table:formula="of:=[.J54]/[.$G54]*100" office:value-type="float" office:value="56.6071428571429">
            <text:p>56.6071428571</text:p>
          </table:table-cell>
          <table:table-cell table:formula="of:=[.K54]/[.$G54]*100" office:value-type="float" office:value="1.42857142857143">
            <text:p>1.4285714286</text:p>
          </table:table-cell>
          <table:table-cell table:formula="of:=[.L54]/[.$G54]*100" office:value-type="float" office:value="9.28571428571429">
            <text:p>9.2857142857</text:p>
          </table:table-cell>
          <table:table-cell table:formula="of:=[.M54]/[.$G54]*100" office:value-type="float" office:value="16.9642857142857">
            <text:p>16.9642857143</text:p>
          </table:table-cell>
          <table:table-cell table:formula="of:=[.N54]/[.$G54]*100" office:value-type="float" office:value="2.14285714285714">
            <text:p>2.1428571429</text:p>
          </table:table-cell>
        </table:table-row>
        <table:table-row table:style-name="ro2">
          <table:table-cell office:value-type="string">
            <text:p><text:s/>0309 - Bureau de vote 0309</text:p>
          </table:table-cell>
          <table:table-cell table:formula="of:=TRIM(LEFT([.A55]; 5))" office:value-type="string" office:string-value="0309">
            <text:p>0309</text:p>
          </table:table-cell>
          <table:table-cell office:value-type="float" office:value="801">
            <text:p>801</text:p>
          </table:table-cell>
          <table:table-cell office:value-type="float" office:value="21">
            <text:p>21</text:p>
          </table:table-cell>
          <table:table-cell office:value-type="float" office:value="425">
            <text:p>425</text:p>
          </table:table-cell>
          <table:table-cell office:value-type="float" office:value="2">
            <text:p>2</text:p>
          </table:table-cell>
          <table:table-cell office:value-type="float" office:value="423">
            <text:p>423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table:formula="of:=[.H55]/[.$G55]*100" office:value-type="float" office:value="3.3096926713948">
            <text:p>3.3096926714</text:p>
          </table:table-cell>
          <table:table-cell table:formula="of:=[.I55]/[.$G55]*100" office:value-type="float" office:value="4.9645390070922">
            <text:p>4.9645390071</text:p>
          </table:table-cell>
          <table:table-cell table:formula="of:=[.J55]/[.$G55]*100" office:value-type="float" office:value="52.2458628841608">
            <text:p>52.2458628842</text:p>
          </table:table-cell>
          <table:table-cell table:formula="of:=[.K55]/[.$G55]*100" office:value-type="float" office:value="0">
            <text:p>0</text:p>
          </table:table-cell>
          <table:table-cell table:formula="of:=[.L55]/[.$G55]*100" office:value-type="float" office:value="5.43735224586288">
            <text:p>5.4373522459</text:p>
          </table:table-cell>
          <table:table-cell table:formula="of:=[.M55]/[.$G55]*100" office:value-type="float" office:value="33.096926713948">
            <text:p>33.0969267139</text:p>
          </table:table-cell>
          <table:table-cell table:formula="of:=[.N55]/[.$G55]*100" office:value-type="float" office:value="0.945626477541371">
            <text:p>0.9456264775</text:p>
          </table:table-cell>
        </table:table-row>
        <table:table-row table:style-name="ro2">
          <table:table-cell office:value-type="string">
            <text:p><text:s/>0310 - Bureau de vote 0310</text:p>
          </table:table-cell>
          <table:table-cell table:formula="of:=TRIM(LEFT([.A56]; 5))" office:value-type="string" office:string-value="0310">
            <text:p>0310</text:p>
          </table:table-cell>
          <table:table-cell office:value-type="float" office:value="1041">
            <text:p>1041</text:p>
          </table:table-cell>
          <table:table-cell office:value-type="float" office:value="9">
            <text:p>9</text:p>
          </table:table-cell>
          <table:table-cell office:value-type="float" office:value="541">
            <text:p>541</text:p>
          </table:table-cell>
          <table:table-cell office:value-type="float" office:value="5">
            <text:p>5</text:p>
          </table:table-cell>
          <table:table-cell office:value-type="float" office:value="536">
            <text:p>536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334">
            <text:p>334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122">
            <text:p>122</text:p>
          </table:table-cell>
          <table:table-cell office:value-type="float" office:value="10">
            <text:p>10</text:p>
          </table:table-cell>
          <table:table-cell table:formula="of:=[.H56]/[.$G56]*100" office:value-type="float" office:value="3.73134328358209">
            <text:p>3.7313432836</text:p>
          </table:table-cell>
          <table:table-cell table:formula="of:=[.I56]/[.$G56]*100" office:value-type="float" office:value="3.17164179104478">
            <text:p>3.171641791</text:p>
          </table:table-cell>
          <table:table-cell table:formula="of:=[.J56]/[.$G56]*100" office:value-type="float" office:value="62.3134328358209">
            <text:p>62.3134328358</text:p>
          </table:table-cell>
          <table:table-cell table:formula="of:=[.K56]/[.$G56]*100" office:value-type="float" office:value="0.746268656716418">
            <text:p>0.7462686567</text:p>
          </table:table-cell>
          <table:table-cell table:formula="of:=[.L56]/[.$G56]*100" office:value-type="float" office:value="5.41044776119403">
            <text:p>5.4104477612</text:p>
          </table:table-cell>
          <table:table-cell table:formula="of:=[.M56]/[.$G56]*100" office:value-type="float" office:value="22.7611940298507">
            <text:p>22.7611940299</text:p>
          </table:table-cell>
          <table:table-cell table:formula="of:=[.N56]/[.$G56]*100" office:value-type="float" office:value="1.86567164179104">
            <text:p>1.8656716418</text:p>
          </table:table-cell>
        </table:table-row>
        <table:table-row table:style-name="ro2">
          <table:table-cell office:value-type="string">
            <text:p><text:s/>0311 - Bureau de vote 0311</text:p>
          </table:table-cell>
          <table:table-cell table:formula="of:=TRIM(LEFT([.A57]; 5))" office:value-type="string" office:string-value="0311">
            <text:p>0311</text:p>
          </table:table-cell>
          <table:table-cell office:value-type="float" office:value="881">
            <text:p>881</text:p>
          </table:table-cell>
          <table:table-cell office:value-type="float" office:value="4">
            <text:p>4</text:p>
          </table:table-cell>
          <table:table-cell office:value-type="float" office:value="436">
            <text:p>436</text:p>
          </table:table-cell>
          <table:table-cell office:value-type="float" office:value="16">
            <text:p>16</text:p>
          </table:table-cell>
          <table:table-cell office:value-type="float" office:value="420">
            <text:p>42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85">
            <text:p>285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9">
            <text:p>9</text:p>
          </table:table-cell>
          <table:table-cell table:formula="of:=[.H57]/[.$G57]*100" office:value-type="float" office:value="2.14285714285714">
            <text:p>2.1428571429</text:p>
          </table:table-cell>
          <table:table-cell table:formula="of:=[.I57]/[.$G57]*100" office:value-type="float" office:value="1.42857142857143">
            <text:p>1.4285714286</text:p>
          </table:table-cell>
          <table:table-cell table:formula="of:=[.J57]/[.$G57]*100" office:value-type="float" office:value="67.8571428571429">
            <text:p>67.8571428571</text:p>
          </table:table-cell>
          <table:table-cell table:formula="of:=[.K57]/[.$G57]*100" office:value-type="float" office:value="0.952380952380952">
            <text:p>0.9523809524</text:p>
          </table:table-cell>
          <table:table-cell table:formula="of:=[.L57]/[.$G57]*100" office:value-type="float" office:value="4.76190476190476">
            <text:p>4.7619047619</text:p>
          </table:table-cell>
          <table:table-cell table:formula="of:=[.M57]/[.$G57]*100" office:value-type="float" office:value="20.7142857142857">
            <text:p>20.7142857143</text:p>
          </table:table-cell>
          <table:table-cell table:formula="of:=[.N57]/[.$G57]*100" office:value-type="float" office:value="2.14285714285714">
            <text:p>2.1428571429</text:p>
          </table:table-cell>
        </table:table-row>
        <table:table-row table:style-name="ro2">
          <table:table-cell office:value-type="string">
            <text:p><text:s/>0312 - Bureau de vote 0312</text:p>
          </table:table-cell>
          <table:table-cell table:formula="of:=TRIM(LEFT([.A58]; 5))" office:value-type="string" office:string-value="0312">
            <text:p>0312</text:p>
          </table:table-cell>
          <table:table-cell office:value-type="float" office:value="925">
            <text:p>925</text:p>
          </table:table-cell>
          <table:table-cell office:value-type="float" office:value="13">
            <text:p>13</text:p>
          </table:table-cell>
          <table:table-cell office:value-type="float" office:value="557">
            <text:p>557</text:p>
          </table:table-cell>
          <table:table-cell office:value-type="float" office:value="15">
            <text:p>15</text:p>
          </table:table-cell>
          <table:table-cell office:value-type="float" office:value="542">
            <text:p>542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311">
            <text:p>311</text:p>
          </table:table-cell>
          <table:table-cell office:value-type="float" office:value="5">
            <text:p>5</text:p>
          </table:table-cell>
          <table:table-cell office:value-type="float" office:value="33">
            <text:p>33</text:p>
          </table:table-cell>
          <table:table-cell office:value-type="float" office:value="155">
            <text:p>155</text:p>
          </table:table-cell>
          <table:table-cell office:value-type="float" office:value="9">
            <text:p>9</text:p>
          </table:table-cell>
          <table:table-cell table:formula="of:=[.H58]/[.$G58]*100" office:value-type="float" office:value="3.50553505535055">
            <text:p>3.5055350554</text:p>
          </table:table-cell>
          <table:table-cell table:formula="of:=[.I58]/[.$G58]*100" office:value-type="float" office:value="1.8450184501845">
            <text:p>1.8450184502</text:p>
          </table:table-cell>
          <table:table-cell table:formula="of:=[.J58]/[.$G58]*100" office:value-type="float" office:value="57.380073800738">
            <text:p>57.3800738007</text:p>
          </table:table-cell>
          <table:table-cell table:formula="of:=[.K58]/[.$G58]*100" office:value-type="float" office:value="0.922509225092251">
            <text:p>0.9225092251</text:p>
          </table:table-cell>
          <table:table-cell table:formula="of:=[.L58]/[.$G58]*100" office:value-type="float" office:value="6.08856088560886">
            <text:p>6.0885608856</text:p>
          </table:table-cell>
          <table:table-cell table:formula="of:=[.M58]/[.$G58]*100" office:value-type="float" office:value="28.5977859778598">
            <text:p>28.5977859779</text:p>
          </table:table-cell>
          <table:table-cell table:formula="of:=[.N58]/[.$G58]*100" office:value-type="float" office:value="1.66051660516605">
            <text:p>1.6605166052</text:p>
          </table:table-cell>
        </table:table-row>
        <table:table-row table:style-name="ro2">
          <table:table-cell office:value-type="string">
            <text:p><text:s/>0313 - Bureau de vote 0313</text:p>
          </table:table-cell>
          <table:table-cell table:formula="of:=TRIM(LEFT([.A59]; 5))" office:value-type="string" office:string-value="0313">
            <text:p>0313</text:p>
          </table:table-cell>
          <table:table-cell office:value-type="float" office:value="820">
            <text:p>820</text:p>
          </table:table-cell>
          <table:table-cell office:value-type="float" office:value="6">
            <text:p>6</text:p>
          </table:table-cell>
          <table:table-cell office:value-type="float" office:value="463">
            <text:p>463</text:p>
          </table:table-cell>
          <table:table-cell office:value-type="float" office:value="6">
            <text:p>6</text:p>
          </table:table-cell>
          <table:table-cell office:value-type="float" office:value="457">
            <text:p>45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62">
            <text:p>262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27">
            <text:p>127</text:p>
          </table:table-cell>
          <table:table-cell office:value-type="float" office:value="9">
            <text:p>9</text:p>
          </table:table-cell>
          <table:table-cell table:formula="of:=[.H59]/[.$G59]*100" office:value-type="float" office:value="3.28227571115974">
            <text:p>3.2822757112</text:p>
          </table:table-cell>
          <table:table-cell table:formula="of:=[.I59]/[.$G59]*100" office:value-type="float" office:value="0.87527352297593">
            <text:p>0.875273523</text:p>
          </table:table-cell>
          <table:table-cell table:formula="of:=[.J59]/[.$G59]*100" office:value-type="float" office:value="57.3304157549234">
            <text:p>57.3304157549</text:p>
          </table:table-cell>
          <table:table-cell table:formula="of:=[.K59]/[.$G59]*100" office:value-type="float" office:value="1.75054704595186">
            <text:p>1.750547046</text:p>
          </table:table-cell>
          <table:table-cell table:formula="of:=[.L59]/[.$G59]*100" office:value-type="float" office:value="7.00218818380744">
            <text:p>7.0021881838</text:p>
          </table:table-cell>
          <table:table-cell table:formula="of:=[.M59]/[.$G59]*100" office:value-type="float" office:value="27.7899343544858">
            <text:p>27.7899343545</text:p>
          </table:table-cell>
          <table:table-cell table:formula="of:=[.N59]/[.$G59]*100" office:value-type="float" office:value="1.96936542669584">
            <text:p>1.9693654267</text:p>
          </table:table-cell>
        </table:table-row>
        <table:table-row table:style-name="ro2">
          <table:table-cell office:value-type="string">
            <text:p><text:s/>0314 - Bureau de vote 0314</text:p>
          </table:table-cell>
          <table:table-cell table:formula="of:=TRIM(LEFT([.A60]; 5))" office:value-type="string" office:string-value="0314">
            <text:p>0314</text:p>
          </table:table-cell>
          <table:table-cell office:value-type="float" office:value="828">
            <text:p>828</text:p>
          </table:table-cell>
          <table:table-cell office:value-type="float" office:value="10">
            <text:p>10</text:p>
          </table:table-cell>
          <table:table-cell office:value-type="float" office:value="473">
            <text:p>473</text:p>
          </table:table-cell>
          <table:table-cell office:value-type="float" office:value="8">
            <text:p>8</text:p>
          </table:table-cell>
          <table:table-cell office:value-type="float" office:value="465">
            <text:p>465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33">
            <text:p>133</text:p>
          </table:table-cell>
          <table:table-cell office:value-type="float" office:value="12">
            <text:p>12</text:p>
          </table:table-cell>
          <table:table-cell table:formula="of:=[.H60]/[.$G60]*100" office:value-type="float" office:value="3.44086021505376">
            <text:p>3.4408602151</text:p>
          </table:table-cell>
          <table:table-cell table:formula="of:=[.I60]/[.$G60]*100" office:value-type="float" office:value="1.50537634408602">
            <text:p>1.5053763441</text:p>
          </table:table-cell>
          <table:table-cell table:formula="of:=[.J60]/[.$G60]*100" office:value-type="float" office:value="59.7849462365591">
            <text:p>59.7849462366</text:p>
          </table:table-cell>
          <table:table-cell table:formula="of:=[.K60]/[.$G60]*100" office:value-type="float" office:value="0">
            <text:p>0</text:p>
          </table:table-cell>
          <table:table-cell table:formula="of:=[.L60]/[.$G60]*100" office:value-type="float" office:value="4.08602150537634">
            <text:p>4.0860215054</text:p>
          </table:table-cell>
          <table:table-cell table:formula="of:=[.M60]/[.$G60]*100" office:value-type="float" office:value="28.6021505376344">
            <text:p>28.6021505376</text:p>
          </table:table-cell>
          <table:table-cell table:formula="of:=[.N60]/[.$G60]*100" office:value-type="float" office:value="2.58064516129032">
            <text:p>2.5806451613</text:p>
          </table:table-cell>
        </table:table-row>
        <table:table-row table:style-name="ro2">
          <table:table-cell office:value-type="string">
            <text:p><text:s/>0315 - Bureau de vote 0315</text:p>
          </table:table-cell>
          <table:table-cell table:formula="of:=TRIM(LEFT([.A61]; 5))" office:value-type="string" office:string-value="0315">
            <text:p>0315</text:p>
          </table:table-cell>
          <table:table-cell office:value-type="float" office:value="919">
            <text:p>919</text:p>
          </table:table-cell>
          <table:table-cell office:value-type="float" office:value="5">
            <text:p>5</text:p>
          </table:table-cell>
          <table:table-cell office:value-type="float" office:value="424">
            <text:p>424</text:p>
          </table:table-cell>
          <table:table-cell office:value-type="float" office:value="5">
            <text:p>5</text:p>
          </table:table-cell>
          <table:table-cell office:value-type="float" office:value="419">
            <text:p>419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3">
            <text:p>103</text:p>
          </table:table-cell>
          <table:table-cell office:value-type="float" office:value="13">
            <text:p>13</text:p>
          </table:table-cell>
          <table:table-cell table:formula="of:=[.H61]/[.$G61]*100" office:value-type="float" office:value="4.77326968973747">
            <text:p>4.7732696897</text:p>
          </table:table-cell>
          <table:table-cell table:formula="of:=[.I61]/[.$G61]*100" office:value-type="float" office:value="1.90930787589499">
            <text:p>1.9093078759</text:p>
          </table:table-cell>
          <table:table-cell table:formula="of:=[.J61]/[.$G61]*100" office:value-type="float" office:value="59.6658711217184">
            <text:p>59.6658711217</text:p>
          </table:table-cell>
          <table:table-cell table:formula="of:=[.K61]/[.$G61]*100" office:value-type="float" office:value="1.19331742243437">
            <text:p>1.1933174224</text:p>
          </table:table-cell>
          <table:table-cell table:formula="of:=[.L61]/[.$G61]*100" office:value-type="float" office:value="4.77326968973747">
            <text:p>4.7732696897</text:p>
          </table:table-cell>
          <table:table-cell table:formula="of:=[.M61]/[.$G61]*100" office:value-type="float" office:value="24.582338902148">
            <text:p>24.5823389021</text:p>
          </table:table-cell>
          <table:table-cell table:formula="of:=[.N61]/[.$G61]*100" office:value-type="float" office:value="3.10262529832936">
            <text:p>3.1026252983</text:p>
          </table:table-cell>
        </table:table-row>
        <table:table-row table:style-name="ro2">
          <table:table-cell office:value-type="string">
            <text:p><text:s/>0316 - Bureau de vote 0316</text:p>
          </table:table-cell>
          <table:table-cell table:formula="of:=TRIM(LEFT([.A62]; 5))" office:value-type="string" office:string-value="0316">
            <text:p>0316</text:p>
          </table:table-cell>
          <table:table-cell office:value-type="float" office:value="800">
            <text:p>800</text:p>
          </table:table-cell>
          <table:table-cell office:value-type="float" office:value="10">
            <text:p>10</text:p>
          </table:table-cell>
          <table:table-cell office:value-type="float" office:value="425">
            <text:p>425</text:p>
          </table:table-cell>
          <table:table-cell office:value-type="float" office:value="9">
            <text:p>9</text:p>
          </table:table-cell>
          <table:table-cell office:value-type="float" office:value="416">
            <text:p>416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96">
            <text:p>96</text:p>
          </table:table-cell>
          <table:table-cell office:value-type="float" office:value="8">
            <text:p>8</text:p>
          </table:table-cell>
          <table:table-cell table:formula="of:=[.H62]/[.$G62]*100" office:value-type="float" office:value="4.80769230769231">
            <text:p>4.8076923077</text:p>
          </table:table-cell>
          <table:table-cell table:formula="of:=[.I62]/[.$G62]*100" office:value-type="float" office:value="2.64423076923077">
            <text:p>2.6442307692</text:p>
          </table:table-cell>
          <table:table-cell table:formula="of:=[.J62]/[.$G62]*100" office:value-type="float" office:value="58.8942307692308">
            <text:p>58.8942307692</text:p>
          </table:table-cell>
          <table:table-cell table:formula="of:=[.K62]/[.$G62]*100" office:value-type="float" office:value="0.480769230769231">
            <text:p>0.4807692308</text:p>
          </table:table-cell>
          <table:table-cell table:formula="of:=[.L62]/[.$G62]*100" office:value-type="float" office:value="8.17307692307692">
            <text:p>8.1730769231</text:p>
          </table:table-cell>
          <table:table-cell table:formula="of:=[.M62]/[.$G62]*100" office:value-type="float" office:value="23.0769230769231">
            <text:p>23.0769230769</text:p>
          </table:table-cell>
          <table:table-cell table:formula="of:=[.N62]/[.$G62]*100" office:value-type="float" office:value="1.92307692307692">
            <text:p>1.9230769231</text:p>
          </table:table-cell>
        </table:table-row>
        <table:table-row table:style-name="ro2">
          <table:table-cell office:value-type="string">
            <text:p><text:s/>0317 - Bureau de vote 0317</text:p>
          </table:table-cell>
          <table:table-cell table:formula="of:=TRIM(LEFT([.A63]; 5))" office:value-type="string" office:string-value="0317">
            <text:p>0317</text:p>
          </table:table-cell>
          <table:table-cell office:value-type="float" office:value="767">
            <text:p>767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8">
            <text:p>8</text:p>
          </table:table-cell>
          <table:table-cell office:value-type="float" office:value="392">
            <text:p>392</text:p>
          </table:table-cell>
          <table:table-cell office:value-type="float" office:value="27">
            <text:p>27</text:p>
          </table:table-cell>
          <table:table-cell office:value-type="float" office:value="7">
            <text:p>7</text:p>
          </table:table-cell>
          <table:table-cell office:value-type="float" office:value="270">
            <text:p>27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table:formula="of:=[.H63]/[.$G63]*100" office:value-type="float" office:value="6.88775510204082">
            <text:p>6.887755102</text:p>
          </table:table-cell>
          <table:table-cell table:formula="of:=[.I63]/[.$G63]*100" office:value-type="float" office:value="1.78571428571429">
            <text:p>1.7857142857</text:p>
          </table:table-cell>
          <table:table-cell table:formula="of:=[.J63]/[.$G63]*100" office:value-type="float" office:value="68.8775510204082">
            <text:p>68.8775510204</text:p>
          </table:table-cell>
          <table:table-cell table:formula="of:=[.K63]/[.$G63]*100" office:value-type="float" office:value="1.02040816326531">
            <text:p>1.0204081633</text:p>
          </table:table-cell>
          <table:table-cell table:formula="of:=[.L63]/[.$G63]*100" office:value-type="float" office:value="5.10204081632653">
            <text:p>5.1020408163</text:p>
          </table:table-cell>
          <table:table-cell table:formula="of:=[.M63]/[.$G63]*100" office:value-type="float" office:value="13.5204081632653">
            <text:p>13.5204081633</text:p>
          </table:table-cell>
          <table:table-cell table:formula="of:=[.N63]/[.$G63]*100" office:value-type="float" office:value="2.80612244897959">
            <text:p>2.806122449</text:p>
          </table:table-cell>
        </table:table-row>
        <table:table-row table:style-name="ro2">
          <table:table-cell office:value-type="string">
            <text:p><text:s/>0318 - Bureau de vote 0318</text:p>
          </table:table-cell>
          <table:table-cell table:formula="of:=TRIM(LEFT([.A64]; 5))" office:value-type="string" office:string-value="0318">
            <text:p>0318</text:p>
          </table:table-cell>
          <table:table-cell office:value-type="float" office:value="638">
            <text:p>638</text:p>
          </table:table-cell>
          <table:table-cell office:value-type="float" office:value="3">
            <text:p>3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301">
            <text:p>301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191">
            <text:p>19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formula="of:=[.H64]/[.$G64]*100" office:value-type="float" office:value="7.30897009966778">
            <text:p>7.3089700997</text:p>
          </table:table-cell>
          <table:table-cell table:formula="of:=[.I64]/[.$G64]*100" office:value-type="float" office:value="2.99003322259136">
            <text:p>2.9900332226</text:p>
          </table:table-cell>
          <table:table-cell table:formula="of:=[.J64]/[.$G64]*100" office:value-type="float" office:value="63.4551495016611">
            <text:p>63.4551495017</text:p>
          </table:table-cell>
          <table:table-cell table:formula="of:=[.K64]/[.$G64]*100" office:value-type="float" office:value="1.32890365448505">
            <text:p>1.3289036545</text:p>
          </table:table-cell>
          <table:table-cell table:formula="of:=[.L64]/[.$G64]*100" office:value-type="float" office:value="5.3156146179402">
            <text:p>5.3156146179</text:p>
          </table:table-cell>
          <table:table-cell table:formula="of:=[.M64]/[.$G64]*100" office:value-type="float" office:value="16.6112956810631">
            <text:p>16.6112956811</text:p>
          </table:table-cell>
          <table:table-cell table:formula="of:=[.N64]/[.$G64]*100" office:value-type="float" office:value="2.99003322259136">
            <text:p>2.9900332226</text:p>
          </table:table-cell>
        </table:table-row>
        <table:table-row table:style-name="ro2">
          <table:table-cell office:value-type="string">
            <text:p><text:s/>0319 - Bureau de vote 0319</text:p>
          </table:table-cell>
          <table:table-cell table:formula="of:=TRIM(LEFT([.A65]; 5))" office:value-type="string" office:string-value="0319">
            <text:p>0319</text:p>
          </table:table-cell>
          <table:table-cell office:value-type="float" office:value="1187">
            <text:p>1187</text:p>
          </table:table-cell>
          <table:table-cell office:value-type="float" office:value="9">
            <text:p>9</text:p>
          </table:table-cell>
          <table:table-cell office:value-type="float" office:value="515">
            <text:p>515</text:p>
          </table:table-cell>
          <table:table-cell office:value-type="float" office:value="14">
            <text:p>14</text:p>
          </table:table-cell>
          <table:table-cell office:value-type="float" office:value="501">
            <text:p>501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office:value-type="float" office:value="346">
            <text:p>346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table:formula="of:=[.H65]/[.$G65]*100" office:value-type="float" office:value="5.78842315369262">
            <text:p>5.7884231537</text:p>
          </table:table-cell>
          <table:table-cell table:formula="of:=[.I65]/[.$G65]*100" office:value-type="float" office:value="3.1936127744511">
            <text:p>3.1936127745</text:p>
          </table:table-cell>
          <table:table-cell table:formula="of:=[.J65]/[.$G65]*100" office:value-type="float" office:value="69.061876247505">
            <text:p>69.0618762475</text:p>
          </table:table-cell>
          <table:table-cell table:formula="of:=[.K65]/[.$G65]*100" office:value-type="float" office:value="0.998003992015968">
            <text:p>0.998003992</text:p>
          </table:table-cell>
          <table:table-cell table:formula="of:=[.L65]/[.$G65]*100" office:value-type="float" office:value="5.18962075848303">
            <text:p>5.1896207585</text:p>
          </table:table-cell>
          <table:table-cell table:formula="of:=[.M65]/[.$G65]*100" office:value-type="float" office:value="13.373253493014">
            <text:p>13.373253493</text:p>
          </table:table-cell>
          <table:table-cell table:formula="of:=[.N65]/[.$G65]*100" office:value-type="float" office:value="2.39520958083832">
            <text:p>2.3952095808</text:p>
          </table:table-cell>
        </table:table-row>
        <table:table-row table:style-name="ro2">
          <table:table-cell office:value-type="string">
            <text:p><text:s/>0320 - Bureau de vote 0320</text:p>
          </table:table-cell>
          <table:table-cell table:formula="of:=TRIM(LEFT([.A66]; 5))" office:value-type="string" office:string-value="0320">
            <text:p>0320</text:p>
          </table:table-cell>
          <table:table-cell office:value-type="float" office:value="838">
            <text:p>838</text:p>
          </table:table-cell>
          <table:table-cell office:value-type="float" office:value="7">
            <text:p>7</text:p>
          </table:table-cell>
          <table:table-cell office:value-type="float" office:value="375">
            <text:p>375</text:p>
          </table:table-cell>
          <table:table-cell office:value-type="float" office:value="5">
            <text:p>5</text:p>
          </table:table-cell>
          <table:table-cell office:value-type="float" office:value="370">
            <text:p>37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25">
            <text:p>225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table:formula="of:=[.H66]/[.$G66]*100" office:value-type="float" office:value="7.83783783783784">
            <text:p>7.8378378378</text:p>
          </table:table-cell>
          <table:table-cell table:formula="of:=[.I66]/[.$G66]*100" office:value-type="float" office:value="8.10810810810811">
            <text:p>8.1081081081</text:p>
          </table:table-cell>
          <table:table-cell table:formula="of:=[.J66]/[.$G66]*100" office:value-type="float" office:value="60.8108108108108">
            <text:p>60.8108108108</text:p>
          </table:table-cell>
          <table:table-cell table:formula="of:=[.K66]/[.$G66]*100" office:value-type="float" office:value="1.08108108108108">
            <text:p>1.0810810811</text:p>
          </table:table-cell>
          <table:table-cell table:formula="of:=[.L66]/[.$G66]*100" office:value-type="float" office:value="4.86486486486487">
            <text:p>4.8648648649</text:p>
          </table:table-cell>
          <table:table-cell table:formula="of:=[.M66]/[.$G66]*100" office:value-type="float" office:value="15.4054054054054">
            <text:p>15.4054054054</text:p>
          </table:table-cell>
          <table:table-cell table:formula="of:=[.N66]/[.$G66]*100" office:value-type="float" office:value="1.89189189189189">
            <text:p>1.8918918919</text:p>
          </table:table-cell>
        </table:table-row>
        <table:table-row table:style-name="ro2">
          <table:table-cell office:value-type="string">
            <text:p><text:s/>0321 - Bureau de vote 0321</text:p>
          </table:table-cell>
          <table:table-cell table:formula="of:=TRIM(LEFT([.A67]; 5))" office:value-type="string" office:string-value="0321">
            <text:p>0321</text:p>
          </table:table-cell>
          <table:table-cell office:value-type="float" office:value="910">
            <text:p>910</text:p>
          </table:table-cell>
          <table:table-cell office:value-type="float" office:value="7">
            <text:p>7</text:p>
          </table:table-cell>
          <table:table-cell office:value-type="float" office:value="411">
            <text:p>411</text:p>
          </table:table-cell>
          <table:table-cell office:value-type="float" office:value="10">
            <text:p>10</text:p>
          </table:table-cell>
          <table:table-cell office:value-type="float" office:value="401">
            <text:p>401</text:p>
          </table:table-cell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242">
            <text:p>242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 table:formula="of:=[.H67]/[.$G67]*100" office:value-type="float" office:value="4.48877805486284">
            <text:p>4.4887780549</text:p>
          </table:table-cell>
          <table:table-cell table:formula="of:=[.I67]/[.$G67]*100" office:value-type="float" office:value="1.49625935162095">
            <text:p>1.4962593516</text:p>
          </table:table-cell>
          <table:table-cell table:formula="of:=[.J67]/[.$G67]*100" office:value-type="float" office:value="60.3491271820449">
            <text:p>60.349127182</text:p>
          </table:table-cell>
          <table:table-cell table:formula="of:=[.K67]/[.$G67]*100" office:value-type="float" office:value="1.74563591022444">
            <text:p>1.7456359102</text:p>
          </table:table-cell>
          <table:table-cell table:formula="of:=[.L67]/[.$G67]*100" office:value-type="float" office:value="8.7281795511222">
            <text:p>8.7281795511</text:p>
          </table:table-cell>
          <table:table-cell table:formula="of:=[.M67]/[.$G67]*100" office:value-type="float" office:value="20.4488778054863">
            <text:p>20.4488778055</text:p>
          </table:table-cell>
          <table:table-cell table:formula="of:=[.N67]/[.$G67]*100" office:value-type="float" office:value="2.7431421446384">
            <text:p>2.7431421446</text:p>
          </table:table-cell>
        </table:table-row>
        <table:table-row table:style-name="ro2">
          <table:table-cell office:value-type="string">
            <text:p><text:s/>0401 - Bureau de vote 0401</text:p>
          </table:table-cell>
          <table:table-cell table:formula="of:=TRIM(LEFT([.A68]; 5))" office:value-type="string" office:string-value="0401">
            <text:p>0401</text:p>
          </table:table-cell>
          <table:table-cell office:value-type="float" office:value="832">
            <text:p>832</text:p>
          </table:table-cell>
          <table:table-cell office:value-type="float" office:value="12">
            <text:p>12</text:p>
          </table:table-cell>
          <table:table-cell office:value-type="float" office:value="399">
            <text:p>399</text:p>
          </table:table-cell>
          <table:table-cell office:value-type="float" office:value="6">
            <text:p>6</text:p>
          </table:table-cell>
          <table:table-cell office:value-type="float" office:value="393">
            <text:p>39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71">
            <text:p>171</text:p>
          </table:table-cell>
          <table:table-cell office:value-type="float" office:value="4">
            <text:p>4</text:p>
          </table:table-cell>
          <table:table-cell table:formula="of:=[.H68]/[.$G68]*100" office:value-type="float" office:value="4.32569974554707">
            <text:p>4.3256997455</text:p>
          </table:table-cell>
          <table:table-cell table:formula="of:=[.I68]/[.$G68]*100" office:value-type="float" office:value="2.29007633587786">
            <text:p>2.2900763359</text:p>
          </table:table-cell>
          <table:table-cell table:formula="of:=[.J68]/[.$G68]*100" office:value-type="float" office:value="39.440203562341">
            <text:p>39.4402035623</text:p>
          </table:table-cell>
          <table:table-cell table:formula="of:=[.K68]/[.$G68]*100" office:value-type="float" office:value="0.254452926208651">
            <text:p>0.2544529262</text:p>
          </table:table-cell>
          <table:table-cell table:formula="of:=[.L68]/[.$G68]*100" office:value-type="float" office:value="9.16030534351145">
            <text:p>9.1603053435</text:p>
          </table:table-cell>
          <table:table-cell table:formula="of:=[.M68]/[.$G68]*100" office:value-type="float" office:value="43.5114503816794">
            <text:p>43.5114503817</text:p>
          </table:table-cell>
          <table:table-cell table:formula="of:=[.N68]/[.$G68]*100" office:value-type="float" office:value="1.01781170483461">
            <text:p>1.0178117048</text:p>
          </table:table-cell>
        </table:table-row>
        <table:table-row table:style-name="ro2">
          <table:table-cell office:value-type="string">
            <text:p><text:s/>0402 - Bureau de vote 0402</text:p>
          </table:table-cell>
          <table:table-cell table:formula="of:=TRIM(LEFT([.A69]; 5))" office:value-type="string" office:string-value="0402">
            <text:p>0402</text:p>
          </table:table-cell>
          <table:table-cell office:value-type="float" office:value="851">
            <text:p>851</text:p>
          </table:table-cell>
          <table:table-cell office:value-type="float" office:value="27">
            <text:p>27</text:p>
          </table:table-cell>
          <table:table-cell office:value-type="float" office:value="492">
            <text:p>492</text:p>
          </table:table-cell>
          <table:table-cell office:value-type="float" office:value="11">
            <text:p>11</text:p>
          </table:table-cell>
          <table:table-cell office:value-type="float" office:value="481">
            <text:p>48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83">
            <text:p>283</text:p>
          </table:table-cell>
          <table:table-cell office:value-type="float" office:value="4">
            <text:p>4</text:p>
          </table:table-cell>
          <table:table-cell table:formula="of:=[.H69]/[.$G69]*100" office:value-type="float" office:value="1.24740124740125">
            <text:p>1.2474012474</text:p>
          </table:table-cell>
          <table:table-cell table:formula="of:=[.I69]/[.$G69]*100" office:value-type="float" office:value="2.28690228690229">
            <text:p>2.2869022869</text:p>
          </table:table-cell>
          <table:table-cell table:formula="of:=[.J69]/[.$G69]*100" office:value-type="float" office:value="29.9376299376299">
            <text:p>29.9376299376</text:p>
          </table:table-cell>
          <table:table-cell table:formula="of:=[.K69]/[.$G69]*100" office:value-type="float" office:value="0.207900207900208">
            <text:p>0.2079002079</text:p>
          </table:table-cell>
          <table:table-cell table:formula="of:=[.L69]/[.$G69]*100" office:value-type="float" office:value="6.65280665280665">
            <text:p>6.6528066528</text:p>
          </table:table-cell>
          <table:table-cell table:formula="of:=[.M69]/[.$G69]*100" office:value-type="float" office:value="58.8357588357588">
            <text:p>58.8357588358</text:p>
          </table:table-cell>
          <table:table-cell table:formula="of:=[.N69]/[.$G69]*100" office:value-type="float" office:value="0.831600831600832">
            <text:p>0.8316008316</text:p>
          </table:table-cell>
        </table:table-row>
        <table:table-row table:style-name="ro2">
          <table:table-cell office:value-type="string">
            <text:p><text:s/>0403 - Bureau de vote 0403</text:p>
          </table:table-cell>
          <table:table-cell table:formula="of:=TRIM(LEFT([.A70]; 5))" office:value-type="string" office:string-value="0403">
            <text:p>0403</text:p>
          </table:table-cell>
          <table:table-cell office:value-type="float" office:value="887">
            <text:p>887</text:p>
          </table:table-cell>
          <table:table-cell office:value-type="float" office:value="23">
            <text:p>23</text:p>
          </table:table-cell>
          <table:table-cell office:value-type="float" office:value="516">
            <text:p>516</text:p>
          </table:table-cell>
          <table:table-cell office:value-type="float" office:value="18">
            <text:p>18</text:p>
          </table:table-cell>
          <table:table-cell office:value-type="float" office:value="498">
            <text:p>498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291">
            <text:p>291</text:p>
          </table:table-cell>
          <table:table-cell office:value-type="float" office:value="5">
            <text:p>5</text:p>
          </table:table-cell>
          <table:table-cell table:formula="of:=[.H70]/[.$G70]*100" office:value-type="float" office:value="3.81526104417671">
            <text:p>3.8152610442</text:p>
          </table:table-cell>
          <table:table-cell table:formula="of:=[.I70]/[.$G70]*100" office:value-type="float" office:value="1.20481927710843">
            <text:p>1.2048192771</text:p>
          </table:table-cell>
          <table:table-cell table:formula="of:=[.J70]/[.$G70]*100" office:value-type="float" office:value="29.1164658634538">
            <text:p>29.1164658635</text:p>
          </table:table-cell>
          <table:table-cell table:formula="of:=[.K70]/[.$G70]*100" office:value-type="float" office:value="0.401606425702811">
            <text:p>0.4016064257</text:p>
          </table:table-cell>
          <table:table-cell table:formula="of:=[.L70]/[.$G70]*100" office:value-type="float" office:value="6.02409638554217">
            <text:p>6.0240963855</text:p>
          </table:table-cell>
          <table:table-cell table:formula="of:=[.M70]/[.$G70]*100" office:value-type="float" office:value="58.433734939759">
            <text:p>58.4337349398</text:p>
          </table:table-cell>
          <table:table-cell table:formula="of:=[.N70]/[.$G70]*100" office:value-type="float" office:value="1.00401606425703">
            <text:p>1.0040160643</text:p>
          </table:table-cell>
        </table:table-row>
        <table:table-row table:style-name="ro2">
          <table:table-cell office:value-type="string">
            <text:p><text:s/>0404 - Bureau de vote 0404</text:p>
          </table:table-cell>
          <table:table-cell table:formula="of:=TRIM(LEFT([.A71]; 5))" office:value-type="string" office:string-value="0404">
            <text:p>0404</text:p>
          </table:table-cell>
          <table:table-cell office:value-type="float" office:value="903">
            <text:p>903</text:p>
          </table:table-cell>
          <table:table-cell office:value-type="float" office:value="28">
            <text:p>28</text:p>
          </table:table-cell>
          <table:table-cell office:value-type="float" office:value="531">
            <text:p>531</text:p>
          </table:table-cell>
          <table:table-cell office:value-type="float" office:value="15">
            <text:p>15</text:p>
          </table:table-cell>
          <table:table-cell office:value-type="float" office:value="516">
            <text:p>516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162">
            <text:p>162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290">
            <text:p>290</text:p>
          </table:table-cell>
          <table:table-cell office:value-type="float" office:value="5">
            <text:p>5</text:p>
          </table:table-cell>
          <table:table-cell table:formula="of:=[.H71]/[.$G71]*100" office:value-type="float" office:value="3.29457364341085">
            <text:p>3.2945736434</text:p>
          </table:table-cell>
          <table:table-cell table:formula="of:=[.I71]/[.$G71]*100" office:value-type="float" office:value="1.16279069767442">
            <text:p>1.1627906977</text:p>
          </table:table-cell>
          <table:table-cell table:formula="of:=[.J71]/[.$G71]*100" office:value-type="float" office:value="31.3953488372093">
            <text:p>31.3953488372</text:p>
          </table:table-cell>
          <table:table-cell table:formula="of:=[.K71]/[.$G71]*100" office:value-type="float" office:value="0.581395348837209">
            <text:p>0.5813953488</text:p>
          </table:table-cell>
          <table:table-cell table:formula="of:=[.L71]/[.$G71]*100" office:value-type="float" office:value="6.3953488372093">
            <text:p>6.3953488372</text:p>
          </table:table-cell>
          <table:table-cell table:formula="of:=[.M71]/[.$G71]*100" office:value-type="float" office:value="56.2015503875969">
            <text:p>56.2015503876</text:p>
          </table:table-cell>
          <table:table-cell table:formula="of:=[.N71]/[.$G71]*100" office:value-type="float" office:value="0.968992248062015">
            <text:p>0.9689922481</text:p>
          </table:table-cell>
        </table:table-row>
        <table:table-row table:style-name="ro2">
          <table:table-cell office:value-type="string">
            <text:p><text:s/>0405 - Bureau de vote 0405</text:p>
          </table:table-cell>
          <table:table-cell table:formula="of:=TRIM(LEFT([.A72]; 5))" office:value-type="string" office:string-value="0405">
            <text:p>0405</text:p>
          </table:table-cell>
          <table:table-cell office:value-type="float" office:value="1153">
            <text:p>1153</text:p>
          </table:table-cell>
          <table:table-cell office:value-type="float" office:value="40">
            <text:p>40</text:p>
          </table:table-cell>
          <table:table-cell office:value-type="float" office:value="655">
            <text:p>655</text:p>
          </table:table-cell>
          <table:table-cell office:value-type="float" office:value="16">
            <text:p>16</text:p>
          </table:table-cell>
          <table:table-cell office:value-type="float" office:value="639">
            <text:p>63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9">
            <text:p>179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395">
            <text:p>395</text:p>
          </table:table-cell>
          <table:table-cell office:value-type="float" office:value="3">
            <text:p>3</text:p>
          </table:table-cell>
          <table:table-cell table:formula="of:=[.H72]/[.$G72]*100" office:value-type="float" office:value="0.625978090766823">
            <text:p>0.6259780908</text:p>
          </table:table-cell>
          <table:table-cell table:formula="of:=[.I72]/[.$G72]*100" office:value-type="float" office:value="1.40845070422535">
            <text:p>1.4084507042</text:p>
          </table:table-cell>
          <table:table-cell table:formula="of:=[.J72]/[.$G72]*100" office:value-type="float" office:value="28.0125195618153">
            <text:p>28.0125195618</text:p>
          </table:table-cell>
          <table:table-cell table:formula="of:=[.K72]/[.$G72]*100" office:value-type="float" office:value="0.625978090766823">
            <text:p>0.6259780908</text:p>
          </table:table-cell>
          <table:table-cell table:formula="of:=[.L72]/[.$G72]*100" office:value-type="float" office:value="7.04225352112676">
            <text:p>7.0422535211</text:p>
          </table:table-cell>
          <table:table-cell table:formula="of:=[.M72]/[.$G72]*100" office:value-type="float" office:value="61.8153364632238">
            <text:p>61.8153364632</text:p>
          </table:table-cell>
          <table:table-cell table:formula="of:=[.N72]/[.$G72]*100" office:value-type="float" office:value="0.469483568075117">
            <text:p>0.4694835681</text:p>
          </table:table-cell>
        </table:table-row>
        <table:table-row table:style-name="ro2">
          <table:table-cell office:value-type="string">
            <text:p><text:s/>0406 - Bureau de vote 0406</text:p>
          </table:table-cell>
          <table:table-cell table:formula="of:=TRIM(LEFT([.A73]; 5))" office:value-type="string" office:string-value="0406">
            <text:p>0406</text:p>
          </table:table-cell>
          <table:table-cell office:value-type="float" office:value="812">
            <text:p>812</text:p>
          </table:table-cell>
          <table:table-cell office:value-type="float" office:value="7">
            <text:p>7</text:p>
          </table:table-cell>
          <table:table-cell office:value-type="float" office:value="439">
            <text:p>439</text:p>
          </table:table-cell>
          <table:table-cell office:value-type="float" office:value="11">
            <text:p>11</text:p>
          </table:table-cell>
          <table:table-cell office:value-type="float" office:value="428">
            <text:p>428</text:p>
          </table:table-cell>
          <table:table-cell table:number-columns-repeated="2" office:value-type="float" office:value="8">
            <text:p>8</text:p>
          </table:table-cell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254">
            <text:p>254</text:p>
          </table:table-cell>
          <table:table-cell office:value-type="float" office:value="5">
            <text:p>5</text:p>
          </table:table-cell>
          <table:table-cell table:formula="of:=[.H73]/[.$G73]*100" office:value-type="float" office:value="1.86915887850467">
            <text:p>1.8691588785</text:p>
          </table:table-cell>
          <table:table-cell table:formula="of:=[.I73]/[.$G73]*100" office:value-type="float" office:value="1.86915887850467">
            <text:p>1.8691588785</text:p>
          </table:table-cell>
          <table:table-cell table:formula="of:=[.J73]/[.$G73]*100" office:value-type="float" office:value="26.8691588785047">
            <text:p>26.8691588785</text:p>
          </table:table-cell>
          <table:table-cell table:formula="of:=[.K73]/[.$G73]*100" office:value-type="float" office:value="0.700934579439252">
            <text:p>0.7009345794</text:p>
          </table:table-cell>
          <table:table-cell table:formula="of:=[.L73]/[.$G73]*100" office:value-type="float" office:value="8.17757009345794">
            <text:p>8.1775700935</text:p>
          </table:table-cell>
          <table:table-cell table:formula="of:=[.M73]/[.$G73]*100" office:value-type="float" office:value="59.3457943925234">
            <text:p>59.3457943925</text:p>
          </table:table-cell>
          <table:table-cell table:formula="of:=[.N73]/[.$G73]*100" office:value-type="float" office:value="1.16822429906542">
            <text:p>1.1682242991</text:p>
          </table:table-cell>
        </table:table-row>
        <table:table-row table:style-name="ro2">
          <table:table-cell office:value-type="string">
            <text:p><text:s/>0407 - Bureau de vote 0407</text:p>
          </table:table-cell>
          <table:table-cell table:formula="of:=TRIM(LEFT([.A74]; 5))" office:value-type="string" office:string-value="0407">
            <text:p>0407</text:p>
          </table:table-cell>
          <table:table-cell office:value-type="float" office:value="1076">
            <text:p>1076</text:p>
          </table:table-cell>
          <table:table-cell office:value-type="float" office:value="5">
            <text:p>5</text:p>
          </table:table-cell>
          <table:table-cell office:value-type="float" office:value="608">
            <text:p>608</text:p>
          </table:table-cell>
          <table:table-cell office:value-type="float" office:value="9">
            <text:p>9</text:p>
          </table:table-cell>
          <table:table-cell office:value-type="float" office:value="599">
            <text:p>599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338">
            <text:p>338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formula="of:=[.H74]/[.$G74]*100" office:value-type="float" office:value="4.17362270450751">
            <text:p>4.1736227045</text:p>
          </table:table-cell>
          <table:table-cell table:formula="of:=[.I74]/[.$G74]*100" office:value-type="float" office:value="2.17028380634391">
            <text:p>2.1702838063</text:p>
          </table:table-cell>
          <table:table-cell table:formula="of:=[.J74]/[.$G74]*100" office:value-type="float" office:value="56.4273789649416">
            <text:p>56.4273789649</text:p>
          </table:table-cell>
          <table:table-cell table:formula="of:=[.K74]/[.$G74]*100" office:value-type="float" office:value="1.0016694490818">
            <text:p>1.0016694491</text:p>
          </table:table-cell>
          <table:table-cell table:formula="of:=[.L74]/[.$G74]*100" office:value-type="float" office:value="6.17696160267112">
            <text:p>6.1769616027</text:p>
          </table:table-cell>
          <table:table-cell table:formula="of:=[.M74]/[.$G74]*100" office:value-type="float" office:value="29.3823038397329">
            <text:p>29.3823038397</text:p>
          </table:table-cell>
          <table:table-cell table:formula="of:=[.N74]/[.$G74]*100" office:value-type="float" office:value="0.667779632721202">
            <text:p>0.6677796327</text:p>
          </table:table-cell>
        </table:table-row>
        <table:table-row table:style-name="ro2">
          <table:table-cell office:value-type="string">
            <text:p><text:s/>0408 - Bureau de vote 0408</text:p>
          </table:table-cell>
          <table:table-cell table:formula="of:=TRIM(LEFT([.A75]; 5))" office:value-type="string" office:string-value="0408">
            <text:p>0408</text:p>
          </table:table-cell>
          <table:table-cell office:value-type="float" office:value="1142">
            <text:p>1142</text:p>
          </table:table-cell>
          <table:table-cell office:value-type="float" office:value="26">
            <text:p>26</text:p>
          </table:table-cell>
          <table:table-cell office:value-type="float" office:value="640">
            <text:p>640</text:p>
          </table:table-cell>
          <table:table-cell office:value-type="float" office:value="15">
            <text:p>15</text:p>
          </table:table-cell>
          <table:table-cell office:value-type="float" office:value="625">
            <text:p>625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348">
            <text:p>34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203">
            <text:p>203</text:p>
          </table:table-cell>
          <table:table-cell office:value-type="float" office:value="11">
            <text:p>11</text:p>
          </table:table-cell>
          <table:table-cell table:formula="of:=[.H75]/[.$G75]*100" office:value-type="float" office:value="3.52">
            <text:p>3.52</text:p>
          </table:table-cell>
          <table:table-cell table:formula="of:=[.I75]/[.$G75]*100" office:value-type="float" office:value="1.44">
            <text:p>1.44</text:p>
          </table:table-cell>
          <table:table-cell table:formula="of:=[.J75]/[.$G75]*100" office:value-type="float" office:value="55.68">
            <text:p>55.68</text:p>
          </table:table-cell>
          <table:table-cell table:formula="of:=[.K75]/[.$G75]*100" office:value-type="float" office:value="0.64">
            <text:p>0.64</text:p>
          </table:table-cell>
          <table:table-cell table:formula="of:=[.L75]/[.$G75]*100" office:value-type="float" office:value="4.48">
            <text:p>4.48</text:p>
          </table:table-cell>
          <table:table-cell table:formula="of:=[.M75]/[.$G75]*100" office:value-type="float" office:value="32.48">
            <text:p>32.48</text:p>
          </table:table-cell>
          <table:table-cell table:formula="of:=[.N75]/[.$G75]*100" office:value-type="float" office:value="1.76">
            <text:p>1.76</text:p>
          </table:table-cell>
        </table:table-row>
        <table:table-row table:style-name="ro2">
          <table:table-cell office:value-type="string">
            <text:p><text:s/>0409 - Bureau de vote 0409</text:p>
          </table:table-cell>
          <table:table-cell table:formula="of:=TRIM(LEFT([.A76]; 5))" office:value-type="string" office:string-value="0409">
            <text:p>0409</text:p>
          </table:table-cell>
          <table:table-cell office:value-type="float" office:value="954">
            <text:p>954</text:p>
          </table:table-cell>
          <table:table-cell office:value-type="float" office:value="17">
            <text:p>17</text:p>
          </table:table-cell>
          <table:table-cell office:value-type="float" office:value="556">
            <text:p>556</text:p>
          </table:table-cell>
          <table:table-cell office:value-type="float" office:value="4">
            <text:p>4</text:p>
          </table:table-cell>
          <table:table-cell office:value-type="float" office:value="552">
            <text:p>552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32">
            <text:p>232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244">
            <text:p>244</text:p>
          </table:table-cell>
          <table:table-cell office:value-type="float" office:value="3">
            <text:p>3</text:p>
          </table:table-cell>
          <table:table-cell table:formula="of:=[.H76]/[.$G76]*100" office:value-type="float" office:value="2.17391304347826">
            <text:p>2.1739130435</text:p>
          </table:table-cell>
          <table:table-cell table:formula="of:=[.I76]/[.$G76]*100" office:value-type="float" office:value="1.44927536231884">
            <text:p>1.4492753623</text:p>
          </table:table-cell>
          <table:table-cell table:formula="of:=[.J76]/[.$G76]*100" office:value-type="float" office:value="42.0289855072464">
            <text:p>42.0289855072</text:p>
          </table:table-cell>
          <table:table-cell table:formula="of:=[.K76]/[.$G76]*100" office:value-type="float" office:value="0.905797101449275">
            <text:p>0.9057971014</text:p>
          </table:table-cell>
          <table:table-cell table:formula="of:=[.L76]/[.$G76]*100" office:value-type="float" office:value="8.69565217391304">
            <text:p>8.6956521739</text:p>
          </table:table-cell>
          <table:table-cell table:formula="of:=[.M76]/[.$G76]*100" office:value-type="float" office:value="44.2028985507246">
            <text:p>44.2028985507</text:p>
          </table:table-cell>
          <table:table-cell table:formula="of:=[.N76]/[.$G76]*100" office:value-type="float" office:value="0.543478260869565">
            <text:p>0.5434782609</text:p>
          </table:table-cell>
        </table:table-row>
        <table:table-row table:style-name="ro2">
          <table:table-cell office:value-type="string">
            <text:p><text:s/>0410 - Bureau de vote 0410</text:p>
          </table:table-cell>
          <table:table-cell table:formula="of:=TRIM(LEFT([.A77]; 5))" office:value-type="string" office:string-value="0410">
            <text:p>0410</text:p>
          </table:table-cell>
          <table:table-cell office:value-type="float" office:value="883">
            <text:p>883</text:p>
          </table:table-cell>
          <table:table-cell office:value-type="float" office:value="15">
            <text:p>15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office:value-type="float" office:value="492">
            <text:p>49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143">
            <text:p>143</text:p>
          </table:table-cell>
          <table:table-cell office:value-type="float" office:value="4">
            <text:p>4</text:p>
          </table:table-cell>
          <table:table-cell table:formula="of:=[.H77]/[.$G77]*100" office:value-type="float" office:value="4.87804878048781">
            <text:p>4.8780487805</text:p>
          </table:table-cell>
          <table:table-cell table:formula="of:=[.I77]/[.$G77]*100" office:value-type="float" office:value="0.609756097560976">
            <text:p>0.6097560976</text:p>
          </table:table-cell>
          <table:table-cell table:formula="of:=[.J77]/[.$G77]*100" office:value-type="float" office:value="56.9105691056911">
            <text:p>56.9105691057</text:p>
          </table:table-cell>
          <table:table-cell table:formula="of:=[.K77]/[.$G77]*100" office:value-type="float" office:value="0.40650406504065">
            <text:p>0.406504065</text:p>
          </table:table-cell>
          <table:table-cell table:formula="of:=[.L77]/[.$G77]*100" office:value-type="float" office:value="7.31707317073171">
            <text:p>7.3170731707</text:p>
          </table:table-cell>
          <table:table-cell table:formula="of:=[.M77]/[.$G77]*100" office:value-type="float" office:value="29.0650406504065">
            <text:p>29.0650406504</text:p>
          </table:table-cell>
          <table:table-cell table:formula="of:=[.N77]/[.$G77]*100" office:value-type="float" office:value="0.813008130081301">
            <text:p>0.8130081301</text:p>
          </table:table-cell>
        </table:table-row>
        <table:table-row table:style-name="ro2">
          <table:table-cell office:value-type="string">
            <text:p><text:s/>0411 - Bureau de vote 0411</text:p>
          </table:table-cell>
          <table:table-cell table:formula="of:=TRIM(LEFT([.A78]; 5))" office:value-type="string" office:string-value="0411">
            <text:p>0411</text:p>
          </table:table-cell>
          <table:table-cell office:value-type="float" office:value="938">
            <text:p>938</text:p>
          </table:table-cell>
          <table:table-cell office:value-type="float" office:value="23">
            <text:p>23</text:p>
          </table:table-cell>
          <table:table-cell office:value-type="float" office:value="570">
            <text:p>570</text:p>
          </table:table-cell>
          <table:table-cell office:value-type="float" office:value="8">
            <text:p>8</text:p>
          </table:table-cell>
          <table:table-cell office:value-type="float" office:value="562">
            <text:p>562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285">
            <text:p>285</text:p>
          </table:table-cell>
          <table:table-cell office:value-type="float" office:value="0">
            <text:p>0</text:p>
          </table:table-cell>
          <table:table-cell table:formula="of:=[.H78]/[.$G78]*100" office:value-type="float" office:value="2.84697508896797">
            <text:p>2.846975089</text:p>
          </table:table-cell>
          <table:table-cell table:formula="of:=[.I78]/[.$G78]*100" office:value-type="float" office:value="1.24555160142349">
            <text:p>1.2455516014</text:p>
          </table:table-cell>
          <table:table-cell table:formula="of:=[.J78]/[.$G78]*100" office:value-type="float" office:value="38.7900355871886">
            <text:p>38.7900355872</text:p>
          </table:table-cell>
          <table:table-cell table:formula="of:=[.K78]/[.$G78]*100" office:value-type="float" office:value="0.355871886120996">
            <text:p>0.3558718861</text:p>
          </table:table-cell>
          <table:table-cell table:formula="of:=[.L78]/[.$G78]*100" office:value-type="float" office:value="6.04982206405694">
            <text:p>6.0498220641</text:p>
          </table:table-cell>
          <table:table-cell table:formula="of:=[.M78]/[.$G78]*100" office:value-type="float" office:value="50.711743772242">
            <text:p>50.7117437722</text:p>
          </table:table-cell>
          <table:table-cell table:formula="of:=[.N78]/[.$G78]*100" office:value-type="float" office:value="0">
            <text:p>0</text:p>
          </table:table-cell>
        </table:table-row>
        <table:table-row table:style-name="ro2">
          <table:table-cell office:value-type="string">
            <text:p><text:s/>0412 - Bureau de vote 0412</text:p>
          </table:table-cell>
          <table:table-cell table:formula="of:=TRIM(LEFT([.A79]; 5))" office:value-type="string" office:string-value="0412">
            <text:p>0412</text:p>
          </table:table-cell>
          <table:table-cell office:value-type="float" office:value="905">
            <text:p>905</text:p>
          </table:table-cell>
          <table:table-cell office:value-type="float" office:value="8">
            <text:p>8</text:p>
          </table:table-cell>
          <table:table-cell office:value-type="float" office:value="537">
            <text:p>537</text:p>
          </table:table-cell>
          <table:table-cell office:value-type="float" office:value="11">
            <text:p>11</text:p>
          </table:table-cell>
          <table:table-cell office:value-type="float" office:value="526">
            <text:p>52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41">
            <text:p>241</text:p>
          </table:table-cell>
          <table:table-cell office:value-type="float" office:value="7">
            <text:p>7</text:p>
          </table:table-cell>
          <table:table-cell office:value-type="float" office:value="40">
            <text:p>40</text:p>
          </table:table-cell>
          <table:table-cell office:value-type="float" office:value="219">
            <text:p>219</text:p>
          </table:table-cell>
          <table:table-cell office:value-type="float" office:value="5">
            <text:p>5</text:p>
          </table:table-cell>
          <table:table-cell table:formula="of:=[.H79]/[.$G79]*100" office:value-type="float" office:value="1.90114068441065">
            <text:p>1.9011406844</text:p>
          </table:table-cell>
          <table:table-cell table:formula="of:=[.I79]/[.$G79]*100" office:value-type="float" office:value="0.760456273764259">
            <text:p>0.7604562738</text:p>
          </table:table-cell>
          <table:table-cell table:formula="of:=[.J79]/[.$G79]*100" office:value-type="float" office:value="45.8174904942966">
            <text:p>45.8174904943</text:p>
          </table:table-cell>
          <table:table-cell table:formula="of:=[.K79]/[.$G79]*100" office:value-type="float" office:value="1.33079847908745">
            <text:p>1.3307984791</text:p>
          </table:table-cell>
          <table:table-cell table:formula="of:=[.L79]/[.$G79]*100" office:value-type="float" office:value="7.60456273764259">
            <text:p>7.6045627376</text:p>
          </table:table-cell>
          <table:table-cell table:formula="of:=[.M79]/[.$G79]*100" office:value-type="float" office:value="41.6349809885932">
            <text:p>41.6349809886</text:p>
          </table:table-cell>
          <table:table-cell table:formula="of:=[.N79]/[.$G79]*100" office:value-type="float" office:value="0.950570342205323">
            <text:p>0.9505703422</text:p>
          </table:table-cell>
        </table:table-row>
        <table:table-row table:style-name="ro2">
          <table:table-cell office:value-type="string">
            <text:p><text:s/>0413 - Bureau de vote 0413</text:p>
          </table:table-cell>
          <table:table-cell table:formula="of:=TRIM(LEFT([.A80]; 5))" office:value-type="string" office:string-value="0413">
            <text:p>0413</text:p>
          </table:table-cell>
          <table:table-cell office:value-type="float" office:value="1037">
            <text:p>1037</text:p>
          </table:table-cell>
          <table:table-cell office:value-type="float" office:value="39">
            <text:p>39</text:p>
          </table:table-cell>
          <table:table-cell office:value-type="float" office:value="611">
            <text:p>611</text:p>
          </table:table-cell>
          <table:table-cell office:value-type="float" office:value="13">
            <text:p>13</text:p>
          </table:table-cell>
          <table:table-cell office:value-type="float" office:value="598">
            <text:p>59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251">
            <text:p>251</text:p>
          </table:table-cell>
          <table:table-cell office:value-type="float" office:value="2">
            <text:p>2</text:p>
          </table:table-cell>
          <table:table-cell table:formula="of:=[.H80]/[.$G80]*100" office:value-type="float" office:value="2.17391304347826">
            <text:p>2.1739130435</text:p>
          </table:table-cell>
          <table:table-cell table:formula="of:=[.I80]/[.$G80]*100" office:value-type="float" office:value="1.50501672240803">
            <text:p>1.5050167224</text:p>
          </table:table-cell>
          <table:table-cell table:formula="of:=[.J80]/[.$G80]*100" office:value-type="float" office:value="46.8227424749164">
            <text:p>46.8227424749</text:p>
          </table:table-cell>
          <table:table-cell table:formula="of:=[.K80]/[.$G80]*100" office:value-type="float" office:value="0.334448160535117">
            <text:p>0.3344481605</text:p>
          </table:table-cell>
          <table:table-cell table:formula="of:=[.L80]/[.$G80]*100" office:value-type="float" office:value="6.8561872909699">
            <text:p>6.856187291</text:p>
          </table:table-cell>
          <table:table-cell table:formula="of:=[.M80]/[.$G80]*100" office:value-type="float" office:value="41.9732441471572">
            <text:p>41.9732441472</text:p>
          </table:table-cell>
          <table:table-cell table:formula="of:=[.N80]/[.$G80]*100" office:value-type="float" office:value="0.334448160535117">
            <text:p>0.3344481605</text:p>
          </table:table-cell>
        </table:table-row>
        <table:table-row table:style-name="ro2">
          <table:table-cell office:value-type="string">
            <text:p><text:s/>0414 - Bureau de vote 0414</text:p>
          </table:table-cell>
          <table:table-cell table:formula="of:=TRIM(LEFT([.A81]; 5))" office:value-type="string" office:string-value="0414">
            <text:p>0414</text:p>
          </table:table-cell>
          <table:table-cell office:value-type="float" office:value="955">
            <text:p>955</text:p>
          </table:table-cell>
          <table:table-cell office:value-type="float" office:value="17">
            <text:p>17</text:p>
          </table:table-cell>
          <table:table-cell office:value-type="float" office:value="562">
            <text:p>562</text:p>
          </table:table-cell>
          <table:table-cell office:value-type="float" office:value="5">
            <text:p>5</text:p>
          </table:table-cell>
          <table:table-cell office:value-type="float" office:value="557">
            <text:p>55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57">
            <text:p>57</text:p>
          </table:table-cell>
          <table:table-cell office:value-type="float" office:value="290">
            <text:p>290</text:p>
          </table:table-cell>
          <table:table-cell office:value-type="float" office:value="8">
            <text:p>8</text:p>
          </table:table-cell>
          <table:table-cell table:formula="of:=[.H81]/[.$G81]*100" office:value-type="float" office:value="1.61579892280072">
            <text:p>1.6157989228</text:p>
          </table:table-cell>
          <table:table-cell table:formula="of:=[.I81]/[.$G81]*100" office:value-type="float" office:value="0.897666068222621">
            <text:p>0.8976660682</text:p>
          </table:table-cell>
          <table:table-cell table:formula="of:=[.J81]/[.$G81]*100" office:value-type="float" office:value="32.8545780969479">
            <text:p>32.8545780969</text:p>
          </table:table-cell>
          <table:table-cell table:formula="of:=[.K81]/[.$G81]*100" office:value-type="float" office:value="0.897666068222621">
            <text:p>0.8976660682</text:p>
          </table:table-cell>
          <table:table-cell table:formula="of:=[.L81]/[.$G81]*100" office:value-type="float" office:value="10.2333931777379">
            <text:p>10.2333931777</text:p>
          </table:table-cell>
          <table:table-cell table:formula="of:=[.M81]/[.$G81]*100" office:value-type="float" office:value="52.064631956912">
            <text:p>52.0646319569</text:p>
          </table:table-cell>
          <table:table-cell table:formula="of:=[.N81]/[.$G81]*100" office:value-type="float" office:value="1.43626570915619">
            <text:p>1.4362657092</text:p>
          </table:table-cell>
        </table:table-row>
        <table:table-row table:style-name="ro2">
          <table:table-cell office:value-type="string">
            <text:p><text:s/>0415 - Bureau de vote 0415</text:p>
          </table:table-cell>
          <table:table-cell table:formula="of:=TRIM(LEFT([.A82]; 5))" office:value-type="string" office:string-value="0415">
            <text:p>0415</text:p>
          </table:table-cell>
          <table:table-cell office:value-type="float" office:value="1031">
            <text:p>1031</text:p>
          </table:table-cell>
          <table:table-cell office:value-type="float" office:value="29">
            <text:p>29</text:p>
          </table:table-cell>
          <table:table-cell office:value-type="float" office:value="599">
            <text:p>599</text:p>
          </table:table-cell>
          <table:table-cell office:value-type="float" office:value="12">
            <text:p>12</text:p>
          </table:table-cell>
          <table:table-cell office:value-type="float" office:value="587">
            <text:p>58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396">
            <text:p>396</text:p>
          </table:table-cell>
          <table:table-cell office:value-type="float" office:value="0">
            <text:p>0</text:p>
          </table:table-cell>
          <table:table-cell table:formula="of:=[.H82]/[.$G82]*100" office:value-type="float" office:value="1.0221465076661">
            <text:p>1.0221465077</text:p>
          </table:table-cell>
          <table:table-cell table:formula="of:=[.I82]/[.$G82]*100" office:value-type="float" office:value="1.19250425894378">
            <text:p>1.1925042589</text:p>
          </table:table-cell>
          <table:table-cell table:formula="of:=[.J82]/[.$G82]*100" office:value-type="float" office:value="23.679727427598">
            <text:p>23.6797274276</text:p>
          </table:table-cell>
          <table:table-cell table:formula="of:=[.K82]/[.$G82]*100" office:value-type="float" office:value="0.170357751277683">
            <text:p>0.1703577513</text:p>
          </table:table-cell>
          <table:table-cell table:formula="of:=[.L82]/[.$G82]*100" office:value-type="float" office:value="6.47359454855196">
            <text:p>6.4735945486</text:p>
          </table:table-cell>
          <table:table-cell table:formula="of:=[.M82]/[.$G82]*100" office:value-type="float" office:value="67.4616695059625">
            <text:p>67.461669506</text:p>
          </table:table-cell>
          <table:table-cell table:formula="of:=[.N82]/[.$G82]*100" office:value-type="float" office:value="0">
            <text:p>0</text:p>
          </table:table-cell>
        </table:table-row>
        <table:table-row table:style-name="ro2">
          <table:table-cell office:value-type="string">
            <text:p><text:s/>0416 - Bureau de vote 0416</text:p>
          </table:table-cell>
          <table:table-cell table:formula="of:=TRIM(LEFT([.A83]; 5))" office:value-type="string" office:string-value="0416">
            <text:p>0416</text:p>
          </table:table-cell>
          <table:table-cell office:value-type="float" office:value="961">
            <text:p>961</text:p>
          </table:table-cell>
          <table:table-cell office:value-type="float" office:value="14">
            <text:p>14</text:p>
          </table:table-cell>
          <table:table-cell office:value-type="float" office:value="473">
            <text:p>473</text:p>
          </table:table-cell>
          <table:table-cell office:value-type="float" office:value="5">
            <text:p>5</text:p>
          </table:table-cell>
          <table:table-cell office:value-type="float" office:value="468">
            <text:p>46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258">
            <text:p>258</text:p>
          </table:table-cell>
          <table:table-cell office:value-type="float" office:value="3">
            <text:p>3</text:p>
          </table:table-cell>
          <table:table-cell table:formula="of:=[.H83]/[.$G83]*100" office:value-type="float" office:value="1.92307692307692">
            <text:p>1.9230769231</text:p>
          </table:table-cell>
          <table:table-cell table:formula="of:=[.I83]/[.$G83]*100" office:value-type="float" office:value="2.99145299145299">
            <text:p>2.9914529915</text:p>
          </table:table-cell>
          <table:table-cell table:formula="of:=[.J83]/[.$G83]*100" office:value-type="float" office:value="29.7008547008547">
            <text:p>29.7008547009</text:p>
          </table:table-cell>
          <table:table-cell table:formula="of:=[.K83]/[.$G83]*100" office:value-type="float" office:value="0.213675213675214">
            <text:p>0.2136752137</text:p>
          </table:table-cell>
          <table:table-cell table:formula="of:=[.L83]/[.$G83]*100" office:value-type="float" office:value="9.4017094017094">
            <text:p>9.4017094017</text:p>
          </table:table-cell>
          <table:table-cell table:formula="of:=[.M83]/[.$G83]*100" office:value-type="float" office:value="55.1282051282051">
            <text:p>55.1282051282</text:p>
          </table:table-cell>
          <table:table-cell table:formula="of:=[.N83]/[.$G83]*100" office:value-type="float" office:value="0.641025641025641">
            <text:p>0.641025641</text:p>
          </table:table-cell>
        </table:table-row>
        <table:table-row table:style-name="ro2">
          <table:table-cell office:value-type="string">
            <text:p><text:s/>0417 - Bureau de vote 0417</text:p>
          </table:table-cell>
          <table:table-cell table:formula="of:=TRIM(LEFT([.A84]; 5))" office:value-type="string" office:string-value="0417">
            <text:p>0417</text:p>
          </table:table-cell>
          <table:table-cell office:value-type="float" office:value="1004">
            <text:p>1004</text:p>
          </table:table-cell>
          <table:table-cell office:value-type="float" office:value="19">
            <text:p>19</text:p>
          </table:table-cell>
          <table:table-cell office:value-type="float" office:value="567">
            <text:p>567</text:p>
          </table:table-cell>
          <table:table-cell office:value-type="float" office:value="6">
            <text:p>6</text:p>
          </table:table-cell>
          <table:table-cell office:value-type="float" office:value="561">
            <text:p>56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71">
            <text:p>27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33">
            <text:p>233</text:p>
          </table:table-cell>
          <table:table-cell office:value-type="float" office:value="4">
            <text:p>4</text:p>
          </table:table-cell>
          <table:table-cell table:formula="of:=[.H84]/[.$G84]*100" office:value-type="float" office:value="1.42602495543672">
            <text:p>1.4260249554</text:p>
          </table:table-cell>
          <table:table-cell table:formula="of:=[.I84]/[.$G84]*100" office:value-type="float" office:value="1.60427807486631">
            <text:p>1.6042780749</text:p>
          </table:table-cell>
          <table:table-cell table:formula="of:=[.J84]/[.$G84]*100" office:value-type="float" office:value="48.3065953654189">
            <text:p>48.3065953654</text:p>
          </table:table-cell>
          <table:table-cell table:formula="of:=[.K84]/[.$G84]*100" office:value-type="float" office:value="0.71301247771836">
            <text:p>0.7130124777</text:p>
          </table:table-cell>
          <table:table-cell table:formula="of:=[.L84]/[.$G84]*100" office:value-type="float" office:value="5.70409982174688">
            <text:p>5.7040998217</text:p>
          </table:table-cell>
          <table:table-cell table:formula="of:=[.M84]/[.$G84]*100" office:value-type="float" office:value="41.5329768270945">
            <text:p>41.5329768271</text:p>
          </table:table-cell>
          <table:table-cell table:formula="of:=[.N84]/[.$G84]*100" office:value-type="float" office:value="0.71301247771836">
            <text:p>0.7130124777</text:p>
          </table:table-cell>
        </table:table-row>
        <table:table-row table:style-name="ro2">
          <table:table-cell office:value-type="string">
            <text:p><text:s/>0418 - Bureau de vote 0418</text:p>
          </table:table-cell>
          <table:table-cell table:formula="of:=TRIM(LEFT([.A85]; 5))" office:value-type="string" office:string-value="0418">
            <text:p>0418</text:p>
          </table:table-cell>
          <table:table-cell office:value-type="float" office:value="792">
            <text:p>792</text:p>
          </table:table-cell>
          <table:table-cell office:value-type="float" office:value="14">
            <text:p>14</text:p>
          </table:table-cell>
          <table:table-cell office:value-type="float" office:value="460">
            <text:p>460</text:p>
          </table:table-cell>
          <table:table-cell office:value-type="float" office:value="6">
            <text:p>6</text:p>
          </table:table-cell>
          <table:table-cell office:value-type="float" office:value="454">
            <text:p>454</text:p>
          </table:table-cell>
          <table:table-cell table:number-columns-repeated="2" office:value-type="float" office:value="13">
            <text:p>13</text:p>
          </table:table-cell>
          <table:table-cell office:value-type="float" office:value="170">
            <text:p>170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209">
            <text:p>209</text:p>
          </table:table-cell>
          <table:table-cell office:value-type="float" office:value="6">
            <text:p>6</text:p>
          </table:table-cell>
          <table:table-cell table:formula="of:=[.H85]/[.$G85]*100" office:value-type="float" office:value="2.86343612334802">
            <text:p>2.8634361233</text:p>
          </table:table-cell>
          <table:table-cell table:formula="of:=[.I85]/[.$G85]*100" office:value-type="float" office:value="2.86343612334802">
            <text:p>2.8634361233</text:p>
          </table:table-cell>
          <table:table-cell table:formula="of:=[.J85]/[.$G85]*100" office:value-type="float" office:value="37.4449339207048">
            <text:p>37.4449339207</text:p>
          </table:table-cell>
          <table:table-cell table:formula="of:=[.K85]/[.$G85]*100" office:value-type="float" office:value="1.3215859030837">
            <text:p>1.3215859031</text:p>
          </table:table-cell>
          <table:table-cell table:formula="of:=[.L85]/[.$G85]*100" office:value-type="float" office:value="8.14977973568282">
            <text:p>8.1497797357</text:p>
          </table:table-cell>
          <table:table-cell table:formula="of:=[.M85]/[.$G85]*100" office:value-type="float" office:value="46.0352422907489">
            <text:p>46.0352422907</text:p>
          </table:table-cell>
          <table:table-cell table:formula="of:=[.N85]/[.$G85]*100" office:value-type="float" office:value="1.3215859030837">
            <text:p>1.3215859031</text:p>
          </table:table-cell>
        </table:table-row>
        <table:table-row table:style-name="ro2">
          <table:table-cell office:value-type="string">
            <text:p><text:s/>0419 - Bureau de vote 0419</text:p>
          </table:table-cell>
          <table:table-cell table:formula="of:=TRIM(LEFT([.A86]; 5))" office:value-type="string" office:string-value="0419">
            <text:p>0419</text:p>
          </table:table-cell>
          <table:table-cell office:value-type="float" office:value="1396">
            <text:p>1396</text:p>
          </table:table-cell>
          <table:table-cell office:value-type="float" office:value="20">
            <text:p>20</text:p>
          </table:table-cell>
          <table:table-cell office:value-type="float" office:value="713">
            <text:p>713</text:p>
          </table:table-cell>
          <table:table-cell office:value-type="float" office:value="21">
            <text:p>21</text:p>
          </table:table-cell>
          <table:table-cell office:value-type="float" office:value="692">
            <text:p>692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344">
            <text:p>344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232">
            <text:p>232</text:p>
          </table:table-cell>
          <table:table-cell office:value-type="float" office:value="9">
            <text:p>9</text:p>
          </table:table-cell>
          <table:table-cell table:formula="of:=[.H86]/[.$G86]*100" office:value-type="float" office:value="5.34682080924856">
            <text:p>5.3468208092</text:p>
          </table:table-cell>
          <table:table-cell table:formula="of:=[.I86]/[.$G86]*100" office:value-type="float" office:value="1.58959537572254">
            <text:p>1.5895953757</text:p>
          </table:table-cell>
          <table:table-cell table:formula="of:=[.J86]/[.$G86]*100" office:value-type="float" office:value="49.7109826589595">
            <text:p>49.710982659</text:p>
          </table:table-cell>
          <table:table-cell table:formula="of:=[.K86]/[.$G86]*100" office:value-type="float" office:value="0.578034682080925">
            <text:p>0.5780346821</text:p>
          </table:table-cell>
          <table:table-cell table:formula="of:=[.L86]/[.$G86]*100" office:value-type="float" office:value="7.94797687861272">
            <text:p>7.9479768786</text:p>
          </table:table-cell>
          <table:table-cell table:formula="of:=[.M86]/[.$G86]*100" office:value-type="float" office:value="33.5260115606936">
            <text:p>33.5260115607</text:p>
          </table:table-cell>
          <table:table-cell table:formula="of:=[.N86]/[.$G86]*100" office:value-type="float" office:value="1.30057803468208">
            <text:p>1.3005780347</text:p>
          </table:table-cell>
        </table:table-row>
        <table:table-row table:style-name="ro2">
          <table:table-cell office:value-type="string">
            <text:p><text:s/>0420 - Bureau de vote 0420</text:p>
          </table:table-cell>
          <table:table-cell table:formula="of:=TRIM(LEFT([.A87]; 5))" office:value-type="string" office:string-value="0420">
            <text:p>0420</text:p>
          </table:table-cell>
          <table:table-cell office:value-type="float" office:value="914">
            <text:p>914</text:p>
          </table:table-cell>
          <table:table-cell office:value-type="float" office:value="17">
            <text:p>17</text:p>
          </table:table-cell>
          <table:table-cell office:value-type="float" office:value="515">
            <text:p>515</text:p>
          </table:table-cell>
          <table:table-cell office:value-type="float" office:value="11">
            <text:p>11</text:p>
          </table:table-cell>
          <table:table-cell office:value-type="float" office:value="504">
            <text:p>504</text:p>
          </table:table-cell>
          <table:table-cell table:number-columns-repeated="2" office:value-type="float" office:value="11">
            <text:p>11</text:p>
          </table:table-cell>
          <table:table-cell office:value-type="float" office:value="165">
            <text:p>165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table:formula="of:=[.H87]/[.$G87]*100" office:value-type="float" office:value="2.18253968253968">
            <text:p>2.1825396825</text:p>
          </table:table-cell>
          <table:table-cell table:formula="of:=[.I87]/[.$G87]*100" office:value-type="float" office:value="2.18253968253968">
            <text:p>2.1825396825</text:p>
          </table:table-cell>
          <table:table-cell table:formula="of:=[.J87]/[.$G87]*100" office:value-type="float" office:value="32.7380952380952">
            <text:p>32.7380952381</text:p>
          </table:table-cell>
          <table:table-cell table:formula="of:=[.K87]/[.$G87]*100" office:value-type="float" office:value="0.992063492063492">
            <text:p>0.9920634921</text:p>
          </table:table-cell>
          <table:table-cell table:formula="of:=[.L87]/[.$G87]*100" office:value-type="float" office:value="7.14285714285714">
            <text:p>7.1428571429</text:p>
          </table:table-cell>
          <table:table-cell table:formula="of:=[.M87]/[.$G87]*100" office:value-type="float" office:value="54.5634920634921">
            <text:p>54.5634920635</text:p>
          </table:table-cell>
          <table:table-cell table:formula="of:=[.N87]/[.$G87]*100" office:value-type="float" office:value="0.198412698412698">
            <text:p>0.1984126984</text:p>
          </table:table-cell>
        </table:table-row>
        <table:table-row table:style-name="ro2">
          <table:table-cell office:value-type="string">
            <text:p><text:s/>0421 - Bureau de vote 0421</text:p>
          </table:table-cell>
          <table:table-cell table:formula="of:=TRIM(LEFT([.A88]; 5))" office:value-type="string" office:string-value="0421">
            <text:p>0421</text:p>
          </table:table-cell>
          <table:table-cell office:value-type="float" office:value="1012">
            <text:p>1012</text:p>
          </table:table-cell>
          <table:table-cell office:value-type="float" office:value="36">
            <text:p>36</text:p>
          </table:table-cell>
          <table:table-cell office:value-type="float" office:value="574">
            <text:p>574</text:p>
          </table:table-cell>
          <table:table-cell office:value-type="float" office:value="13">
            <text:p>13</text:p>
          </table:table-cell>
          <table:table-cell office:value-type="float" office:value="561">
            <text:p>56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43">
            <text:p>24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253">
            <text:p>253</text:p>
          </table:table-cell>
          <table:table-cell office:value-type="float" office:value="5">
            <text:p>5</text:p>
          </table:table-cell>
          <table:table-cell table:formula="of:=[.H88]/[.$G88]*100" office:value-type="float" office:value="1.96078431372549">
            <text:p>1.9607843137</text:p>
          </table:table-cell>
          <table:table-cell table:formula="of:=[.I88]/[.$G88]*100" office:value-type="float" office:value="3.38680926916221">
            <text:p>3.3868092692</text:p>
          </table:table-cell>
          <table:table-cell table:formula="of:=[.J88]/[.$G88]*100" office:value-type="float" office:value="43.3155080213904">
            <text:p>43.3155080214</text:p>
          </table:table-cell>
          <table:table-cell table:formula="of:=[.K88]/[.$G88]*100" office:value-type="float" office:value="0.17825311942959">
            <text:p>0.1782531194</text:p>
          </table:table-cell>
          <table:table-cell table:formula="of:=[.L88]/[.$G88]*100" office:value-type="float" office:value="5.16934046345811">
            <text:p>5.1693404635</text:p>
          </table:table-cell>
          <table:table-cell table:formula="of:=[.M88]/[.$G88]*100" office:value-type="float" office:value="45.0980392156863">
            <text:p>45.0980392157</text:p>
          </table:table-cell>
          <table:table-cell table:formula="of:=[.N88]/[.$G88]*100" office:value-type="float" office:value="0.89126559714795">
            <text:p>0.8912655971</text:p>
          </table:table-cell>
        </table:table-row>
        <table:table-row table:style-name="ro2">
          <table:table-cell office:value-type="string">
            <text:p><text:s/>0422 - Bureau de vote 0422</text:p>
          </table:table-cell>
          <table:table-cell table:formula="of:=TRIM(LEFT([.A89]; 5))" office:value-type="string" office:string-value="0422">
            <text:p>0422</text:p>
          </table:table-cell>
          <table:table-cell office:value-type="float" office:value="910">
            <text:p>910</text:p>
          </table:table-cell>
          <table:table-cell office:value-type="float" office:value="12">
            <text:p>12</text:p>
          </table:table-cell>
          <table:table-cell office:value-type="float" office:value="456">
            <text:p>456</text:p>
          </table:table-cell>
          <table:table-cell office:value-type="float" office:value="8">
            <text:p>8</text:p>
          </table:table-cell>
          <table:table-cell office:value-type="float" office:value="448">
            <text:p>448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231">
            <text:p>231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49">
            <text:p>149</text:p>
          </table:table-cell>
          <table:table-cell office:value-type="float" office:value="6">
            <text:p>6</text:p>
          </table:table-cell>
          <table:table-cell table:formula="of:=[.H89]/[.$G89]*100" office:value-type="float" office:value="3.57142857142857">
            <text:p>3.5714285714</text:p>
          </table:table-cell>
          <table:table-cell table:formula="of:=[.I89]/[.$G89]*100" office:value-type="float" office:value="2.90178571428571">
            <text:p>2.9017857143</text:p>
          </table:table-cell>
          <table:table-cell table:formula="of:=[.J89]/[.$G89]*100" office:value-type="float" office:value="51.5625">
            <text:p>51.5625</text:p>
          </table:table-cell>
          <table:table-cell table:formula="of:=[.K89]/[.$G89]*100" office:value-type="float" office:value="0.669642857142857">
            <text:p>0.6696428571</text:p>
          </table:table-cell>
          <table:table-cell table:formula="of:=[.L89]/[.$G89]*100" office:value-type="float" office:value="6.69642857142857">
            <text:p>6.6964285714</text:p>
          </table:table-cell>
          <table:table-cell table:formula="of:=[.M89]/[.$G89]*100" office:value-type="float" office:value="33.2589285714286">
            <text:p>33.2589285714</text:p>
          </table:table-cell>
          <table:table-cell table:formula="of:=[.N89]/[.$G89]*100" office:value-type="float" office:value="1.33928571428571">
            <text:p>1.3392857143</text:p>
          </table:table-cell>
        </table:table-row>
        <table:table-row table:style-name="ro2">
          <table:table-cell office:value-type="string">
            <text:p><text:s/>0423 - Bureau de vote 0423</text:p>
          </table:table-cell>
          <table:table-cell table:formula="of:=TRIM(LEFT([.A90]; 5))" office:value-type="string" office:string-value="0423">
            <text:p>0423</text:p>
          </table:table-cell>
          <table:table-cell office:value-type="float" office:value="909">
            <text:p>909</text:p>
          </table:table-cell>
          <table:table-cell office:value-type="float" office:value="7">
            <text:p>7</text:p>
          </table:table-cell>
          <table:table-cell office:value-type="float" office:value="440">
            <text:p>440</text:p>
          </table:table-cell>
          <table:table-cell office:value-type="float" office:value="11">
            <text:p>11</text:p>
          </table:table-cell>
          <table:table-cell office:value-type="float" office:value="429">
            <text:p>429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277">
            <text:p>277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table:formula="of:=[.H90]/[.$G90]*100" office:value-type="float" office:value="4.8951048951049">
            <text:p>4.8951048951</text:p>
          </table:table-cell>
          <table:table-cell table:formula="of:=[.I90]/[.$G90]*100" office:value-type="float" office:value="2.0979020979021">
            <text:p>2.0979020979</text:p>
          </table:table-cell>
          <table:table-cell table:formula="of:=[.J90]/[.$G90]*100" office:value-type="float" office:value="64.5687645687646">
            <text:p>64.5687645688</text:p>
          </table:table-cell>
          <table:table-cell table:formula="of:=[.K90]/[.$G90]*100" office:value-type="float" office:value="0.932400932400932">
            <text:p>0.9324009324</text:p>
          </table:table-cell>
          <table:table-cell table:formula="of:=[.L90]/[.$G90]*100" office:value-type="float" office:value="9.32400932400932">
            <text:p>9.324009324</text:p>
          </table:table-cell>
          <table:table-cell table:formula="of:=[.M90]/[.$G90]*100" office:value-type="float" office:value="17.016317016317">
            <text:p>17.0163170163</text:p>
          </table:table-cell>
          <table:table-cell table:formula="of:=[.N90]/[.$G90]*100" office:value-type="float" office:value="1.16550116550117">
            <text:p>1.1655011655</text:p>
          </table:table-cell>
        </table:table-row>
        <table:table-row table:style-name="ro2">
          <table:table-cell office:value-type="string">
            <text:p><text:s/>0501 - Bureau de vote 0501</text:p>
          </table:table-cell>
          <table:table-cell table:formula="of:=TRIM(LEFT([.A91]; 5))" office:value-type="string" office:string-value="0501">
            <text:p>0501</text:p>
          </table:table-cell>
          <table:table-cell office:value-type="float" office:value="1040">
            <text:p>1040</text:p>
          </table:table-cell>
          <table:table-cell office:value-type="float" office:value="11">
            <text:p>11</text:p>
          </table:table-cell>
          <table:table-cell office:value-type="float" office:value="620">
            <text:p>620</text:p>
          </table:table-cell>
          <table:table-cell office:value-type="float" office:value="11">
            <text:p>11</text:p>
          </table:table-cell>
          <table:table-cell office:value-type="float" office:value="609">
            <text:p>609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339">
            <text:p>339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5">
            <text:p>5</text:p>
          </table:table-cell>
          <table:table-cell table:formula="of:=[.H91]/[.$G91]*100" office:value-type="float" office:value="4.92610837438424">
            <text:p>4.9261083744</text:p>
          </table:table-cell>
          <table:table-cell table:formula="of:=[.I91]/[.$G91]*100" office:value-type="float" office:value="1.97044334975369">
            <text:p>1.9704433498</text:p>
          </table:table-cell>
          <table:table-cell table:formula="of:=[.J91]/[.$G91]*100" office:value-type="float" office:value="55.6650246305419">
            <text:p>55.6650246305</text:p>
          </table:table-cell>
          <table:table-cell table:formula="of:=[.K91]/[.$G91]*100" office:value-type="float" office:value="0.821018062397373">
            <text:p>0.8210180624</text:p>
          </table:table-cell>
          <table:table-cell table:formula="of:=[.L91]/[.$G91]*100" office:value-type="float" office:value="9.52380952380952">
            <text:p>9.5238095238</text:p>
          </table:table-cell>
          <table:table-cell table:formula="of:=[.M91]/[.$G91]*100" office:value-type="float" office:value="26.2725779967159">
            <text:p>26.2725779967</text:p>
          </table:table-cell>
          <table:table-cell table:formula="of:=[.N91]/[.$G91]*100" office:value-type="float" office:value="0.821018062397373">
            <text:p>0.8210180624</text:p>
          </table:table-cell>
        </table:table-row>
        <table:table-row table:style-name="ro2">
          <table:table-cell office:value-type="string">
            <text:p><text:s/>0502 - Bureau de vote 0502</text:p>
          </table:table-cell>
          <table:table-cell table:formula="of:=TRIM(LEFT([.A92]; 5))" office:value-type="string" office:string-value="0502">
            <text:p>0502</text:p>
          </table:table-cell>
          <table:table-cell office:value-type="float" office:value="816">
            <text:p>816</text:p>
          </table:table-cell>
          <table:table-cell office:value-type="float" office:value="14">
            <text:p>14</text:p>
          </table:table-cell>
          <table:table-cell office:value-type="float" office:value="496">
            <text:p>496</text:p>
          </table:table-cell>
          <table:table-cell office:value-type="float" office:value="4">
            <text:p>4</text:p>
          </table:table-cell>
          <table:table-cell office:value-type="float" office:value="492">
            <text:p>492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311">
            <text:p>311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table:formula="of:=[.H92]/[.$G92]*100" office:value-type="float" office:value="6.30081300813008">
            <text:p>6.3008130081</text:p>
          </table:table-cell>
          <table:table-cell table:formula="of:=[.I92]/[.$G92]*100" office:value-type="float" office:value="1.01626016260163">
            <text:p>1.0162601626</text:p>
          </table:table-cell>
          <table:table-cell table:formula="of:=[.J92]/[.$G92]*100" office:value-type="float" office:value="63.2113821138211">
            <text:p>63.2113821138</text:p>
          </table:table-cell>
          <table:table-cell table:formula="of:=[.K92]/[.$G92]*100" office:value-type="float" office:value="1.01626016260163">
            <text:p>1.0162601626</text:p>
          </table:table-cell>
          <table:table-cell table:formula="of:=[.L92]/[.$G92]*100" office:value-type="float" office:value="5.28455284552846">
            <text:p>5.2845528455</text:p>
          </table:table-cell>
          <table:table-cell table:formula="of:=[.M92]/[.$G92]*100" office:value-type="float" office:value="21.1382113821138">
            <text:p>21.1382113821</text:p>
          </table:table-cell>
          <table:table-cell table:formula="of:=[.N92]/[.$G92]*100" office:value-type="float" office:value="2.03252032520325">
            <text:p>2.0325203252</text:p>
          </table:table-cell>
        </table:table-row>
        <table:table-row table:style-name="ro2">
          <table:table-cell office:value-type="string">
            <text:p><text:s/>0503 - Bureau de vote 0503</text:p>
          </table:table-cell>
          <table:table-cell table:formula="of:=TRIM(LEFT([.A93]; 5))" office:value-type="string" office:string-value="0503">
            <text:p>0503</text:p>
          </table:table-cell>
          <table:table-cell office:value-type="float" office:value="949">
            <text:p>949</text:p>
          </table:table-cell>
          <table:table-cell office:value-type="float" office:value="11">
            <text:p>11</text:p>
          </table:table-cell>
          <table:table-cell office:value-type="float" office:value="578">
            <text:p>578</text:p>
          </table:table-cell>
          <table:table-cell office:value-type="float" office:value="6">
            <text:p>6</text:p>
          </table:table-cell>
          <table:table-cell office:value-type="float" office:value="572">
            <text:p>57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6">
            <text:p>126</text:p>
          </table:table-cell>
          <table:table-cell office:value-type="float" office:value="16">
            <text:p>16</text:p>
          </table:table-cell>
          <table:table-cell table:formula="of:=[.H93]/[.$G93]*100" office:value-type="float" office:value="3.84615384615385">
            <text:p>3.8461538462</text:p>
          </table:table-cell>
          <table:table-cell table:formula="of:=[.I93]/[.$G93]*100" office:value-type="float" office:value="4.02097902097902">
            <text:p>4.020979021</text:p>
          </table:table-cell>
          <table:table-cell table:formula="of:=[.J93]/[.$G93]*100" office:value-type="float" office:value="59.4405594405594">
            <text:p>59.4405594406</text:p>
          </table:table-cell>
          <table:table-cell table:formula="of:=[.K93]/[.$G93]*100" office:value-type="float" office:value="0.34965034965035">
            <text:p>0.3496503497</text:p>
          </table:table-cell>
          <table:table-cell table:formula="of:=[.L93]/[.$G93]*100" office:value-type="float" office:value="7.51748251748252">
            <text:p>7.5174825175</text:p>
          </table:table-cell>
          <table:table-cell table:formula="of:=[.M93]/[.$G93]*100" office:value-type="float" office:value="22.027972027972">
            <text:p>22.027972028</text:p>
          </table:table-cell>
          <table:table-cell table:formula="of:=[.N93]/[.$G93]*100" office:value-type="float" office:value="2.7972027972028">
            <text:p>2.7972027972</text:p>
          </table:table-cell>
        </table:table-row>
        <table:table-row table:style-name="ro2">
          <table:table-cell office:value-type="string">
            <text:p><text:s/>0504 - Bureau de vote 0504</text:p>
          </table:table-cell>
          <table:table-cell table:formula="of:=TRIM(LEFT([.A94]; 5))" office:value-type="string" office:string-value="0504">
            <text:p>0504</text:p>
          </table:table-cell>
          <table:table-cell office:value-type="float" office:value="1008">
            <text:p>1008</text:p>
          </table:table-cell>
          <table:table-cell office:value-type="float" office:value="6">
            <text:p>6</text:p>
          </table:table-cell>
          <table:table-cell office:value-type="float" office:value="610">
            <text:p>610</text:p>
          </table:table-cell>
          <table:table-cell office:value-type="float" office:value="10">
            <text:p>10</text:p>
          </table:table-cell>
          <table:table-cell office:value-type="float" office:value="600">
            <text:p>60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389">
            <text:p>389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21">
            <text:p>121</text:p>
          </table:table-cell>
          <table:table-cell office:value-type="float" office:value="17">
            <text:p>17</text:p>
          </table:table-cell>
          <table:table-cell table:formula="of:=[.H94]/[.$G94]*100" office:value-type="float" office:value="3.33333333333333">
            <text:p>3.3333333333</text:p>
          </table:table-cell>
          <table:table-cell table:formula="of:=[.I94]/[.$G94]*100" office:value-type="float" office:value="2.5">
            <text:p>2.5</text:p>
          </table:table-cell>
          <table:table-cell table:formula="of:=[.J94]/[.$G94]*100" office:value-type="float" office:value="64.8333333333333">
            <text:p>64.8333333333</text:p>
          </table:table-cell>
          <table:table-cell table:formula="of:=[.K94]/[.$G94]*100" office:value-type="float" office:value="0.5">
            <text:p>0.5</text:p>
          </table:table-cell>
          <table:table-cell table:formula="of:=[.L94]/[.$G94]*100" office:value-type="float" office:value="5.83333333333333">
            <text:p>5.8333333333</text:p>
          </table:table-cell>
          <table:table-cell table:formula="of:=[.M94]/[.$G94]*100" office:value-type="float" office:value="20.1666666666667">
            <text:p>20.1666666667</text:p>
          </table:table-cell>
          <table:table-cell table:formula="of:=[.N94]/[.$G94]*100" office:value-type="float" office:value="2.83333333333333">
            <text:p>2.8333333333</text:p>
          </table:table-cell>
        </table:table-row>
        <table:table-row table:style-name="ro2">
          <table:table-cell office:value-type="string">
            <text:p><text:s/>0505 - Bureau de vote 0505</text:p>
          </table:table-cell>
          <table:table-cell table:formula="of:=TRIM(LEFT([.A95]; 5))" office:value-type="string" office:string-value="0505">
            <text:p>0505</text:p>
          </table:table-cell>
          <table:table-cell office:value-type="float" office:value="963">
            <text:p>963</text:p>
          </table:table-cell>
          <table:table-cell office:value-type="float" office:value="4">
            <text:p>4</text:p>
          </table:table-cell>
          <table:table-cell office:value-type="float" office:value="609">
            <text:p>609</text:p>
          </table:table-cell>
          <table:table-cell office:value-type="float" office:value="8">
            <text:p>8</text:p>
          </table:table-cell>
          <table:table-cell office:value-type="float" office:value="601">
            <text:p>601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366">
            <text:p>366</text:p>
          </table:table-cell>
          <table:table-cell office:value-type="float" office:value="6">
            <text:p>6</text:p>
          </table:table-cell>
          <table:table-cell office:value-type="float" office:value="39">
            <text:p>39</text:p>
          </table:table-cell>
          <table:table-cell office:value-type="float" office:value="144">
            <text:p>144</text:p>
          </table:table-cell>
          <table:table-cell office:value-type="float" office:value="10">
            <text:p>10</text:p>
          </table:table-cell>
          <table:table-cell table:formula="of:=[.H95]/[.$G95]*100" office:value-type="float" office:value="3.49417637271215">
            <text:p>3.4941763727</text:p>
          </table:table-cell>
          <table:table-cell table:formula="of:=[.I95]/[.$G95]*100" office:value-type="float" office:value="2.49584026622296">
            <text:p>2.4958402662</text:p>
          </table:table-cell>
          <table:table-cell table:formula="of:=[.J95]/[.$G95]*100" office:value-type="float" office:value="60.8985024958403">
            <text:p>60.8985024958</text:p>
          </table:table-cell>
          <table:table-cell table:formula="of:=[.K95]/[.$G95]*100" office:value-type="float" office:value="0.998336106489185">
            <text:p>0.9983361065</text:p>
          </table:table-cell>
          <table:table-cell table:formula="of:=[.L95]/[.$G95]*100" office:value-type="float" office:value="6.4891846921797">
            <text:p>6.4891846922</text:p>
          </table:table-cell>
          <table:table-cell table:formula="of:=[.M95]/[.$G95]*100" office:value-type="float" office:value="23.9600665557404">
            <text:p>23.9600665557</text:p>
          </table:table-cell>
          <table:table-cell table:formula="of:=[.N95]/[.$G95]*100" office:value-type="float" office:value="1.66389351081531">
            <text:p>1.6638935108</text:p>
          </table:table-cell>
        </table:table-row>
        <table:table-row table:style-name="ro2">
          <table:table-cell office:value-type="string">
            <text:p><text:s/>0506 - Bureau de vote 0506</text:p>
          </table:table-cell>
          <table:table-cell table:formula="of:=TRIM(LEFT([.A96]; 5))" office:value-type="string" office:string-value="0506">
            <text:p>0506</text:p>
          </table:table-cell>
          <table:table-cell office:value-type="float" office:value="975">
            <text:p>975</text:p>
          </table:table-cell>
          <table:table-cell office:value-type="float" office:value="12">
            <text:p>12</text:p>
          </table:table-cell>
          <table:table-cell office:value-type="float" office:value="501">
            <text:p>501</text:p>
          </table:table-cell>
          <table:table-cell office:value-type="float" office:value="10">
            <text:p>10</text:p>
          </table:table-cell>
          <table:table-cell office:value-type="float" office:value="491">
            <text:p>49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46">
            <text:p>34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11">
            <text:p>11</text:p>
          </table:table-cell>
          <table:table-cell table:formula="of:=[.H96]/[.$G96]*100" office:value-type="float" office:value="3.86965376782077">
            <text:p>3.8696537678</text:p>
          </table:table-cell>
          <table:table-cell table:formula="of:=[.I96]/[.$G96]*100" office:value-type="float" office:value="1.0183299389002">
            <text:p>1.0183299389</text:p>
          </table:table-cell>
          <table:table-cell table:formula="of:=[.J96]/[.$G96]*100" office:value-type="float" office:value="70.4684317718941">
            <text:p>70.4684317719</text:p>
          </table:table-cell>
          <table:table-cell table:formula="of:=[.K96]/[.$G96]*100" office:value-type="float" office:value="1.42566191446029">
            <text:p>1.4256619145</text:p>
          </table:table-cell>
          <table:table-cell table:formula="of:=[.L96]/[.$G96]*100" office:value-type="float" office:value="4.07331975560081">
            <text:p>4.0733197556</text:p>
          </table:table-cell>
          <table:table-cell table:formula="of:=[.M96]/[.$G96]*100" office:value-type="float" office:value="16.9042769857434">
            <text:p>16.9042769857</text:p>
          </table:table-cell>
          <table:table-cell table:formula="of:=[.N96]/[.$G96]*100" office:value-type="float" office:value="2.24032586558045">
            <text:p>2.2403258656</text:p>
          </table:table-cell>
        </table:table-row>
        <table:table-row table:style-name="ro2">
          <table:table-cell office:value-type="string">
            <text:p><text:s/>0507 - Bureau de vote 0507</text:p>
          </table:table-cell>
          <table:table-cell table:formula="of:=TRIM(LEFT([.A97]; 5))" office:value-type="string" office:string-value="0507">
            <text:p>0507</text:p>
          </table:table-cell>
          <table:table-cell office:value-type="float" office:value="936">
            <text:p>936</text:p>
          </table:table-cell>
          <table:table-cell office:value-type="float" office:value="13">
            <text:p>13</text:p>
          </table:table-cell>
          <table:table-cell office:value-type="float" office:value="607">
            <text:p>607</text:p>
          </table:table-cell>
          <table:table-cell office:value-type="float" office:value="6">
            <text:p>6</text:p>
          </table:table-cell>
          <table:table-cell office:value-type="float" office:value="601">
            <text:p>601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361">
            <text:p>36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58">
            <text:p>158</text:p>
          </table:table-cell>
          <table:table-cell office:value-type="float" office:value="7">
            <text:p>7</text:p>
          </table:table-cell>
          <table:table-cell table:formula="of:=[.H97]/[.$G97]*100" office:value-type="float" office:value="5.65723793677205">
            <text:p>5.6572379368</text:p>
          </table:table-cell>
          <table:table-cell table:formula="of:=[.I97]/[.$G97]*100" office:value-type="float" office:value="2.99500831946755">
            <text:p>2.9950083195</text:p>
          </table:table-cell>
          <table:table-cell table:formula="of:=[.J97]/[.$G97]*100" office:value-type="float" office:value="60.0665557404326">
            <text:p>60.0665557404</text:p>
          </table:table-cell>
          <table:table-cell table:formula="of:=[.K97]/[.$G97]*100" office:value-type="float" office:value="0.332778702163062">
            <text:p>0.3327787022</text:p>
          </table:table-cell>
          <table:table-cell table:formula="of:=[.L97]/[.$G97]*100" office:value-type="float" office:value="3.49417637271215">
            <text:p>3.4941763727</text:p>
          </table:table-cell>
          <table:table-cell table:formula="of:=[.M97]/[.$G97]*100" office:value-type="float" office:value="26.2895174708819">
            <text:p>26.2895174709</text:p>
          </table:table-cell>
          <table:table-cell table:formula="of:=[.N97]/[.$G97]*100" office:value-type="float" office:value="1.16472545757072">
            <text:p>1.1647254576</text:p>
          </table:table-cell>
        </table:table-row>
        <table:table-row table:style-name="ro2">
          <table:table-cell office:value-type="string">
            <text:p><text:s/>0508 - Bureau de vote 0508</text:p>
          </table:table-cell>
          <table:table-cell table:formula="of:=TRIM(LEFT([.A98]; 5))" office:value-type="string" office:string-value="0508">
            <text:p>0508</text:p>
          </table:table-cell>
          <table:table-cell office:value-type="float" office:value="818">
            <text:p>818</text:p>
          </table:table-cell>
          <table:table-cell office:value-type="float" office:value="10">
            <text:p>10</text:p>
          </table:table-cell>
          <table:table-cell office:value-type="float" office:value="423">
            <text:p>423</text:p>
          </table:table-cell>
          <table:table-cell office:value-type="float" office:value="13">
            <text:p>13</text:p>
          </table:table-cell>
          <table:table-cell office:value-type="float" office:value="410">
            <text:p>410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83">
            <text:p>283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table:formula="of:=[.H98]/[.$G98]*100" office:value-type="float" office:value="3.41463414634146">
            <text:p>3.4146341463</text:p>
          </table:table-cell>
          <table:table-cell table:formula="of:=[.I98]/[.$G98]*100" office:value-type="float" office:value="1.95121951219512">
            <text:p>1.9512195122</text:p>
          </table:table-cell>
          <table:table-cell table:formula="of:=[.J98]/[.$G98]*100" office:value-type="float" office:value="69.0243902439024">
            <text:p>69.0243902439</text:p>
          </table:table-cell>
          <table:table-cell table:formula="of:=[.K98]/[.$G98]*100" office:value-type="float" office:value="0.731707317073171">
            <text:p>0.7317073171</text:p>
          </table:table-cell>
          <table:table-cell table:formula="of:=[.L98]/[.$G98]*100" office:value-type="float" office:value="3.65853658536585">
            <text:p>3.6585365854</text:p>
          </table:table-cell>
          <table:table-cell table:formula="of:=[.M98]/[.$G98]*100" office:value-type="float" office:value="19.7560975609756">
            <text:p>19.756097561</text:p>
          </table:table-cell>
          <table:table-cell table:formula="of:=[.N98]/[.$G98]*100" office:value-type="float" office:value="1.46341463414634">
            <text:p>1.4634146341</text:p>
          </table:table-cell>
        </table:table-row>
        <table:table-row table:style-name="ro2">
          <table:table-cell office:value-type="string">
            <text:p><text:s/>0509 - Bureau de vote 0509</text:p>
          </table:table-cell>
          <table:table-cell table:formula="of:=TRIM(LEFT([.A99]; 5))" office:value-type="string" office:string-value="0509">
            <text:p>0509</text:p>
          </table:table-cell>
          <table:table-cell office:value-type="float" office:value="967">
            <text:p>967</text:p>
          </table:table-cell>
          <table:table-cell office:value-type="float" office:value="11">
            <text:p>11</text:p>
          </table:table-cell>
          <table:table-cell office:value-type="float" office:value="544">
            <text:p>544</text:p>
          </table:table-cell>
          <table:table-cell office:value-type="float" office:value="5">
            <text:p>5</text:p>
          </table:table-cell>
          <table:table-cell office:value-type="float" office:value="539">
            <text:p>539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67">
            <text:p>267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  <table:table-cell office:value-type="float" office:value="7">
            <text:p>7</text:p>
          </table:table-cell>
          <table:table-cell table:formula="of:=[.H99]/[.$G99]*100" office:value-type="float" office:value="3.8961038961039">
            <text:p>3.8961038961</text:p>
          </table:table-cell>
          <table:table-cell table:formula="of:=[.I99]/[.$G99]*100" office:value-type="float" office:value="3.71057513914657">
            <text:p>3.7105751391</text:p>
          </table:table-cell>
          <table:table-cell table:formula="of:=[.J99]/[.$G99]*100" office:value-type="float" office:value="49.5361781076067">
            <text:p>49.5361781076</text:p>
          </table:table-cell>
          <table:table-cell table:formula="of:=[.K99]/[.$G99]*100" office:value-type="float" office:value="0.556586270871985">
            <text:p>0.5565862709</text:p>
          </table:table-cell>
          <table:table-cell table:formula="of:=[.L99]/[.$G99]*100" office:value-type="float" office:value="7.42115027829314">
            <text:p>7.4211502783</text:p>
          </table:table-cell>
          <table:table-cell table:formula="of:=[.M99]/[.$G99]*100" office:value-type="float" office:value="33.5807050092764">
            <text:p>33.5807050093</text:p>
          </table:table-cell>
          <table:table-cell table:formula="of:=[.N99]/[.$G99]*100" office:value-type="float" office:value="1.2987012987013">
            <text:p>1.2987012987</text:p>
          </table:table-cell>
        </table:table-row>
        <table:table-row table:style-name="ro2">
          <table:table-cell office:value-type="string">
            <text:p><text:s/>0510 - Bureau de vote 0510</text:p>
          </table:table-cell>
          <table:table-cell table:formula="of:=TRIM(LEFT([.A100]; 5))" office:value-type="string" office:string-value="0510">
            <text:p>0510</text:p>
          </table:table-cell>
          <table:table-cell office:value-type="float" office:value="1200">
            <text:p>1200</text:p>
          </table:table-cell>
          <table:table-cell office:value-type="float" office:value="19">
            <text:p>19</text:p>
          </table:table-cell>
          <table:table-cell office:value-type="float" office:value="659">
            <text:p>659</text:p>
          </table:table-cell>
          <table:table-cell office:value-type="float" office:value="8">
            <text:p>8</text:p>
          </table:table-cell>
          <table:table-cell office:value-type="float" office:value="651">
            <text:p>651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141">
            <text:p>141</text:p>
          </table:table-cell>
          <table:table-cell office:value-type="float" office:value="10">
            <text:p>10</text:p>
          </table:table-cell>
          <table:table-cell table:formula="of:=[.H100]/[.$G100]*100" office:value-type="float" office:value="5.99078341013825">
            <text:p>5.9907834101</text:p>
          </table:table-cell>
          <table:table-cell table:formula="of:=[.I100]/[.$G100]*100" office:value-type="float" office:value="1.84331797235023">
            <text:p>1.8433179724</text:p>
          </table:table-cell>
          <table:table-cell table:formula="of:=[.J100]/[.$G100]*100" office:value-type="float" office:value="61.4439324116744">
            <text:p>61.4439324117</text:p>
          </table:table-cell>
          <table:table-cell table:formula="of:=[.K100]/[.$G100]*100" office:value-type="float" office:value="0.768049155145929">
            <text:p>0.7680491551</text:p>
          </table:table-cell>
          <table:table-cell table:formula="of:=[.L100]/[.$G100]*100" office:value-type="float" office:value="6.75883256528418">
            <text:p>6.7588325653</text:p>
          </table:table-cell>
          <table:table-cell table:formula="of:=[.M100]/[.$G100]*100" office:value-type="float" office:value="21.6589861751152">
            <text:p>21.6589861751</text:p>
          </table:table-cell>
          <table:table-cell table:formula="of:=[.N100]/[.$G100]*100" office:value-type="float" office:value="1.53609831029186">
            <text:p>1.5360983103</text:p>
          </table:table-cell>
        </table:table-row>
        <table:table-row table:style-name="ro2">
          <table:table-cell office:value-type="string">
            <text:p><text:s/>0511 - Bureau de vote 0511</text:p>
          </table:table-cell>
          <table:table-cell table:formula="of:=TRIM(LEFT([.A101]; 5))" office:value-type="string" office:string-value="0511">
            <text:p>0511</text:p>
          </table:table-cell>
          <table:table-cell office:value-type="float" office:value="1177">
            <text:p>1177</text:p>
          </table:table-cell>
          <table:table-cell office:value-type="float" office:value="8">
            <text:p>8</text:p>
          </table:table-cell>
          <table:table-cell office:value-type="float" office:value="597">
            <text:p>597</text:p>
          </table:table-cell>
          <table:table-cell office:value-type="float" office:value="12">
            <text:p>12</text:p>
          </table:table-cell>
          <table:table-cell office:value-type="float" office:value="585">
            <text:p>585</text:p>
          </table:table-cell>
          <table:table-cell office:value-type="float" office:value="45">
            <text:p>45</text:p>
          </table:table-cell>
          <table:table-cell office:value-type="float" office:value="9">
            <text:p>9</text:p>
          </table:table-cell>
          <table:table-cell office:value-type="float" office:value="381">
            <text:p>38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 table:formula="of:=[.H101]/[.$G101]*100" office:value-type="float" office:value="7.69230769230769">
            <text:p>7.6923076923</text:p>
          </table:table-cell>
          <table:table-cell table:formula="of:=[.I101]/[.$G101]*100" office:value-type="float" office:value="1.53846153846154">
            <text:p>1.5384615385</text:p>
          </table:table-cell>
          <table:table-cell table:formula="of:=[.J101]/[.$G101]*100" office:value-type="float" office:value="65.1282051282051">
            <text:p>65.1282051282</text:p>
          </table:table-cell>
          <table:table-cell table:formula="of:=[.K101]/[.$G101]*100" office:value-type="float" office:value="2.22222222222222">
            <text:p>2.2222222222</text:p>
          </table:table-cell>
          <table:table-cell table:formula="of:=[.L101]/[.$G101]*100" office:value-type="float" office:value="2.05128205128205">
            <text:p>2.0512820513</text:p>
          </table:table-cell>
          <table:table-cell table:formula="of:=[.M101]/[.$G101]*100" office:value-type="float" office:value="20.5128205128205">
            <text:p>20.5128205128</text:p>
          </table:table-cell>
          <table:table-cell table:formula="of:=[.N101]/[.$G101]*100" office:value-type="float" office:value="0.854700854700855">
            <text:p>0.8547008547</text:p>
          </table:table-cell>
        </table:table-row>
        <table:table-row table:style-name="ro2">
          <table:table-cell office:value-type="string">
            <text:p><text:s/>0512 - Bureau de vote 0512</text:p>
          </table:table-cell>
          <table:table-cell table:formula="of:=TRIM(LEFT([.A102]; 5))" office:value-type="string" office:string-value="0512">
            <text:p>0512</text:p>
          </table:table-cell>
          <table:table-cell office:value-type="float" office:value="766">
            <text:p>766</text:p>
          </table:table-cell>
          <table:table-cell office:value-type="float" office:value="5">
            <text:p>5</text:p>
          </table:table-cell>
          <table:table-cell office:value-type="float" office:value="455">
            <text:p>455</text:p>
          </table:table-cell>
          <table:table-cell office:value-type="float" office:value="6">
            <text:p>6</text:p>
          </table:table-cell>
          <table:table-cell office:value-type="float" office:value="449">
            <text:p>449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306">
            <text:p>30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table:formula="of:=[.H102]/[.$G102]*100" office:value-type="float" office:value="5.56792873051225">
            <text:p>5.5679287305</text:p>
          </table:table-cell>
          <table:table-cell table:formula="of:=[.I102]/[.$G102]*100" office:value-type="float" office:value="2.2271714922049">
            <text:p>2.2271714922</text:p>
          </table:table-cell>
          <table:table-cell table:formula="of:=[.J102]/[.$G102]*100" office:value-type="float" office:value="68.1514476614699">
            <text:p>68.1514476615</text:p>
          </table:table-cell>
          <table:table-cell table:formula="of:=[.K102]/[.$G102]*100" office:value-type="float" office:value="1.11358574610245">
            <text:p>1.1135857461</text:p>
          </table:table-cell>
          <table:table-cell table:formula="of:=[.L102]/[.$G102]*100" office:value-type="float" office:value="4.00890868596882">
            <text:p>4.008908686</text:p>
          </table:table-cell>
          <table:table-cell table:formula="of:=[.M102]/[.$G102]*100" office:value-type="float" office:value="18.0400890868597">
            <text:p>18.0400890869</text:p>
          </table:table-cell>
          <table:table-cell table:formula="of:=[.N102]/[.$G102]*100" office:value-type="float" office:value="0.89086859688196">
            <text:p>0.8908685969</text:p>
          </table:table-cell>
        </table:table-row>
        <table:table-row table:style-name="ro2">
          <table:table-cell office:value-type="string">
            <text:p><text:s/>0513 - Bureau de vote 0513</text:p>
          </table:table-cell>
          <table:table-cell table:formula="of:=TRIM(LEFT([.A103]; 5))" office:value-type="string" office:string-value="0513">
            <text:p>0513</text:p>
          </table:table-cell>
          <table:table-cell office:value-type="float" office:value="902">
            <text:p>902</text:p>
          </table:table-cell>
          <table:table-cell office:value-type="float" office:value="4">
            <text:p>4</text:p>
          </table:table-cell>
          <table:table-cell office:value-type="float" office:value="478">
            <text:p>478</text:p>
          </table:table-cell>
          <table:table-cell office:value-type="float" office:value="4">
            <text:p>4</text:p>
          </table:table-cell>
          <table:table-cell office:value-type="float" office:value="474">
            <text:p>474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343">
            <text:p>343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71">
            <text:p>71</text:p>
          </table:table-cell>
          <table:table-cell office:value-type="float" office:value="10">
            <text:p>10</text:p>
          </table:table-cell>
          <table:table-cell table:formula="of:=[.H103]/[.$G103]*100" office:value-type="float" office:value="4.43037974683544">
            <text:p>4.4303797468</text:p>
          </table:table-cell>
          <table:table-cell table:formula="of:=[.I103]/[.$G103]*100" office:value-type="float" office:value="2.32067510548523">
            <text:p>2.3206751055</text:p>
          </table:table-cell>
          <table:table-cell table:formula="of:=[.J103]/[.$G103]*100" office:value-type="float" office:value="72.3628691983122">
            <text:p>72.3628691983</text:p>
          </table:table-cell>
          <table:table-cell table:formula="of:=[.K103]/[.$G103]*100" office:value-type="float" office:value="0.843881856540084">
            <text:p>0.8438818565</text:p>
          </table:table-cell>
          <table:table-cell table:formula="of:=[.L103]/[.$G103]*100" office:value-type="float" office:value="2.9535864978903">
            <text:p>2.9535864979</text:p>
          </table:table-cell>
          <table:table-cell table:formula="of:=[.M103]/[.$G103]*100" office:value-type="float" office:value="14.9789029535865">
            <text:p>14.9789029536</text:p>
          </table:table-cell>
          <table:table-cell table:formula="of:=[.N103]/[.$G103]*100" office:value-type="float" office:value="2.10970464135021">
            <text:p>2.1097046414</text:p>
          </table:table-cell>
        </table:table-row>
        <table:table-row table:style-name="ro2">
          <table:table-cell office:value-type="string">
            <text:p><text:s/>0514 - Bureau de vote 0514</text:p>
          </table:table-cell>
          <table:table-cell table:formula="of:=TRIM(LEFT([.A104]; 5))" office:value-type="string" office:string-value="0514">
            <text:p>0514</text:p>
          </table:table-cell>
          <table:table-cell office:value-type="float" office:value="807">
            <text:p>807</text:p>
          </table:table-cell>
          <table:table-cell office:value-type="float" office:value="4">
            <text:p>4</text:p>
          </table:table-cell>
          <table:table-cell office:value-type="float" office:value="339">
            <text:p>339</text:p>
          </table:table-cell>
          <table:table-cell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21">
            <text:p>221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8">
            <text:p>8</text:p>
          </table:table-cell>
          <table:table-cell table:formula="of:=[.H104]/[.$G104]*100" office:value-type="float" office:value="6.32530120481928">
            <text:p>6.3253012048</text:p>
          </table:table-cell>
          <table:table-cell table:formula="of:=[.I104]/[.$G104]*100" office:value-type="float" office:value="0.301204819277108">
            <text:p>0.3012048193</text:p>
          </table:table-cell>
          <table:table-cell table:formula="of:=[.J104]/[.$G104]*100" office:value-type="float" office:value="66.566265060241">
            <text:p>66.5662650602</text:p>
          </table:table-cell>
          <table:table-cell table:formula="of:=[.K104]/[.$G104]*100" office:value-type="float" office:value="2.10843373493976">
            <text:p>2.1084337349</text:p>
          </table:table-cell>
          <table:table-cell table:formula="of:=[.L104]/[.$G104]*100" office:value-type="float" office:value="3.91566265060241">
            <text:p>3.9156626506</text:p>
          </table:table-cell>
          <table:table-cell table:formula="of:=[.M104]/[.$G104]*100" office:value-type="float" office:value="18.3734939759036">
            <text:p>18.3734939759</text:p>
          </table:table-cell>
          <table:table-cell table:formula="of:=[.N104]/[.$G104]*100" office:value-type="float" office:value="2.40963855421687">
            <text:p>2.4096385542</text:p>
          </table:table-cell>
        </table:table-row>
        <table:table-row table:style-name="ro2">
          <table:table-cell office:value-type="string">
            <text:p><text:s/>0515 - Bureau de vote 0515</text:p>
          </table:table-cell>
          <table:table-cell table:formula="of:=TRIM(LEFT([.A105]; 5))" office:value-type="string" office:string-value="0515">
            <text:p>0515</text:p>
          </table:table-cell>
          <table:table-cell office:value-type="float" office:value="671">
            <text:p>671</text:p>
          </table:table-cell>
          <table:table-cell office:value-type="float" office:value="6">
            <text:p>6</text:p>
          </table:table-cell>
          <table:table-cell office:value-type="float" office:value="364">
            <text:p>364</text:p>
          </table:table-cell>
          <table:table-cell office:value-type="float" office:value="6">
            <text:p>6</text:p>
          </table:table-cell>
          <table:table-cell office:value-type="float" office:value="358">
            <text:p>35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58">
            <text:p>25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9">
            <text:p>9</text:p>
          </table:table-cell>
          <table:table-cell table:formula="of:=[.H105]/[.$G105]*100" office:value-type="float" office:value="4.18994413407821">
            <text:p>4.1899441341</text:p>
          </table:table-cell>
          <table:table-cell table:formula="of:=[.I105]/[.$G105]*100" office:value-type="float" office:value="2.79329608938547">
            <text:p>2.7932960894</text:p>
          </table:table-cell>
          <table:table-cell table:formula="of:=[.J105]/[.$G105]*100" office:value-type="float" office:value="72.0670391061452">
            <text:p>72.0670391061</text:p>
          </table:table-cell>
          <table:table-cell table:formula="of:=[.K105]/[.$G105]*100" office:value-type="float" office:value="1.11731843575419">
            <text:p>1.1173184358</text:p>
          </table:table-cell>
          <table:table-cell table:formula="of:=[.L105]/[.$G105]*100" office:value-type="float" office:value="2.23463687150838">
            <text:p>2.2346368715</text:p>
          </table:table-cell>
          <table:table-cell table:formula="of:=[.M105]/[.$G105]*100" office:value-type="float" office:value="15.0837988826816">
            <text:p>15.0837988827</text:p>
          </table:table-cell>
          <table:table-cell table:formula="of:=[.N105]/[.$G105]*100" office:value-type="float" office:value="2.51396648044693">
            <text:p>2.5139664804</text:p>
          </table:table-cell>
        </table:table-row>
        <table:table-row table:style-name="ro2">
          <table:table-cell office:value-type="string">
            <text:p><text:s/>0516 - Bureau de vote 0516</text:p>
          </table:table-cell>
          <table:table-cell table:formula="of:=TRIM(LEFT([.A106]; 5))" office:value-type="string" office:string-value="0516">
            <text:p>0516</text:p>
          </table:table-cell>
          <table:table-cell office:value-type="float" office:value="871">
            <text:p>871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4">
            <text:p>4</text:p>
          </table:table-cell>
          <table:table-cell office:value-type="float" office:value="338">
            <text:p>33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table:formula="of:=[.H106]/[.$G106]*100" office:value-type="float" office:value="3.84615384615385">
            <text:p>3.8461538462</text:p>
          </table:table-cell>
          <table:table-cell table:formula="of:=[.I106]/[.$G106]*100" office:value-type="float" office:value="0.29585798816568">
            <text:p>0.2958579882</text:p>
          </table:table-cell>
          <table:table-cell table:formula="of:=[.J106]/[.$G106]*100" office:value-type="float" office:value="78.9940828402367">
            <text:p>78.9940828402</text:p>
          </table:table-cell>
          <table:table-cell table:formula="of:=[.K106]/[.$G106]*100" office:value-type="float" office:value="0.29585798816568">
            <text:p>0.2958579882</text:p>
          </table:table-cell>
          <table:table-cell table:formula="of:=[.L106]/[.$G106]*100" office:value-type="float" office:value="2.66272189349112">
            <text:p>2.6627218935</text:p>
          </table:table-cell>
          <table:table-cell table:formula="of:=[.M106]/[.$G106]*100" office:value-type="float" office:value="11.2426035502959">
            <text:p>11.2426035503</text:p>
          </table:table-cell>
          <table:table-cell table:formula="of:=[.N106]/[.$G106]*100" office:value-type="float" office:value="2.66272189349112">
            <text:p>2.6627218935</text:p>
          </table:table-cell>
        </table:table-row>
        <table:table-row table:style-name="ro2">
          <table:table-cell office:value-type="string">
            <text:p><text:s/>0517 - Bureau de vote 0517</text:p>
          </table:table-cell>
          <table:table-cell table:formula="of:=TRIM(LEFT([.A107]; 5))" office:value-type="string" office:string-value="0517">
            <text:p>0517</text:p>
          </table:table-cell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293">
            <text:p>293</text:p>
          </table:table-cell>
          <table:table-cell office:value-type="float" office:value="10">
            <text:p>10</text:p>
          </table:table-cell>
          <table:table-cell office:value-type="float" office:value="283">
            <text:p>28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formula="of:=[.H107]/[.$G107]*100" office:value-type="float" office:value="2.12014134275618">
            <text:p>2.1201413428</text:p>
          </table:table-cell>
          <table:table-cell table:formula="of:=[.I107]/[.$G107]*100" office:value-type="float" office:value="1.06007067137809">
            <text:p>1.0600706714</text:p>
          </table:table-cell>
          <table:table-cell table:formula="of:=[.J107]/[.$G107]*100" office:value-type="float" office:value="74.5583038869258">
            <text:p>74.5583038869</text:p>
          </table:table-cell>
          <table:table-cell table:formula="of:=[.K107]/[.$G107]*100" office:value-type="float" office:value="1.41342756183746">
            <text:p>1.4134275618</text:p>
          </table:table-cell>
          <table:table-cell table:formula="of:=[.L107]/[.$G107]*100" office:value-type="float" office:value="3.18021201413428">
            <text:p>3.1802120141</text:p>
          </table:table-cell>
          <table:table-cell table:formula="of:=[.M107]/[.$G107]*100" office:value-type="float" office:value="16.2544169611307">
            <text:p>16.2544169611</text:p>
          </table:table-cell>
          <table:table-cell table:formula="of:=[.N107]/[.$G107]*100" office:value-type="float" office:value="1.41342756183746">
            <text:p>1.4134275618</text:p>
          </table:table-cell>
        </table:table-row>
        <table:table-row table:style-name="ro2">
          <table:table-cell office:value-type="string">
            <text:p><text:s/>0518 - Bureau de vote 0518</text:p>
          </table:table-cell>
          <table:table-cell table:formula="of:=TRIM(LEFT([.A108]; 5))" office:value-type="string" office:string-value="0518">
            <text:p>0518</text:p>
          </table:table-cell>
          <table:table-cell office:value-type="float" office:value="749">
            <text:p>749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6">
            <text:p>6</text:p>
          </table:table-cell>
          <table:table-cell office:value-type="float" office:value="349">
            <text:p>34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table:formula="of:=[.H108]/[.$G108]*100" office:value-type="float" office:value="1.71919770773639">
            <text:p>1.7191977077</text:p>
          </table:table-cell>
          <table:table-cell table:formula="of:=[.I108]/[.$G108]*100" office:value-type="float" office:value="0.286532951289398">
            <text:p>0.2865329513</text:p>
          </table:table-cell>
          <table:table-cell table:formula="of:=[.J108]/[.$G108]*100" office:value-type="float" office:value="75.6446991404011">
            <text:p>75.6446991404</text:p>
          </table:table-cell>
          <table:table-cell table:formula="of:=[.K108]/[.$G108]*100" office:value-type="float" office:value="0.859598853868195">
            <text:p>0.8595988539</text:p>
          </table:table-cell>
          <table:table-cell table:formula="of:=[.L108]/[.$G108]*100" office:value-type="float" office:value="2.57879656160458">
            <text:p>2.5787965616</text:p>
          </table:table-cell>
          <table:table-cell table:formula="of:=[.M108]/[.$G108]*100" office:value-type="float" office:value="17.1919770773639">
            <text:p>17.1919770774</text:p>
          </table:table-cell>
          <table:table-cell table:formula="of:=[.N108]/[.$G108]*100" office:value-type="float" office:value="1.71919770773639">
            <text:p>1.7191977077</text:p>
          </table:table-cell>
        </table:table-row>
        <table:table-row table:style-name="ro2">
          <table:table-cell office:value-type="string">
            <text:p><text:s/>0601 - Bureau de vote 0601</text:p>
          </table:table-cell>
          <table:table-cell table:formula="of:=TRIM(LEFT([.A109]; 5))" office:value-type="string" office:string-value="0601">
            <text:p>0601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float" office:value="287">
            <text:p>287</text:p>
          </table:table-cell>
          <table:table-cell office:value-type="float" office:value="8">
            <text:p>8</text:p>
          </table:table-cell>
          <table:table-cell office:value-type="float" office:value="279">
            <text:p>27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table:formula="of:=[.H109]/[.$G109]*100" office:value-type="float" office:value="5.73476702508961">
            <text:p>5.7347670251</text:p>
          </table:table-cell>
          <table:table-cell table:formula="of:=[.I109]/[.$G109]*100" office:value-type="float" office:value="0.3584229390681">
            <text:p>0.3584229391</text:p>
          </table:table-cell>
          <table:table-cell table:formula="of:=[.J109]/[.$G109]*100" office:value-type="float" office:value="72.0430107526882">
            <text:p>72.0430107527</text:p>
          </table:table-cell>
          <table:table-cell table:formula="of:=[.K109]/[.$G109]*100" office:value-type="float" office:value="0.716845878136201">
            <text:p>0.7168458781</text:p>
          </table:table-cell>
          <table:table-cell table:formula="of:=[.L109]/[.$G109]*100" office:value-type="float" office:value="3.584229390681">
            <text:p>3.5842293907</text:p>
          </table:table-cell>
          <table:table-cell table:formula="of:=[.M109]/[.$G109]*100" office:value-type="float" office:value="13.6200716845878">
            <text:p>13.6200716846</text:p>
          </table:table-cell>
          <table:table-cell table:formula="of:=[.N109]/[.$G109]*100" office:value-type="float" office:value="3.9426523297491">
            <text:p>3.9426523297</text:p>
          </table:table-cell>
        </table:table-row>
        <table:table-row table:style-name="ro2">
          <table:table-cell office:value-type="string">
            <text:p><text:s/>0602 - Bureau de vote 0602</text:p>
          </table:table-cell>
          <table:table-cell table:formula="of:=TRIM(LEFT([.A110]; 5))" office:value-type="string" office:string-value="0602">
            <text:p>0602</text:p>
          </table:table-cell>
          <table:table-cell office:value-type="float" office:value="815">
            <text:p>815</text:p>
          </table:table-cell>
          <table:table-cell office:value-type="float" office:value="4">
            <text:p>4</text:p>
          </table:table-cell>
          <table:table-cell office:value-type="float" office:value="377">
            <text:p>377</text:p>
          </table:table-cell>
          <table:table-cell office:value-type="float" office:value="8">
            <text:p>8</text:p>
          </table:table-cell>
          <table:table-cell office:value-type="float" office:value="369">
            <text:p>36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41">
            <text:p>24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table:formula="of:=[.H110]/[.$G110]*100" office:value-type="float" office:value="3.2520325203252">
            <text:p>3.2520325203</text:p>
          </table:table-cell>
          <table:table-cell table:formula="of:=[.I110]/[.$G110]*100" office:value-type="float" office:value="1.6260162601626">
            <text:p>1.6260162602</text:p>
          </table:table-cell>
          <table:table-cell table:formula="of:=[.J110]/[.$G110]*100" office:value-type="float" office:value="65.3116531165312">
            <text:p>65.3116531165</text:p>
          </table:table-cell>
          <table:table-cell table:formula="of:=[.K110]/[.$G110]*100" office:value-type="float" office:value="0.813008130081301">
            <text:p>0.8130081301</text:p>
          </table:table-cell>
          <table:table-cell table:formula="of:=[.L110]/[.$G110]*100" office:value-type="float" office:value="5.14905149051491">
            <text:p>5.1490514905</text:p>
          </table:table-cell>
          <table:table-cell table:formula="of:=[.M110]/[.$G110]*100" office:value-type="float" office:value="22.7642276422764">
            <text:p>22.7642276423</text:p>
          </table:table-cell>
          <table:table-cell table:formula="of:=[.N110]/[.$G110]*100" office:value-type="float" office:value="1.0840108401084">
            <text:p>1.0840108401</text:p>
          </table:table-cell>
        </table:table-row>
        <table:table-row table:style-name="ro2">
          <table:table-cell office:value-type="string">
            <text:p><text:s/>0603 - Bureau de vote 0603</text:p>
          </table:table-cell>
          <table:table-cell table:formula="of:=TRIM(LEFT([.A111]; 5))" office:value-type="string" office:string-value="0603">
            <text:p>0603</text:p>
          </table:table-cell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  <table:table-cell office:value-type="float" office:value="357">
            <text:p>357</text:p>
          </table:table-cell>
          <table:table-cell office:value-type="float" office:value="7">
            <text:p>7</text:p>
          </table:table-cell>
          <table:table-cell office:value-type="float" office:value="350">
            <text:p>35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41">
            <text:p>24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table:formula="of:=[.H111]/[.$G111]*100" office:value-type="float" office:value="2.57142857142857">
            <text:p>2.5714285714</text:p>
          </table:table-cell>
          <table:table-cell table:formula="of:=[.I111]/[.$G111]*100" office:value-type="float" office:value="0.857142857142857">
            <text:p>0.8571428571</text:p>
          </table:table-cell>
          <table:table-cell table:formula="of:=[.J111]/[.$G111]*100" office:value-type="float" office:value="68.8571428571429">
            <text:p>68.8571428571</text:p>
          </table:table-cell>
          <table:table-cell table:formula="of:=[.K111]/[.$G111]*100" office:value-type="float" office:value="1.71428571428571">
            <text:p>1.7142857143</text:p>
          </table:table-cell>
          <table:table-cell table:formula="of:=[.L111]/[.$G111]*100" office:value-type="float" office:value="3.71428571428571">
            <text:p>3.7142857143</text:p>
          </table:table-cell>
          <table:table-cell table:formula="of:=[.M111]/[.$G111]*100" office:value-type="float" office:value="20.2857142857143">
            <text:p>20.2857142857</text:p>
          </table:table-cell>
          <table:table-cell table:formula="of:=[.N111]/[.$G111]*100" office:value-type="float" office:value="2">
            <text:p>2</text:p>
          </table:table-cell>
        </table:table-row>
        <table:table-row table:style-name="ro2">
          <table:table-cell office:value-type="string">
            <text:p><text:s/>0604 - Bureau de vote 0604</text:p>
          </table:table-cell>
          <table:table-cell table:formula="of:=TRIM(LEFT([.A112]; 5))" office:value-type="string" office:string-value="0604">
            <text:p>0604</text:p>
          </table:table-cell>
          <table:table-cell office:value-type="float" office:value="831">
            <text:p>831</text:p>
          </table:table-cell>
          <table:table-cell office:value-type="float" office:value="12">
            <text:p>12</text:p>
          </table:table-cell>
          <table:table-cell office:value-type="float" office:value="476">
            <text:p>476</text:p>
          </table:table-cell>
          <table:table-cell office:value-type="float" office:value="14">
            <text:p>14</text:p>
          </table:table-cell>
          <table:table-cell office:value-type="float" office:value="462">
            <text:p>462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60">
            <text:p>160</text:p>
          </table:table-cell>
          <table:table-cell office:value-type="float" office:value="7">
            <text:p>7</text:p>
          </table:table-cell>
          <table:table-cell table:formula="of:=[.H112]/[.$G112]*100" office:value-type="float" office:value="4.97835497835498">
            <text:p>4.9783549784</text:p>
          </table:table-cell>
          <table:table-cell table:formula="of:=[.I112]/[.$G112]*100" office:value-type="float" office:value="0">
            <text:p>0</text:p>
          </table:table-cell>
          <table:table-cell table:formula="of:=[.J112]/[.$G112]*100" office:value-type="float" office:value="49.1341991341991">
            <text:p>49.1341991342</text:p>
          </table:table-cell>
          <table:table-cell table:formula="of:=[.K112]/[.$G112]*100" office:value-type="float" office:value="0.649350649350649">
            <text:p>0.6493506494</text:p>
          </table:table-cell>
          <table:table-cell table:formula="of:=[.L112]/[.$G112]*100" office:value-type="float" office:value="9.09090909090909">
            <text:p>9.0909090909</text:p>
          </table:table-cell>
          <table:table-cell table:formula="of:=[.M112]/[.$G112]*100" office:value-type="float" office:value="34.6320346320346">
            <text:p>34.632034632</text:p>
          </table:table-cell>
          <table:table-cell table:formula="of:=[.N112]/[.$G112]*100" office:value-type="float" office:value="1.51515151515152">
            <text:p>1.5151515152</text:p>
          </table:table-cell>
        </table:table-row>
        <table:table-row table:style-name="ro2">
          <table:table-cell office:value-type="string">
            <text:p><text:s/>0605 - Bureau de vote 0605</text:p>
          </table:table-cell>
          <table:table-cell table:formula="of:=TRIM(LEFT([.A113]; 5))" office:value-type="string" office:string-value="0605">
            <text:p>0605</text:p>
          </table:table-cell>
          <table:table-cell office:value-type="float" office:value="1086">
            <text:p>1086</text:p>
          </table:table-cell>
          <table:table-cell office:value-type="float" office:value="7">
            <text:p>7</text:p>
          </table:table-cell>
          <table:table-cell office:value-type="float" office:value="624">
            <text:p>624</text:p>
          </table:table-cell>
          <table:table-cell office:value-type="float" office:value="10">
            <text:p>10</text:p>
          </table:table-cell>
          <table:table-cell office:value-type="float" office:value="614">
            <text:p>61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80">
            <text:p>280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257">
            <text:p>257</text:p>
          </table:table-cell>
          <table:table-cell office:value-type="float" office:value="6">
            <text:p>6</text:p>
          </table:table-cell>
          <table:table-cell table:formula="of:=[.H113]/[.$G113]*100" office:value-type="float" office:value="1.46579804560261">
            <text:p>1.4657980456</text:p>
          </table:table-cell>
          <table:table-cell table:formula="of:=[.I113]/[.$G113]*100" office:value-type="float" office:value="0.488599348534202">
            <text:p>0.4885993485</text:p>
          </table:table-cell>
          <table:table-cell table:formula="of:=[.J113]/[.$G113]*100" office:value-type="float" office:value="45.6026058631922">
            <text:p>45.6026058632</text:p>
          </table:table-cell>
          <table:table-cell table:formula="of:=[.K113]/[.$G113]*100" office:value-type="float" office:value="0.488599348534202">
            <text:p>0.4885993485</text:p>
          </table:table-cell>
          <table:table-cell table:formula="of:=[.L113]/[.$G113]*100" office:value-type="float" office:value="9.12052117263844">
            <text:p>9.1205211726</text:p>
          </table:table-cell>
          <table:table-cell table:formula="of:=[.M113]/[.$G113]*100" office:value-type="float" office:value="41.85667752443">
            <text:p>41.8566775244</text:p>
          </table:table-cell>
          <table:table-cell table:formula="of:=[.N113]/[.$G113]*100" office:value-type="float" office:value="0.977198697068404">
            <text:p>0.9771986971</text:p>
          </table:table-cell>
        </table:table-row>
        <table:table-row table:style-name="ro2">
          <table:table-cell office:value-type="string">
            <text:p><text:s/>0606 - Bureau de vote 0606</text:p>
          </table:table-cell>
          <table:table-cell table:formula="of:=TRIM(LEFT([.A114]; 5))" office:value-type="string" office:string-value="0606">
            <text:p>0606</text:p>
          </table:table-cell>
          <table:table-cell office:value-type="float" office:value="925">
            <text:p>925</text:p>
          </table:table-cell>
          <table:table-cell office:value-type="float" office:value="12">
            <text:p>12</text:p>
          </table:table-cell>
          <table:table-cell office:value-type="float" office:value="506">
            <text:p>506</text:p>
          </table:table-cell>
          <table:table-cell office:value-type="float" office:value="9">
            <text:p>9</text:p>
          </table:table-cell>
          <table:table-cell office:value-type="float" office:value="497">
            <text:p>497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232">
            <text:p>232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table:formula="of:=[.H114]/[.$G114]*100" office:value-type="float" office:value="3.420523138833">
            <text:p>3.4205231388</text:p>
          </table:table-cell>
          <table:table-cell table:formula="of:=[.I114]/[.$G114]*100" office:value-type="float" office:value="1.20724346076459">
            <text:p>1.2072434608</text:p>
          </table:table-cell>
          <table:table-cell table:formula="of:=[.J114]/[.$G114]*100" office:value-type="float" office:value="46.6800804828974">
            <text:p>46.6800804829</text:p>
          </table:table-cell>
          <table:table-cell table:formula="of:=[.K114]/[.$G114]*100" office:value-type="float" office:value="2.01207243460765">
            <text:p>2.0120724346</text:p>
          </table:table-cell>
          <table:table-cell table:formula="of:=[.L114]/[.$G114]*100" office:value-type="float" office:value="8.24949698189135">
            <text:p>8.2494969819</text:p>
          </table:table-cell>
          <table:table-cell table:formula="of:=[.M114]/[.$G114]*100" office:value-type="float" office:value="37.8269617706237">
            <text:p>37.8269617706</text:p>
          </table:table-cell>
          <table:table-cell table:formula="of:=[.N114]/[.$G114]*100" office:value-type="float" office:value="0.603621730382294">
            <text:p>0.6036217304</text:p>
          </table:table-cell>
        </table:table-row>
        <table:table-row table:style-name="ro2">
          <table:table-cell office:value-type="string">
            <text:p><text:s/>0607 - Bureau de vote 0607</text:p>
          </table:table-cell>
          <table:table-cell table:formula="of:=TRIM(LEFT([.A115]; 5))" office:value-type="string" office:string-value="0607">
            <text:p>0607</text:p>
          </table:table-cell>
          <table:table-cell office:value-type="float" office:value="929">
            <text:p>929</text:p>
          </table:table-cell>
          <table:table-cell office:value-type="float" office:value="6">
            <text:p>6</text:p>
          </table:table-cell>
          <table:table-cell office:value-type="float" office:value="510">
            <text:p>510</text:p>
          </table:table-cell>
          <table:table-cell office:value-type="float" office:value="12">
            <text:p>12</text:p>
          </table:table-cell>
          <table:table-cell office:value-type="float" office:value="498">
            <text:p>49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29">
            <text:p>129</text:p>
          </table:table-cell>
          <table:table-cell office:value-type="float" office:value="5">
            <text:p>5</text:p>
          </table:table-cell>
          <table:table-cell table:formula="of:=[.H115]/[.$G115]*100" office:value-type="float" office:value="2.40963855421687">
            <text:p>2.4096385542</text:p>
          </table:table-cell>
          <table:table-cell table:formula="of:=[.I115]/[.$G115]*100" office:value-type="float" office:value="0.401606425702811">
            <text:p>0.4016064257</text:p>
          </table:table-cell>
          <table:table-cell table:formula="of:=[.J115]/[.$G115]*100" office:value-type="float" office:value="64.2570281124498">
            <text:p>64.2570281124</text:p>
          </table:table-cell>
          <table:table-cell table:formula="of:=[.K115]/[.$G115]*100" office:value-type="float" office:value="0.803212851405622">
            <text:p>0.8032128514</text:p>
          </table:table-cell>
          <table:table-cell table:formula="of:=[.L115]/[.$G115]*100" office:value-type="float" office:value="5.22088353413655">
            <text:p>5.2208835341</text:p>
          </table:table-cell>
          <table:table-cell table:formula="of:=[.M115]/[.$G115]*100" office:value-type="float" office:value="25.9036144578313">
            <text:p>25.9036144578</text:p>
          </table:table-cell>
          <table:table-cell table:formula="of:=[.N115]/[.$G115]*100" office:value-type="float" office:value="1.00401606425703">
            <text:p>1.0040160643</text:p>
          </table:table-cell>
        </table:table-row>
        <table:table-row table:style-name="ro2">
          <table:table-cell office:value-type="string">
            <text:p><text:s/>0608 - Bureau de vote 0608</text:p>
          </table:table-cell>
          <table:table-cell table:formula="of:=TRIM(LEFT([.A116]; 5))" office:value-type="string" office:string-value="0608">
            <text:p>0608</text:p>
          </table:table-cell>
          <table:table-cell office:value-type="float" office:value="980">
            <text:p>980</text:p>
          </table:table-cell>
          <table:table-cell office:value-type="float" office:value="10">
            <text:p>10</text:p>
          </table:table-cell>
          <table:table-cell office:value-type="float" office:value="555">
            <text:p>555</text:p>
          </table:table-cell>
          <table:table-cell office:value-type="float" office:value="12">
            <text:p>12</text:p>
          </table:table-cell>
          <table:table-cell office:value-type="float" office:value="543">
            <text:p>543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78">
            <text:p>278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187">
            <text:p>187</text:p>
          </table:table-cell>
          <table:table-cell office:value-type="float" office:value="8">
            <text:p>8</text:p>
          </table:table-cell>
          <table:table-cell table:formula="of:=[.H116]/[.$G116]*100" office:value-type="float" office:value="2.39410681399632">
            <text:p>2.394106814</text:p>
          </table:table-cell>
          <table:table-cell table:formula="of:=[.I116]/[.$G116]*100" office:value-type="float" office:value="1.28913443830571">
            <text:p>1.2891344383</text:p>
          </table:table-cell>
          <table:table-cell table:formula="of:=[.J116]/[.$G116]*100" office:value-type="float" office:value="51.1970534069982">
            <text:p>51.197053407</text:p>
          </table:table-cell>
          <table:table-cell table:formula="of:=[.K116]/[.$G116]*100" office:value-type="float" office:value="0.552486187845304">
            <text:p>0.5524861878</text:p>
          </table:table-cell>
          <table:table-cell table:formula="of:=[.L116]/[.$G116]*100" office:value-type="float" office:value="8.65561694290976">
            <text:p>8.6556169429</text:p>
          </table:table-cell>
          <table:table-cell table:formula="of:=[.M116]/[.$G116]*100" office:value-type="float" office:value="34.4383057090239">
            <text:p>34.438305709</text:p>
          </table:table-cell>
          <table:table-cell table:formula="of:=[.N116]/[.$G116]*100" office:value-type="float" office:value="1.47329650092081">
            <text:p>1.4732965009</text:p>
          </table:table-cell>
        </table:table-row>
        <table:table-row table:style-name="ro2">
          <table:table-cell office:value-type="string">
            <text:p><text:s/>0609 - Bureau de vote 0609</text:p>
          </table:table-cell>
          <table:table-cell table:formula="of:=TRIM(LEFT([.A117]; 5))" office:value-type="string" office:string-value="0609">
            <text:p>0609</text:p>
          </table:table-cell>
          <table:table-cell office:value-type="float" office:value="738">
            <text:p>738</text:p>
          </table:table-cell>
          <table:table-cell office:value-type="float" office:value="6">
            <text:p>6</text:p>
          </table:table-cell>
          <table:table-cell office:value-type="float" office:value="432">
            <text:p>432</text:p>
          </table:table-cell>
          <table:table-cell office:value-type="float" office:value="13">
            <text:p>13</text:p>
          </table:table-cell>
          <table:table-cell office:value-type="float" office:value="419">
            <text:p>41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table:formula="of:=[.H117]/[.$G117]*100" office:value-type="float" office:value="3.10262529832936">
            <text:p>3.1026252983</text:p>
          </table:table-cell>
          <table:table-cell table:formula="of:=[.I117]/[.$G117]*100" office:value-type="float" office:value="0.238663484486873">
            <text:p>0.2386634845</text:p>
          </table:table-cell>
          <table:table-cell table:formula="of:=[.J117]/[.$G117]*100" office:value-type="float" office:value="63.0071599045346">
            <text:p>63.0071599045</text:p>
          </table:table-cell>
          <table:table-cell table:formula="of:=[.K117]/[.$G117]*100" office:value-type="float" office:value="0.477326968973747">
            <text:p>0.477326969</text:p>
          </table:table-cell>
          <table:table-cell table:formula="of:=[.L117]/[.$G117]*100" office:value-type="float" office:value="5.96658711217184">
            <text:p>5.9665871122</text:p>
          </table:table-cell>
          <table:table-cell table:formula="of:=[.M117]/[.$G117]*100" office:value-type="float" office:value="26.9689737470167">
            <text:p>26.968973747</text:p>
          </table:table-cell>
          <table:table-cell table:formula="of:=[.N117]/[.$G117]*100" office:value-type="float" office:value="0.238663484486873">
            <text:p>0.2386634845</text:p>
          </table:table-cell>
        </table:table-row>
        <table:table-row table:style-name="ro2">
          <table:table-cell office:value-type="string">
            <text:p><text:s/>0610 - Bureau de vote 0610</text:p>
          </table:table-cell>
          <table:table-cell table:formula="of:=TRIM(LEFT([.A118]; 5))" office:value-type="string" office:string-value="0610">
            <text:p>0610</text:p>
          </table:table-cell>
          <table:table-cell office:value-type="float" office:value="1095">
            <text:p>1095</text:p>
          </table:table-cell>
          <table:table-cell office:value-type="float" office:value="14">
            <text:p>14</text:p>
          </table:table-cell>
          <table:table-cell office:value-type="float" office:value="651">
            <text:p>651</text:p>
          </table:table-cell>
          <table:table-cell office:value-type="float" office:value="16">
            <text:p>16</text:p>
          </table:table-cell>
          <table:table-cell office:value-type="float" office:value="635">
            <text:p>63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342">
            <text:p>342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14">
            <text:p>214</text:p>
          </table:table-cell>
          <table:table-cell office:value-type="float" office:value="7">
            <text:p>7</text:p>
          </table:table-cell>
          <table:table-cell table:formula="of:=[.H118]/[.$G118]*100" office:value-type="float" office:value="2.20472440944882">
            <text:p>2.2047244094</text:p>
          </table:table-cell>
          <table:table-cell table:formula="of:=[.I118]/[.$G118]*100" office:value-type="float" office:value="1.10236220472441">
            <text:p>1.1023622047</text:p>
          </table:table-cell>
          <table:table-cell table:formula="of:=[.J118]/[.$G118]*100" office:value-type="float" office:value="53.8582677165354">
            <text:p>53.8582677165</text:p>
          </table:table-cell>
          <table:table-cell table:formula="of:=[.K118]/[.$G118]*100" office:value-type="float" office:value="0.944881889763779">
            <text:p>0.9448818898</text:p>
          </table:table-cell>
          <table:table-cell table:formula="of:=[.L118]/[.$G118]*100" office:value-type="float" office:value="7.08661417322835">
            <text:p>7.0866141732</text:p>
          </table:table-cell>
          <table:table-cell table:formula="of:=[.M118]/[.$G118]*100" office:value-type="float" office:value="33.7007874015748">
            <text:p>33.7007874016</text:p>
          </table:table-cell>
          <table:table-cell table:formula="of:=[.N118]/[.$G118]*100" office:value-type="float" office:value="1.10236220472441">
            <text:p>1.1023622047</text:p>
          </table:table-cell>
        </table:table-row>
        <table:table-row table:style-name="ro2">
          <table:table-cell office:value-type="string">
            <text:p><text:s/>0611 - Bureau de vote 0611</text:p>
          </table:table-cell>
          <table:table-cell table:formula="of:=TRIM(LEFT([.A119]; 5))" office:value-type="string" office:string-value="0611">
            <text:p>0611</text:p>
          </table:table-cell>
          <table:table-cell office:value-type="float" office:value="1023">
            <text:p>1023</text:p>
          </table:table-cell>
          <table:table-cell office:value-type="float" office:value="26">
            <text:p>26</text:p>
          </table:table-cell>
          <table:table-cell office:value-type="float" office:value="600">
            <text:p>600</text:p>
          </table:table-cell>
          <table:table-cell office:value-type="float" office:value="8">
            <text:p>8</text:p>
          </table:table-cell>
          <table:table-cell office:value-type="float" office:value="592">
            <text:p>59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93">
            <text:p>193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table:formula="of:=[.H119]/[.$G119]*100" office:value-type="float" office:value="1.68918918918919">
            <text:p>1.6891891892</text:p>
          </table:table-cell>
          <table:table-cell table:formula="of:=[.I119]/[.$G119]*100" office:value-type="float" office:value="2.02702702702703">
            <text:p>2.027027027</text:p>
          </table:table-cell>
          <table:table-cell table:formula="of:=[.J119]/[.$G119]*100" office:value-type="float" office:value="32.6013513513513">
            <text:p>32.6013513514</text:p>
          </table:table-cell>
          <table:table-cell table:formula="of:=[.K119]/[.$G119]*100" office:value-type="float" office:value="0.844594594594595">
            <text:p>0.8445945946</text:p>
          </table:table-cell>
          <table:table-cell table:formula="of:=[.L119]/[.$G119]*100" office:value-type="float" office:value="9.29054054054054">
            <text:p>9.2905405405</text:p>
          </table:table-cell>
          <table:table-cell table:formula="of:=[.M119]/[.$G119]*100" office:value-type="float" office:value="53.3783783783784">
            <text:p>53.3783783784</text:p>
          </table:table-cell>
          <table:table-cell table:formula="of:=[.N119]/[.$G119]*100" office:value-type="float" office:value="0.168918918918919">
            <text:p>0.1689189189</text:p>
          </table:table-cell>
        </table:table-row>
        <table:table-row table:style-name="ro2">
          <table:table-cell office:value-type="string">
            <text:p><text:s/>0612 - Bureau de vote 0612</text:p>
          </table:table-cell>
          <table:table-cell table:formula="of:=TRIM(LEFT([.A120]; 5))" office:value-type="string" office:string-value="0612">
            <text:p>0612</text:p>
          </table:table-cell>
          <table:table-cell office:value-type="float" office:value="935">
            <text:p>935</text:p>
          </table:table-cell>
          <table:table-cell office:value-type="float" office:value="22">
            <text:p>22</text:p>
          </table:table-cell>
          <table:table-cell office:value-type="float" office:value="577">
            <text:p>577</text:p>
          </table:table-cell>
          <table:table-cell office:value-type="float" office:value="9">
            <text:p>9</text:p>
          </table:table-cell>
          <table:table-cell office:value-type="float" office:value="568">
            <text:p>568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02">
            <text:p>202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float" office:value="261">
            <text:p>261</text:p>
          </table:table-cell>
          <table:table-cell office:value-type="float" office:value="5">
            <text:p>5</text:p>
          </table:table-cell>
          <table:table-cell table:formula="of:=[.H120]/[.$G120]*100" office:value-type="float" office:value="3.34507042253521">
            <text:p>3.3450704225</text:p>
          </table:table-cell>
          <table:table-cell table:formula="of:=[.I120]/[.$G120]*100" office:value-type="float" office:value="1.23239436619718">
            <text:p>1.2323943662</text:p>
          </table:table-cell>
          <table:table-cell table:formula="of:=[.J120]/[.$G120]*100" office:value-type="float" office:value="35.5633802816901">
            <text:p>35.5633802817</text:p>
          </table:table-cell>
          <table:table-cell table:formula="of:=[.K120]/[.$G120]*100" office:value-type="float" office:value="0.880281690140845">
            <text:p>0.8802816901</text:p>
          </table:table-cell>
          <table:table-cell table:formula="of:=[.L120]/[.$G120]*100" office:value-type="float" office:value="12.1478873239437">
            <text:p>12.1478873239</text:p>
          </table:table-cell>
          <table:table-cell table:formula="of:=[.M120]/[.$G120]*100" office:value-type="float" office:value="45.9507042253521">
            <text:p>45.9507042254</text:p>
          </table:table-cell>
          <table:table-cell table:formula="of:=[.N120]/[.$G120]*100" office:value-type="float" office:value="0.880281690140845">
            <text:p>0.8802816901</text:p>
          </table:table-cell>
        </table:table-row>
        <table:table-row table:style-name="ro2">
          <table:table-cell office:value-type="string">
            <text:p><text:s/>0613 - Bureau de vote 0613</text:p>
          </table:table-cell>
          <table:table-cell table:formula="of:=TRIM(LEFT([.A121]; 5))" office:value-type="string" office:string-value="0613">
            <text:p>0613</text:p>
          </table:table-cell>
          <table:table-cell office:value-type="float" office:value="984">
            <text:p>984</text:p>
          </table:table-cell>
          <table:table-cell office:value-type="float" office:value="12">
            <text:p>12</text:p>
          </table:table-cell>
          <table:table-cell office:value-type="float" office:value="566">
            <text:p>566</text:p>
          </table:table-cell>
          <table:table-cell office:value-type="float" office:value="12">
            <text:p>12</text:p>
          </table:table-cell>
          <table:table-cell office:value-type="float" office:value="554">
            <text:p>55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227">
            <text:p>227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259">
            <text:p>259</text:p>
          </table:table-cell>
          <table:table-cell office:value-type="float" office:value="5">
            <text:p>5</text:p>
          </table:table-cell>
          <table:table-cell table:formula="of:=[.H121]/[.$G121]*100" office:value-type="float" office:value="2.34657039711191">
            <text:p>2.3465703971</text:p>
          </table:table-cell>
          <table:table-cell table:formula="of:=[.I121]/[.$G121]*100" office:value-type="float" office:value="0.72202166064982">
            <text:p>0.7220216606</text:p>
          </table:table-cell>
          <table:table-cell table:formula="of:=[.J121]/[.$G121]*100" office:value-type="float" office:value="40.9747292418773">
            <text:p>40.9747292419</text:p>
          </table:table-cell>
          <table:table-cell table:formula="of:=[.K121]/[.$G121]*100" office:value-type="float" office:value="0.72202166064982">
            <text:p>0.7220216606</text:p>
          </table:table-cell>
          <table:table-cell table:formula="of:=[.L121]/[.$G121]*100" office:value-type="float" office:value="7.5812274368231">
            <text:p>7.5812274368</text:p>
          </table:table-cell>
          <table:table-cell table:formula="of:=[.M121]/[.$G121]*100" office:value-type="float" office:value="46.7509025270758">
            <text:p>46.7509025271</text:p>
          </table:table-cell>
          <table:table-cell table:formula="of:=[.N121]/[.$G121]*100" office:value-type="float" office:value="0.902527075812274">
            <text:p>0.9025270758</text:p>
          </table:table-cell>
        </table:table-row>
        <table:table-row table:style-name="ro2">
          <table:table-cell office:value-type="string">
            <text:p><text:s/>0614 - Bureau de vote 0614</text:p>
          </table:table-cell>
          <table:table-cell table:formula="of:=TRIM(LEFT([.A122]; 5))" office:value-type="string" office:string-value="0614">
            <text:p>0614</text:p>
          </table:table-cell>
          <table:table-cell office:value-type="float" office:value="933">
            <text:p>933</text:p>
          </table:table-cell>
          <table:table-cell office:value-type="float" office:value="13">
            <text:p>13</text:p>
          </table:table-cell>
          <table:table-cell office:value-type="float" office:value="559">
            <text:p>559</text:p>
          </table:table-cell>
          <table:table-cell office:value-type="float" office:value="16">
            <text:p>16</text:p>
          </table:table-cell>
          <table:table-cell office:value-type="float" office:value="543">
            <text:p>54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88">
            <text:p>188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79">
            <text:p>279</text:p>
          </table:table-cell>
          <table:table-cell office:value-type="float" office:value="5">
            <text:p>5</text:p>
          </table:table-cell>
          <table:table-cell table:formula="of:=[.H122]/[.$G122]*100" office:value-type="float" office:value="1.84162062615101">
            <text:p>1.8416206262</text:p>
          </table:table-cell>
          <table:table-cell table:formula="of:=[.I122]/[.$G122]*100" office:value-type="float" office:value="1.65745856353591">
            <text:p>1.6574585635</text:p>
          </table:table-cell>
          <table:table-cell table:formula="of:=[.J122]/[.$G122]*100" office:value-type="float" office:value="34.622467771639">
            <text:p>34.6224677716</text:p>
          </table:table-cell>
          <table:table-cell table:formula="of:=[.K122]/[.$G122]*100" office:value-type="float" office:value="0.920810313075507">
            <text:p>0.9208103131</text:p>
          </table:table-cell>
          <table:table-cell table:formula="of:=[.L122]/[.$G122]*100" office:value-type="float" office:value="8.65561694290976">
            <text:p>8.6556169429</text:p>
          </table:table-cell>
          <table:table-cell table:formula="of:=[.M122]/[.$G122]*100" office:value-type="float" office:value="51.3812154696133">
            <text:p>51.3812154696</text:p>
          </table:table-cell>
          <table:table-cell table:formula="of:=[.N122]/[.$G122]*100" office:value-type="float" office:value="0.920810313075507">
            <text:p>0.9208103131</text:p>
          </table:table-cell>
        </table:table-row>
        <table:table-row table:style-name="ro2">
          <table:table-cell office:value-type="string">
            <text:p><text:s/>0615 - Bureau de vote 0615</text:p>
          </table:table-cell>
          <table:table-cell table:formula="of:=TRIM(LEFT([.A123]; 5))" office:value-type="string" office:string-value="0615">
            <text:p>0615</text:p>
          </table:table-cell>
          <table:table-cell office:value-type="float" office:value="863">
            <text:p>863</text:p>
          </table:table-cell>
          <table:table-cell office:value-type="float" office:value="21">
            <text:p>21</text:p>
          </table:table-cell>
          <table:table-cell office:value-type="float" office:value="531">
            <text:p>531</text:p>
          </table:table-cell>
          <table:table-cell office:value-type="float" office:value="14">
            <text:p>14</text:p>
          </table:table-cell>
          <table:table-cell office:value-type="float" office:value="517">
            <text:p>517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table:formula="of:=[.H123]/[.$G123]*100" office:value-type="float" office:value="4.06189555125725">
            <text:p>4.0618955513</text:p>
          </table:table-cell>
          <table:table-cell table:formula="of:=[.I123]/[.$G123]*100" office:value-type="float" office:value="1.1605415860735">
            <text:p>1.1605415861</text:p>
          </table:table-cell>
          <table:table-cell table:formula="of:=[.J123]/[.$G123]*100" office:value-type="float" office:value="54.1586073500967">
            <text:p>54.1586073501</text:p>
          </table:table-cell>
          <table:table-cell table:formula="of:=[.K123]/[.$G123]*100" office:value-type="float" office:value="0.386847195357834">
            <text:p>0.3868471954</text:p>
          </table:table-cell>
          <table:table-cell table:formula="of:=[.L123]/[.$G123]*100" office:value-type="float" office:value="6.76982591876209">
            <text:p>6.7698259188</text:p>
          </table:table-cell>
          <table:table-cell table:formula="of:=[.M123]/[.$G123]*100" office:value-type="float" office:value="32.8820116054159">
            <text:p>32.8820116054</text:p>
          </table:table-cell>
          <table:table-cell table:formula="of:=[.N123]/[.$G123]*100" office:value-type="float" office:value="0.580270793036751">
            <text:p>0.580270793</text:p>
          </table:table-cell>
        </table:table-row>
        <table:table-row table:style-name="ro2">
          <table:table-cell office:value-type="string">
            <text:p><text:s/>0616 - Bureau de vote 0616</text:p>
          </table:table-cell>
          <table:table-cell table:formula="of:=TRIM(LEFT([.A124]; 5))" office:value-type="string" office:string-value="0616">
            <text:p>0616</text:p>
          </table:table-cell>
          <table:table-cell office:value-type="float" office:value="1080">
            <text:p>1080</text:p>
          </table:table-cell>
          <table:table-cell office:value-type="float" office:value="3">
            <text:p>3</text:p>
          </table:table-cell>
          <table:table-cell office:value-type="float" office:value="587">
            <text:p>587</text:p>
          </table:table-cell>
          <table:table-cell office:value-type="float" office:value="14">
            <text:p>14</text:p>
          </table:table-cell>
          <table:table-cell office:value-type="float" office:value="573">
            <text:p>573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333">
            <text:p>333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office:value-type="float" office:value="154">
            <text:p>154</text:p>
          </table:table-cell>
          <table:table-cell office:value-type="float" office:value="5">
            <text:p>5</text:p>
          </table:table-cell>
          <table:table-cell table:formula="of:=[.H124]/[.$G124]*100" office:value-type="float" office:value="2.96684118673647">
            <text:p>2.9668411867</text:p>
          </table:table-cell>
          <table:table-cell table:formula="of:=[.I124]/[.$G124]*100" office:value-type="float" office:value="1.74520069808028">
            <text:p>1.7452006981</text:p>
          </table:table-cell>
          <table:table-cell table:formula="of:=[.J124]/[.$G124]*100" office:value-type="float" office:value="58.1151832460733">
            <text:p>58.1151832461</text:p>
          </table:table-cell>
          <table:table-cell table:formula="of:=[.K124]/[.$G124]*100" office:value-type="float" office:value="1.39616055846422">
            <text:p>1.3961605585</text:p>
          </table:table-cell>
          <table:table-cell table:formula="of:=[.L124]/[.$G124]*100" office:value-type="float" office:value="8.02792321116928">
            <text:p>8.0279232112</text:p>
          </table:table-cell>
          <table:table-cell table:formula="of:=[.M124]/[.$G124]*100" office:value-type="float" office:value="26.8760907504363">
            <text:p>26.8760907504</text:p>
          </table:table-cell>
          <table:table-cell table:formula="of:=[.N124]/[.$G124]*100" office:value-type="float" office:value="0.87260034904014">
            <text:p>0.872600349</text:p>
          </table:table-cell>
        </table:table-row>
        <table:table-row table:style-name="ro2">
          <table:table-cell office:value-type="string">
            <text:p><text:s/>0617 - Bureau de vote 0617</text:p>
          </table:table-cell>
          <table:table-cell table:formula="of:=TRIM(LEFT([.A125]; 5))" office:value-type="string" office:string-value="0617">
            <text:p>0617</text:p>
          </table:table-cell>
          <table:table-cell office:value-type="float" office:value="977">
            <text:p>977</text:p>
          </table:table-cell>
          <table:table-cell office:value-type="float" office:value="18">
            <text:p>18</text:p>
          </table:table-cell>
          <table:table-cell office:value-type="float" office:value="587">
            <text:p>587</text:p>
          </table:table-cell>
          <table:table-cell office:value-type="float" office:value="11">
            <text:p>11</text:p>
          </table:table-cell>
          <table:table-cell office:value-type="float" office:value="576">
            <text:p>576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225">
            <text:p>225</text:p>
          </table:table-cell>
          <table:table-cell office:value-type="float" office:value="4">
            <text:p>4</text:p>
          </table:table-cell>
          <table:table-cell table:formula="of:=[.H125]/[.$G125]*100" office:value-type="float" office:value="2.60416666666667">
            <text:p>2.6041666667</text:p>
          </table:table-cell>
          <table:table-cell table:formula="of:=[.I125]/[.$G125]*100" office:value-type="float" office:value="1.90972222222222">
            <text:p>1.9097222222</text:p>
          </table:table-cell>
          <table:table-cell table:formula="of:=[.J125]/[.$G125]*100" office:value-type="float" office:value="46.1805555555556">
            <text:p>46.1805555556</text:p>
          </table:table-cell>
          <table:table-cell table:formula="of:=[.K125]/[.$G125]*100" office:value-type="float" office:value="0.347222222222222">
            <text:p>0.3472222222</text:p>
          </table:table-cell>
          <table:table-cell table:formula="of:=[.L125]/[.$G125]*100" office:value-type="float" office:value="9.20138888888889">
            <text:p>9.2013888889</text:p>
          </table:table-cell>
          <table:table-cell table:formula="of:=[.M125]/[.$G125]*100" office:value-type="float" office:value="39.0625">
            <text:p>39.0625</text:p>
          </table:table-cell>
          <table:table-cell table:formula="of:=[.N125]/[.$G125]*100" office:value-type="float" office:value="0.694444444444444">
            <text:p>0.6944444444</text:p>
          </table:table-cell>
        </table:table-row>
        <table:table-row table:style-name="ro2">
          <table:table-cell office:value-type="string">
            <text:p><text:s/>0618 - Bureau de vote 0618</text:p>
          </table:table-cell>
          <table:table-cell table:formula="of:=TRIM(LEFT([.A126]; 5))" office:value-type="string" office:string-value="0618">
            <text:p>0618</text:p>
          </table:table-cell>
          <table:table-cell office:value-type="float" office:value="930">
            <text:p>930</text:p>
          </table:table-cell>
          <table:table-cell office:value-type="float" office:value="13">
            <text:p>13</text:p>
          </table:table-cell>
          <table:table-cell office:value-type="float" office:value="535">
            <text:p>535</text:p>
          </table:table-cell>
          <table:table-cell office:value-type="float" office:value="5">
            <text:p>5</text:p>
          </table:table-cell>
          <table:table-cell office:value-type="float" office:value="530">
            <text:p>530</text:p>
          </table:table-cell>
          <table:table-cell table:number-columns-repeated="2" office:value-type="float" office:value="10">
            <text:p>10</text:p>
          </table:table-cell>
          <table:table-cell office:value-type="float" office:value="303">
            <text:p>30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68">
            <text:p>168</text:p>
          </table:table-cell>
          <table:table-cell office:value-type="float" office:value="8">
            <text:p>8</text:p>
          </table:table-cell>
          <table:table-cell table:formula="of:=[.H126]/[.$G126]*100" office:value-type="float" office:value="1.88679245283019">
            <text:p>1.8867924528</text:p>
          </table:table-cell>
          <table:table-cell table:formula="of:=[.I126]/[.$G126]*100" office:value-type="float" office:value="1.88679245283019">
            <text:p>1.8867924528</text:p>
          </table:table-cell>
          <table:table-cell table:formula="of:=[.J126]/[.$G126]*100" office:value-type="float" office:value="57.1698113207547">
            <text:p>57.1698113208</text:p>
          </table:table-cell>
          <table:table-cell table:formula="of:=[.K126]/[.$G126]*100" office:value-type="float" office:value="0.566037735849057">
            <text:p>0.5660377358</text:p>
          </table:table-cell>
          <table:table-cell table:formula="of:=[.L126]/[.$G126]*100" office:value-type="float" office:value="5.28301886792453">
            <text:p>5.2830188679</text:p>
          </table:table-cell>
          <table:table-cell table:formula="of:=[.M126]/[.$G126]*100" office:value-type="float" office:value="31.6981132075472">
            <text:p>31.6981132075</text:p>
          </table:table-cell>
          <table:table-cell table:formula="of:=[.N126]/[.$G126]*100" office:value-type="float" office:value="1.50943396226415">
            <text:p>1.5094339623</text:p>
          </table:table-cell>
        </table:table-row>
        <table:table-row table:style-name="ro2">
          <table:table-cell office:value-type="string">
            <text:p><text:s/>0619 - Bureau de vote 0619</text:p>
          </table:table-cell>
          <table:table-cell table:formula="of:=TRIM(LEFT([.A127]; 5))" office:value-type="string" office:string-value="0619">
            <text:p>0619</text:p>
          </table:table-cell>
          <table:table-cell office:value-type="float" office:value="871">
            <text:p>871</text:p>
          </table:table-cell>
          <table:table-cell office:value-type="float" office:value="10">
            <text:p>10</text:p>
          </table:table-cell>
          <table:table-cell office:value-type="float" office:value="563">
            <text:p>563</text:p>
          </table:table-cell>
          <table:table-cell office:value-type="float" office:value="17">
            <text:p>17</text:p>
          </table:table-cell>
          <table:table-cell office:value-type="float" office:value="546">
            <text:p>546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317">
            <text:p>317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table:formula="of:=[.H127]/[.$G127]*100" office:value-type="float" office:value="4.21245421245421">
            <text:p>4.2124542125</text:p>
          </table:table-cell>
          <table:table-cell table:formula="of:=[.I127]/[.$G127]*100" office:value-type="float" office:value="2.01465201465201">
            <text:p>2.0146520147</text:p>
          </table:table-cell>
          <table:table-cell table:formula="of:=[.J127]/[.$G127]*100" office:value-type="float" office:value="58.0586080586081">
            <text:p>58.0586080586</text:p>
          </table:table-cell>
          <table:table-cell table:formula="of:=[.K127]/[.$G127]*100" office:value-type="float" office:value="2.1978021978022">
            <text:p>2.1978021978</text:p>
          </table:table-cell>
          <table:table-cell table:formula="of:=[.L127]/[.$G127]*100" office:value-type="float" office:value="8.05860805860806">
            <text:p>8.0586080586</text:p>
          </table:table-cell>
          <table:table-cell table:formula="of:=[.M127]/[.$G127]*100" office:value-type="float" office:value="25.2747252747253">
            <text:p>25.2747252747</text:p>
          </table:table-cell>
          <table:table-cell table:formula="of:=[.N127]/[.$G127]*100" office:value-type="float" office:value="0.183150183150183">
            <text:p>0.1831501832</text:p>
          </table:table-cell>
        </table:table-row>
        <table:table-row table:style-name="ro2">
          <table:table-cell office:value-type="string">
            <text:p><text:s/>0701 - Bureau de vote 0701</text:p>
          </table:table-cell>
          <table:table-cell table:formula="of:=TRIM(LEFT([.A128]; 5))" office:value-type="string" office:string-value="0701">
            <text:p>0701</text:p>
          </table:table-cell>
          <table:table-cell office:value-type="float" office:value="801">
            <text:p>801</text:p>
          </table:table-cell>
          <table:table-cell office:value-type="float" office:value="12">
            <text:p>12</text:p>
          </table:table-cell>
          <table:table-cell office:value-type="float" office:value="405">
            <text:p>405</text:p>
          </table:table-cell>
          <table:table-cell office:value-type="float" office:value="4">
            <text:p>4</text:p>
          </table:table-cell>
          <table:table-cell office:value-type="float" office:value="401">
            <text:p>40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table:formula="of:=[.H128]/[.$G128]*100" office:value-type="float" office:value="3.49127182044888">
            <text:p>3.4912718204</text:p>
          </table:table-cell>
          <table:table-cell table:formula="of:=[.I128]/[.$G128]*100" office:value-type="float" office:value="0.748129675810474">
            <text:p>0.7481296758</text:p>
          </table:table-cell>
          <table:table-cell table:formula="of:=[.J128]/[.$G128]*100" office:value-type="float" office:value="55.860349127182">
            <text:p>55.8603491272</text:p>
          </table:table-cell>
          <table:table-cell table:formula="of:=[.K128]/[.$G128]*100" office:value-type="float" office:value="0.498753117206983">
            <text:p>0.4987531172</text:p>
          </table:table-cell>
          <table:table-cell table:formula="of:=[.L128]/[.$G128]*100" office:value-type="float" office:value="9.72568578553616">
            <text:p>9.7256857855</text:p>
          </table:table-cell>
          <table:table-cell table:formula="of:=[.M128]/[.$G128]*100" office:value-type="float" office:value="28.1795511221945">
            <text:p>28.1795511222</text:p>
          </table:table-cell>
          <table:table-cell table:formula="of:=[.N128]/[.$G128]*100" office:value-type="float" office:value="1.49625935162095">
            <text:p>1.4962593516</text:p>
          </table:table-cell>
        </table:table-row>
        <table:table-row table:style-name="ro2">
          <table:table-cell office:value-type="string">
            <text:p><text:s/>0702 - Bureau de vote 0702</text:p>
          </table:table-cell>
          <table:table-cell table:formula="of:=TRIM(LEFT([.A129]; 5))" office:value-type="string" office:string-value="0702">
            <text:p>0702</text:p>
          </table:table-cell>
          <table:table-cell office:value-type="float" office:value="1090">
            <text:p>1090</text:p>
          </table:table-cell>
          <table:table-cell office:value-type="float" office:value="8">
            <text:p>8</text:p>
          </table:table-cell>
          <table:table-cell office:value-type="float" office:value="567">
            <text:p>567</text:p>
          </table:table-cell>
          <table:table-cell office:value-type="float" office:value="7">
            <text:p>7</text:p>
          </table:table-cell>
          <table:table-cell office:value-type="float" office:value="560">
            <text:p>560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389">
            <text:p>389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87">
            <text:p>87</text:p>
          </table:table-cell>
          <table:table-cell office:value-type="float" office:value="20">
            <text:p>20</text:p>
          </table:table-cell>
          <table:table-cell table:formula="of:=[.H129]/[.$G129]*100" office:value-type="float" office:value="3.92857142857143">
            <text:p>3.9285714286</text:p>
          </table:table-cell>
          <table:table-cell table:formula="of:=[.I129]/[.$G129]*100" office:value-type="float" office:value="1.07142857142857">
            <text:p>1.0714285714</text:p>
          </table:table-cell>
          <table:table-cell table:formula="of:=[.J129]/[.$G129]*100" office:value-type="float" office:value="69.4642857142857">
            <text:p>69.4642857143</text:p>
          </table:table-cell>
          <table:table-cell table:formula="of:=[.K129]/[.$G129]*100" office:value-type="float" office:value="1.78571428571429">
            <text:p>1.7857142857</text:p>
          </table:table-cell>
          <table:table-cell table:formula="of:=[.L129]/[.$G129]*100" office:value-type="float" office:value="4.64285714285714">
            <text:p>4.6428571429</text:p>
          </table:table-cell>
          <table:table-cell table:formula="of:=[.M129]/[.$G129]*100" office:value-type="float" office:value="15.5357142857143">
            <text:p>15.5357142857</text:p>
          </table:table-cell>
          <table:table-cell table:formula="of:=[.N129]/[.$G129]*100" office:value-type="float" office:value="3.57142857142857">
            <text:p>3.5714285714</text:p>
          </table:table-cell>
        </table:table-row>
        <table:table-row table:style-name="ro2">
          <table:table-cell office:value-type="string">
            <text:p><text:s/>0703 - Bureau de vote 0703</text:p>
          </table:table-cell>
          <table:table-cell table:formula="of:=TRIM(LEFT([.A130]; 5))" office:value-type="string" office:string-value="0703">
            <text:p>0703</text:p>
          </table:table-cell>
          <table:table-cell office:value-type="float" office:value="1013">
            <text:p>1013</text:p>
          </table:table-cell>
          <table:table-cell office:value-type="float" office:value="10">
            <text:p>10</text:p>
          </table:table-cell>
          <table:table-cell office:value-type="float" office:value="603">
            <text:p>603</text:p>
          </table:table-cell>
          <table:table-cell office:value-type="float" office:value="11">
            <text:p>11</text:p>
          </table:table-cell>
          <table:table-cell office:value-type="float" office:value="592">
            <text:p>59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office:value-type="float" office:value="151">
            <text:p>151</text:p>
          </table:table-cell>
          <table:table-cell office:value-type="float" office:value="11">
            <text:p>11</text:p>
          </table:table-cell>
          <table:table-cell table:formula="of:=[.H130]/[.$G130]*100" office:value-type="float" office:value="3.5472972972973">
            <text:p>3.5472972973</text:p>
          </table:table-cell>
          <table:table-cell table:formula="of:=[.I130]/[.$G130]*100" office:value-type="float" office:value="0.337837837837838">
            <text:p>0.3378378378</text:p>
          </table:table-cell>
          <table:table-cell table:formula="of:=[.J130]/[.$G130]*100" office:value-type="float" office:value="58.277027027027">
            <text:p>58.277027027</text:p>
          </table:table-cell>
          <table:table-cell table:formula="of:=[.K130]/[.$G130]*100" office:value-type="float" office:value="1.18243243243243">
            <text:p>1.1824324324</text:p>
          </table:table-cell>
          <table:table-cell table:formula="of:=[.L130]/[.$G130]*100" office:value-type="float" office:value="9.29054054054054">
            <text:p>9.2905405405</text:p>
          </table:table-cell>
          <table:table-cell table:formula="of:=[.M130]/[.$G130]*100" office:value-type="float" office:value="25.5067567567568">
            <text:p>25.5067567568</text:p>
          </table:table-cell>
          <table:table-cell table:formula="of:=[.N130]/[.$G130]*100" office:value-type="float" office:value="1.85810810810811">
            <text:p>1.8581081081</text:p>
          </table:table-cell>
        </table:table-row>
        <table:table-row table:style-name="ro2">
          <table:table-cell office:value-type="string">
            <text:p><text:s/>0704 - Bureau de vote 0704</text:p>
          </table:table-cell>
          <table:table-cell table:formula="of:=TRIM(LEFT([.A131]; 5))" office:value-type="string" office:string-value="0704">
            <text:p>0704</text:p>
          </table:table-cell>
          <table:table-cell office:value-type="float" office:value="741">
            <text:p>741</text:p>
          </table:table-cell>
          <table:table-cell office:value-type="float" office:value="5">
            <text:p>5</text:p>
          </table:table-cell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45">
            <text:p>24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table:formula="of:=[.H131]/[.$G131]*100" office:value-type="float" office:value="4.16666666666667">
            <text:p>4.1666666667</text:p>
          </table:table-cell>
          <table:table-cell table:formula="of:=[.I131]/[.$G131]*100" office:value-type="float" office:value="1.19047619047619">
            <text:p>1.1904761905</text:p>
          </table:table-cell>
          <table:table-cell table:formula="of:=[.J131]/[.$G131]*100" office:value-type="float" office:value="72.9166666666667">
            <text:p>72.9166666667</text:p>
          </table:table-cell>
          <table:table-cell table:formula="of:=[.K131]/[.$G131]*100" office:value-type="float" office:value="1.19047619047619">
            <text:p>1.1904761905</text:p>
          </table:table-cell>
          <table:table-cell table:formula="of:=[.L131]/[.$G131]*100" office:value-type="float" office:value="3.57142857142857">
            <text:p>3.5714285714</text:p>
          </table:table-cell>
          <table:table-cell table:formula="of:=[.M131]/[.$G131]*100" office:value-type="float" office:value="13.3928571428571">
            <text:p>13.3928571429</text:p>
          </table:table-cell>
          <table:table-cell table:formula="of:=[.N131]/[.$G131]*100" office:value-type="float" office:value="3.57142857142857">
            <text:p>3.5714285714</text:p>
          </table:table-cell>
        </table:table-row>
        <table:table-row table:style-name="ro2">
          <table:table-cell office:value-type="string">
            <text:p><text:s/>0705 - Bureau de vote 0705</text:p>
          </table:table-cell>
          <table:table-cell table:formula="of:=TRIM(LEFT([.A132]; 5))" office:value-type="string" office:string-value="0705">
            <text:p>0705</text:p>
          </table:table-cell>
          <table:table-cell office:value-type="float" office:value="745">
            <text:p>745</text:p>
          </table:table-cell>
          <table:table-cell office:value-type="float" office:value="8">
            <text:p>8</text:p>
          </table:table-cell>
          <table:table-cell office:value-type="float" office:value="453">
            <text:p>453</text:p>
          </table:table-cell>
          <table:table-cell office:value-type="float" office:value="7">
            <text:p>7</text:p>
          </table:table-cell>
          <table:table-cell office:value-type="float" office:value="446">
            <text:p>446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03">
            <text:p>30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92">
            <text:p>92</text:p>
          </table:table-cell>
          <table:table-cell office:value-type="float" office:value="9">
            <text:p>9</text:p>
          </table:table-cell>
          <table:table-cell table:formula="of:=[.H132]/[.$G132]*100" office:value-type="float" office:value="4.03587443946188">
            <text:p>4.0358744395</text:p>
          </table:table-cell>
          <table:table-cell table:formula="of:=[.I132]/[.$G132]*100" office:value-type="float" office:value="0.672645739910314">
            <text:p>0.6726457399</text:p>
          </table:table-cell>
          <table:table-cell table:formula="of:=[.J132]/[.$G132]*100" office:value-type="float" office:value="67.9372197309417">
            <text:p>67.9372197309</text:p>
          </table:table-cell>
          <table:table-cell table:formula="of:=[.K132]/[.$G132]*100" office:value-type="float" office:value="0.448430493273543">
            <text:p>0.4484304933</text:p>
          </table:table-cell>
          <table:table-cell table:formula="of:=[.L132]/[.$G132]*100" office:value-type="float" office:value="4.26008968609865">
            <text:p>4.2600896861</text:p>
          </table:table-cell>
          <table:table-cell table:formula="of:=[.M132]/[.$G132]*100" office:value-type="float" office:value="20.627802690583">
            <text:p>20.6278026906</text:p>
          </table:table-cell>
          <table:table-cell table:formula="of:=[.N132]/[.$G132]*100" office:value-type="float" office:value="2.01793721973094">
            <text:p>2.0179372197</text:p>
          </table:table-cell>
        </table:table-row>
        <table:table-row table:style-name="ro2">
          <table:table-cell office:value-type="string">
            <text:p><text:s/>0706 - Bureau de vote 0706</text:p>
          </table:table-cell>
          <table:table-cell table:formula="of:=TRIM(LEFT([.A133]; 5))" office:value-type="string" office:string-value="0706">
            <text:p>0706</text:p>
          </table:table-cell>
          <table:table-cell office:value-type="float" office:value="1084">
            <text:p>1084</text:p>
          </table:table-cell>
          <table:table-cell office:value-type="float" office:value="3">
            <text:p>3</text:p>
          </table:table-cell>
          <table:table-cell office:value-type="float" office:value="422">
            <text:p>422</text:p>
          </table:table-cell>
          <table:table-cell office:value-type="float" office:value="5">
            <text:p>5</text:p>
          </table:table-cell>
          <table:table-cell office:value-type="float" office:value="417">
            <text:p>417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table:formula="of:=[.H133]/[.$G133]*100" office:value-type="float" office:value="5.2757793764988">
            <text:p>5.2757793765</text:p>
          </table:table-cell>
          <table:table-cell table:formula="of:=[.I133]/[.$G133]*100" office:value-type="float" office:value="0.479616306954436">
            <text:p>0.479616307</text:p>
          </table:table-cell>
          <table:table-cell table:formula="of:=[.J133]/[.$G133]*100" office:value-type="float" office:value="76.2589928057554">
            <text:p>76.2589928058</text:p>
          </table:table-cell>
          <table:table-cell table:formula="of:=[.K133]/[.$G133]*100" office:value-type="float" office:value="1.67865707434053">
            <text:p>1.6786570743</text:p>
          </table:table-cell>
          <table:table-cell table:formula="of:=[.L133]/[.$G133]*100" office:value-type="float" office:value="3.11750599520384">
            <text:p>3.1175059952</text:p>
          </table:table-cell>
          <table:table-cell table:formula="of:=[.M133]/[.$G133]*100" office:value-type="float" office:value="11.5107913669065">
            <text:p>11.5107913669</text:p>
          </table:table-cell>
          <table:table-cell table:formula="of:=[.N133]/[.$G133]*100" office:value-type="float" office:value="1.67865707434053">
            <text:p>1.6786570743</text:p>
          </table:table-cell>
        </table:table-row>
        <table:table-row table:style-name="ro2">
          <table:table-cell office:value-type="string">
            <text:p><text:s/>0707 - Bureau de vote 0707</text:p>
          </table:table-cell>
          <table:table-cell table:formula="of:=TRIM(LEFT([.A134]; 5))" office:value-type="string" office:string-value="0707">
            <text:p>0707</text:p>
          </table:table-cell>
          <table:table-cell office:value-type="float" office:value="1311">
            <text:p>1311</text:p>
          </table:table-cell>
          <table:table-cell office:value-type="float" office:value="12">
            <text:p>12</text:p>
          </table:table-cell>
          <table:table-cell office:value-type="float" office:value="559">
            <text:p>559</text:p>
          </table:table-cell>
          <table:table-cell office:value-type="float" office:value="7">
            <text:p>7</text:p>
          </table:table-cell>
          <table:table-cell office:value-type="float" office:value="552">
            <text:p>552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360">
            <text:p>360</text:p>
          </table:table-cell>
          <table:table-cell office:value-type="float" office:value="8">
            <text:p>8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formula="of:=[.H134]/[.$G134]*100" office:value-type="float" office:value="5.07246376811594">
            <text:p>5.0724637681</text:p>
          </table:table-cell>
          <table:table-cell table:formula="of:=[.I134]/[.$G134]*100" office:value-type="float" office:value="0.543478260869565">
            <text:p>0.5434782609</text:p>
          </table:table-cell>
          <table:table-cell table:formula="of:=[.J134]/[.$G134]*100" office:value-type="float" office:value="65.2173913043478">
            <text:p>65.2173913043</text:p>
          </table:table-cell>
          <table:table-cell table:formula="of:=[.K134]/[.$G134]*100" office:value-type="float" office:value="1.44927536231884">
            <text:p>1.4492753623</text:p>
          </table:table-cell>
          <table:table-cell table:formula="of:=[.L134]/[.$G134]*100" office:value-type="float" office:value="5.97826086956522">
            <text:p>5.9782608696</text:p>
          </table:table-cell>
          <table:table-cell table:formula="of:=[.M134]/[.$G134]*100" office:value-type="float" office:value="18.1159420289855">
            <text:p>18.115942029</text:p>
          </table:table-cell>
          <table:table-cell table:formula="of:=[.N134]/[.$G134]*100" office:value-type="float" office:value="3.6231884057971">
            <text:p>3.6231884058</text:p>
          </table:table-cell>
        </table:table-row>
        <table:table-row table:style-name="ro2">
          <table:table-cell office:value-type="string">
            <text:p><text:s/>0708 - Bureau de vote 0708</text:p>
          </table:table-cell>
          <table:table-cell table:formula="of:=TRIM(LEFT([.A135]; 5))" office:value-type="string" office:string-value="0708">
            <text:p>0708</text:p>
          </table:table-cell>
          <table:table-cell office:value-type="float" office:value="833">
            <text:p>833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3">
            <text:p>3</text:p>
          </table:table-cell>
          <table:table-cell office:value-type="float" office:value="382">
            <text:p>38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43">
            <text:p>24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  <table:table-cell table:formula="of:=[.H135]/[.$G135]*100" office:value-type="float" office:value="3.92670157068063">
            <text:p>3.9267015707</text:p>
          </table:table-cell>
          <table:table-cell table:formula="of:=[.I135]/[.$G135]*100" office:value-type="float" office:value="0.261780104712042">
            <text:p>0.2617801047</text:p>
          </table:table-cell>
          <table:table-cell table:formula="of:=[.J135]/[.$G135]*100" office:value-type="float" office:value="63.6125654450262">
            <text:p>63.612565445</text:p>
          </table:table-cell>
          <table:table-cell table:formula="of:=[.K135]/[.$G135]*100" office:value-type="float" office:value="1.83246073298429">
            <text:p>1.832460733</text:p>
          </table:table-cell>
          <table:table-cell table:formula="of:=[.L135]/[.$G135]*100" office:value-type="float" office:value="4.45026178010471">
            <text:p>4.4502617801</text:p>
          </table:table-cell>
          <table:table-cell table:formula="of:=[.M135]/[.$G135]*100" office:value-type="float" office:value="23.2984293193717">
            <text:p>23.2984293194</text:p>
          </table:table-cell>
          <table:table-cell table:formula="of:=[.N135]/[.$G135]*100" office:value-type="float" office:value="2.61780104712042">
            <text:p>2.6178010471</text:p>
          </table:table-cell>
        </table:table-row>
        <table:table-row table:style-name="ro2">
          <table:table-cell office:value-type="string">
            <text:p><text:s/>0709 - Bureau de vote 0709</text:p>
          </table:table-cell>
          <table:table-cell table:formula="of:=TRIM(LEFT([.A136]; 5))" office:value-type="string" office:string-value="0709">
            <text:p>0709</text:p>
          </table:table-cell>
          <table:table-cell office:value-type="float" office:value="923">
            <text:p>923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10">
            <text:p>10</text:p>
          </table:table-cell>
          <table:table-cell office:value-type="float" office:value="455">
            <text:p>45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308">
            <text:p>308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office:value-type="float" office:value="8">
            <text:p>8</text:p>
          </table:table-cell>
          <table:table-cell table:formula="of:=[.H136]/[.$G136]*100" office:value-type="float" office:value="5.05494505494506">
            <text:p>5.0549450549</text:p>
          </table:table-cell>
          <table:table-cell table:formula="of:=[.I136]/[.$G136]*100" office:value-type="float" office:value="1.0989010989011">
            <text:p>1.0989010989</text:p>
          </table:table-cell>
          <table:table-cell table:formula="of:=[.J136]/[.$G136]*100" office:value-type="float" office:value="67.6923076923077">
            <text:p>67.6923076923</text:p>
          </table:table-cell>
          <table:table-cell table:formula="of:=[.K136]/[.$G136]*100" office:value-type="float" office:value="0.659340659340659">
            <text:p>0.6593406593</text:p>
          </table:table-cell>
          <table:table-cell table:formula="of:=[.L136]/[.$G136]*100" office:value-type="float" office:value="3.2967032967033">
            <text:p>3.2967032967</text:p>
          </table:table-cell>
          <table:table-cell table:formula="of:=[.M136]/[.$G136]*100" office:value-type="float" office:value="20.4395604395604">
            <text:p>20.4395604396</text:p>
          </table:table-cell>
          <table:table-cell table:formula="of:=[.N136]/[.$G136]*100" office:value-type="float" office:value="1.75824175824176">
            <text:p>1.7582417582</text:p>
          </table:table-cell>
        </table:table-row>
        <table:table-row table:style-name="ro2">
          <table:table-cell office:value-type="string">
            <text:p><text:s/>0710 - Bureau de vote 0710</text:p>
          </table:table-cell>
          <table:table-cell table:formula="of:=TRIM(LEFT([.A137]; 5))" office:value-type="string" office:string-value="0710">
            <text:p>0710</text:p>
          </table:table-cell>
          <table:table-cell office:value-type="float" office:value="827">
            <text:p>827</text:p>
          </table:table-cell>
          <table:table-cell office:value-type="float" office:value="6">
            <text:p>6</text:p>
          </table:table-cell>
          <table:table-cell office:value-type="float" office:value="415">
            <text:p>415</text:p>
          </table:table-cell>
          <table:table-cell office:value-type="float" office:value="8">
            <text:p>8</text:p>
          </table:table-cell>
          <table:table-cell office:value-type="float" office:value="407">
            <text:p>407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90">
            <text:p>29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table:formula="of:=[.H137]/[.$G137]*100" office:value-type="float" office:value="6.63390663390663">
            <text:p>6.6339066339</text:p>
          </table:table-cell>
          <table:table-cell table:formula="of:=[.I137]/[.$G137]*100" office:value-type="float" office:value="0.982800982800983">
            <text:p>0.9828009828</text:p>
          </table:table-cell>
          <table:table-cell table:formula="of:=[.J137]/[.$G137]*100" office:value-type="float" office:value="71.2530712530713">
            <text:p>71.2530712531</text:p>
          </table:table-cell>
          <table:table-cell table:formula="of:=[.K137]/[.$G137]*100" office:value-type="float" office:value="2.7027027027027">
            <text:p>2.7027027027</text:p>
          </table:table-cell>
          <table:table-cell table:formula="of:=[.L137]/[.$G137]*100" office:value-type="float" office:value="4.42260442260442">
            <text:p>4.4226044226</text:p>
          </table:table-cell>
          <table:table-cell table:formula="of:=[.M137]/[.$G137]*100" office:value-type="float" office:value="12.7764127764128">
            <text:p>12.7764127764</text:p>
          </table:table-cell>
          <table:table-cell table:formula="of:=[.N137]/[.$G137]*100" office:value-type="float" office:value="1.22850122850123">
            <text:p>1.2285012285</text:p>
          </table:table-cell>
        </table:table-row>
        <table:table-row table:style-name="ro2">
          <table:table-cell office:value-type="string">
            <text:p><text:s/>0711 - Bureau de vote 0711</text:p>
          </table:table-cell>
          <table:table-cell table:formula="of:=TRIM(LEFT([.A138]; 5))" office:value-type="string" office:string-value="0711">
            <text:p>0711</text:p>
          </table:table-cell>
          <table:table-cell office:value-type="float" office:value="763">
            <text:p>763</text:p>
          </table:table-cell>
          <table:table-cell office:value-type="float" office:value="15">
            <text:p>15</text:p>
          </table:table-cell>
          <table:table-cell office:value-type="float" office:value="522">
            <text:p>522</text:p>
          </table:table-cell>
          <table:table-cell office:value-type="float" office:value="10">
            <text:p>10</text:p>
          </table:table-cell>
          <table:table-cell office:value-type="float" office:value="512">
            <text:p>512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74">
            <text:p>274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75">
            <text:p>175</text:p>
          </table:table-cell>
          <table:table-cell office:value-type="float" office:value="4">
            <text:p>4</text:p>
          </table:table-cell>
          <table:table-cell table:formula="of:=[.H138]/[.$G138]*100" office:value-type="float" office:value="2.734375">
            <text:p>2.734375</text:p>
          </table:table-cell>
          <table:table-cell table:formula="of:=[.I138]/[.$G138]*100" office:value-type="float" office:value="0.9765625">
            <text:p>0.9765625</text:p>
          </table:table-cell>
          <table:table-cell table:formula="of:=[.J138]/[.$G138]*100" office:value-type="float" office:value="53.515625">
            <text:p>53.515625</text:p>
          </table:table-cell>
          <table:table-cell table:formula="of:=[.K138]/[.$G138]*100" office:value-type="float" office:value="1.171875">
            <text:p>1.171875</text:p>
          </table:table-cell>
          <table:table-cell table:formula="of:=[.L138]/[.$G138]*100" office:value-type="float" office:value="6.640625">
            <text:p>6.640625</text:p>
          </table:table-cell>
          <table:table-cell table:formula="of:=[.M138]/[.$G138]*100" office:value-type="float" office:value="34.1796875">
            <text:p>34.1796875</text:p>
          </table:table-cell>
          <table:table-cell table:formula="of:=[.N138]/[.$G138]*100" office:value-type="float" office:value="0.78125">
            <text:p>0.78125</text:p>
          </table:table-cell>
        </table:table-row>
        <table:table-row table:style-name="ro2">
          <table:table-cell office:value-type="string">
            <text:p><text:s/>0712 - Bureau de vote 0712</text:p>
          </table:table-cell>
          <table:table-cell table:formula="of:=TRIM(LEFT([.A139]; 5))" office:value-type="string" office:string-value="0712">
            <text:p>0712</text:p>
          </table:table-cell>
          <table:table-cell office:value-type="float" office:value="841">
            <text:p>841</text:p>
          </table:table-cell>
          <table:table-cell office:value-type="float" office:value="2">
            <text:p>2</text:p>
          </table:table-cell>
          <table:table-cell office:value-type="float" office:value="463">
            <text:p>463</text:p>
          </table:table-cell>
          <table:table-cell office:value-type="float" office:value="8">
            <text:p>8</text:p>
          </table:table-cell>
          <table:table-cell office:value-type="float" office:value="455">
            <text:p>455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276">
            <text:p>276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table:formula="of:=[.H139]/[.$G139]*100" office:value-type="float" office:value="4.61538461538462">
            <text:p>4.6153846154</text:p>
          </table:table-cell>
          <table:table-cell table:formula="of:=[.I139]/[.$G139]*100" office:value-type="float" office:value="1.31868131868132">
            <text:p>1.3186813187</text:p>
          </table:table-cell>
          <table:table-cell table:formula="of:=[.J139]/[.$G139]*100" office:value-type="float" office:value="60.6593406593407">
            <text:p>60.6593406593</text:p>
          </table:table-cell>
          <table:table-cell table:formula="of:=[.K139]/[.$G139]*100" office:value-type="float" office:value="1.31868131868132">
            <text:p>1.3186813187</text:p>
          </table:table-cell>
          <table:table-cell table:formula="of:=[.L139]/[.$G139]*100" office:value-type="float" office:value="7.47252747252747">
            <text:p>7.4725274725</text:p>
          </table:table-cell>
          <table:table-cell table:formula="of:=[.M139]/[.$G139]*100" office:value-type="float" office:value="23.7362637362637">
            <text:p>23.7362637363</text:p>
          </table:table-cell>
          <table:table-cell table:formula="of:=[.N139]/[.$G139]*100" office:value-type="float" office:value="0.879120879120879">
            <text:p>0.8791208791</text:p>
          </table:table-cell>
        </table:table-row>
        <table:table-row table:style-name="ro2">
          <table:table-cell office:value-type="string">
            <text:p><text:s/>0713 - Bureau de vote 0713</text:p>
          </table:table-cell>
          <table:table-cell table:formula="of:=TRIM(LEFT([.A140]; 5))" office:value-type="string" office:string-value="0713">
            <text:p>0713</text:p>
          </table:table-cell>
          <table:table-cell office:value-type="float" office:value="1064">
            <text:p>1064</text:p>
          </table:table-cell>
          <table:table-cell office:value-type="float" office:value="19">
            <text:p>19</text:p>
          </table:table-cell>
          <table:table-cell office:value-type="float" office:value="652">
            <text:p>652</text:p>
          </table:table-cell>
          <table:table-cell office:value-type="float" office:value="14">
            <text:p>14</text:p>
          </table:table-cell>
          <table:table-cell office:value-type="float" office:value="638">
            <text:p>63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310">
            <text:p>310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218">
            <text:p>218</text:p>
          </table:table-cell>
          <table:table-cell office:value-type="float" office:value="6">
            <text:p>6</text:p>
          </table:table-cell>
          <table:table-cell table:formula="of:=[.H140]/[.$G140]*100" office:value-type="float" office:value="3.13479623824451">
            <text:p>3.1347962382</text:p>
          </table:table-cell>
          <table:table-cell table:formula="of:=[.I140]/[.$G140]*100" office:value-type="float" office:value="2.19435736677116">
            <text:p>2.1943573668</text:p>
          </table:table-cell>
          <table:table-cell table:formula="of:=[.J140]/[.$G140]*100" office:value-type="float" office:value="48.58934169279">
            <text:p>48.5893416928</text:p>
          </table:table-cell>
          <table:table-cell table:formula="of:=[.K140]/[.$G140]*100" office:value-type="float" office:value="1.41065830721003">
            <text:p>1.4106583072</text:p>
          </table:table-cell>
          <table:table-cell table:formula="of:=[.L140]/[.$G140]*100" office:value-type="float" office:value="9.56112852664577">
            <text:p>9.5611285266</text:p>
          </table:table-cell>
          <table:table-cell table:formula="of:=[.M140]/[.$G140]*100" office:value-type="float" office:value="34.1692789968652">
            <text:p>34.1692789969</text:p>
          </table:table-cell>
          <table:table-cell table:formula="of:=[.N140]/[.$G140]*100" office:value-type="float" office:value="0.940438871473354">
            <text:p>0.9404388715</text:p>
          </table:table-cell>
        </table:table-row>
        <table:table-row table:style-name="ro2">
          <table:table-cell office:value-type="string">
            <text:p><text:s/>0714 - Bureau de vote 0714</text:p>
          </table:table-cell>
          <table:table-cell table:formula="of:=TRIM(LEFT([.A141]; 5))" office:value-type="string" office:string-value="0714">
            <text:p>0714</text:p>
          </table:table-cell>
          <table:table-cell office:value-type="float" office:value="732">
            <text:p>732</text:p>
          </table:table-cell>
          <table:table-cell office:value-type="float" office:value="12">
            <text:p>12</text:p>
          </table:table-cell>
          <table:table-cell office:value-type="float" office:value="398">
            <text:p>398</text:p>
          </table:table-cell>
          <table:table-cell office:value-type="float" office:value="7">
            <text:p>7</text:p>
          </table:table-cell>
          <table:table-cell office:value-type="float" office:value="391">
            <text:p>391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26">
            <text:p>22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table:formula="of:=[.H141]/[.$G141]*100" office:value-type="float" office:value="3.83631713554987">
            <text:p>3.8363171355</text:p>
          </table:table-cell>
          <table:table-cell table:formula="of:=[.I141]/[.$G141]*100" office:value-type="float" office:value="2.55754475703325">
            <text:p>2.557544757</text:p>
          </table:table-cell>
          <table:table-cell table:formula="of:=[.J141]/[.$G141]*100" office:value-type="float" office:value="57.8005115089514">
            <text:p>57.800511509</text:p>
          </table:table-cell>
          <table:table-cell table:formula="of:=[.K141]/[.$G141]*100" office:value-type="float" office:value="0.767263427109974">
            <text:p>0.7672634271</text:p>
          </table:table-cell>
          <table:table-cell table:formula="of:=[.L141]/[.$G141]*100" office:value-type="float" office:value="7.92838874680307">
            <text:p>7.9283887468</text:p>
          </table:table-cell>
          <table:table-cell table:formula="of:=[.M141]/[.$G141]*100" office:value-type="float" office:value="26.0869565217391">
            <text:p>26.0869565217</text:p>
          </table:table-cell>
          <table:table-cell table:formula="of:=[.N141]/[.$G141]*100" office:value-type="float" office:value="1.0230179028133">
            <text:p>1.0230179028</text:p>
          </table:table-cell>
        </table:table-row>
        <table:table-row table:style-name="ro2">
          <table:table-cell office:value-type="string">
            <text:p><text:s/>0715 - Bureau de vote 0715</text:p>
          </table:table-cell>
          <table:table-cell table:formula="of:=TRIM(LEFT([.A142]; 5))" office:value-type="string" office:string-value="0715">
            <text:p>0715</text:p>
          </table:table-cell>
          <table:table-cell office:value-type="float" office:value="772">
            <text:p>772</text:p>
          </table:table-cell>
          <table:table-cell office:value-type="float" office:value="16">
            <text:p>16</text:p>
          </table:table-cell>
          <table:table-cell office:value-type="float" office:value="464">
            <text:p>464</text:p>
          </table:table-cell>
          <table:table-cell office:value-type="float" office:value="6">
            <text:p>6</text:p>
          </table:table-cell>
          <table:table-cell office:value-type="float" office:value="458">
            <text:p>45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67">
            <text:p>267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113">
            <text:p>113</text:p>
          </table:table-cell>
          <table:table-cell office:value-type="float" office:value="9">
            <text:p>9</text:p>
          </table:table-cell>
          <table:table-cell table:formula="of:=[.H142]/[.$G142]*100" office:value-type="float" office:value="2.83842794759825">
            <text:p>2.8384279476</text:p>
          </table:table-cell>
          <table:table-cell table:formula="of:=[.I142]/[.$G142]*100" office:value-type="float" office:value="1.31004366812227">
            <text:p>1.3100436681</text:p>
          </table:table-cell>
          <table:table-cell table:formula="of:=[.J142]/[.$G142]*100" office:value-type="float" office:value="58.2969432314411">
            <text:p>58.2969432314</text:p>
          </table:table-cell>
          <table:table-cell table:formula="of:=[.K142]/[.$G142]*100" office:value-type="float" office:value="1.52838427947598">
            <text:p>1.5283842795</text:p>
          </table:table-cell>
          <table:table-cell table:formula="of:=[.L142]/[.$G142]*100" office:value-type="float" office:value="9.38864628820961">
            <text:p>9.3886462882</text:p>
          </table:table-cell>
          <table:table-cell table:formula="of:=[.M142]/[.$G142]*100" office:value-type="float" office:value="24.6724890829694">
            <text:p>24.672489083</text:p>
          </table:table-cell>
          <table:table-cell table:formula="of:=[.N142]/[.$G142]*100" office:value-type="float" office:value="1.96506550218341">
            <text:p>1.9650655022</text:p>
          </table:table-cell>
        </table:table-row>
        <table:table-row table:style-name="ro2">
          <table:table-cell office:value-type="string">
            <text:p><text:s/>0801 - Bureau de vote 0801</text:p>
          </table:table-cell>
          <table:table-cell table:formula="of:=TRIM(LEFT([.A143]; 5))" office:value-type="string" office:string-value="0801">
            <text:p>0801</text:p>
          </table:table-cell>
          <table:table-cell office:value-type="float" office:value="714">
            <text:p>714</text:p>
          </table:table-cell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office:value-type="float" office:value="11">
            <text:p>11</text:p>
          </table:table-cell>
          <table:table-cell office:value-type="float" office:value="379">
            <text:p>379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242">
            <text:p>242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84">
            <text:p>84</text:p>
          </table:table-cell>
          <table:table-cell office:value-type="float" office:value="13">
            <text:p>13</text:p>
          </table:table-cell>
          <table:table-cell table:formula="of:=[.H143]/[.$G143]*100" office:value-type="float" office:value="2.37467018469657">
            <text:p>2.3746701847</text:p>
          </table:table-cell>
          <table:table-cell table:formula="of:=[.I143]/[.$G143]*100" office:value-type="float" office:value="1.58311345646438">
            <text:p>1.5831134565</text:p>
          </table:table-cell>
          <table:table-cell table:formula="of:=[.J143]/[.$G143]*100" office:value-type="float" office:value="63.8522427440633">
            <text:p>63.8522427441</text:p>
          </table:table-cell>
          <table:table-cell table:formula="of:=[.K143]/[.$G143]*100" office:value-type="float" office:value="1.58311345646438">
            <text:p>1.5831134565</text:p>
          </table:table-cell>
          <table:table-cell table:formula="of:=[.L143]/[.$G143]*100" office:value-type="float" office:value="5.0131926121372">
            <text:p>5.0131926121</text:p>
          </table:table-cell>
          <table:table-cell table:formula="of:=[.M143]/[.$G143]*100" office:value-type="float" office:value="22.1635883905013">
            <text:p>22.1635883905</text:p>
          </table:table-cell>
          <table:table-cell table:formula="of:=[.N143]/[.$G143]*100" office:value-type="float" office:value="3.43007915567282">
            <text:p>3.4300791557</text:p>
          </table:table-cell>
        </table:table-row>
        <table:table-row table:style-name="ro2">
          <table:table-cell office:value-type="string">
            <text:p><text:s/>0802 - Bureau de vote 0802</text:p>
          </table:table-cell>
          <table:table-cell table:formula="of:=TRIM(LEFT([.A144]; 5))" office:value-type="string" office:string-value="0802">
            <text:p>0802</text:p>
          </table:table-cell>
          <table:table-cell office:value-type="float" office:value="738">
            <text:p>738</text:p>
          </table:table-cell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42">
            <text:p>24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table:formula="of:=[.H144]/[.$G144]*100" office:value-type="float" office:value="4.66472303206997">
            <text:p>4.6647230321</text:p>
          </table:table-cell>
          <table:table-cell table:formula="of:=[.I144]/[.$G144]*100" office:value-type="float" office:value="0.583090379008746">
            <text:p>0.583090379</text:p>
          </table:table-cell>
          <table:table-cell table:formula="of:=[.J144]/[.$G144]*100" office:value-type="float" office:value="70.5539358600583">
            <text:p>70.5539358601</text:p>
          </table:table-cell>
          <table:table-cell table:formula="of:=[.K144]/[.$G144]*100" office:value-type="float" office:value="1.16618075801749">
            <text:p>1.166180758</text:p>
          </table:table-cell>
          <table:table-cell table:formula="of:=[.L144]/[.$G144]*100" office:value-type="float" office:value="2.33236151603499">
            <text:p>2.332361516</text:p>
          </table:table-cell>
          <table:table-cell table:formula="of:=[.M144]/[.$G144]*100" office:value-type="float" office:value="18.6588921282799">
            <text:p>18.6588921283</text:p>
          </table:table-cell>
          <table:table-cell table:formula="of:=[.N144]/[.$G144]*100" office:value-type="float" office:value="2.04081632653061">
            <text:p>2.0408163265</text:p>
          </table:table-cell>
        </table:table-row>
        <table:table-row table:style-name="ro2">
          <table:table-cell office:value-type="string">
            <text:p><text:s/>0803 - Bureau de vote 0803</text:p>
          </table:table-cell>
          <table:table-cell table:formula="of:=TRIM(LEFT([.A145]; 5))" office:value-type="string" office:string-value="0803">
            <text:p>0803</text:p>
          </table:table-cell>
          <table:table-cell office:value-type="float" office:value="764">
            <text:p>764</text:p>
          </table:table-cell>
          <table:table-cell office:value-type="float" office:value="10">
            <text:p>10</text:p>
          </table:table-cell>
          <table:table-cell office:value-type="float" office:value="428">
            <text:p>428</text:p>
          </table:table-cell>
          <table:table-cell office:value-type="float" office:value="8">
            <text:p>8</text:p>
          </table:table-cell>
          <table:table-cell office:value-type="float" office:value="420">
            <text:p>42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table:formula="of:=[.H145]/[.$G145]*100" office:value-type="float" office:value="2.85714285714286">
            <text:p>2.8571428571</text:p>
          </table:table-cell>
          <table:table-cell table:formula="of:=[.I145]/[.$G145]*100" office:value-type="float" office:value="0.952380952380952">
            <text:p>0.9523809524</text:p>
          </table:table-cell>
          <table:table-cell table:formula="of:=[.J145]/[.$G145]*100" office:value-type="float" office:value="60.7142857142857">
            <text:p>60.7142857143</text:p>
          </table:table-cell>
          <table:table-cell table:formula="of:=[.K145]/[.$G145]*100" office:value-type="float" office:value="1.90476190476191">
            <text:p>1.9047619048</text:p>
          </table:table-cell>
          <table:table-cell table:formula="of:=[.L145]/[.$G145]*100" office:value-type="float" office:value="6.90476190476191">
            <text:p>6.9047619048</text:p>
          </table:table-cell>
          <table:table-cell table:formula="of:=[.M145]/[.$G145]*100" office:value-type="float" office:value="25.7142857142857">
            <text:p>25.7142857143</text:p>
          </table:table-cell>
          <table:table-cell table:formula="of:=[.N145]/[.$G145]*100" office:value-type="float" office:value="0.952380952380952">
            <text:p>0.9523809524</text:p>
          </table:table-cell>
        </table:table-row>
        <table:table-row table:style-name="ro2">
          <table:table-cell office:value-type="string">
            <text:p><text:s/>0804 - Bureau de vote 0804</text:p>
          </table:table-cell>
          <table:table-cell table:formula="of:=TRIM(LEFT([.A146]; 5))" office:value-type="string" office:string-value="0804">
            <text:p>0804</text:p>
          </table:table-cell>
          <table:table-cell office:value-type="float" office:value="870">
            <text:p>870</text:p>
          </table:table-cell>
          <table:table-cell office:value-type="float" office:value="15">
            <text:p>15</text:p>
          </table:table-cell>
          <table:table-cell office:value-type="float" office:value="481">
            <text:p>481</text:p>
          </table:table-cell>
          <table:table-cell office:value-type="float" office:value="6">
            <text:p>6</text:p>
          </table:table-cell>
          <table:table-cell office:value-type="float" office:value="475">
            <text:p>47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67">
            <text:p>267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45">
            <text:p>145</text:p>
          </table:table-cell>
          <table:table-cell office:value-type="float" office:value="7">
            <text:p>7</text:p>
          </table:table-cell>
          <table:table-cell table:formula="of:=[.H146]/[.$G146]*100" office:value-type="float" office:value="4.21052631578947">
            <text:p>4.2105263158</text:p>
          </table:table-cell>
          <table:table-cell table:formula="of:=[.I146]/[.$G146]*100" office:value-type="float" office:value="1.47368421052632">
            <text:p>1.4736842105</text:p>
          </table:table-cell>
          <table:table-cell table:formula="of:=[.J146]/[.$G146]*100" office:value-type="float" office:value="56.2105263157895">
            <text:p>56.2105263158</text:p>
          </table:table-cell>
          <table:table-cell table:formula="of:=[.K146]/[.$G146]*100" office:value-type="float" office:value="0.842105263157895">
            <text:p>0.8421052632</text:p>
          </table:table-cell>
          <table:table-cell table:formula="of:=[.L146]/[.$G146]*100" office:value-type="float" office:value="5.26315789473684">
            <text:p>5.2631578947</text:p>
          </table:table-cell>
          <table:table-cell table:formula="of:=[.M146]/[.$G146]*100" office:value-type="float" office:value="30.5263157894737">
            <text:p>30.5263157895</text:p>
          </table:table-cell>
          <table:table-cell table:formula="of:=[.N146]/[.$G146]*100" office:value-type="float" office:value="1.47368421052632">
            <text:p>1.4736842105</text:p>
          </table:table-cell>
        </table:table-row>
        <table:table-row table:style-name="ro2">
          <table:table-cell office:value-type="string">
            <text:p><text:s/>0805 - Bureau de vote 0805</text:p>
          </table:table-cell>
          <table:table-cell table:formula="of:=TRIM(LEFT([.A147]; 5))" office:value-type="string" office:string-value="0805">
            <text:p>0805</text:p>
          </table:table-cell>
          <table:table-cell office:value-type="float" office:value="655">
            <text:p>655</text:p>
          </table:table-cell>
          <table:table-cell office:value-type="float" office:value="14">
            <text:p>14</text:p>
          </table:table-cell>
          <table:table-cell office:value-type="float" office:value="408">
            <text:p>408</text:p>
          </table:table-cell>
          <table:table-cell office:value-type="float" office:value="3">
            <text:p>3</text:p>
          </table:table-cell>
          <table:table-cell office:value-type="float" office:value="405">
            <text:p>40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175">
            <text:p>175</text:p>
          </table:table-cell>
          <table:table-cell office:value-type="float" office:value="3">
            <text:p>3</text:p>
          </table:table-cell>
          <table:table-cell table:formula="of:=[.H147]/[.$G147]*100" office:value-type="float" office:value="1.23456790123457">
            <text:p>1.2345679012</text:p>
          </table:table-cell>
          <table:table-cell table:formula="of:=[.I147]/[.$G147]*100" office:value-type="float" office:value="0.740740740740741">
            <text:p>0.7407407407</text:p>
          </table:table-cell>
          <table:table-cell table:formula="of:=[.J147]/[.$G147]*100" office:value-type="float" office:value="43.4567901234568">
            <text:p>43.4567901235</text:p>
          </table:table-cell>
          <table:table-cell table:formula="of:=[.K147]/[.$G147]*100" office:value-type="float" office:value="0.987654320987654">
            <text:p>0.987654321</text:p>
          </table:table-cell>
          <table:table-cell table:formula="of:=[.L147]/[.$G147]*100" office:value-type="float" office:value="9.62962962962963">
            <text:p>9.6296296296</text:p>
          </table:table-cell>
          <table:table-cell table:formula="of:=[.M147]/[.$G147]*100" office:value-type="float" office:value="43.2098765432099">
            <text:p>43.2098765432</text:p>
          </table:table-cell>
          <table:table-cell table:formula="of:=[.N147]/[.$G147]*100" office:value-type="float" office:value="0.740740740740741">
            <text:p>0.7407407407</text:p>
          </table:table-cell>
        </table:table-row>
        <table:table-row table:style-name="ro2">
          <table:table-cell office:value-type="string">
            <text:p><text:s/>0806 - Bureau de vote 0806</text:p>
          </table:table-cell>
          <table:table-cell table:formula="of:=TRIM(LEFT([.A148]; 5))" office:value-type="string" office:string-value="0806">
            <text:p>0806</text:p>
          </table:table-cell>
          <table:table-cell office:value-type="float" office:value="599">
            <text:p>599</text:p>
          </table:table-cell>
          <table:table-cell office:value-type="float" office:value="4">
            <text:p>4</text:p>
          </table:table-cell>
          <table:table-cell office:value-type="float" office:value="358">
            <text:p>358</text:p>
          </table:table-cell>
          <table:table-cell office:value-type="float" office:value="5">
            <text:p>5</text:p>
          </table:table-cell>
          <table:table-cell office:value-type="float" office:value="353">
            <text:p>35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69">
            <text:p>169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table:formula="of:=[.H148]/[.$G148]*100" office:value-type="float" office:value="3.39943342776204">
            <text:p>3.3994334278</text:p>
          </table:table-cell>
          <table:table-cell table:formula="of:=[.I148]/[.$G148]*100" office:value-type="float" office:value="1.41643059490085">
            <text:p>1.4164305949</text:p>
          </table:table-cell>
          <table:table-cell table:formula="of:=[.J148]/[.$G148]*100" office:value-type="float" office:value="47.8753541076487">
            <text:p>47.8753541076</text:p>
          </table:table-cell>
          <table:table-cell table:formula="of:=[.K148]/[.$G148]*100" office:value-type="float" office:value="0.84985835694051">
            <text:p>0.8498583569</text:p>
          </table:table-cell>
          <table:table-cell table:formula="of:=[.L148]/[.$G148]*100" office:value-type="float" office:value="8.4985835694051">
            <text:p>8.4985835694</text:p>
          </table:table-cell>
          <table:table-cell table:formula="of:=[.M148]/[.$G148]*100" office:value-type="float" office:value="37.3937677053824">
            <text:p>37.3937677054</text:p>
          </table:table-cell>
          <table:table-cell table:formula="of:=[.N148]/[.$G148]*100" office:value-type="float" office:value="0.56657223796034">
            <text:p>0.566572238</text:p>
          </table:table-cell>
        </table:table-row>
        <table:table-row table:style-name="ro2">
          <table:table-cell office:value-type="string">
            <text:p><text:s/>0807 - Bureau de vote 0807</text:p>
          </table:table-cell>
          <table:table-cell table:formula="of:=TRIM(LEFT([.A149]; 5))" office:value-type="string" office:string-value="0807">
            <text:p>0807</text:p>
          </table:table-cell>
          <table:table-cell office:value-type="float" office:value="1067">
            <text:p>1067</text:p>
          </table:table-cell>
          <table:table-cell office:value-type="float" office:value="17">
            <text:p>17</text:p>
          </table:table-cell>
          <table:table-cell office:value-type="float" office:value="662">
            <text:p>662</text:p>
          </table:table-cell>
          <table:table-cell office:value-type="float" office:value="7">
            <text:p>7</text:p>
          </table:table-cell>
          <table:table-cell office:value-type="float" office:value="655">
            <text:p>655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368">
            <text:p>368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float" office:value="183">
            <text:p>183</text:p>
          </table:table-cell>
          <table:table-cell office:value-type="float" office:value="6">
            <text:p>6</text:p>
          </table:table-cell>
          <table:table-cell table:formula="of:=[.H149]/[.$G149]*100" office:value-type="float" office:value="2.90076335877863">
            <text:p>2.9007633588</text:p>
          </table:table-cell>
          <table:table-cell table:formula="of:=[.I149]/[.$G149]*100" office:value-type="float" office:value="1.06870229007634">
            <text:p>1.0687022901</text:p>
          </table:table-cell>
          <table:table-cell table:formula="of:=[.J149]/[.$G149]*100" office:value-type="float" office:value="56.1832061068702">
            <text:p>56.1832061069</text:p>
          </table:table-cell>
          <table:table-cell table:formula="of:=[.K149]/[.$G149]*100" office:value-type="float" office:value="0.763358778625954">
            <text:p>0.7633587786</text:p>
          </table:table-cell>
          <table:table-cell table:formula="of:=[.L149]/[.$G149]*100" office:value-type="float" office:value="10.2290076335878">
            <text:p>10.2290076336</text:p>
          </table:table-cell>
          <table:table-cell table:formula="of:=[.M149]/[.$G149]*100" office:value-type="float" office:value="27.9389312977099">
            <text:p>27.9389312977</text:p>
          </table:table-cell>
          <table:table-cell table:formula="of:=[.N149]/[.$G149]*100" office:value-type="float" office:value="0.916030534351145">
            <text:p>0.9160305344</text:p>
          </table:table-cell>
        </table:table-row>
        <table:table-row table:style-name="ro2">
          <table:table-cell office:value-type="string">
            <text:p><text:s/>0808 - Bureau de vote 0808</text:p>
          </table:table-cell>
          <table:table-cell table:formula="of:=TRIM(LEFT([.A150]; 5))" office:value-type="string" office:string-value="0808">
            <text:p>0808</text:p>
          </table:table-cell>
          <table:table-cell office:value-type="float" office:value="1187">
            <text:p>1187</text:p>
          </table:table-cell>
          <table:table-cell office:value-type="float" office:value="23">
            <text:p>23</text:p>
          </table:table-cell>
          <table:table-cell office:value-type="float" office:value="689">
            <text:p>689</text:p>
          </table:table-cell>
          <table:table-cell office:value-type="float" office:value="16">
            <text:p>16</text:p>
          </table:table-cell>
          <table:table-cell office:value-type="float" office:value="673">
            <text:p>673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360">
            <text:p>36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">
            <text:p>202</text:p>
          </table:table-cell>
          <table:table-cell office:value-type="float" office:value="10">
            <text:p>10</text:p>
          </table:table-cell>
          <table:table-cell table:formula="of:=[.H150]/[.$G150]*100" office:value-type="float" office:value="3.56612184249628">
            <text:p>3.5661218425</text:p>
          </table:table-cell>
          <table:table-cell table:formula="of:=[.I150]/[.$G150]*100" office:value-type="float" office:value="1.1887072808321">
            <text:p>1.1887072808</text:p>
          </table:table-cell>
          <table:table-cell table:formula="of:=[.J150]/[.$G150]*100" office:value-type="float" office:value="53.4918276374443">
            <text:p>53.4918276374</text:p>
          </table:table-cell>
          <table:table-cell table:formula="of:=[.K150]/[.$G150]*100" office:value-type="float" office:value="0.594353640416048">
            <text:p>0.5943536404</text:p>
          </table:table-cell>
          <table:table-cell table:formula="of:=[.L150]/[.$G150]*100" office:value-type="float" office:value="9.65824665676077">
            <text:p>9.6582466568</text:p>
          </table:table-cell>
          <table:table-cell table:formula="of:=[.M150]/[.$G150]*100" office:value-type="float" office:value="30.0148588410104">
            <text:p>30.014858841</text:p>
          </table:table-cell>
          <table:table-cell table:formula="of:=[.N150]/[.$G150]*100" office:value-type="float" office:value="1.48588410104012">
            <text:p>1.485884101</text:p>
          </table:table-cell>
        </table:table-row>
        <table:table-row table:style-name="ro2">
          <table:table-cell office:value-type="string">
            <text:p><text:s/>0809 - Bureau de vote 0809</text:p>
          </table:table-cell>
          <table:table-cell table:formula="of:=TRIM(LEFT([.A151]; 5))" office:value-type="string" office:string-value="0809">
            <text:p>0809</text:p>
          </table:table-cell>
          <table:table-cell office:value-type="float" office:value="843">
            <text:p>843</text:p>
          </table:table-cell>
          <table:table-cell office:value-type="float" office:value="9">
            <text:p>9</text:p>
          </table:table-cell>
          <table:table-cell office:value-type="float" office:value="401">
            <text:p>401</text:p>
          </table:table-cell>
          <table:table-cell office:value-type="float" office:value="10">
            <text:p>10</text:p>
          </table:table-cell>
          <table:table-cell office:value-type="float" office:value="391">
            <text:p>39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table:formula="of:=[.H151]/[.$G151]*100" office:value-type="float" office:value="2.81329923273657">
            <text:p>2.8132992327</text:p>
          </table:table-cell>
          <table:table-cell table:formula="of:=[.I151]/[.$G151]*100" office:value-type="float" office:value="0.255754475703325">
            <text:p>0.2557544757</text:p>
          </table:table-cell>
          <table:table-cell table:formula="of:=[.J151]/[.$G151]*100" office:value-type="float" office:value="70.5882352941177">
            <text:p>70.5882352941</text:p>
          </table:table-cell>
          <table:table-cell table:formula="of:=[.K151]/[.$G151]*100" office:value-type="float" office:value="0.767263427109974">
            <text:p>0.7672634271</text:p>
          </table:table-cell>
          <table:table-cell table:formula="of:=[.L151]/[.$G151]*100" office:value-type="float" office:value="5.62659846547315">
            <text:p>5.6265984655</text:p>
          </table:table-cell>
          <table:table-cell table:formula="of:=[.M151]/[.$G151]*100" office:value-type="float" office:value="18.6700767263427">
            <text:p>18.6700767263</text:p>
          </table:table-cell>
          <table:table-cell table:formula="of:=[.N151]/[.$G151]*100" office:value-type="float" office:value="1.27877237851662">
            <text:p>1.2787723785</text:p>
          </table:table-cell>
        </table:table-row>
        <table:table-row table:style-name="ro2">
          <table:table-cell office:value-type="string">
            <text:p><text:s/>0810 - Bureau de vote 0810</text:p>
          </table:table-cell>
          <table:table-cell table:formula="of:=TRIM(LEFT([.A152]; 5))" office:value-type="string" office:string-value="0810">
            <text:p>0810</text:p>
          </table:table-cell>
          <table:table-cell office:value-type="float" office:value="815">
            <text:p>815</text:p>
          </table:table-cell>
          <table:table-cell office:value-type="float" office:value="7">
            <text:p>7</text:p>
          </table:table-cell>
          <table:table-cell office:value-type="float" office:value="492">
            <text:p>492</text:p>
          </table:table-cell>
          <table:table-cell office:value-type="float" office:value="15">
            <text:p>15</text:p>
          </table:table-cell>
          <table:table-cell office:value-type="float" office:value="477">
            <text:p>477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23">
            <text:p>323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91">
            <text:p>91</text:p>
          </table:table-cell>
          <table:table-cell office:value-type="float" office:value="12">
            <text:p>12</text:p>
          </table:table-cell>
          <table:table-cell table:formula="of:=[.H152]/[.$G152]*100" office:value-type="float" office:value="3.77358490566038">
            <text:p>3.7735849057</text:p>
          </table:table-cell>
          <table:table-cell table:formula="of:=[.I152]/[.$G152]*100" office:value-type="float" office:value="0.628930817610063">
            <text:p>0.6289308176</text:p>
          </table:table-cell>
          <table:table-cell table:formula="of:=[.J152]/[.$G152]*100" office:value-type="float" office:value="67.7148846960168">
            <text:p>67.714884696</text:p>
          </table:table-cell>
          <table:table-cell table:formula="of:=[.K152]/[.$G152]*100" office:value-type="float" office:value="0.838574423480084">
            <text:p>0.8385744235</text:p>
          </table:table-cell>
          <table:table-cell table:formula="of:=[.L152]/[.$G152]*100" office:value-type="float" office:value="5.45073375262055">
            <text:p>5.4507337526</text:p>
          </table:table-cell>
          <table:table-cell table:formula="of:=[.M152]/[.$G152]*100" office:value-type="float" office:value="19.0775681341719">
            <text:p>19.0775681342</text:p>
          </table:table-cell>
          <table:table-cell table:formula="of:=[.N152]/[.$G152]*100" office:value-type="float" office:value="2.51572327044025">
            <text:p>2.5157232704</text:p>
          </table:table-cell>
        </table:table-row>
        <table:table-row table:style-name="ro2">
          <table:table-cell office:value-type="string">
            <text:p><text:s/>0811 - Bureau de vote 0811</text:p>
          </table:table-cell>
          <table:table-cell table:formula="of:=TRIM(LEFT([.A153]; 5))" office:value-type="string" office:string-value="0811">
            <text:p>0811</text:p>
          </table:table-cell>
          <table:table-cell office:value-type="float" office:value="1063">
            <text:p>1063</text:p>
          </table:table-cell>
          <table:table-cell office:value-type="float" office:value="7">
            <text:p>7</text:p>
          </table:table-cell>
          <table:table-cell office:value-type="float" office:value="581">
            <text:p>581</text:p>
          </table:table-cell>
          <table:table-cell office:value-type="float" office:value="20">
            <text:p>20</text:p>
          </table:table-cell>
          <table:table-cell office:value-type="float" office:value="561">
            <text:p>56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106">
            <text:p>106</text:p>
          </table:table-cell>
          <table:table-cell office:value-type="float" office:value="18">
            <text:p>18</text:p>
          </table:table-cell>
          <table:table-cell table:formula="of:=[.H153]/[.$G153]*100" office:value-type="float" office:value="3.74331550802139">
            <text:p>3.743315508</text:p>
          </table:table-cell>
          <table:table-cell table:formula="of:=[.I153]/[.$G153]*100" office:value-type="float" office:value="0.17825311942959">
            <text:p>0.1782531194</text:p>
          </table:table-cell>
          <table:table-cell table:formula="of:=[.J153]/[.$G153]*100" office:value-type="float" office:value="67.379679144385">
            <text:p>67.3796791444</text:p>
          </table:table-cell>
          <table:table-cell table:formula="of:=[.K153]/[.$G153]*100" office:value-type="float" office:value="1.06951871657754">
            <text:p>1.0695187166</text:p>
          </table:table-cell>
          <table:table-cell table:formula="of:=[.L153]/[.$G153]*100" office:value-type="float" office:value="5.52584670231729">
            <text:p>5.5258467023</text:p>
          </table:table-cell>
          <table:table-cell table:formula="of:=[.M153]/[.$G153]*100" office:value-type="float" office:value="18.8948306595365">
            <text:p>18.8948306595</text:p>
          </table:table-cell>
          <table:table-cell table:formula="of:=[.N153]/[.$G153]*100" office:value-type="float" office:value="3.20855614973262">
            <text:p>3.2085561497</text:p>
          </table:table-cell>
        </table:table-row>
        <table:table-row table:style-name="ro2">
          <table:table-cell office:value-type="string">
            <text:p><text:s/>0812 - Bureau de vote 0812</text:p>
          </table:table-cell>
          <table:table-cell table:formula="of:=TRIM(LEFT([.A154]; 5))" office:value-type="string" office:string-value="0812">
            <text:p>0812</text:p>
          </table:table-cell>
          <table:table-cell office:value-type="float" office:value="1000">
            <text:p>1000</text:p>
          </table:table-cell>
          <table:table-cell office:value-type="float" office:value="11">
            <text:p>11</text:p>
          </table:table-cell>
          <table:table-cell office:value-type="float" office:value="608">
            <text:p>608</text:p>
          </table:table-cell>
          <table:table-cell office:value-type="float" office:value="14">
            <text:p>14</text:p>
          </table:table-cell>
          <table:table-cell office:value-type="float" office:value="594">
            <text:p>594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369">
            <text:p>369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140">
            <text:p>140</text:p>
          </table:table-cell>
          <table:table-cell office:value-type="float" office:value="7">
            <text:p>7</text:p>
          </table:table-cell>
          <table:table-cell table:formula="of:=[.H154]/[.$G154]*100" office:value-type="float" office:value="5.55555555555556">
            <text:p>5.5555555556</text:p>
          </table:table-cell>
          <table:table-cell table:formula="of:=[.I154]/[.$G154]*100" office:value-type="float" office:value="0.673400673400673">
            <text:p>0.6734006734</text:p>
          </table:table-cell>
          <table:table-cell table:formula="of:=[.J154]/[.$G154]*100" office:value-type="float" office:value="62.1212121212121">
            <text:p>62.1212121212</text:p>
          </table:table-cell>
          <table:table-cell table:formula="of:=[.K154]/[.$G154]*100" office:value-type="float" office:value="0.673400673400673">
            <text:p>0.6734006734</text:p>
          </table:table-cell>
          <table:table-cell table:formula="of:=[.L154]/[.$G154]*100" office:value-type="float" office:value="6.22895622895623">
            <text:p>6.228956229</text:p>
          </table:table-cell>
          <table:table-cell table:formula="of:=[.M154]/[.$G154]*100" office:value-type="float" office:value="23.5690235690236">
            <text:p>23.569023569</text:p>
          </table:table-cell>
          <table:table-cell table:formula="of:=[.N154]/[.$G154]*100" office:value-type="float" office:value="1.17845117845118">
            <text:p>1.1784511785</text:p>
          </table:table-cell>
        </table:table-row>
        <table:table-row table:style-name="ro2">
          <table:table-cell office:value-type="string">
            <text:p><text:s/>0813 - Bureau de vote 0813</text:p>
          </table:table-cell>
          <table:table-cell table:formula="of:=TRIM(LEFT([.A155]; 5))" office:value-type="string" office:string-value="0813">
            <text:p>0813</text:p>
          </table:table-cell>
          <table:table-cell office:value-type="float" office:value="838">
            <text:p>838</text:p>
          </table:table-cell>
          <table:table-cell office:value-type="float" office:value="3">
            <text:p>3</text:p>
          </table:table-cell>
          <table:table-cell office:value-type="float" office:value="301">
            <text:p>301</text:p>
          </table:table-cell>
          <table:table-cell office:value-type="float" office:value="10">
            <text:p>10</text:p>
          </table:table-cell>
          <table:table-cell office:value-type="float" office:value="291">
            <text:p>29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table:formula="of:=[.H155]/[.$G155]*100" office:value-type="float" office:value="6.87285223367698">
            <text:p>6.8728522337</text:p>
          </table:table-cell>
          <table:table-cell table:formula="of:=[.I155]/[.$G155]*100" office:value-type="float" office:value="1.03092783505155">
            <text:p>1.0309278351</text:p>
          </table:table-cell>
          <table:table-cell table:formula="of:=[.J155]/[.$G155]*100" office:value-type="float" office:value="75.6013745704467">
            <text:p>75.6013745704</text:p>
          </table:table-cell>
          <table:table-cell table:formula="of:=[.K155]/[.$G155]*100" office:value-type="float" office:value="0.687285223367698">
            <text:p>0.6872852234</text:p>
          </table:table-cell>
          <table:table-cell table:formula="of:=[.L155]/[.$G155]*100" office:value-type="float" office:value="2.40549828178694">
            <text:p>2.4054982818</text:p>
          </table:table-cell>
          <table:table-cell table:formula="of:=[.M155]/[.$G155]*100" office:value-type="float" office:value="9.62199312714777">
            <text:p>9.6219931271</text:p>
          </table:table-cell>
          <table:table-cell table:formula="of:=[.N155]/[.$G155]*100" office:value-type="float" office:value="3.78006872852234">
            <text:p>3.7800687285</text:p>
          </table:table-cell>
        </table:table-row>
        <table:table-row table:style-name="ro2">
          <table:table-cell office:value-type="string">
            <text:p><text:s/>0814 - Bureau de vote 0814</text:p>
          </table:table-cell>
          <table:table-cell table:formula="of:=TRIM(LEFT([.A156]; 5))" office:value-type="string" office:string-value="0814">
            <text:p>0814</text:p>
          </table:table-cell>
          <table:table-cell office:value-type="float" office:value="1141">
            <text:p>1141</text:p>
          </table:table-cell>
          <table:table-cell office:value-type="float" office:value="13">
            <text:p>13</text:p>
          </table:table-cell>
          <table:table-cell office:value-type="float" office:value="691">
            <text:p>691</text:p>
          </table:table-cell>
          <table:table-cell office:value-type="float" office:value="12">
            <text:p>12</text:p>
          </table:table-cell>
          <table:table-cell office:value-type="float" office:value="679">
            <text:p>67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435">
            <text:p>435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145">
            <text:p>145</text:p>
          </table:table-cell>
          <table:table-cell office:value-type="float" office:value="10">
            <text:p>10</text:p>
          </table:table-cell>
          <table:table-cell table:formula="of:=[.H156]/[.$G156]*100" office:value-type="float" office:value="3.53460972017673">
            <text:p>3.5346097202</text:p>
          </table:table-cell>
          <table:table-cell table:formula="of:=[.I156]/[.$G156]*100" office:value-type="float" office:value="0.589101620029455">
            <text:p>0.58910162</text:p>
          </table:table-cell>
          <table:table-cell table:formula="of:=[.J156]/[.$G156]*100" office:value-type="float" office:value="64.0648011782032">
            <text:p>64.0648011782</text:p>
          </table:table-cell>
          <table:table-cell table:formula="of:=[.K156]/[.$G156]*100" office:value-type="float" office:value="1.620029455081">
            <text:p>1.6200294551</text:p>
          </table:table-cell>
          <table:table-cell table:formula="of:=[.L156]/[.$G156]*100" office:value-type="float" office:value="7.36377025036819">
            <text:p>7.3637702504</text:p>
          </table:table-cell>
          <table:table-cell table:formula="of:=[.M156]/[.$G156]*100" office:value-type="float" office:value="21.3549337260677">
            <text:p>21.3549337261</text:p>
          </table:table-cell>
          <table:table-cell table:formula="of:=[.N156]/[.$G156]*100" office:value-type="float" office:value="1.47275405007364">
            <text:p>1.4727540501</text:p>
          </table:table-cell>
        </table:table-row>
        <table:table-row table:style-name="ro2">
          <table:table-cell office:value-type="string">
            <text:p><text:s/>0815 - Bureau de vote 0815</text:p>
          </table:table-cell>
          <table:table-cell table:formula="of:=TRIM(LEFT([.A157]; 5))" office:value-type="string" office:string-value="0815">
            <text:p>0815</text:p>
          </table:table-cell>
          <table:table-cell office:value-type="float" office:value="952">
            <text:p>952</text:p>
          </table:table-cell>
          <table:table-cell office:value-type="float" office:value="13">
            <text:p>13</text:p>
          </table:table-cell>
          <table:table-cell office:value-type="float" office:value="573">
            <text:p>573</text:p>
          </table:table-cell>
          <table:table-cell office:value-type="float" office:value="6">
            <text:p>6</text:p>
          </table:table-cell>
          <table:table-cell office:value-type="float" office:value="567">
            <text:p>567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381">
            <text:p>381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table:formula="of:=[.H157]/[.$G157]*100" office:value-type="float" office:value="5.11463844797178">
            <text:p>5.114638448</text:p>
          </table:table-cell>
          <table:table-cell table:formula="of:=[.I157]/[.$G157]*100" office:value-type="float" office:value="1.05820105820106">
            <text:p>1.0582010582</text:p>
          </table:table-cell>
          <table:table-cell table:formula="of:=[.J157]/[.$G157]*100" office:value-type="float" office:value="67.1957671957672">
            <text:p>67.1957671958</text:p>
          </table:table-cell>
          <table:table-cell table:formula="of:=[.K157]/[.$G157]*100" office:value-type="float" office:value="0.17636684303351">
            <text:p>0.176366843</text:p>
          </table:table-cell>
          <table:table-cell table:formula="of:=[.L157]/[.$G157]*100" office:value-type="float" office:value="7.76014109347443">
            <text:p>7.7601410935</text:p>
          </table:table-cell>
          <table:table-cell table:formula="of:=[.M157]/[.$G157]*100" office:value-type="float" office:value="16.9312169312169">
            <text:p>16.9312169312</text:p>
          </table:table-cell>
          <table:table-cell table:formula="of:=[.N157]/[.$G157]*100" office:value-type="float" office:value="1.7636684303351">
            <text:p>1.7636684303</text:p>
          </table:table-cell>
        </table:table-row>
        <table:table-row table:style-name="ro2">
          <table:table-cell office:value-type="string">
            <text:p><text:s/>0816 - Bureau de vote 0816</text:p>
          </table:table-cell>
          <table:table-cell table:formula="of:=TRIM(LEFT([.A158]; 5))" office:value-type="string" office:string-value="0816">
            <text:p>0816</text:p>
          </table:table-cell>
          <table:table-cell office:value-type="float" office:value="671">
            <text:p>671</text:p>
          </table:table-cell>
          <table:table-cell office:value-type="float" office:value="8">
            <text:p>8</text:p>
          </table:table-cell>
          <table:table-cell office:value-type="float" office:value="399">
            <text:p>399</text:p>
          </table:table-cell>
          <table:table-cell office:value-type="float" office:value="9">
            <text:p>9</text:p>
          </table:table-cell>
          <table:table-cell office:value-type="float" office:value="390">
            <text:p>39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227">
            <text:p>227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110">
            <text:p>110</text:p>
          </table:table-cell>
          <table:table-cell office:value-type="float" office:value="6">
            <text:p>6</text:p>
          </table:table-cell>
          <table:table-cell table:formula="of:=[.H158]/[.$G158]*100" office:value-type="float" office:value="2.82051282051282">
            <text:p>2.8205128205</text:p>
          </table:table-cell>
          <table:table-cell table:formula="of:=[.I158]/[.$G158]*100" office:value-type="float" office:value="1.02564102564103">
            <text:p>1.0256410256</text:p>
          </table:table-cell>
          <table:table-cell table:formula="of:=[.J158]/[.$G158]*100" office:value-type="float" office:value="58.2051282051282">
            <text:p>58.2051282051</text:p>
          </table:table-cell>
          <table:table-cell table:formula="of:=[.K158]/[.$G158]*100" office:value-type="float" office:value="1.53846153846154">
            <text:p>1.5384615385</text:p>
          </table:table-cell>
          <table:table-cell table:formula="of:=[.L158]/[.$G158]*100" office:value-type="float" office:value="6.66666666666667">
            <text:p>6.6666666667</text:p>
          </table:table-cell>
          <table:table-cell table:formula="of:=[.M158]/[.$G158]*100" office:value-type="float" office:value="28.2051282051282">
            <text:p>28.2051282051</text:p>
          </table:table-cell>
          <table:table-cell table:formula="of:=[.N158]/[.$G158]*100" office:value-type="float" office:value="1.53846153846154">
            <text:p>1.5384615385</text:p>
          </table:table-cell>
        </table:table-row>
        <table:table-row table:style-name="ro2">
          <table:table-cell office:value-type="string">
            <text:p><text:s/>0817 - Bureau de vote 0817</text:p>
          </table:table-cell>
          <table:table-cell table:formula="of:=TRIM(LEFT([.A159]; 5))" office:value-type="string" office:string-value="0817">
            <text:p>0817</text:p>
          </table:table-cell>
          <table:table-cell office:value-type="float" office:value="983">
            <text:p>983</text:p>
          </table:table-cell>
          <table:table-cell office:value-type="float" office:value="13">
            <text:p>13</text:p>
          </table:table-cell>
          <table:table-cell office:value-type="float" office:value="520">
            <text:p>520</text:p>
          </table:table-cell>
          <table:table-cell office:value-type="float" office:value="12">
            <text:p>12</text:p>
          </table:table-cell>
          <table:table-cell office:value-type="float" office:value="508">
            <text:p>50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91">
            <text:p>29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7">
            <text:p>7</text:p>
          </table:table-cell>
          <table:table-cell table:formula="of:=[.H159]/[.$G159]*100" office:value-type="float" office:value="4.92125984251969">
            <text:p>4.9212598425</text:p>
          </table:table-cell>
          <table:table-cell table:formula="of:=[.I159]/[.$G159]*100" office:value-type="float" office:value="0.78740157480315">
            <text:p>0.7874015748</text:p>
          </table:table-cell>
          <table:table-cell table:formula="of:=[.J159]/[.$G159]*100" office:value-type="float" office:value="57.2834645669291">
            <text:p>57.2834645669</text:p>
          </table:table-cell>
          <table:table-cell table:formula="of:=[.K159]/[.$G159]*100" office:value-type="float" office:value="1.5748031496063">
            <text:p>1.5748031496</text:p>
          </table:table-cell>
          <table:table-cell table:formula="of:=[.L159]/[.$G159]*100" office:value-type="float" office:value="4.92125984251969">
            <text:p>4.9212598425</text:p>
          </table:table-cell>
          <table:table-cell table:formula="of:=[.M159]/[.$G159]*100" office:value-type="float" office:value="29.1338582677165">
            <text:p>29.1338582677</text:p>
          </table:table-cell>
          <table:table-cell table:formula="of:=[.N159]/[.$G159]*100" office:value-type="float" office:value="1.37795275590551">
            <text:p>1.3779527559</text:p>
          </table:table-cell>
        </table:table-row>
        <table:table-row table:style-name="ro2">
          <table:table-cell office:value-type="string">
            <text:p><text:s/>0818 - Bureau de vote 0818</text:p>
          </table:table-cell>
          <table:table-cell table:formula="of:=TRIM(LEFT([.A160]; 5))" office:value-type="string" office:string-value="0818">
            <text:p>0818</text:p>
          </table:table-cell>
          <table:table-cell office:value-type="float" office:value="988">
            <text:p>988</text:p>
          </table:table-cell>
          <table:table-cell office:value-type="float" office:value="12">
            <text:p>12</text:p>
          </table:table-cell>
          <table:table-cell office:value-type="float" office:value="535">
            <text:p>535</text:p>
          </table:table-cell>
          <table:table-cell office:value-type="float" office:value="17">
            <text:p>17</text:p>
          </table:table-cell>
          <table:table-cell office:value-type="float" office:value="518">
            <text:p>51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315">
            <text:p>315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table:formula="of:=[.H160]/[.$G160]*100" office:value-type="float" office:value="3.47490347490347">
            <text:p>3.4749034749</text:p>
          </table:table-cell>
          <table:table-cell table:formula="of:=[.I160]/[.$G160]*100" office:value-type="float" office:value="0.772200772200772">
            <text:p>0.7722007722</text:p>
          </table:table-cell>
          <table:table-cell table:formula="of:=[.J160]/[.$G160]*100" office:value-type="float" office:value="60.8108108108108">
            <text:p>60.8108108108</text:p>
          </table:table-cell>
          <table:table-cell table:formula="of:=[.K160]/[.$G160]*100" office:value-type="float" office:value="0.579150579150579">
            <text:p>0.5791505792</text:p>
          </table:table-cell>
          <table:table-cell table:formula="of:=[.L160]/[.$G160]*100" office:value-type="float" office:value="7.14285714285714">
            <text:p>7.1428571429</text:p>
          </table:table-cell>
          <table:table-cell table:formula="of:=[.M160]/[.$G160]*100" office:value-type="float" office:value="26.4478764478764">
            <text:p>26.4478764479</text:p>
          </table:table-cell>
          <table:table-cell table:formula="of:=[.N160]/[.$G160]*100" office:value-type="float" office:value="0.772200772200772">
            <text:p>0.7722007722</text:p>
          </table:table-cell>
        </table:table-row>
        <table:table-row table:style-name="ro2">
          <table:table-cell office:value-type="string">
            <text:p><text:s/>0819 - Bureau de vote 0819</text:p>
          </table:table-cell>
          <table:table-cell table:formula="of:=TRIM(LEFT([.A161]; 5))" office:value-type="string" office:string-value="0819">
            <text:p>0819</text:p>
          </table:table-cell>
          <table:table-cell office:value-type="float" office:value="849">
            <text:p>849</text:p>
          </table:table-cell>
          <table:table-cell office:value-type="float" office:value="11">
            <text:p>11</text:p>
          </table:table-cell>
          <table:table-cell office:value-type="float" office:value="483">
            <text:p>483</text:p>
          </table:table-cell>
          <table:table-cell office:value-type="float" office:value="12">
            <text:p>12</text:p>
          </table:table-cell>
          <table:table-cell office:value-type="float" office:value="471">
            <text:p>471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35">
            <text:p>335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table:formula="of:=[.H161]/[.$G161]*100" office:value-type="float" office:value="6.36942675159236">
            <text:p>6.3694267516</text:p>
          </table:table-cell>
          <table:table-cell table:formula="of:=[.I161]/[.$G161]*100" office:value-type="float" office:value="0.849256900212314">
            <text:p>0.8492569002</text:p>
          </table:table-cell>
          <table:table-cell table:formula="of:=[.J161]/[.$G161]*100" office:value-type="float" office:value="71.1252653927813">
            <text:p>71.1252653928</text:p>
          </table:table-cell>
          <table:table-cell table:formula="of:=[.K161]/[.$G161]*100" office:value-type="float" office:value="1.48619957537155">
            <text:p>1.4861995754</text:p>
          </table:table-cell>
          <table:table-cell table:formula="of:=[.L161]/[.$G161]*100" office:value-type="float" office:value="2.76008492569002">
            <text:p>2.7600849257</text:p>
          </table:table-cell>
          <table:table-cell table:formula="of:=[.M161]/[.$G161]*100" office:value-type="float" office:value="14.8619957537155">
            <text:p>14.8619957537</text:p>
          </table:table-cell>
          <table:table-cell table:formula="of:=[.N161]/[.$G161]*100" office:value-type="float" office:value="2.54777070063694">
            <text:p>2.5477707006</text:p>
          </table:table-cell>
        </table:table-row>
        <table:table-row table:style-name="ro2">
          <table:table-cell office:value-type="string">
            <text:p><text:s/>0820 - Bureau de vote 0820</text:p>
          </table:table-cell>
          <table:table-cell table:formula="of:=TRIM(LEFT([.A162]; 5))" office:value-type="string" office:string-value="0820">
            <text:p>0820</text:p>
          </table:table-cell>
          <table:table-cell office:value-type="float" office:value="871">
            <text:p>871</text:p>
          </table:table-cell>
          <table:table-cell office:value-type="float" office:value="9">
            <text:p>9</text:p>
          </table:table-cell>
          <table:table-cell office:value-type="float" office:value="547">
            <text:p>547</text:p>
          </table:table-cell>
          <table:table-cell office:value-type="float" office:value="11">
            <text:p>11</text:p>
          </table:table-cell>
          <table:table-cell office:value-type="float" office:value="536">
            <text:p>53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67">
            <text:p>267</text:p>
          </table:table-cell>
          <table:table-cell office:value-type="float" office:value="4">
            <text:p>4</text:p>
          </table:table-cell>
          <table:table-cell office:value-type="float" office:value="55">
            <text:p>55</text:p>
          </table:table-cell>
          <table:table-cell office:value-type="float" office:value="186">
            <text:p>186</text:p>
          </table:table-cell>
          <table:table-cell office:value-type="float" office:value="6">
            <text:p>6</text:p>
          </table:table-cell>
          <table:table-cell table:formula="of:=[.H162]/[.$G162]*100" office:value-type="float" office:value="3.17164179104478">
            <text:p>3.171641791</text:p>
          </table:table-cell>
          <table:table-cell table:formula="of:=[.I162]/[.$G162]*100" office:value-type="float" office:value="0.186567164179104">
            <text:p>0.1865671642</text:p>
          </table:table-cell>
          <table:table-cell table:formula="of:=[.J162]/[.$G162]*100" office:value-type="float" office:value="49.8134328358209">
            <text:p>49.8134328358</text:p>
          </table:table-cell>
          <table:table-cell table:formula="of:=[.K162]/[.$G162]*100" office:value-type="float" office:value="0.746268656716418">
            <text:p>0.7462686567</text:p>
          </table:table-cell>
          <table:table-cell table:formula="of:=[.L162]/[.$G162]*100" office:value-type="float" office:value="10.2611940298507">
            <text:p>10.2611940299</text:p>
          </table:table-cell>
          <table:table-cell table:formula="of:=[.M162]/[.$G162]*100" office:value-type="float" office:value="34.7014925373134">
            <text:p>34.7014925373</text:p>
          </table:table-cell>
          <table:table-cell table:formula="of:=[.N162]/[.$G162]*100" office:value-type="float" office:value="1.11940298507463">
            <text:p>1.1194029851</text:p>
          </table:table-cell>
        </table:table-row>
        <table:table-row table:style-name="ro2">
          <table:table-cell office:value-type="string">
            <text:p><text:s/>0901 - Bureau de vote 0901</text:p>
          </table:table-cell>
          <table:table-cell table:formula="of:=TRIM(LEFT([.A163]; 5))" office:value-type="string" office:string-value="0901">
            <text:p>0901</text:p>
          </table:table-cell>
          <table:table-cell office:value-type="float" office:value="834">
            <text:p>834</text:p>
          </table:table-cell>
          <table:table-cell office:value-type="float" office:value="9">
            <text:p>9</text:p>
          </table:table-cell>
          <table:table-cell office:value-type="float" office:value="452">
            <text:p>452</text:p>
          </table:table-cell>
          <table:table-cell office:value-type="float" office:value="5">
            <text:p>5</text:p>
          </table:table-cell>
          <table:table-cell office:value-type="float" office:value="447">
            <text:p>447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47">
            <text:p>247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40">
            <text:p>140</text:p>
          </table:table-cell>
          <table:table-cell office:value-type="float" office:value="8">
            <text:p>8</text:p>
          </table:table-cell>
          <table:table-cell table:formula="of:=[.H163]/[.$G163]*100" office:value-type="float" office:value="5.14541387024608">
            <text:p>5.1454138702</text:p>
          </table:table-cell>
          <table:table-cell table:formula="of:=[.I163]/[.$G163]*100" office:value-type="float" office:value="1.11856823266219">
            <text:p>1.1185682327</text:p>
          </table:table-cell>
          <table:table-cell table:formula="of:=[.J163]/[.$G163]*100" office:value-type="float" office:value="55.2572706935123">
            <text:p>55.2572706935</text:p>
          </table:table-cell>
          <table:table-cell table:formula="of:=[.K163]/[.$G163]*100" office:value-type="float" office:value="0.671140939597315">
            <text:p>0.6711409396</text:p>
          </table:table-cell>
          <table:table-cell table:formula="of:=[.L163]/[.$G163]*100" office:value-type="float" office:value="4.69798657718121">
            <text:p>4.6979865772</text:p>
          </table:table-cell>
          <table:table-cell table:formula="of:=[.M163]/[.$G163]*100" office:value-type="float" office:value="31.3199105145414">
            <text:p>31.3199105145</text:p>
          </table:table-cell>
          <table:table-cell table:formula="of:=[.N163]/[.$G163]*100" office:value-type="float" office:value="1.78970917225951">
            <text:p>1.7897091723</text:p>
          </table:table-cell>
        </table:table-row>
        <table:table-row table:style-name="ro2">
          <table:table-cell office:value-type="string">
            <text:p><text:s/>0902 - Bureau de vote 0902</text:p>
          </table:table-cell>
          <table:table-cell table:formula="of:=TRIM(LEFT([.A164]; 5))" office:value-type="string" office:string-value="0902">
            <text:p>0902</text:p>
          </table:table-cell>
          <table:table-cell office:value-type="float" office:value="875">
            <text:p>875</text:p>
          </table:table-cell>
          <table:table-cell office:value-type="float" office:value="9">
            <text:p>9</text:p>
          </table:table-cell>
          <table:table-cell office:value-type="float" office:value="486">
            <text:p>486</text:p>
          </table:table-cell>
          <table:table-cell office:value-type="float" office:value="12">
            <text:p>12</text:p>
          </table:table-cell>
          <table:table-cell office:value-type="float" office:value="474">
            <text:p>474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153">
            <text:p>153</text:p>
          </table:table-cell>
          <table:table-cell office:value-type="float" office:value="11">
            <text:p>11</text:p>
          </table:table-cell>
          <table:table-cell table:formula="of:=[.H164]/[.$G164]*100" office:value-type="float" office:value="3.16455696202532">
            <text:p>3.164556962</text:p>
          </table:table-cell>
          <table:table-cell table:formula="of:=[.I164]/[.$G164]*100" office:value-type="float" office:value="2.10970464135021">
            <text:p>2.1097046414</text:p>
          </table:table-cell>
          <table:table-cell table:formula="of:=[.J164]/[.$G164]*100" office:value-type="float" office:value="50.8438818565401">
            <text:p>50.8438818565</text:p>
          </table:table-cell>
          <table:table-cell table:formula="of:=[.K164]/[.$G164]*100" office:value-type="float" office:value="0.421940928270042">
            <text:p>0.4219409283</text:p>
          </table:table-cell>
          <table:table-cell table:formula="of:=[.L164]/[.$G164]*100" office:value-type="float" office:value="8.86075949367089">
            <text:p>8.8607594937</text:p>
          </table:table-cell>
          <table:table-cell table:formula="of:=[.M164]/[.$G164]*100" office:value-type="float" office:value="32.2784810126582">
            <text:p>32.2784810127</text:p>
          </table:table-cell>
          <table:table-cell table:formula="of:=[.N164]/[.$G164]*100" office:value-type="float" office:value="2.32067510548523">
            <text:p>2.3206751055</text:p>
          </table:table-cell>
        </table:table-row>
        <table:table-row table:style-name="ro2">
          <table:table-cell office:value-type="string">
            <text:p><text:s/>0903 - Bureau de vote 0903</text:p>
          </table:table-cell>
          <table:table-cell table:formula="of:=TRIM(LEFT([.A165]; 5))" office:value-type="string" office:string-value="0903">
            <text:p>0903</text:p>
          </table:table-cell>
          <table:table-cell office:value-type="float" office:value="848">
            <text:p>848</text:p>
          </table:table-cell>
          <table:table-cell office:value-type="float" office:value="12">
            <text:p>12</text:p>
          </table:table-cell>
          <table:table-cell office:value-type="float" office:value="476">
            <text:p>476</text:p>
          </table:table-cell>
          <table:table-cell office:value-type="float" office:value="6">
            <text:p>6</text:p>
          </table:table-cell>
          <table:table-cell office:value-type="float" office:value="470">
            <text:p>47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252">
            <text:p>252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137">
            <text:p>137</text:p>
          </table:table-cell>
          <table:table-cell office:value-type="float" office:value="6">
            <text:p>6</text:p>
          </table:table-cell>
          <table:table-cell table:formula="of:=[.H165]/[.$G165]*100" office:value-type="float" office:value="4.04255319148936">
            <text:p>4.0425531915</text:p>
          </table:table-cell>
          <table:table-cell table:formula="of:=[.I165]/[.$G165]*100" office:value-type="float" office:value="0.851063829787234">
            <text:p>0.8510638298</text:p>
          </table:table-cell>
          <table:table-cell table:formula="of:=[.J165]/[.$G165]*100" office:value-type="float" office:value="53.6170212765957">
            <text:p>53.6170212766</text:p>
          </table:table-cell>
          <table:table-cell table:formula="of:=[.K165]/[.$G165]*100" office:value-type="float" office:value="1.06382978723404">
            <text:p>1.0638297872</text:p>
          </table:table-cell>
          <table:table-cell table:formula="of:=[.L165]/[.$G165]*100" office:value-type="float" office:value="10">
            <text:p>10</text:p>
          </table:table-cell>
          <table:table-cell table:formula="of:=[.M165]/[.$G165]*100" office:value-type="float" office:value="29.1489361702128">
            <text:p>29.1489361702</text:p>
          </table:table-cell>
          <table:table-cell table:formula="of:=[.N165]/[.$G165]*100" office:value-type="float" office:value="1.27659574468085">
            <text:p>1.2765957447</text:p>
          </table:table-cell>
        </table:table-row>
        <table:table-row table:style-name="ro2">
          <table:table-cell office:value-type="string">
            <text:p><text:s/>0904 - Bureau de vote 0904</text:p>
          </table:table-cell>
          <table:table-cell table:formula="of:=TRIM(LEFT([.A166]; 5))" office:value-type="string" office:string-value="0904">
            <text:p>0904</text:p>
          </table:table-cell>
          <table:table-cell office:value-type="float" office:value="766">
            <text:p>766</text:p>
          </table:table-cell>
          <table:table-cell office:value-type="float" office:value="13">
            <text:p>13</text:p>
          </table:table-cell>
          <table:table-cell office:value-type="float" office:value="497">
            <text:p>497</text:p>
          </table:table-cell>
          <table:table-cell office:value-type="float" office:value="6">
            <text:p>6</text:p>
          </table:table-cell>
          <table:table-cell office:value-type="float" office:value="491">
            <text:p>49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table:formula="of:=[.H166]/[.$G166]*100" office:value-type="float" office:value="1.0183299389002">
            <text:p>1.0183299389</text:p>
          </table:table-cell>
          <table:table-cell table:formula="of:=[.I166]/[.$G166]*100" office:value-type="float" office:value="0.610997963340122">
            <text:p>0.6109979633</text:p>
          </table:table-cell>
          <table:table-cell table:formula="of:=[.J166]/[.$G166]*100" office:value-type="float" office:value="49.89816700611">
            <text:p>49.8981670061</text:p>
          </table:table-cell>
          <table:table-cell table:formula="of:=[.K166]/[.$G166]*100" office:value-type="float" office:value="0">
            <text:p>0</text:p>
          </table:table-cell>
          <table:table-cell table:formula="of:=[.L166]/[.$G166]*100" office:value-type="float" office:value="8.35030549898167">
            <text:p>8.350305499</text:p>
          </table:table-cell>
          <table:table-cell table:formula="of:=[.M166]/[.$G166]*100" office:value-type="float" office:value="39.5112016293279">
            <text:p>39.5112016293</text:p>
          </table:table-cell>
          <table:table-cell table:formula="of:=[.N166]/[.$G166]*100" office:value-type="float" office:value="0.610997963340122">
            <text:p>0.6109979633</text:p>
          </table:table-cell>
        </table:table-row>
        <table:table-row table:style-name="ro2">
          <table:table-cell office:value-type="string">
            <text:p><text:s/>0905 - Bureau de vote 0905</text:p>
          </table:table-cell>
          <table:table-cell table:formula="of:=TRIM(LEFT([.A167]; 5))" office:value-type="string" office:string-value="0905">
            <text:p>0905</text:p>
          </table:table-cell>
          <table:table-cell office:value-type="float" office:value="665">
            <text:p>665</text:p>
          </table:table-cell>
          <table:table-cell office:value-type="float" office:value="8">
            <text:p>8</text:p>
          </table:table-cell>
          <table:table-cell office:value-type="float" office:value="354">
            <text:p>354</text:p>
          </table:table-cell>
          <table:table-cell office:value-type="float" office:value="5">
            <text:p>5</text:p>
          </table:table-cell>
          <table:table-cell office:value-type="float" office:value="349">
            <text:p>34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table:formula="of:=[.H167]/[.$G167]*100" office:value-type="float" office:value="2.29226361031519">
            <text:p>2.2922636103</text:p>
          </table:table-cell>
          <table:table-cell table:formula="of:=[.I167]/[.$G167]*100" office:value-type="float" office:value="0.573065902578797">
            <text:p>0.5730659026</text:p>
          </table:table-cell>
          <table:table-cell table:formula="of:=[.J167]/[.$G167]*100" office:value-type="float" office:value="68.7679083094556">
            <text:p>68.7679083095</text:p>
          </table:table-cell>
          <table:table-cell table:formula="of:=[.K167]/[.$G167]*100" office:value-type="float" office:value="0.573065902578797">
            <text:p>0.5730659026</text:p>
          </table:table-cell>
          <table:table-cell table:formula="of:=[.L167]/[.$G167]*100" office:value-type="float" office:value="3.43839541547278">
            <text:p>3.4383954155</text:p>
          </table:table-cell>
          <table:table-cell table:formula="of:=[.M167]/[.$G167]*100" office:value-type="float" office:value="22.6361031518625">
            <text:p>22.6361031519</text:p>
          </table:table-cell>
          <table:table-cell table:formula="of:=[.N167]/[.$G167]*100" office:value-type="float" office:value="1.71919770773639">
            <text:p>1.7191977077</text:p>
          </table:table-cell>
        </table:table-row>
        <table:table-row table:style-name="ro2">
          <table:table-cell office:value-type="string">
            <text:p><text:s/>0906 - Bureau de vote 0906</text:p>
          </table:table-cell>
          <table:table-cell table:formula="of:=TRIM(LEFT([.A168]; 5))" office:value-type="string" office:string-value="0906">
            <text:p>0906</text:p>
          </table:table-cell>
          <table:table-cell office:value-type="float" office:value="1008">
            <text:p>1008</text:p>
          </table:table-cell>
          <table:table-cell office:value-type="float" office:value="4">
            <text:p>4</text:p>
          </table:table-cell>
          <table:table-cell office:value-type="float" office:value="421">
            <text:p>421</text:p>
          </table:table-cell>
          <table:table-cell office:value-type="float" office:value="8">
            <text:p>8</text:p>
          </table:table-cell>
          <table:table-cell office:value-type="float" office:value="413">
            <text:p>41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93">
            <text:p>29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  <table:table-cell table:formula="of:=[.H168]/[.$G168]*100" office:value-type="float" office:value="4.11622276029056">
            <text:p>4.1162227603</text:p>
          </table:table-cell>
          <table:table-cell table:formula="of:=[.I168]/[.$G168]*100" office:value-type="float" office:value="0.242130750605327">
            <text:p>0.2421307506</text:p>
          </table:table-cell>
          <table:table-cell table:formula="of:=[.J168]/[.$G168]*100" office:value-type="float" office:value="70.9443099273608">
            <text:p>70.9443099274</text:p>
          </table:table-cell>
          <table:table-cell table:formula="of:=[.K168]/[.$G168]*100" office:value-type="float" office:value="1.21065375302663">
            <text:p>1.210653753</text:p>
          </table:table-cell>
          <table:table-cell table:formula="of:=[.L168]/[.$G168]*100" office:value-type="float" office:value="3.38983050847458">
            <text:p>3.3898305085</text:p>
          </table:table-cell>
          <table:table-cell table:formula="of:=[.M168]/[.$G168]*100" office:value-type="float" office:value="17.4334140435835">
            <text:p>17.4334140436</text:p>
          </table:table-cell>
          <table:table-cell table:formula="of:=[.N168]/[.$G168]*100" office:value-type="float" office:value="2.6634382566586">
            <text:p>2.6634382567</text:p>
          </table:table-cell>
        </table:table-row>
        <table:table-row table:style-name="ro2">
          <table:table-cell office:value-type="string">
            <text:p><text:s/>0907 - Bureau de vote 0907</text:p>
          </table:table-cell>
          <table:table-cell table:formula="of:=TRIM(LEFT([.A169]; 5))" office:value-type="string" office:string-value="0907">
            <text:p>0907</text:p>
          </table:table-cell>
          <table:table-cell office:value-type="float" office:value="990">
            <text:p>990</text:p>
          </table:table-cell>
          <table:table-cell office:value-type="float" office:value="14">
            <text:p>14</text:p>
          </table:table-cell>
          <table:table-cell office:value-type="float" office:value="539">
            <text:p>539</text:p>
          </table:table-cell>
          <table:table-cell office:value-type="float" office:value="8">
            <text:p>8</text:p>
          </table:table-cell>
          <table:table-cell office:value-type="float" office:value="531">
            <text:p>531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341">
            <text:p>341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110">
            <text:p>110</text:p>
          </table:table-cell>
          <table:table-cell office:value-type="float" office:value="12">
            <text:p>12</text:p>
          </table:table-cell>
          <table:table-cell table:formula="of:=[.H169]/[.$G169]*100" office:value-type="float" office:value="3.01318267419962">
            <text:p>3.0131826742</text:p>
          </table:table-cell>
          <table:table-cell table:formula="of:=[.I169]/[.$G169]*100" office:value-type="float" office:value="1.50659133709981">
            <text:p>1.5065913371</text:p>
          </table:table-cell>
          <table:table-cell table:formula="of:=[.J169]/[.$G169]*100" office:value-type="float" office:value="64.2184557438795">
            <text:p>64.2184557439</text:p>
          </table:table-cell>
          <table:table-cell table:formula="of:=[.K169]/[.$G169]*100" office:value-type="float" office:value="1.31826741996234">
            <text:p>1.31826742</text:p>
          </table:table-cell>
          <table:table-cell table:formula="of:=[.L169]/[.$G169]*100" office:value-type="float" office:value="6.96798493408663">
            <text:p>6.9679849341</text:p>
          </table:table-cell>
          <table:table-cell table:formula="of:=[.M169]/[.$G169]*100" office:value-type="float" office:value="20.7156308851224">
            <text:p>20.7156308851</text:p>
          </table:table-cell>
          <table:table-cell table:formula="of:=[.N169]/[.$G169]*100" office:value-type="float" office:value="2.25988700564972">
            <text:p>2.2598870056</text:p>
          </table:table-cell>
        </table:table-row>
        <table:table-row table:style-name="ro2">
          <table:table-cell office:value-type="string">
            <text:p><text:s/>0908 - Bureau de vote 0908</text:p>
          </table:table-cell>
          <table:table-cell table:formula="of:=TRIM(LEFT([.A170]; 5))" office:value-type="string" office:string-value="0908">
            <text:p>0908</text:p>
          </table:table-cell>
          <table:table-cell office:value-type="float" office:value="723">
            <text:p>723</text:p>
          </table:table-cell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  <table:table-cell office:value-type="float" office:value="4">
            <text:p>4</text:p>
          </table:table-cell>
          <table:table-cell office:value-type="float" office:value="307">
            <text:p>30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table:formula="of:=[.H170]/[.$G170]*100" office:value-type="float" office:value="6.18892508143323">
            <text:p>6.1889250814</text:p>
          </table:table-cell>
          <table:table-cell table:formula="of:=[.I170]/[.$G170]*100" office:value-type="float" office:value="0.651465798045603">
            <text:p>0.651465798</text:p>
          </table:table-cell>
          <table:table-cell table:formula="of:=[.J170]/[.$G170]*100" office:value-type="float" office:value="73.2899022801303">
            <text:p>73.2899022801</text:p>
          </table:table-cell>
          <table:table-cell table:formula="of:=[.K170]/[.$G170]*100" office:value-type="float" office:value="1.95439739413681">
            <text:p>1.9543973941</text:p>
          </table:table-cell>
          <table:table-cell table:formula="of:=[.L170]/[.$G170]*100" office:value-type="float" office:value="2.60586319218241">
            <text:p>2.6058631922</text:p>
          </table:table-cell>
          <table:table-cell table:formula="of:=[.M170]/[.$G170]*100" office:value-type="float" office:value="13.0293159609121">
            <text:p>13.0293159609</text:p>
          </table:table-cell>
          <table:table-cell table:formula="of:=[.N170]/[.$G170]*100" office:value-type="float" office:value="2.28013029315961">
            <text:p>2.2801302932</text:p>
          </table:table-cell>
        </table:table-row>
        <table:table-row table:style-name="ro2">
          <table:table-cell office:value-type="string">
            <text:p><text:s/>0909 - Bureau de vote 0909</text:p>
          </table:table-cell>
          <table:table-cell table:formula="of:=TRIM(LEFT([.A171]; 5))" office:value-type="string" office:string-value="0909">
            <text:p>0909</text:p>
          </table:table-cell>
          <table:table-cell office:value-type="float" office:value="759">
            <text:p>759</text:p>
          </table:table-cell>
          <table:table-cell office:value-type="float" office:value="5">
            <text:p>5</text:p>
          </table:table-cell>
          <table:table-cell office:value-type="float" office:value="353">
            <text:p>353</text:p>
          </table:table-cell>
          <table:table-cell office:value-type="float" office:value="8">
            <text:p>8</text:p>
          </table:table-cell>
          <table:table-cell office:value-type="float" office:value="345">
            <text:p>34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261">
            <text:p>26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table:formula="of:=[.H171]/[.$G171]*100" office:value-type="float" office:value="4.05797101449275">
            <text:p>4.0579710145</text:p>
          </table:table-cell>
          <table:table-cell table:formula="of:=[.I171]/[.$G171]*100" office:value-type="float" office:value="2.31884057971014">
            <text:p>2.3188405797</text:p>
          </table:table-cell>
          <table:table-cell table:formula="of:=[.J171]/[.$G171]*100" office:value-type="float" office:value="75.6521739130435">
            <text:p>75.652173913</text:p>
          </table:table-cell>
          <table:table-cell table:formula="of:=[.K171]/[.$G171]*100" office:value-type="float" office:value="0.869565217391304">
            <text:p>0.8695652174</text:p>
          </table:table-cell>
          <table:table-cell table:formula="of:=[.L171]/[.$G171]*100" office:value-type="float" office:value="1.73913043478261">
            <text:p>1.7391304348</text:p>
          </table:table-cell>
          <table:table-cell table:formula="of:=[.M171]/[.$G171]*100" office:value-type="float" office:value="13.9130434782609">
            <text:p>13.9130434783</text:p>
          </table:table-cell>
          <table:table-cell table:formula="of:=[.N171]/[.$G171]*100" office:value-type="float" office:value="1.44927536231884">
            <text:p>1.4492753623</text:p>
          </table:table-cell>
        </table:table-row>
        <table:table-row table:style-name="ro2">
          <table:table-cell office:value-type="string">
            <text:p><text:s/>0910 - Bureau de vote 0910</text:p>
          </table:table-cell>
          <table:table-cell table:formula="of:=TRIM(LEFT([.A172]; 5))" office:value-type="string" office:string-value="0910">
            <text:p>0910</text:p>
          </table:table-cell>
          <table:table-cell office:value-type="float" office:value="774">
            <text:p>774</text:p>
          </table:table-cell>
          <table:table-cell office:value-type="float" office:value="7">
            <text:p>7</text:p>
          </table:table-cell>
          <table:table-cell office:value-type="float" office:value="448">
            <text:p>448</text:p>
          </table:table-cell>
          <table:table-cell office:value-type="float" office:value="12">
            <text:p>12</text:p>
          </table:table-cell>
          <table:table-cell office:value-type="float" office:value="436">
            <text:p>436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03">
            <text:p>303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80">
            <text:p>80</text:p>
          </table:table-cell>
          <table:table-cell office:value-type="float" office:value="11">
            <text:p>11</text:p>
          </table:table-cell>
          <table:table-cell table:formula="of:=[.H172]/[.$G172]*100" office:value-type="float" office:value="4.12844036697248">
            <text:p>4.128440367</text:p>
          </table:table-cell>
          <table:table-cell table:formula="of:=[.I172]/[.$G172]*100" office:value-type="float" office:value="0.688073394495413">
            <text:p>0.6880733945</text:p>
          </table:table-cell>
          <table:table-cell table:formula="of:=[.J172]/[.$G172]*100" office:value-type="float" office:value="69.4954128440367">
            <text:p>69.495412844</text:p>
          </table:table-cell>
          <table:table-cell table:formula="of:=[.K172]/[.$G172]*100" office:value-type="float" office:value="0.91743119266055">
            <text:p>0.9174311927</text:p>
          </table:table-cell>
          <table:table-cell table:formula="of:=[.L172]/[.$G172]*100" office:value-type="float" office:value="3.89908256880734">
            <text:p>3.8990825688</text:p>
          </table:table-cell>
          <table:table-cell table:formula="of:=[.M172]/[.$G172]*100" office:value-type="float" office:value="18.348623853211">
            <text:p>18.3486238532</text:p>
          </table:table-cell>
          <table:table-cell table:formula="of:=[.N172]/[.$G172]*100" office:value-type="float" office:value="2.52293577981651">
            <text:p>2.5229357798</text:p>
          </table:table-cell>
        </table:table-row>
        <table:table-row table:style-name="ro2">
          <table:table-cell office:value-type="string">
            <text:p><text:s/>0911 - Bureau de vote 0911</text:p>
          </table:table-cell>
          <table:table-cell table:formula="of:=TRIM(LEFT([.A173]; 5))" office:value-type="string" office:string-value="0911">
            <text:p>0911</text:p>
          </table:table-cell>
          <table:table-cell office:value-type="float" office:value="927">
            <text:p>927</text:p>
          </table:table-cell>
          <table:table-cell office:value-type="float" office:value="10">
            <text:p>10</text:p>
          </table:table-cell>
          <table:table-cell office:value-type="float" office:value="494">
            <text:p>494</text:p>
          </table:table-cell>
          <table:table-cell office:value-type="float" office:value="2">
            <text:p>2</text:p>
          </table:table-cell>
          <table:table-cell office:value-type="float" office:value="492">
            <text:p>49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302">
            <text:p>30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5">
            <text:p>5</text:p>
          </table:table-cell>
          <table:table-cell table:formula="of:=[.H173]/[.$G173]*100" office:value-type="float" office:value="3.2520325203252">
            <text:p>3.2520325203</text:p>
          </table:table-cell>
          <table:table-cell table:formula="of:=[.I173]/[.$G173]*100" office:value-type="float" office:value="0.813008130081301">
            <text:p>0.8130081301</text:p>
          </table:table-cell>
          <table:table-cell table:formula="of:=[.J173]/[.$G173]*100" office:value-type="float" office:value="61.3821138211382">
            <text:p>61.3821138211</text:p>
          </table:table-cell>
          <table:table-cell table:formula="of:=[.K173]/[.$G173]*100" office:value-type="float" office:value="2.03252032520325">
            <text:p>2.0325203252</text:p>
          </table:table-cell>
          <table:table-cell table:formula="of:=[.L173]/[.$G173]*100" office:value-type="float" office:value="3.04878048780488">
            <text:p>3.0487804878</text:p>
          </table:table-cell>
          <table:table-cell table:formula="of:=[.M173]/[.$G173]*100" office:value-type="float" office:value="28.4552845528455">
            <text:p>28.4552845528</text:p>
          </table:table-cell>
          <table:table-cell table:formula="of:=[.N173]/[.$G173]*100" office:value-type="float" office:value="1.01626016260163">
            <text:p>1.0162601626</text:p>
          </table:table-cell>
        </table:table-row>
        <table:table-row table:style-name="ro2">
          <table:table-cell office:value-type="string">
            <text:p><text:s/>0912 - Bureau de vote 0912</text:p>
          </table:table-cell>
          <table:table-cell table:formula="of:=TRIM(LEFT([.A174]; 5))" office:value-type="string" office:string-value="0912">
            <text:p>0912</text:p>
          </table:table-cell>
          <table:table-cell office:value-type="float" office:value="773">
            <text:p>773</text:p>
          </table:table-cell>
          <table:table-cell office:value-type="float" office:value="2">
            <text:p>2</text:p>
          </table:table-cell>
          <table:table-cell office:value-type="float" office:value="411">
            <text:p>411</text:p>
          </table:table-cell>
          <table:table-cell office:value-type="float" office:value="15">
            <text:p>15</text:p>
          </table:table-cell>
          <table:table-cell office:value-type="float" office:value="396">
            <text:p>39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table:formula="of:=[.H174]/[.$G174]*100" office:value-type="float" office:value="3.28282828282828">
            <text:p>3.2828282828</text:p>
          </table:table-cell>
          <table:table-cell table:formula="of:=[.I174]/[.$G174]*100" office:value-type="float" office:value="2.02020202020202">
            <text:p>2.0202020202</text:p>
          </table:table-cell>
          <table:table-cell table:formula="of:=[.J174]/[.$G174]*100" office:value-type="float" office:value="66.9191919191919">
            <text:p>66.9191919192</text:p>
          </table:table-cell>
          <table:table-cell table:formula="of:=[.K174]/[.$G174]*100" office:value-type="float" office:value="0.505050505050505">
            <text:p>0.5050505051</text:p>
          </table:table-cell>
          <table:table-cell table:formula="of:=[.L174]/[.$G174]*100" office:value-type="float" office:value="4.7979797979798">
            <text:p>4.797979798</text:p>
          </table:table-cell>
          <table:table-cell table:formula="of:=[.M174]/[.$G174]*100" office:value-type="float" office:value="20.959595959596">
            <text:p>20.9595959596</text:p>
          </table:table-cell>
          <table:table-cell table:formula="of:=[.N174]/[.$G174]*100" office:value-type="float" office:value="1.51515151515152">
            <text:p>1.5151515152</text:p>
          </table:table-cell>
        </table:table-row>
        <table:table-row table:style-name="ro2">
          <table:table-cell office:value-type="string">
            <text:p><text:s/>0913 - Bureau de vote 0913</text:p>
          </table:table-cell>
          <table:table-cell table:formula="of:=TRIM(LEFT([.A175]; 5))" office:value-type="string" office:string-value="0913">
            <text:p>0913</text:p>
          </table:table-cell>
          <table:table-cell office:value-type="float" office:value="959">
            <text:p>959</text:p>
          </table:table-cell>
          <table:table-cell office:value-type="float" office:value="10">
            <text:p>10</text:p>
          </table:table-cell>
          <table:table-cell office:value-type="float" office:value="578">
            <text:p>578</text:p>
          </table:table-cell>
          <table:table-cell office:value-type="float" office:value="17">
            <text:p>17</text:p>
          </table:table-cell>
          <table:table-cell office:value-type="float" office:value="561">
            <text:p>561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382">
            <text:p>382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table:formula="of:=[.H175]/[.$G175]*100" office:value-type="float" office:value="4.09982174688057">
            <text:p>4.0998217469</text:p>
          </table:table-cell>
          <table:table-cell table:formula="of:=[.I175]/[.$G175]*100" office:value-type="float" office:value="1.06951871657754">
            <text:p>1.0695187166</text:p>
          </table:table-cell>
          <table:table-cell table:formula="of:=[.J175]/[.$G175]*100" office:value-type="float" office:value="68.0926916221034">
            <text:p>68.0926916221</text:p>
          </table:table-cell>
          <table:table-cell table:formula="of:=[.K175]/[.$G175]*100" office:value-type="float" office:value="0.17825311942959">
            <text:p>0.1782531194</text:p>
          </table:table-cell>
          <table:table-cell table:formula="of:=[.L175]/[.$G175]*100" office:value-type="float" office:value="7.66488413547237">
            <text:p>7.6648841355</text:p>
          </table:table-cell>
          <table:table-cell table:formula="of:=[.M175]/[.$G175]*100" office:value-type="float" office:value="17.1122994652406">
            <text:p>17.1122994652</text:p>
          </table:table-cell>
          <table:table-cell table:formula="of:=[.N175]/[.$G175]*100" office:value-type="float" office:value="1.7825311942959">
            <text:p>1.7825311943</text:p>
          </table:table-cell>
        </table:table-row>
        <table:table-row table:style-name="ro2">
          <table:table-cell office:value-type="string">
            <text:p><text:s/>0914 - Bureau de vote 0914</text:p>
          </table:table-cell>
          <table:table-cell table:formula="of:=TRIM(LEFT([.A176]; 5))" office:value-type="string" office:string-value="0914">
            <text:p>0914</text:p>
          </table:table-cell>
          <table:table-cell office:value-type="float" office:value="895">
            <text:p>895</text:p>
          </table:table-cell>
          <table:table-cell office:value-type="float" office:value="8">
            <text:p>8</text:p>
          </table:table-cell>
          <table:table-cell office:value-type="float" office:value="580">
            <text:p>580</text:p>
          </table:table-cell>
          <table:table-cell office:value-type="float" office:value="15">
            <text:p>15</text:p>
          </table:table-cell>
          <table:table-cell office:value-type="float" office:value="565">
            <text:p>565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340">
            <text:p>34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135">
            <text:p>135</text:p>
          </table:table-cell>
          <table:table-cell office:value-type="float" office:value="14">
            <text:p>14</text:p>
          </table:table-cell>
          <table:table-cell table:formula="of:=[.H176]/[.$G176]*100" office:value-type="float" office:value="4.95575221238938">
            <text:p>4.9557522124</text:p>
          </table:table-cell>
          <table:table-cell table:formula="of:=[.I176]/[.$G176]*100" office:value-type="float" office:value="0.884955752212389">
            <text:p>0.8849557522</text:p>
          </table:table-cell>
          <table:table-cell table:formula="of:=[.J176]/[.$G176]*100" office:value-type="float" office:value="60.1769911504425">
            <text:p>60.1769911504</text:p>
          </table:table-cell>
          <table:table-cell table:formula="of:=[.K176]/[.$G176]*100" office:value-type="float" office:value="1.5929203539823">
            <text:p>1.592920354</text:p>
          </table:table-cell>
          <table:table-cell table:formula="of:=[.L176]/[.$G176]*100" office:value-type="float" office:value="6.01769911504425">
            <text:p>6.017699115</text:p>
          </table:table-cell>
          <table:table-cell table:formula="of:=[.M176]/[.$G176]*100" office:value-type="float" office:value="23.8938053097345">
            <text:p>23.8938053097</text:p>
          </table:table-cell>
          <table:table-cell table:formula="of:=[.N176]/[.$G176]*100" office:value-type="float" office:value="2.47787610619469">
            <text:p>2.4778761062</text:p>
          </table:table-cell>
        </table:table-row>
        <table:table-row table:style-name="ro2">
          <table:table-cell office:value-type="string">
            <text:p><text:s/>0915 - Bureau de vote 0915</text:p>
          </table:table-cell>
          <table:table-cell table:formula="of:=TRIM(LEFT([.A177]; 5))" office:value-type="string" office:string-value="0915">
            <text:p>0915</text:p>
          </table:table-cell>
          <table:table-cell office:value-type="float" office:value="825">
            <text:p>825</text:p>
          </table:table-cell>
          <table:table-cell office:value-type="float" office:value="6">
            <text:p>6</text:p>
          </table:table-cell>
          <table:table-cell office:value-type="float" office:value="484">
            <text:p>484</text:p>
          </table:table-cell>
          <table:table-cell office:value-type="float" office:value="8">
            <text:p>8</text:p>
          </table:table-cell>
          <table:table-cell office:value-type="float" office:value="476">
            <text:p>476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309">
            <text:p>30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82">
            <text:p>82</text:p>
          </table:table-cell>
          <table:table-cell office:value-type="float" office:value="30">
            <text:p>30</text:p>
          </table:table-cell>
          <table:table-cell table:formula="of:=[.H177]/[.$G177]*100" office:value-type="float" office:value="6.09243697478992">
            <text:p>6.0924369748</text:p>
          </table:table-cell>
          <table:table-cell table:formula="of:=[.I177]/[.$G177]*100" office:value-type="float" office:value="0.630252100840336">
            <text:p>0.6302521008</text:p>
          </table:table-cell>
          <table:table-cell table:formula="of:=[.J177]/[.$G177]*100" office:value-type="float" office:value="64.9159663865546">
            <text:p>64.9159663866</text:p>
          </table:table-cell>
          <table:table-cell table:formula="of:=[.K177]/[.$G177]*100" office:value-type="float" office:value="1.68067226890756">
            <text:p>1.6806722689</text:p>
          </table:table-cell>
          <table:table-cell table:formula="of:=[.L177]/[.$G177]*100" office:value-type="float" office:value="3.15126050420168">
            <text:p>3.1512605042</text:p>
          </table:table-cell>
          <table:table-cell table:formula="of:=[.M177]/[.$G177]*100" office:value-type="float" office:value="17.2268907563025">
            <text:p>17.2268907563</text:p>
          </table:table-cell>
          <table:table-cell table:formula="of:=[.N177]/[.$G177]*100" office:value-type="float" office:value="6.30252100840336">
            <text:p>6.3025210084</text:p>
          </table:table-cell>
        </table:table-row>
        <table:table-row table:style-name="ro2">
          <table:table-cell office:value-type="string">
            <text:p><text:s/>0916 - Bureau de vote 0916</text:p>
          </table:table-cell>
          <table:table-cell table:formula="of:=TRIM(LEFT([.A178]; 5))" office:value-type="string" office:string-value="0916">
            <text:p>0916</text:p>
          </table:table-cell>
          <table:table-cell office:value-type="float" office:value="993">
            <text:p>993</text:p>
          </table:table-cell>
          <table:table-cell office:value-type="float" office:value="19">
            <text:p>19</text:p>
          </table:table-cell>
          <table:table-cell office:value-type="float" office:value="690">
            <text:p>690</text:p>
          </table:table-cell>
          <table:table-cell office:value-type="float" office:value="14">
            <text:p>14</text:p>
          </table:table-cell>
          <table:table-cell office:value-type="float" office:value="676">
            <text:p>676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409">
            <text:p>409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77">
            <text:p>177</text:p>
          </table:table-cell>
          <table:table-cell office:value-type="float" office:value="5">
            <text:p>5</text:p>
          </table:table-cell>
          <table:table-cell table:formula="of:=[.H178]/[.$G178]*100" office:value-type="float" office:value="3.25443786982249">
            <text:p>3.2544378698</text:p>
          </table:table-cell>
          <table:table-cell table:formula="of:=[.I178]/[.$G178]*100" office:value-type="float" office:value="0.739644970414201">
            <text:p>0.7396449704</text:p>
          </table:table-cell>
          <table:table-cell table:formula="of:=[.J178]/[.$G178]*100" office:value-type="float" office:value="60.5029585798817">
            <text:p>60.5029585799</text:p>
          </table:table-cell>
          <table:table-cell table:formula="of:=[.K178]/[.$G178]*100" office:value-type="float" office:value="1.18343195266272">
            <text:p>1.1834319527</text:p>
          </table:table-cell>
          <table:table-cell table:formula="of:=[.L178]/[.$G178]*100" office:value-type="float" office:value="7.39644970414201">
            <text:p>7.3964497041</text:p>
          </table:table-cell>
          <table:table-cell table:formula="of:=[.M178]/[.$G178]*100" office:value-type="float" office:value="26.1834319526627">
            <text:p>26.1834319527</text:p>
          </table:table-cell>
          <table:table-cell table:formula="of:=[.N178]/[.$G178]*100" office:value-type="float" office:value="0.739644970414201">
            <text:p>0.7396449704</text:p>
          </table:table-cell>
        </table:table-row>
        <table:table-row table:style-name="ro2">
          <table:table-cell office:value-type="string">
            <text:p><text:s/>0917 - Bureau de vote 0917</text:p>
          </table:table-cell>
          <table:table-cell table:formula="of:=TRIM(LEFT([.A179]; 5))" office:value-type="string" office:string-value="0917">
            <text:p>0917</text:p>
          </table:table-cell>
          <table:table-cell office:value-type="float" office:value="734">
            <text:p>734</text:p>
          </table:table-cell>
          <table:table-cell office:value-type="float" office:value="6">
            <text:p>6</text:p>
          </table:table-cell>
          <table:table-cell office:value-type="float" office:value="487">
            <text:p>487</text:p>
          </table:table-cell>
          <table:table-cell office:value-type="float" office:value="16">
            <text:p>16</text:p>
          </table:table-cell>
          <table:table-cell office:value-type="float" office:value="471">
            <text:p>471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84">
            <text:p>284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106">
            <text:p>106</text:p>
          </table:table-cell>
          <table:table-cell office:value-type="float" office:value="17">
            <text:p>17</text:p>
          </table:table-cell>
          <table:table-cell table:formula="of:=[.H179]/[.$G179]*100" office:value-type="float" office:value="4.45859872611465">
            <text:p>4.4585987261</text:p>
          </table:table-cell>
          <table:table-cell table:formula="of:=[.I179]/[.$G179]*100" office:value-type="float" office:value="2.12314225053079">
            <text:p>2.1231422505</text:p>
          </table:table-cell>
          <table:table-cell table:formula="of:=[.J179]/[.$G179]*100" office:value-type="float" office:value="60.2972399150743">
            <text:p>60.2972399151</text:p>
          </table:table-cell>
          <table:table-cell table:formula="of:=[.K179]/[.$G179]*100" office:value-type="float" office:value="1.27388535031847">
            <text:p>1.2738853503</text:p>
          </table:table-cell>
          <table:table-cell table:formula="of:=[.L179]/[.$G179]*100" office:value-type="float" office:value="5.73248407643312">
            <text:p>5.7324840764</text:p>
          </table:table-cell>
          <table:table-cell table:formula="of:=[.M179]/[.$G179]*100" office:value-type="float" office:value="22.5053078556263">
            <text:p>22.5053078556</text:p>
          </table:table-cell>
          <table:table-cell table:formula="of:=[.N179]/[.$G179]*100" office:value-type="float" office:value="3.60934182590234">
            <text:p>3.6093418259</text:p>
          </table:table-cell>
        </table:table-row>
        <table:table-row table:style-name="ro2">
          <table:table-cell office:value-type="string">
            <text:p><text:s/>0918 - Bureau de vote 0918</text:p>
          </table:table-cell>
          <table:table-cell table:formula="of:=TRIM(LEFT([.A180]; 5))" office:value-type="string" office:string-value="0918">
            <text:p>0918</text:p>
          </table:table-cell>
          <table:table-cell office:value-type="float" office:value="1118">
            <text:p>1118</text:p>
          </table:table-cell>
          <table:table-cell office:value-type="float" office:value="8">
            <text:p>8</text:p>
          </table:table-cell>
          <table:table-cell office:value-type="float" office:value="624">
            <text:p>624</text:p>
          </table:table-cell>
          <table:table-cell office:value-type="float" office:value="9">
            <text:p>9</text:p>
          </table:table-cell>
          <table:table-cell office:value-type="float" office:value="615">
            <text:p>615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383">
            <text:p>383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61">
            <text:p>161</text:p>
          </table:table-cell>
          <table:table-cell office:value-type="float" office:value="11">
            <text:p>11</text:p>
          </table:table-cell>
          <table:table-cell table:formula="of:=[.H180]/[.$G180]*100" office:value-type="float" office:value="3.57723577235772">
            <text:p>3.5772357724</text:p>
          </table:table-cell>
          <table:table-cell table:formula="of:=[.I180]/[.$G180]*100" office:value-type="float" office:value="1.13821138211382">
            <text:p>1.1382113821</text:p>
          </table:table-cell>
          <table:table-cell table:formula="of:=[.J180]/[.$G180]*100" office:value-type="float" office:value="62.2764227642277">
            <text:p>62.2764227642</text:p>
          </table:table-cell>
          <table:table-cell table:formula="of:=[.K180]/[.$G180]*100" office:value-type="float" office:value="0.813008130081301">
            <text:p>0.8130081301</text:p>
          </table:table-cell>
          <table:table-cell table:formula="of:=[.L180]/[.$G180]*100" office:value-type="float" office:value="4.22764227642276">
            <text:p>4.2276422764</text:p>
          </table:table-cell>
          <table:table-cell table:formula="of:=[.M180]/[.$G180]*100" office:value-type="float" office:value="26.1788617886179">
            <text:p>26.1788617886</text:p>
          </table:table-cell>
          <table:table-cell table:formula="of:=[.N180]/[.$G180]*100" office:value-type="float" office:value="1.78861788617886">
            <text:p>1.7886178862</text:p>
          </table:table-cell>
        </table:table-row>
        <table:table-row table:style-name="ro2">
          <table:table-cell office:value-type="string">
            <text:p><text:s/>0919 - Bureau de vote 0919</text:p>
          </table:table-cell>
          <table:table-cell table:formula="of:=TRIM(LEFT([.A181]; 5))" office:value-type="string" office:string-value="0919">
            <text:p>0919</text:p>
          </table:table-cell>
          <table:table-cell office:value-type="float" office:value="863">
            <text:p>863</text:p>
          </table:table-cell>
          <table:table-cell office:value-type="float" office:value="22">
            <text:p>22</text:p>
          </table:table-cell>
          <table:table-cell office:value-type="float" office:value="541">
            <text:p>541</text:p>
          </table:table-cell>
          <table:table-cell office:value-type="float" office:value="2">
            <text:p>2</text:p>
          </table:table-cell>
          <table:table-cell office:value-type="float" office:value="539">
            <text:p>539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348">
            <text:p>348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24">
            <text:p>124</text:p>
          </table:table-cell>
          <table:table-cell office:value-type="float" office:value="9">
            <text:p>9</text:p>
          </table:table-cell>
          <table:table-cell table:formula="of:=[.H181]/[.$G181]*100" office:value-type="float" office:value="3.33951762523191">
            <text:p>3.3395176252</text:p>
          </table:table-cell>
          <table:table-cell table:formula="of:=[.I181]/[.$G181]*100" office:value-type="float" office:value="2.41187384044527">
            <text:p>2.4118738404</text:p>
          </table:table-cell>
          <table:table-cell table:formula="of:=[.J181]/[.$G181]*100" office:value-type="float" office:value="64.5640074211503">
            <text:p>64.5640074212</text:p>
          </table:table-cell>
          <table:table-cell table:formula="of:=[.K181]/[.$G181]*100" office:value-type="float" office:value="0.742115027829314">
            <text:p>0.7421150278</text:p>
          </table:table-cell>
          <table:table-cell table:formula="of:=[.L181]/[.$G181]*100" office:value-type="float" office:value="4.26716141001855">
            <text:p>4.26716141</text:p>
          </table:table-cell>
          <table:table-cell table:formula="of:=[.M181]/[.$G181]*100" office:value-type="float" office:value="23.0055658627087">
            <text:p>23.0055658627</text:p>
          </table:table-cell>
          <table:table-cell table:formula="of:=[.N181]/[.$G181]*100" office:value-type="float" office:value="1.66975881261596">
            <text:p>1.6697588126</text:p>
          </table:table-cell>
        </table:table-row>
        <table:table-row table:style-name="ro2">
          <table:table-cell office:value-type="string">
            <text:p><text:s/>0920 - Bureau de vote 0920</text:p>
          </table:table-cell>
          <table:table-cell table:formula="of:=TRIM(LEFT([.A182]; 5))" office:value-type="string" office:string-value="0920">
            <text:p>0920</text:p>
          </table:table-cell>
          <table:table-cell office:value-type="float" office:value="748">
            <text:p>748</text:p>
          </table:table-cell>
          <table:table-cell office:value-type="float" office:value="7">
            <text:p>7</text:p>
          </table:table-cell>
          <table:table-cell office:value-type="float" office:value="453">
            <text:p>453</text:p>
          </table:table-cell>
          <table:table-cell office:value-type="float" office:value="6">
            <text:p>6</text:p>
          </table:table-cell>
          <table:table-cell office:value-type="float" office:value="447">
            <text:p>447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34">
            <text:p>33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11">
            <text:p>11</text:p>
          </table:table-cell>
          <table:table-cell table:formula="of:=[.H182]/[.$G182]*100" office:value-type="float" office:value="4.25055928411633">
            <text:p>4.2505592841</text:p>
          </table:table-cell>
          <table:table-cell table:formula="of:=[.I182]/[.$G182]*100" office:value-type="float" office:value="1.11856823266219">
            <text:p>1.1185682327</text:p>
          </table:table-cell>
          <table:table-cell table:formula="of:=[.J182]/[.$G182]*100" office:value-type="float" office:value="74.7203579418345">
            <text:p>74.7203579418</text:p>
          </table:table-cell>
          <table:table-cell table:formula="of:=[.K182]/[.$G182]*100" office:value-type="float" office:value="0.894854586129754">
            <text:p>0.8948545861</text:p>
          </table:table-cell>
          <table:table-cell table:formula="of:=[.L182]/[.$G182]*100" office:value-type="float" office:value="3.80313199105145">
            <text:p>3.8031319911</text:p>
          </table:table-cell>
          <table:table-cell table:formula="of:=[.M182]/[.$G182]*100" office:value-type="float" office:value="12.751677852349">
            <text:p>12.7516778523</text:p>
          </table:table-cell>
          <table:table-cell table:formula="of:=[.N182]/[.$G182]*100" office:value-type="float" office:value="2.46085011185682">
            <text:p>2.4608501119</text:p>
          </table:table-cell>
        </table:table-row>
        <table:table-row table:style-name="ro2">
          <table:table-cell office:value-type="string">
            <text:p><text:s/>0921 - Bureau de vote 0921</text:p>
          </table:table-cell>
          <table:table-cell table:formula="of:=TRIM(LEFT([.A183]; 5))" office:value-type="string" office:string-value="0921">
            <text:p>0921</text:p>
          </table:table-cell>
          <table:table-cell office:value-type="float" office:value="995">
            <text:p>995</text:p>
          </table:table-cell>
          <table:table-cell office:value-type="float" office:value="13">
            <text:p>13</text:p>
          </table:table-cell>
          <table:table-cell office:value-type="float" office:value="614">
            <text:p>614</text:p>
          </table:table-cell>
          <table:table-cell office:value-type="float" office:value="12">
            <text:p>12</text:p>
          </table:table-cell>
          <table:table-cell office:value-type="float" office:value="602">
            <text:p>602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379">
            <text:p>379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140">
            <text:p>140</text:p>
          </table:table-cell>
          <table:table-cell office:value-type="float" office:value="9">
            <text:p>9</text:p>
          </table:table-cell>
          <table:table-cell table:formula="of:=[.H183]/[.$G183]*100" office:value-type="float" office:value="4.98338870431894">
            <text:p>4.9833887043</text:p>
          </table:table-cell>
          <table:table-cell table:formula="of:=[.I183]/[.$G183]*100" office:value-type="float" office:value="0.830564784053156">
            <text:p>0.8305647841</text:p>
          </table:table-cell>
          <table:table-cell table:formula="of:=[.J183]/[.$G183]*100" office:value-type="float" office:value="62.9568106312292">
            <text:p>62.9568106312</text:p>
          </table:table-cell>
          <table:table-cell table:formula="of:=[.K183]/[.$G183]*100" office:value-type="float" office:value="1.66112956810631">
            <text:p>1.6611295681</text:p>
          </table:table-cell>
          <table:table-cell table:formula="of:=[.L183]/[.$G183]*100" office:value-type="float" office:value="4.81727574750831">
            <text:p>4.8172757475</text:p>
          </table:table-cell>
          <table:table-cell table:formula="of:=[.M183]/[.$G183]*100" office:value-type="float" office:value="23.2558139534884">
            <text:p>23.2558139535</text:p>
          </table:table-cell>
          <table:table-cell table:formula="of:=[.N183]/[.$G183]*100" office:value-type="float" office:value="1.49501661129568">
            <text:p>1.4950166113</text:p>
          </table:table-cell>
        </table:table-row>
        <table:table-row table:style-name="ro2">
          <table:table-cell office:value-type="string">
            <text:p><text:s/>0922 - Bureau de vote 0922</text:p>
          </table:table-cell>
          <table:table-cell table:formula="of:=TRIM(LEFT([.A184]; 5))" office:value-type="string" office:string-value="0922">
            <text:p>0922</text:p>
          </table:table-cell>
          <table:table-cell office:value-type="float" office:value="1202">
            <text:p>1202</text:p>
          </table:table-cell>
          <table:table-cell office:value-type="float" office:value="15">
            <text:p>15</text:p>
          </table:table-cell>
          <table:table-cell office:value-type="float" office:value="765">
            <text:p>765</text:p>
          </table:table-cell>
          <table:table-cell office:value-type="float" office:value="20">
            <text:p>20</text:p>
          </table:table-cell>
          <table:table-cell office:value-type="float" office:value="745">
            <text:p>745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449">
            <text:p>449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193">
            <text:p>193</text:p>
          </table:table-cell>
          <table:table-cell office:value-type="float" office:value="17">
            <text:p>17</text:p>
          </table:table-cell>
          <table:table-cell table:formula="of:=[.H184]/[.$G184]*100" office:value-type="float" office:value="2.5503355704698">
            <text:p>2.5503355705</text:p>
          </table:table-cell>
          <table:table-cell table:formula="of:=[.I184]/[.$G184]*100" office:value-type="float" office:value="1.20805369127517">
            <text:p>1.2080536913</text:p>
          </table:table-cell>
          <table:table-cell table:formula="of:=[.J184]/[.$G184]*100" office:value-type="float" office:value="60.2684563758389">
            <text:p>60.2684563758</text:p>
          </table:table-cell>
          <table:table-cell table:formula="of:=[.K184]/[.$G184]*100" office:value-type="float" office:value="1.20805369127517">
            <text:p>1.2080536913</text:p>
          </table:table-cell>
          <table:table-cell table:formula="of:=[.L184]/[.$G184]*100" office:value-type="float" office:value="6.57718120805369">
            <text:p>6.5771812081</text:p>
          </table:table-cell>
          <table:table-cell table:formula="of:=[.M184]/[.$G184]*100" office:value-type="float" office:value="25.9060402684564">
            <text:p>25.9060402685</text:p>
          </table:table-cell>
          <table:table-cell table:formula="of:=[.N184]/[.$G184]*100" office:value-type="float" office:value="2.28187919463087">
            <text:p>2.2818791946</text:p>
          </table:table-cell>
        </table:table-row>
        <table:table-row table:style-name="ro2">
          <table:table-cell office:value-type="string">
            <text:p><text:s/>0923 - Bureau de vote 0923</text:p>
          </table:table-cell>
          <table:table-cell table:formula="of:=TRIM(LEFT([.A185]; 5))" office:value-type="string" office:string-value="0923">
            <text:p>0923</text:p>
          </table:table-cell>
          <table:table-cell office:value-type="float" office:value="801">
            <text:p>801</text:p>
          </table:table-cell>
          <table:table-cell office:value-type="float" office:value="6">
            <text:p>6</text:p>
          </table:table-cell>
          <table:table-cell office:value-type="float" office:value="465">
            <text:p>465</text:p>
          </table:table-cell>
          <table:table-cell office:value-type="float" office:value="7">
            <text:p>7</text:p>
          </table:table-cell>
          <table:table-cell office:value-type="float" office:value="458">
            <text:p>45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table:formula="of:=[.H185]/[.$G185]*100" office:value-type="float" office:value="3.49344978165939">
            <text:p>3.4934497817</text:p>
          </table:table-cell>
          <table:table-cell table:formula="of:=[.I185]/[.$G185]*100" office:value-type="float" office:value="0.218340611353712">
            <text:p>0.2183406114</text:p>
          </table:table-cell>
          <table:table-cell table:formula="of:=[.J185]/[.$G185]*100" office:value-type="float" office:value="61.1353711790393">
            <text:p>61.135371179</text:p>
          </table:table-cell>
          <table:table-cell table:formula="of:=[.K185]/[.$G185]*100" office:value-type="float" office:value="0.655021834061135">
            <text:p>0.6550218341</text:p>
          </table:table-cell>
          <table:table-cell table:formula="of:=[.L185]/[.$G185]*100" office:value-type="float" office:value="7.64192139737991">
            <text:p>7.6419213974</text:p>
          </table:table-cell>
          <table:table-cell table:formula="of:=[.M185]/[.$G185]*100" office:value-type="float" office:value="24.4541484716157">
            <text:p>24.4541484716</text:p>
          </table:table-cell>
          <table:table-cell table:formula="of:=[.N185]/[.$G185]*100" office:value-type="float" office:value="2.40174672489083">
            <text:p>2.4017467249</text:p>
          </table:table-cell>
        </table:table-row>
        <table:table-row table:style-name="ro2">
          <table:table-cell office:value-type="string">
            <text:p><text:s/>0924 - Bureau de vote 0924</text:p>
          </table:table-cell>
          <table:table-cell table:formula="of:=TRIM(LEFT([.A186]; 5))" office:value-type="string" office:string-value="0924">
            <text:p>0924</text:p>
          </table:table-cell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4">
            <text:p>4</text:p>
          </table:table-cell>
          <table:table-cell office:value-type="float" office:value="286">
            <text:p>28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table:formula="of:=[.H186]/[.$G186]*100" office:value-type="float" office:value="1.74825174825175">
            <text:p>1.7482517483</text:p>
          </table:table-cell>
          <table:table-cell table:formula="of:=[.I186]/[.$G186]*100" office:value-type="float" office:value="0">
            <text:p>0</text:p>
          </table:table-cell>
          <table:table-cell table:formula="of:=[.J186]/[.$G186]*100" office:value-type="float" office:value="67.4825174825175">
            <text:p>67.4825174825</text:p>
          </table:table-cell>
          <table:table-cell table:formula="of:=[.K186]/[.$G186]*100" office:value-type="float" office:value="0.34965034965035">
            <text:p>0.3496503497</text:p>
          </table:table-cell>
          <table:table-cell table:formula="of:=[.L186]/[.$G186]*100" office:value-type="float" office:value="6.99300699300699">
            <text:p>6.993006993</text:p>
          </table:table-cell>
          <table:table-cell table:formula="of:=[.M186]/[.$G186]*100" office:value-type="float" office:value="22.027972027972">
            <text:p>22.027972028</text:p>
          </table:table-cell>
          <table:table-cell table:formula="of:=[.N186]/[.$G186]*100" office:value-type="float" office:value="1.3986013986014">
            <text:p>1.3986013986</text:p>
          </table:table-cell>
        </table:table-row>
        <table:table-row table:style-name="ro2">
          <table:table-cell office:value-type="string">
            <text:p><text:s/>1001 - Bureau de vote 1001</text:p>
          </table:table-cell>
          <table:table-cell table:formula="of:=TRIM(LEFT([.A187]; 5))" office:value-type="string" office:string-value="1001">
            <text:p>1001</text:p>
          </table:table-cell>
          <table:table-cell office:value-type="float" office:value="898">
            <text:p>898</text:p>
          </table:table-cell>
          <table:table-cell office:value-type="float" office:value="5">
            <text:p>5</text:p>
          </table:table-cell>
          <table:table-cell office:value-type="float" office:value="452">
            <text:p>452</text:p>
          </table:table-cell>
          <table:table-cell office:value-type="float" office:value="10">
            <text:p>10</text:p>
          </table:table-cell>
          <table:table-cell office:value-type="float" office:value="442">
            <text:p>442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290">
            <text:p>290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97">
            <text:p>97</text:p>
          </table:table-cell>
          <table:table-cell office:value-type="float" office:value="7">
            <text:p>7</text:p>
          </table:table-cell>
          <table:table-cell table:formula="of:=[.H187]/[.$G187]*100" office:value-type="float" office:value="4.29864253393665">
            <text:p>4.2986425339</text:p>
          </table:table-cell>
          <table:table-cell table:formula="of:=[.I187]/[.$G187]*100" office:value-type="float" office:value="1.58371040723982">
            <text:p>1.5837104072</text:p>
          </table:table-cell>
          <table:table-cell table:formula="of:=[.J187]/[.$G187]*100" office:value-type="float" office:value="65.6108597285068">
            <text:p>65.6108597285</text:p>
          </table:table-cell>
          <table:table-cell table:formula="of:=[.K187]/[.$G187]*100" office:value-type="float" office:value="0.678733031674208">
            <text:p>0.6787330317</text:p>
          </table:table-cell>
          <table:table-cell table:formula="of:=[.L187]/[.$G187]*100" office:value-type="float" office:value="4.29864253393665">
            <text:p>4.2986425339</text:p>
          </table:table-cell>
          <table:table-cell table:formula="of:=[.M187]/[.$G187]*100" office:value-type="float" office:value="21.9457013574661">
            <text:p>21.9457013575</text:p>
          </table:table-cell>
          <table:table-cell table:formula="of:=[.N187]/[.$G187]*100" office:value-type="float" office:value="1.58371040723982">
            <text:p>1.5837104072</text:p>
          </table:table-cell>
        </table:table-row>
        <table:table-row table:style-name="ro2">
          <table:table-cell office:value-type="string">
            <text:p><text:s/>1002 - Bureau de vote 1002</text:p>
          </table:table-cell>
          <table:table-cell table:formula="of:=TRIM(LEFT([.A188]; 5))" office:value-type="string" office:string-value="1002">
            <text:p>1002</text:p>
          </table:table-cell>
          <table:table-cell office:value-type="float" office:value="843">
            <text:p>843</text:p>
          </table:table-cell>
          <table:table-cell office:value-type="float" office:value="2">
            <text:p>2</text:p>
          </table:table-cell>
          <table:table-cell office:value-type="float" office:value="470">
            <text:p>470</text:p>
          </table:table-cell>
          <table:table-cell office:value-type="float" office:value="7">
            <text:p>7</text:p>
          </table:table-cell>
          <table:table-cell office:value-type="float" office:value="463">
            <text:p>463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67">
            <text:p>26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123">
            <text:p>123</text:p>
          </table:table-cell>
          <table:table-cell office:value-type="float" office:value="9">
            <text:p>9</text:p>
          </table:table-cell>
          <table:table-cell table:formula="of:=[.H188]/[.$G188]*100" office:value-type="float" office:value="3.45572354211663">
            <text:p>3.4557235421</text:p>
          </table:table-cell>
          <table:table-cell table:formula="of:=[.I188]/[.$G188]*100" office:value-type="float" office:value="1.72786177105832">
            <text:p>1.7278617711</text:p>
          </table:table-cell>
          <table:table-cell table:formula="of:=[.J188]/[.$G188]*100" office:value-type="float" office:value="57.6673866090713">
            <text:p>57.6673866091</text:p>
          </table:table-cell>
          <table:table-cell table:formula="of:=[.K188]/[.$G188]*100" office:value-type="float" office:value="0.647948164146868">
            <text:p>0.6479481641</text:p>
          </table:table-cell>
          <table:table-cell table:formula="of:=[.L188]/[.$G188]*100" office:value-type="float" office:value="7.99136069114471">
            <text:p>7.9913606911</text:p>
          </table:table-cell>
          <table:table-cell table:formula="of:=[.M188]/[.$G188]*100" office:value-type="float" office:value="26.5658747300216">
            <text:p>26.56587473</text:p>
          </table:table-cell>
          <table:table-cell table:formula="of:=[.N188]/[.$G188]*100" office:value-type="float" office:value="1.9438444924406">
            <text:p>1.9438444924</text:p>
          </table:table-cell>
        </table:table-row>
        <table:table-row table:style-name="ro2">
          <table:table-cell office:value-type="string">
            <text:p><text:s/>1003 - Bureau de vote 1003</text:p>
          </table:table-cell>
          <table:table-cell table:formula="of:=TRIM(LEFT([.A189]; 5))" office:value-type="string" office:string-value="1003">
            <text:p>1003</text:p>
          </table:table-cell>
          <table:table-cell office:value-type="float" office:value="891">
            <text:p>891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office:value-type="float" office:value="10">
            <text:p>10</text:p>
          </table:table-cell>
          <table:table-cell office:value-type="float" office:value="387">
            <text:p>387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97">
            <text:p>29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table:formula="of:=[.H189]/[.$G189]*100" office:value-type="float" office:value="3.35917312661499">
            <text:p>3.3591731266</text:p>
          </table:table-cell>
          <table:table-cell table:formula="of:=[.I189]/[.$G189]*100" office:value-type="float" office:value="1.29198966408269">
            <text:p>1.2919896641</text:p>
          </table:table-cell>
          <table:table-cell table:formula="of:=[.J189]/[.$G189]*100" office:value-type="float" office:value="76.7441860465116">
            <text:p>76.7441860465</text:p>
          </table:table-cell>
          <table:table-cell table:formula="of:=[.K189]/[.$G189]*100" office:value-type="float" office:value="1.55038759689923">
            <text:p>1.5503875969</text:p>
          </table:table-cell>
          <table:table-cell table:formula="of:=[.L189]/[.$G189]*100" office:value-type="float" office:value="3.10077519379845">
            <text:p>3.1007751938</text:p>
          </table:table-cell>
          <table:table-cell table:formula="of:=[.M189]/[.$G189]*100" office:value-type="float" office:value="11.3695090439276">
            <text:p>11.3695090439</text:p>
          </table:table-cell>
          <table:table-cell table:formula="of:=[.N189]/[.$G189]*100" office:value-type="float" office:value="2.58397932816537">
            <text:p>2.5839793282</text:p>
          </table:table-cell>
        </table:table-row>
        <table:table-row table:style-name="ro2">
          <table:table-cell office:value-type="string">
            <text:p><text:s/>1004 - Bureau de vote 1004</text:p>
          </table:table-cell>
          <table:table-cell table:formula="of:=TRIM(LEFT([.A190]; 5))" office:value-type="string" office:string-value="1004">
            <text:p>1004</text:p>
          </table:table-cell>
          <table:table-cell office:value-type="float" office:value="900">
            <text:p>900</text:p>
          </table:table-cell>
          <table:table-cell office:value-type="float" office:value="6">
            <text:p>6</text:p>
          </table:table-cell>
          <table:table-cell office:value-type="float" office:value="474">
            <text:p>474</text:p>
          </table:table-cell>
          <table:table-cell office:value-type="float" office:value="6">
            <text:p>6</text:p>
          </table:table-cell>
          <table:table-cell office:value-type="float" office:value="468">
            <text:p>468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87">
            <text:p>287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formula="of:=[.H190]/[.$G190]*100" office:value-type="float" office:value="5.12820512820513">
            <text:p>5.1282051282</text:p>
          </table:table-cell>
          <table:table-cell table:formula="of:=[.I190]/[.$G190]*100" office:value-type="float" office:value="1.28205128205128">
            <text:p>1.2820512821</text:p>
          </table:table-cell>
          <table:table-cell table:formula="of:=[.J190]/[.$G190]*100" office:value-type="float" office:value="61.3247863247863">
            <text:p>61.3247863248</text:p>
          </table:table-cell>
          <table:table-cell table:formula="of:=[.K190]/[.$G190]*100" office:value-type="float" office:value="1.4957264957265">
            <text:p>1.4957264957</text:p>
          </table:table-cell>
          <table:table-cell table:formula="of:=[.L190]/[.$G190]*100" office:value-type="float" office:value="7.69230769230769">
            <text:p>7.6923076923</text:p>
          </table:table-cell>
          <table:table-cell table:formula="of:=[.M190]/[.$G190]*100" office:value-type="float" office:value="21.3675213675214">
            <text:p>21.3675213675</text:p>
          </table:table-cell>
          <table:table-cell table:formula="of:=[.N190]/[.$G190]*100" office:value-type="float" office:value="1.70940170940171">
            <text:p>1.7094017094</text:p>
          </table:table-cell>
        </table:table-row>
        <table:table-row table:style-name="ro2">
          <table:table-cell office:value-type="string">
            <text:p><text:s/>1005 - Bureau de vote 1005</text:p>
          </table:table-cell>
          <table:table-cell table:formula="of:=TRIM(LEFT([.A191]; 5))" office:value-type="string" office:string-value="1005">
            <text:p>1005</text:p>
          </table:table-cell>
          <table:table-cell office:value-type="float" office:value="783">
            <text:p>783</text:p>
          </table:table-cell>
          <table:table-cell office:value-type="float" office:value="11">
            <text:p>11</text:p>
          </table:table-cell>
          <table:table-cell office:value-type="float" office:value="434">
            <text:p>434</text:p>
          </table:table-cell>
          <table:table-cell office:value-type="float" office:value="9">
            <text:p>9</text:p>
          </table:table-cell>
          <table:table-cell office:value-type="float" office:value="425">
            <text:p>42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282">
            <text:p>282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84">
            <text:p>84</text:p>
          </table:table-cell>
          <table:table-cell office:value-type="float" office:value="7">
            <text:p>7</text:p>
          </table:table-cell>
          <table:table-cell table:formula="of:=[.H191]/[.$G191]*100" office:value-type="float" office:value="3.29411764705882">
            <text:p>3.2941176471</text:p>
          </table:table-cell>
          <table:table-cell table:formula="of:=[.I191]/[.$G191]*100" office:value-type="float" office:value="1.41176470588235">
            <text:p>1.4117647059</text:p>
          </table:table-cell>
          <table:table-cell table:formula="of:=[.J191]/[.$G191]*100" office:value-type="float" office:value="66.3529411764706">
            <text:p>66.3529411765</text:p>
          </table:table-cell>
          <table:table-cell table:formula="of:=[.K191]/[.$G191]*100" office:value-type="float" office:value="1.41176470588235">
            <text:p>1.4117647059</text:p>
          </table:table-cell>
          <table:table-cell table:formula="of:=[.L191]/[.$G191]*100" office:value-type="float" office:value="6.11764705882353">
            <text:p>6.1176470588</text:p>
          </table:table-cell>
          <table:table-cell table:formula="of:=[.M191]/[.$G191]*100" office:value-type="float" office:value="19.7647058823529">
            <text:p>19.7647058824</text:p>
          </table:table-cell>
          <table:table-cell table:formula="of:=[.N191]/[.$G191]*100" office:value-type="float" office:value="1.64705882352941">
            <text:p>1.6470588235</text:p>
          </table:table-cell>
        </table:table-row>
        <table:table-row table:style-name="ro2">
          <table:table-cell office:value-type="string">
            <text:p><text:s/>1006 - Bureau de vote 1006</text:p>
          </table:table-cell>
          <table:table-cell table:formula="of:=TRIM(LEFT([.A192]; 5))" office:value-type="string" office:string-value="1006">
            <text:p>1006</text:p>
          </table:table-cell>
          <table:table-cell office:value-type="float" office:value="698">
            <text:p>698</text:p>
          </table:table-cell>
          <table:table-cell office:value-type="float" office:value="4">
            <text:p>4</text:p>
          </table:table-cell>
          <table:table-cell office:value-type="float" office:value="395">
            <text:p>395</text:p>
          </table:table-cell>
          <table:table-cell office:value-type="float" office:value="8">
            <text:p>8</text:p>
          </table:table-cell>
          <table:table-cell office:value-type="float" office:value="387">
            <text:p>38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2">
            <text:p>92</text:p>
          </table:table-cell>
          <table:table-cell office:value-type="float" office:value="8">
            <text:p>8</text:p>
          </table:table-cell>
          <table:table-cell table:formula="of:=[.H192]/[.$G192]*100" office:value-type="float" office:value="2.58397932816537">
            <text:p>2.5839793282</text:p>
          </table:table-cell>
          <table:table-cell table:formula="of:=[.I192]/[.$G192]*100" office:value-type="float" office:value="1.29198966408269">
            <text:p>1.2919896641</text:p>
          </table:table-cell>
          <table:table-cell table:formula="of:=[.J192]/[.$G192]*100" office:value-type="float" office:value="65.6330749354005">
            <text:p>65.6330749354</text:p>
          </table:table-cell>
          <table:table-cell table:formula="of:=[.K192]/[.$G192]*100" office:value-type="float" office:value="0">
            <text:p>0</text:p>
          </table:table-cell>
          <table:table-cell table:formula="of:=[.L192]/[.$G192]*100" office:value-type="float" office:value="4.65116279069768">
            <text:p>4.6511627907</text:p>
          </table:table-cell>
          <table:table-cell table:formula="of:=[.M192]/[.$G192]*100" office:value-type="float" office:value="23.7726098191214">
            <text:p>23.7726098191</text:p>
          </table:table-cell>
          <table:table-cell table:formula="of:=[.N192]/[.$G192]*100" office:value-type="float" office:value="2.0671834625323">
            <text:p>2.0671834625</text:p>
          </table:table-cell>
        </table:table-row>
        <table:table-row table:style-name="ro2">
          <table:table-cell office:value-type="string">
            <text:p><text:s/>1007 - Bureau de vote 1007</text:p>
          </table:table-cell>
          <table:table-cell table:formula="of:=TRIM(LEFT([.A193]; 5))" office:value-type="string" office:string-value="1007">
            <text:p>1007</text:p>
          </table:table-cell>
          <table:table-cell office:value-type="float" office:value="774">
            <text:p>774</text:p>
          </table:table-cell>
          <table:table-cell office:value-type="float" office:value="6">
            <text:p>6</text:p>
          </table:table-cell>
          <table:table-cell office:value-type="float" office:value="401">
            <text:p>401</text:p>
          </table:table-cell>
          <table:table-cell office:value-type="float" office:value="8">
            <text:p>8</text:p>
          </table:table-cell>
          <table:table-cell office:value-type="float" office:value="393">
            <text:p>39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table:formula="of:=[.H193]/[.$G193]*100" office:value-type="float" office:value="2.03562340966921">
            <text:p>2.0356234097</text:p>
          </table:table-cell>
          <table:table-cell table:formula="of:=[.I193]/[.$G193]*100" office:value-type="float" office:value="2.79898218829517">
            <text:p>2.7989821883</text:p>
          </table:table-cell>
          <table:table-cell table:formula="of:=[.J193]/[.$G193]*100" office:value-type="float" office:value="60.0508905852417">
            <text:p>60.0508905852</text:p>
          </table:table-cell>
          <table:table-cell table:formula="of:=[.K193]/[.$G193]*100" office:value-type="float" office:value="0.254452926208651">
            <text:p>0.2544529262</text:p>
          </table:table-cell>
          <table:table-cell table:formula="of:=[.L193]/[.$G193]*100" office:value-type="float" office:value="7.12468193384224">
            <text:p>7.1246819338</text:p>
          </table:table-cell>
          <table:table-cell table:formula="of:=[.M193]/[.$G193]*100" office:value-type="float" office:value="26.972010178117">
            <text:p>26.9720101781</text:p>
          </table:table-cell>
          <table:table-cell table:formula="of:=[.N193]/[.$G193]*100" office:value-type="float" office:value="0.763358778625954">
            <text:p>0.7633587786</text:p>
          </table:table-cell>
        </table:table-row>
        <table:table-row table:style-name="ro2">
          <table:table-cell office:value-type="string">
            <text:p><text:s/>1008 - Bureau de vote 1008</text:p>
          </table:table-cell>
          <table:table-cell table:formula="of:=TRIM(LEFT([.A194]; 5))" office:value-type="string" office:string-value="1008">
            <text:p>1008</text:p>
          </table:table-cell>
          <table:table-cell office:value-type="float" office:value="688">
            <text:p>688</text:p>
          </table:table-cell>
          <table:table-cell office:value-type="float" office:value="7">
            <text:p>7</text:p>
          </table:table-cell>
          <table:table-cell office:value-type="float" office:value="402">
            <text:p>402</text:p>
          </table:table-cell>
          <table:table-cell office:value-type="float" office:value="8">
            <text:p>8</text:p>
          </table:table-cell>
          <table:table-cell office:value-type="float" office:value="394">
            <text:p>394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8">
            <text:p>108</text:p>
          </table:table-cell>
          <table:table-cell office:value-type="float" office:value="9">
            <text:p>9</text:p>
          </table:table-cell>
          <table:table-cell table:formula="of:=[.H194]/[.$G194]*100" office:value-type="float" office:value="3.04568527918782">
            <text:p>3.0456852792</text:p>
          </table:table-cell>
          <table:table-cell table:formula="of:=[.I194]/[.$G194]*100" office:value-type="float" office:value="1.26903553299492">
            <text:p>1.269035533</text:p>
          </table:table-cell>
          <table:table-cell table:formula="of:=[.J194]/[.$G194]*100" office:value-type="float" office:value="62.6903553299492">
            <text:p>62.6903553299</text:p>
          </table:table-cell>
          <table:table-cell table:formula="of:=[.K194]/[.$G194]*100" office:value-type="float" office:value="0.507614213197969">
            <text:p>0.5076142132</text:p>
          </table:table-cell>
          <table:table-cell table:formula="of:=[.L194]/[.$G194]*100" office:value-type="float" office:value="2.79187817258883">
            <text:p>2.7918781726</text:p>
          </table:table-cell>
          <table:table-cell table:formula="of:=[.M194]/[.$G194]*100" office:value-type="float" office:value="27.4111675126904">
            <text:p>27.4111675127</text:p>
          </table:table-cell>
          <table:table-cell table:formula="of:=[.N194]/[.$G194]*100" office:value-type="float" office:value="2.28426395939086">
            <text:p>2.2842639594</text:p>
          </table:table-cell>
        </table:table-row>
        <table:table-row table:style-name="ro2">
          <table:table-cell office:value-type="string">
            <text:p><text:s/>1009 - Bureau de vote 1009</text:p>
          </table:table-cell>
          <table:table-cell table:formula="of:=TRIM(LEFT([.A195]; 5))" office:value-type="string" office:string-value="1009">
            <text:p>1009</text:p>
          </table:table-cell>
          <table:table-cell office:value-type="float" office:value="530">
            <text:p>530</text:p>
          </table:table-cell>
          <table:table-cell office:value-type="float" office:value="4">
            <text:p>4</text:p>
          </table:table-cell>
          <table:table-cell office:value-type="float" office:value="285">
            <text:p>285</text:p>
          </table:table-cell>
          <table:table-cell office:value-type="float" office:value="8">
            <text:p>8</text:p>
          </table:table-cell>
          <table:table-cell office:value-type="float" office:value="277">
            <text:p>277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table:formula="of:=[.H195]/[.$G195]*100" office:value-type="float" office:value="5.05415162454874">
            <text:p>5.0541516245</text:p>
          </table:table-cell>
          <table:table-cell table:formula="of:=[.I195]/[.$G195]*100" office:value-type="float" office:value="2.88808664259928">
            <text:p>2.8880866426</text:p>
          </table:table-cell>
          <table:table-cell table:formula="of:=[.J195]/[.$G195]*100" office:value-type="float" office:value="63.1768953068592">
            <text:p>63.1768953069</text:p>
          </table:table-cell>
          <table:table-cell table:formula="of:=[.K195]/[.$G195]*100" office:value-type="float" office:value="0.72202166064982">
            <text:p>0.7220216606</text:p>
          </table:table-cell>
          <table:table-cell table:formula="of:=[.L195]/[.$G195]*100" office:value-type="float" office:value="7.5812274368231">
            <text:p>7.5812274368</text:p>
          </table:table-cell>
          <table:table-cell table:formula="of:=[.M195]/[.$G195]*100" office:value-type="float" office:value="19.85559566787">
            <text:p>19.8555956679</text:p>
          </table:table-cell>
          <table:table-cell table:formula="of:=[.N195]/[.$G195]*100" office:value-type="float" office:value="0.72202166064982">
            <text:p>0.7220216606</text:p>
          </table:table-cell>
        </table:table-row>
        <table:table-row table:style-name="ro2">
          <table:table-cell office:value-type="string">
            <text:p><text:s/>1101 - Bureau de vote 1101</text:p>
          </table:table-cell>
          <table:table-cell table:formula="of:=TRIM(LEFT([.A196]; 5))" office:value-type="string" office:string-value="1101">
            <text:p>1101</text:p>
          </table:table-cell>
          <table:table-cell office:value-type="float" office:value="688">
            <text:p>688</text:p>
          </table:table-cell>
          <table:table-cell office:value-type="float" office:value="8">
            <text:p>8</text:p>
          </table:table-cell>
          <table:table-cell office:value-type="float" office:value="377">
            <text:p>377</text:p>
          </table:table-cell>
          <table:table-cell office:value-type="float" office:value="3">
            <text:p>3</text:p>
          </table:table-cell>
          <table:table-cell office:value-type="float" office:value="374">
            <text:p>37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73">
            <text:p>27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table:formula="of:=[.H196]/[.$G196]*100" office:value-type="float" office:value="2.40641711229946">
            <text:p>2.4064171123</text:p>
          </table:table-cell>
          <table:table-cell table:formula="of:=[.I196]/[.$G196]*100" office:value-type="float" office:value="2.13903743315508">
            <text:p>2.1390374332</text:p>
          </table:table-cell>
          <table:table-cell table:formula="of:=[.J196]/[.$G196]*100" office:value-type="float" office:value="72.9946524064171">
            <text:p>72.9946524064</text:p>
          </table:table-cell>
          <table:table-cell table:formula="of:=[.K196]/[.$G196]*100" office:value-type="float" office:value="0.802139037433155">
            <text:p>0.8021390374</text:p>
          </table:table-cell>
          <table:table-cell table:formula="of:=[.L196]/[.$G196]*100" office:value-type="float" office:value="2.40641711229946">
            <text:p>2.4064171123</text:p>
          </table:table-cell>
          <table:table-cell table:formula="of:=[.M196]/[.$G196]*100" office:value-type="float" office:value="17.6470588235294">
            <text:p>17.6470588235</text:p>
          </table:table-cell>
          <table:table-cell table:formula="of:=[.N196]/[.$G196]*100" office:value-type="float" office:value="1.60427807486631">
            <text:p>1.6042780749</text:p>
          </table:table-cell>
        </table:table-row>
        <table:table-row table:style-name="ro2">
          <table:table-cell office:value-type="string">
            <text:p><text:s/>1102 - Bureau de vote 1102</text:p>
          </table:table-cell>
          <table:table-cell table:formula="of:=TRIM(LEFT([.A197]; 5))" office:value-type="string" office:string-value="1102">
            <text:p>1102</text:p>
          </table:table-cell>
          <table:table-cell office:value-type="float" office:value="943">
            <text:p>943</text:p>
          </table:table-cell>
          <table:table-cell office:value-type="float" office:value="8">
            <text:p>8</text:p>
          </table:table-cell>
          <table:table-cell office:value-type="float" office:value="473">
            <text:p>473</text:p>
          </table:table-cell>
          <table:table-cell office:value-type="float" office:value="7">
            <text:p>7</text:p>
          </table:table-cell>
          <table:table-cell office:value-type="float" office:value="466">
            <text:p>46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331">
            <text:p>33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9">
            <text:p>9</text:p>
          </table:table-cell>
          <table:table-cell table:formula="of:=[.H197]/[.$G197]*100" office:value-type="float" office:value="3.43347639484979">
            <text:p>3.4334763948</text:p>
          </table:table-cell>
          <table:table-cell table:formula="of:=[.I197]/[.$G197]*100" office:value-type="float" office:value="0.643776824034335">
            <text:p>0.643776824</text:p>
          </table:table-cell>
          <table:table-cell table:formula="of:=[.J197]/[.$G197]*100" office:value-type="float" office:value="71.0300429184549">
            <text:p>71.0300429185</text:p>
          </table:table-cell>
          <table:table-cell table:formula="of:=[.K197]/[.$G197]*100" office:value-type="float" office:value="0.214592274678112">
            <text:p>0.2145922747</text:p>
          </table:table-cell>
          <table:table-cell table:formula="of:=[.L197]/[.$G197]*100" office:value-type="float" office:value="6.00858369098712">
            <text:p>6.008583691</text:p>
          </table:table-cell>
          <table:table-cell table:formula="of:=[.M197]/[.$G197]*100" office:value-type="float" office:value="16.7381974248927">
            <text:p>16.7381974249</text:p>
          </table:table-cell>
          <table:table-cell table:formula="of:=[.N197]/[.$G197]*100" office:value-type="float" office:value="1.931330472103">
            <text:p>1.9313304721</text:p>
          </table:table-cell>
        </table:table-row>
        <table:table-row table:style-name="ro2">
          <table:table-cell office:value-type="string">
            <text:p><text:s/>1103 - Bureau de vote 1103</text:p>
          </table:table-cell>
          <table:table-cell table:formula="of:=TRIM(LEFT([.A198]; 5))" office:value-type="string" office:string-value="1103">
            <text:p>1103</text:p>
          </table:table-cell>
          <table:table-cell office:value-type="float" office:value="809">
            <text:p>809</text:p>
          </table:table-cell>
          <table:table-cell office:value-type="float" office:value="8">
            <text:p>8</text:p>
          </table:table-cell>
          <table:table-cell office:value-type="float" office:value="497">
            <text:p>497</text:p>
          </table:table-cell>
          <table:table-cell office:value-type="float" office:value="8">
            <text:p>8</text:p>
          </table:table-cell>
          <table:table-cell office:value-type="float" office:value="489">
            <text:p>489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74">
            <text:p>274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table:formula="of:=[.H198]/[.$G198]*100" office:value-type="float" office:value="5.11247443762781">
            <text:p>5.1124744376</text:p>
          </table:table-cell>
          <table:table-cell table:formula="of:=[.I198]/[.$G198]*100" office:value-type="float" office:value="1.6359918200409">
            <text:p>1.63599182</text:p>
          </table:table-cell>
          <table:table-cell table:formula="of:=[.J198]/[.$G198]*100" office:value-type="float" office:value="56.0327198364008">
            <text:p>56.0327198364</text:p>
          </table:table-cell>
          <table:table-cell table:formula="of:=[.K198]/[.$G198]*100" office:value-type="float" office:value="1.84049079754601">
            <text:p>1.8404907975</text:p>
          </table:table-cell>
          <table:table-cell table:formula="of:=[.L198]/[.$G198]*100" office:value-type="float" office:value="6.13496932515337">
            <text:p>6.1349693252</text:p>
          </table:table-cell>
          <table:table-cell table:formula="of:=[.M198]/[.$G198]*100" office:value-type="float" office:value="28.6298568507157">
            <text:p>28.6298568507</text:p>
          </table:table-cell>
          <table:table-cell table:formula="of:=[.N198]/[.$G198]*100" office:value-type="float" office:value="0.613496932515337">
            <text:p>0.6134969325</text:p>
          </table:table-cell>
        </table:table-row>
        <table:table-row table:style-name="ro2">
          <table:table-cell office:value-type="string">
            <text:p><text:s/>1104 - Bureau de vote 1104</text:p>
          </table:table-cell>
          <table:table-cell table:formula="of:=TRIM(LEFT([.A199]; 5))" office:value-type="string" office:string-value="1104">
            <text:p>1104</text:p>
          </table:table-cell>
          <table:table-cell office:value-type="float" office:value="774">
            <text:p>774</text:p>
          </table:table-cell>
          <table:table-cell office:value-type="float" office:value="11">
            <text:p>11</text:p>
          </table:table-cell>
          <table:table-cell office:value-type="float" office:value="501">
            <text:p>501</text:p>
          </table:table-cell>
          <table:table-cell office:value-type="float" office:value="13">
            <text:p>13</text:p>
          </table:table-cell>
          <table:table-cell office:value-type="float" office:value="488">
            <text:p>488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72">
            <text:p>272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10">
            <text:p>10</text:p>
          </table:table-cell>
          <table:table-cell table:formula="of:=[.H199]/[.$G199]*100" office:value-type="float" office:value="4.91803278688525">
            <text:p>4.9180327869</text:p>
          </table:table-cell>
          <table:table-cell table:formula="of:=[.I199]/[.$G199]*100" office:value-type="float" office:value="1.63934426229508">
            <text:p>1.6393442623</text:p>
          </table:table-cell>
          <table:table-cell table:formula="of:=[.J199]/[.$G199]*100" office:value-type="float" office:value="55.7377049180328">
            <text:p>55.737704918</text:p>
          </table:table-cell>
          <table:table-cell table:formula="of:=[.K199]/[.$G199]*100" office:value-type="float" office:value="0.819672131147541">
            <text:p>0.8196721311</text:p>
          </table:table-cell>
          <table:table-cell table:formula="of:=[.L199]/[.$G199]*100" office:value-type="float" office:value="8.81147540983607">
            <text:p>8.8114754098</text:p>
          </table:table-cell>
          <table:table-cell table:formula="of:=[.M199]/[.$G199]*100" office:value-type="float" office:value="26.0245901639344">
            <text:p>26.0245901639</text:p>
          </table:table-cell>
          <table:table-cell table:formula="of:=[.N199]/[.$G199]*100" office:value-type="float" office:value="2.04918032786885">
            <text:p>2.0491803279</text:p>
          </table:table-cell>
        </table:table-row>
        <table:table-row table:style-name="ro2">
          <table:table-cell office:value-type="string">
            <text:p><text:s/>1105 - Bureau de vote 1105</text:p>
          </table:table-cell>
          <table:table-cell table:formula="of:=TRIM(LEFT([.A200]; 5))" office:value-type="string" office:string-value="1105">
            <text:p>1105</text:p>
          </table:table-cell>
          <table:table-cell office:value-type="float" office:value="677">
            <text:p>677</text:p>
          </table:table-cell>
          <table:table-cell office:value-type="float" office:value="9">
            <text:p>9</text:p>
          </table:table-cell>
          <table:table-cell office:value-type="float" office:value="409">
            <text:p>409</text:p>
          </table:table-cell>
          <table:table-cell office:value-type="float" office:value="11">
            <text:p>11</text:p>
          </table:table-cell>
          <table:table-cell office:value-type="float" office:value="398">
            <text:p>398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95">
            <text:p>195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56">
            <text:p>156</text:p>
          </table:table-cell>
          <table:table-cell office:value-type="float" office:value="7">
            <text:p>7</text:p>
          </table:table-cell>
          <table:table-cell table:formula="of:=[.H200]/[.$G200]*100" office:value-type="float" office:value="1.50753768844221">
            <text:p>1.5075376884</text:p>
          </table:table-cell>
          <table:table-cell table:formula="of:=[.I200]/[.$G200]*100" office:value-type="float" office:value="1.75879396984925">
            <text:p>1.7587939698</text:p>
          </table:table-cell>
          <table:table-cell table:formula="of:=[.J200]/[.$G200]*100" office:value-type="float" office:value="48.9949748743719">
            <text:p>48.9949748744</text:p>
          </table:table-cell>
          <table:table-cell table:formula="of:=[.K200]/[.$G200]*100" office:value-type="float" office:value="1.00502512562814">
            <text:p>1.0050251256</text:p>
          </table:table-cell>
          <table:table-cell table:formula="of:=[.L200]/[.$G200]*100" office:value-type="float" office:value="5.77889447236181">
            <text:p>5.7788944724</text:p>
          </table:table-cell>
          <table:table-cell table:formula="of:=[.M200]/[.$G200]*100" office:value-type="float" office:value="39.1959798994975">
            <text:p>39.1959798995</text:p>
          </table:table-cell>
          <table:table-cell table:formula="of:=[.N200]/[.$G200]*100" office:value-type="float" office:value="1.75879396984925">
            <text:p>1.7587939698</text:p>
          </table:table-cell>
        </table:table-row>
        <table:table-row table:style-name="ro2">
          <table:table-cell office:value-type="string">
            <text:p><text:s/>1106 - Bureau de vote 1106</text:p>
          </table:table-cell>
          <table:table-cell table:formula="of:=TRIM(LEFT([.A201]; 5))" office:value-type="string" office:string-value="1106">
            <text:p>1106</text:p>
          </table:table-cell>
          <table:table-cell office:value-type="float" office:value="672">
            <text:p>672</text:p>
          </table:table-cell>
          <table:table-cell office:value-type="float" office:value="11">
            <text:p>11</text:p>
          </table:table-cell>
          <table:table-cell office:value-type="float" office:value="413">
            <text:p>413</text:p>
          </table:table-cell>
          <table:table-cell office:value-type="float" office:value="7">
            <text:p>7</text:p>
          </table:table-cell>
          <table:table-cell office:value-type="float" office:value="406">
            <text:p>406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46">
            <text:p>146</text:p>
          </table:table-cell>
          <table:table-cell office:value-type="float" office:value="5">
            <text:p>5</text:p>
          </table:table-cell>
          <table:table-cell table:formula="of:=[.H201]/[.$G201]*100" office:value-type="float" office:value="3.20197044334975">
            <text:p>3.2019704433</text:p>
          </table:table-cell>
          <table:table-cell table:formula="of:=[.I201]/[.$G201]*100" office:value-type="float" office:value="1.47783251231527">
            <text:p>1.4778325123</text:p>
          </table:table-cell>
          <table:table-cell table:formula="of:=[.J201]/[.$G201]*100" office:value-type="float" office:value="50.7389162561576">
            <text:p>50.7389162562</text:p>
          </table:table-cell>
          <table:table-cell table:formula="of:=[.K201]/[.$G201]*100" office:value-type="float" office:value="0.246305418719212">
            <text:p>0.2463054187</text:p>
          </table:table-cell>
          <table:table-cell table:formula="of:=[.L201]/[.$G201]*100" office:value-type="float" office:value="7.14285714285714">
            <text:p>7.1428571429</text:p>
          </table:table-cell>
          <table:table-cell table:formula="of:=[.M201]/[.$G201]*100" office:value-type="float" office:value="35.9605911330049">
            <text:p>35.960591133</text:p>
          </table:table-cell>
          <table:table-cell table:formula="of:=[.N201]/[.$G201]*100" office:value-type="float" office:value="1.23152709359606">
            <text:p>1.2315270936</text:p>
          </table:table-cell>
        </table:table-row>
        <table:table-row table:style-name="ro2">
          <table:table-cell office:value-type="string">
            <text:p><text:s/>1107 - Bureau de vote 1107</text:p>
          </table:table-cell>
          <table:table-cell table:formula="of:=TRIM(LEFT([.A202]; 5))" office:value-type="string" office:string-value="1107">
            <text:p>1107</text:p>
          </table:table-cell>
          <table:table-cell office:value-type="float" office:value="732">
            <text:p>732</text:p>
          </table:table-cell>
          <table:table-cell office:value-type="float" office:value="2">
            <text:p>2</text:p>
          </table:table-cell>
          <table:table-cell office:value-type="float" office:value="456">
            <text:p>456</text:p>
          </table:table-cell>
          <table:table-cell office:value-type="float" office:value="4">
            <text:p>4</text:p>
          </table:table-cell>
          <table:table-cell office:value-type="float" office:value="452">
            <text:p>452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03">
            <text:p>103</text:p>
          </table:table-cell>
          <table:table-cell office:value-type="float" office:value="4">
            <text:p>4</text:p>
          </table:table-cell>
          <table:table-cell table:formula="of:=[.H202]/[.$G202]*100" office:value-type="float" office:value="4.86725663716814">
            <text:p>4.8672566372</text:p>
          </table:table-cell>
          <table:table-cell table:formula="of:=[.I202]/[.$G202]*100" office:value-type="float" office:value="1.76991150442478">
            <text:p>1.7699115044</text:p>
          </table:table-cell>
          <table:table-cell table:formula="of:=[.J202]/[.$G202]*100" office:value-type="float" office:value="62.8318584070796">
            <text:p>62.8318584071</text:p>
          </table:table-cell>
          <table:table-cell table:formula="of:=[.K202]/[.$G202]*100" office:value-type="float" office:value="0.221238938053097">
            <text:p>0.2212389381</text:p>
          </table:table-cell>
          <table:table-cell table:formula="of:=[.L202]/[.$G202]*100" office:value-type="float" office:value="6.63716814159292">
            <text:p>6.6371681416</text:p>
          </table:table-cell>
          <table:table-cell table:formula="of:=[.M202]/[.$G202]*100" office:value-type="float" office:value="22.787610619469">
            <text:p>22.7876106195</text:p>
          </table:table-cell>
          <table:table-cell table:formula="of:=[.N202]/[.$G202]*100" office:value-type="float" office:value="0.884955752212389">
            <text:p>0.8849557522</text:p>
          </table:table-cell>
        </table:table-row>
        <table:table-row table:style-name="ro2">
          <table:table-cell office:value-type="string">
            <text:p><text:s/>1108 - Bureau de vote 1108</text:p>
          </table:table-cell>
          <table:table-cell table:formula="of:=TRIM(LEFT([.A203]; 5))" office:value-type="string" office:string-value="1108">
            <text:p>1108</text:p>
          </table:table-cell>
          <table:table-cell office:value-type="float" office:value="741">
            <text:p>741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3">
            <text:p>3</text:p>
          </table:table-cell>
          <table:table-cell office:value-type="float" office:value="237">
            <text:p>23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H203]/[.$G203]*100" office:value-type="float" office:value="2.53164556962025">
            <text:p>2.5316455696</text:p>
          </table:table-cell>
          <table:table-cell table:formula="of:=[.I203]/[.$G203]*100" office:value-type="float" office:value="0.421940928270042">
            <text:p>0.4219409283</text:p>
          </table:table-cell>
          <table:table-cell table:formula="of:=[.J203]/[.$G203]*100" office:value-type="float" office:value="85.2320675105485">
            <text:p>85.2320675105</text:p>
          </table:table-cell>
          <table:table-cell table:formula="of:=[.K203]/[.$G203]*100" office:value-type="float" office:value="0.421940928270042">
            <text:p>0.4219409283</text:p>
          </table:table-cell>
          <table:table-cell table:formula="of:=[.L203]/[.$G203]*100" office:value-type="float" office:value="2.53164556962025">
            <text:p>2.5316455696</text:p>
          </table:table-cell>
          <table:table-cell table:formula="of:=[.M203]/[.$G203]*100" office:value-type="float" office:value="7.17299578059072">
            <text:p>7.1729957806</text:p>
          </table:table-cell>
          <table:table-cell table:formula="of:=[.N203]/[.$G203]*100" office:value-type="float" office:value="1.68776371308017">
            <text:p>1.6877637131</text:p>
          </table:table-cell>
        </table:table-row>
        <table:table-row table:style-name="ro2">
          <table:table-cell office:value-type="string">
            <text:p><text:s/>1109 - Bureau de vote 1109</text:p>
          </table:table-cell>
          <table:table-cell table:formula="of:=TRIM(LEFT([.A204]; 5))" office:value-type="string" office:string-value="1109">
            <text:p>1109</text:p>
          </table:table-cell>
          <table:table-cell office:value-type="float" office:value="556">
            <text:p>556</text:p>
          </table:table-cell>
          <table:table-cell office:value-type="float" office:value="4">
            <text:p>4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36">
            <text:p>23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8">
            <text:p>8</text:p>
          </table:table-cell>
          <table:table-cell table:formula="of:=[.H204]/[.$G204]*100" office:value-type="float" office:value="4.23728813559322">
            <text:p>4.2372881356</text:p>
          </table:table-cell>
          <table:table-cell table:formula="of:=[.I204]/[.$G204]*100" office:value-type="float" office:value="1.69491525423729">
            <text:p>1.6949152542</text:p>
          </table:table-cell>
          <table:table-cell table:formula="of:=[.J204]/[.$G204]*100" office:value-type="float" office:value="66.1016949152542">
            <text:p>66.1016949153</text:p>
          </table:table-cell>
          <table:table-cell table:formula="of:=[.K204]/[.$G204]*100" office:value-type="float" office:value="0.423728813559322">
            <text:p>0.4237288136</text:p>
          </table:table-cell>
          <table:table-cell table:formula="of:=[.L204]/[.$G204]*100" office:value-type="float" office:value="5.50847457627119">
            <text:p>5.5084745763</text:p>
          </table:table-cell>
          <table:table-cell table:formula="of:=[.M204]/[.$G204]*100" office:value-type="float" office:value="18.6440677966102">
            <text:p>18.6440677966</text:p>
          </table:table-cell>
          <table:table-cell table:formula="of:=[.N204]/[.$G204]*100" office:value-type="float" office:value="3.38983050847458">
            <text:p>3.3898305085</text:p>
          </table:table-cell>
        </table:table-row>
        <table:table-row table:style-name="ro2">
          <table:table-cell office:value-type="string">
            <text:p><text:s/>1110 - Bureau de vote 1110</text:p>
          </table:table-cell>
          <table:table-cell table:formula="of:=TRIM(LEFT([.A205]; 5))" office:value-type="string" office:string-value="1110">
            <text:p>1110</text:p>
          </table:table-cell>
          <table:table-cell office:value-type="float" office:value="896">
            <text:p>896</text:p>
          </table:table-cell>
          <table:table-cell office:value-type="float" office:value="7">
            <text:p>7</text:p>
          </table:table-cell>
          <table:table-cell office:value-type="float" office:value="504">
            <text:p>504</text:p>
          </table:table-cell>
          <table:table-cell office:value-type="float" office:value="11">
            <text:p>11</text:p>
          </table:table-cell>
          <table:table-cell office:value-type="float" office:value="493">
            <text:p>493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144">
            <text:p>144</text:p>
          </table:table-cell>
          <table:table-cell office:value-type="float" office:value="7">
            <text:p>7</text:p>
          </table:table-cell>
          <table:table-cell table:formula="of:=[.H205]/[.$G205]*100" office:value-type="float" office:value="3.04259634888438">
            <text:p>3.0425963489</text:p>
          </table:table-cell>
          <table:table-cell table:formula="of:=[.I205]/[.$G205]*100" office:value-type="float" office:value="0.608519269776876">
            <text:p>0.6085192698</text:p>
          </table:table-cell>
          <table:table-cell table:formula="of:=[.J205]/[.$G205]*100" office:value-type="float" office:value="60.8519269776876">
            <text:p>60.8519269777</text:p>
          </table:table-cell>
          <table:table-cell table:formula="of:=[.K205]/[.$G205]*100" office:value-type="float" office:value="1.21703853955375">
            <text:p>1.2170385396</text:p>
          </table:table-cell>
          <table:table-cell table:formula="of:=[.L205]/[.$G205]*100" office:value-type="float" office:value="3.65111561866126">
            <text:p>3.6511156187</text:p>
          </table:table-cell>
          <table:table-cell table:formula="of:=[.M205]/[.$G205]*100" office:value-type="float" office:value="29.2089249492901">
            <text:p>29.2089249493</text:p>
          </table:table-cell>
          <table:table-cell table:formula="of:=[.N205]/[.$G205]*100" office:value-type="float" office:value="1.41987829614604">
            <text:p>1.4198782961</text:p>
          </table:table-cell>
        </table:table-row>
        <table:table-row table:style-name="ro2">
          <table:table-cell office:value-type="string">
            <text:p><text:s/>1111 - Bureau de vote 1111</text:p>
          </table:table-cell>
          <table:table-cell table:formula="of:=TRIM(LEFT([.A206]; 5))" office:value-type="string" office:string-value="1111">
            <text:p>1111</text:p>
          </table:table-cell>
          <table:table-cell office:value-type="float" office:value="825">
            <text:p>825</text:p>
          </table:table-cell>
          <table:table-cell office:value-type="float" office:value="4">
            <text:p>4</text:p>
          </table:table-cell>
          <table:table-cell office:value-type="float" office:value="339">
            <text:p>339</text:p>
          </table:table-cell>
          <table:table-cell office:value-type="float" office:value="5">
            <text:p>5</text:p>
          </table:table-cell>
          <table:table-cell office:value-type="float" office:value="334">
            <text:p>33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table:formula="of:=[.H206]/[.$G206]*100" office:value-type="float" office:value="4.49101796407186">
            <text:p>4.4910179641</text:p>
          </table:table-cell>
          <table:table-cell table:formula="of:=[.I206]/[.$G206]*100" office:value-type="float" office:value="1.19760479041916">
            <text:p>1.1976047904</text:p>
          </table:table-cell>
          <table:table-cell table:formula="of:=[.J206]/[.$G206]*100" office:value-type="float" office:value="79.6407185628742">
            <text:p>79.6407185629</text:p>
          </table:table-cell>
          <table:table-cell table:formula="of:=[.K206]/[.$G206]*100" office:value-type="float" office:value="0.598802395209581">
            <text:p>0.5988023952</text:p>
          </table:table-cell>
          <table:table-cell table:formula="of:=[.L206]/[.$G206]*100" office:value-type="float" office:value="1.49700598802395">
            <text:p>1.497005988</text:p>
          </table:table-cell>
          <table:table-cell table:formula="of:=[.M206]/[.$G206]*100" office:value-type="float" office:value="9.2814371257485">
            <text:p>9.2814371257</text:p>
          </table:table-cell>
          <table:table-cell table:formula="of:=[.N206]/[.$G206]*100" office:value-type="float" office:value="3.29341317365269">
            <text:p>3.2934131737</text:p>
          </table:table-cell>
        </table:table-row>
        <table:table-row table:style-name="ro2">
          <table:table-cell office:value-type="string">
            <text:p><text:s/>1112 - Bureau de vote 1112</text:p>
          </table:table-cell>
          <table:table-cell table:formula="of:=TRIM(LEFT([.A207]; 5))" office:value-type="string" office:string-value="1112">
            <text:p>1112</text:p>
          </table:table-cell>
          <table:table-cell office:value-type="float" office:value="801">
            <text:p>801</text:p>
          </table:table-cell>
          <table:table-cell office:value-type="float" office:value="10">
            <text:p>10</text:p>
          </table:table-cell>
          <table:table-cell office:value-type="float" office:value="422">
            <text:p>422</text:p>
          </table:table-cell>
          <table:table-cell office:value-type="float" office:value="8">
            <text:p>8</text:p>
          </table:table-cell>
          <table:table-cell office:value-type="float" office:value="414">
            <text:p>41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37">
            <text:p>237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8">
            <text:p>8</text:p>
          </table:table-cell>
          <table:table-cell table:formula="of:=[.H207]/[.$G207]*100" office:value-type="float" office:value="4.58937198067633">
            <text:p>4.5893719807</text:p>
          </table:table-cell>
          <table:table-cell table:formula="of:=[.I207]/[.$G207]*100" office:value-type="float" office:value="1.20772946859903">
            <text:p>1.2077294686</text:p>
          </table:table-cell>
          <table:table-cell table:formula="of:=[.J207]/[.$G207]*100" office:value-type="float" office:value="57.2463768115942">
            <text:p>57.2463768116</text:p>
          </table:table-cell>
          <table:table-cell table:formula="of:=[.K207]/[.$G207]*100" office:value-type="float" office:value="0.72463768115942">
            <text:p>0.7246376812</text:p>
          </table:table-cell>
          <table:table-cell table:formula="of:=[.L207]/[.$G207]*100" office:value-type="float" office:value="4.58937198067633">
            <text:p>4.5893719807</text:p>
          </table:table-cell>
          <table:table-cell table:formula="of:=[.M207]/[.$G207]*100" office:value-type="float" office:value="29.7101449275362">
            <text:p>29.7101449275</text:p>
          </table:table-cell>
          <table:table-cell table:formula="of:=[.N207]/[.$G207]*100" office:value-type="float" office:value="1.93236714975845">
            <text:p>1.9323671498</text:p>
          </table:table-cell>
        </table:table-row>
        <table:table-row table:style-name="ro2">
          <table:table-cell office:value-type="string">
            <text:p><text:s/>1113 - Bureau de vote 1113</text:p>
          </table:table-cell>
          <table:table-cell table:formula="of:=TRIM(LEFT([.A208]; 5))" office:value-type="string" office:string-value="1113">
            <text:p>1113</text:p>
          </table:table-cell>
          <table:table-cell office:value-type="float" office:value="959">
            <text:p>959</text:p>
          </table:table-cell>
          <table:table-cell office:value-type="float" office:value="10">
            <text:p>10</text:p>
          </table:table-cell>
          <table:table-cell office:value-type="float" office:value="545">
            <text:p>545</text:p>
          </table:table-cell>
          <table:table-cell office:value-type="float" office:value="10">
            <text:p>10</text:p>
          </table:table-cell>
          <table:table-cell office:value-type="float" office:value="535">
            <text:p>53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78">
            <text:p>178</text:p>
          </table:table-cell>
          <table:table-cell office:value-type="float" office:value="6">
            <text:p>6</text:p>
          </table:table-cell>
          <table:table-cell table:formula="of:=[.H208]/[.$G208]*100" office:value-type="float" office:value="2.42990654205607">
            <text:p>2.4299065421</text:p>
          </table:table-cell>
          <table:table-cell table:formula="of:=[.I208]/[.$G208]*100" office:value-type="float" office:value="0.373831775700935">
            <text:p>0.3738317757</text:p>
          </table:table-cell>
          <table:table-cell table:formula="of:=[.J208]/[.$G208]*100" office:value-type="float" office:value="56.6355140186916">
            <text:p>56.6355140187</text:p>
          </table:table-cell>
          <table:table-cell table:formula="of:=[.K208]/[.$G208]*100" office:value-type="float" office:value="0.560747663551402">
            <text:p>0.5607476636</text:p>
          </table:table-cell>
          <table:table-cell table:formula="of:=[.L208]/[.$G208]*100" office:value-type="float" office:value="5.60747663551402">
            <text:p>5.6074766355</text:p>
          </table:table-cell>
          <table:table-cell table:formula="of:=[.M208]/[.$G208]*100" office:value-type="float" office:value="33.2710280373832">
            <text:p>33.2710280374</text:p>
          </table:table-cell>
          <table:table-cell table:formula="of:=[.N208]/[.$G208]*100" office:value-type="float" office:value="1.1214953271028">
            <text:p>1.1214953271</text:p>
          </table:table-cell>
        </table:table-row>
        <table:table-row table:style-name="ro2">
          <table:table-cell office:value-type="string">
            <text:p><text:s/>1114 - Bureau de vote 1114</text:p>
          </table:table-cell>
          <table:table-cell table:formula="of:=TRIM(LEFT([.A209]; 5))" office:value-type="string" office:string-value="1114">
            <text:p>1114</text:p>
          </table:table-cell>
          <table:table-cell office:value-type="float" office:value="727">
            <text:p>727</text:p>
          </table:table-cell>
          <table:table-cell office:value-type="float" office:value="6">
            <text:p>6</text:p>
          </table:table-cell>
          <table:table-cell office:value-type="float" office:value="380">
            <text:p>380</text:p>
          </table:table-cell>
          <table:table-cell office:value-type="float" office:value="3">
            <text:p>3</text:p>
          </table:table-cell>
          <table:table-cell office:value-type="float" office:value="377">
            <text:p>37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table:formula="of:=[.H209]/[.$G209]*100" office:value-type="float" office:value="4.24403183023873">
            <text:p>4.2440318302</text:p>
          </table:table-cell>
          <table:table-cell table:formula="of:=[.I209]/[.$G209]*100" office:value-type="float" office:value="0.530503978779841">
            <text:p>0.5305039788</text:p>
          </table:table-cell>
          <table:table-cell table:formula="of:=[.J209]/[.$G209]*100" office:value-type="float" office:value="62.8647214854111">
            <text:p>62.8647214854</text:p>
          </table:table-cell>
          <table:table-cell table:formula="of:=[.K209]/[.$G209]*100" office:value-type="float" office:value="1.06100795755968">
            <text:p>1.0610079576</text:p>
          </table:table-cell>
          <table:table-cell table:formula="of:=[.L209]/[.$G209]*100" office:value-type="float" office:value="3.97877984084881">
            <text:p>3.9787798408</text:p>
          </table:table-cell>
          <table:table-cell table:formula="of:=[.M209]/[.$G209]*100" office:value-type="float" office:value="26.2599469496021">
            <text:p>26.2599469496</text:p>
          </table:table-cell>
          <table:table-cell table:formula="of:=[.N209]/[.$G209]*100" office:value-type="float" office:value="1.06100795755968">
            <text:p>1.0610079576</text:p>
          </table:table-cell>
        </table:table-row>
        <table:table-row table:style-name="ro2">
          <table:table-cell office:value-type="string">
            <text:p><text:s/>1115 - Bureau de vote 1115</text:p>
          </table:table-cell>
          <table:table-cell table:formula="of:=TRIM(LEFT([.A210]; 5))" office:value-type="string" office:string-value="1115">
            <text:p>1115</text:p>
          </table:table-cell>
          <table:table-cell office:value-type="float" office:value="852">
            <text:p>852</text:p>
          </table:table-cell>
          <table:table-cell office:value-type="float" office:value="8">
            <text:p>8</text:p>
          </table:table-cell>
          <table:table-cell office:value-type="float" office:value="538">
            <text:p>538</text:p>
          </table:table-cell>
          <table:table-cell office:value-type="float" office:value="9">
            <text:p>9</text:p>
          </table:table-cell>
          <table:table-cell office:value-type="float" office:value="529">
            <text:p>529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68">
            <text:p>268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190">
            <text:p>190</text:p>
          </table:table-cell>
          <table:table-cell office:value-type="float" office:value="5">
            <text:p>5</text:p>
          </table:table-cell>
          <table:table-cell table:formula="of:=[.H210]/[.$G210]*100" office:value-type="float" office:value="3.59168241965974">
            <text:p>3.5916824197</text:p>
          </table:table-cell>
          <table:table-cell table:formula="of:=[.I210]/[.$G210]*100" office:value-type="float" office:value="0.945179584120983">
            <text:p>0.9451795841</text:p>
          </table:table-cell>
          <table:table-cell table:formula="of:=[.J210]/[.$G210]*100" office:value-type="float" office:value="50.6616257088847">
            <text:p>50.6616257089</text:p>
          </table:table-cell>
          <table:table-cell table:formula="of:=[.K210]/[.$G210]*100" office:value-type="float" office:value="0.945179584120983">
            <text:p>0.9451795841</text:p>
          </table:table-cell>
          <table:table-cell table:formula="of:=[.L210]/[.$G210]*100" office:value-type="float" office:value="6.99432892249527">
            <text:p>6.9943289225</text:p>
          </table:table-cell>
          <table:table-cell table:formula="of:=[.M210]/[.$G210]*100" office:value-type="float" office:value="35.9168241965974">
            <text:p>35.9168241966</text:p>
          </table:table-cell>
          <table:table-cell table:formula="of:=[.N210]/[.$G210]*100" office:value-type="float" office:value="0.945179584120983">
            <text:p>0.9451795841</text:p>
          </table:table-cell>
        </table:table-row>
        <table:table-row table:style-name="ro1" table:number-rows-repeated="104836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">
      <number:number number:decimal-places="1" number:min-integer-digits="1"/>
    </number:number-style>
    <number:number-style style:name="N119">
      <number:number number:decimal-places="0" number:min-integer-digits="0"/>
    </number:number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400m0$Build-2</meta:generator>
    <meta:document-statistic meta:table-count="1" meta:cell-count="4410" meta:object-count="0"/>
  </office:meta>
</office:document-meta>
</file>